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1.333cm" style:rel-column-width="43690*"/>
    </style:style>
    <style:style style:name="Tabela4.B" style:family="table-column">
      <style:table-column-properties style:column-width="5.667cm" style:rel-column-width="2184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#eeeeee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5.667cm" style:rel-column-width="21845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eeeeee" fo:padding="0.097cm" fo:border="0.5pt solid #000000">
        <style:background-image/>
      </style:table-cell-properties>
    </style:style>
    <style:style style:name="Tabe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7.14" style:family="table-row">
      <style:table-row-properties style:min-row-height="2.697cm"/>
    </style:style>
    <style:style style:name="Tabela7.A14" style:family="table-cell">
      <style:table-cell-properties fo:padding="0.097cm" fo:border-left="0.5pt solid #000000" fo:border-right="none" fo:border-top="none" fo:border-bottom="0.5pt solid #000000"/>
    </style:style>
    <style:style style:name="Tabela7.B14" style:family="table-cell">
      <style:table-cell-properties fo:padding="0.097cm" fo:border-left="0.5pt solid #000000" fo:border-right="none" fo:border-top="none" fo:border-bottom="0.5pt solid #000000"/>
    </style:style>
    <style:style style:name="Tabela7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 fo:background-color="transparent">
        <style:background-image/>
      </style:table-properties>
    </style:style>
    <style:style style:name="Tabela11.A" style:family="table-column">
      <style:table-column-properties style:column-width="5.667cm" style:rel-column-width="21845*"/>
    </style:style>
    <style:style style:name="Tabela11.1" style:family="table-row">
      <style:table-row-properties fo:background-color="transparent">
        <style:background-image/>
      </style:table-row-properties>
    </style:style>
    <style:style style:name="Tabela11.A1" style:family="table-cell">
      <style:table-cell-properties fo:background-color="#eeeeee" fo:padding="0.097cm" fo:border="0.5pt solid #000000">
        <style:background-image/>
      </style:table-cell-properties>
    </style:style>
    <style:style style:name="Tabela1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padding="0.097cm" fo:border-left="0.5pt solid #000000" fo:border-right="none" fo:border-top="none" fo:border-bottom="0.5pt solid #000000"/>
    </style:style>
    <style:style style:name="Tabe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padding="0.097cm" fo:border-left="0.5pt solid #000000" fo:border-right="none" fo:border-top="none" fo:border-bottom="0.5pt solid #000000"/>
    </style:style>
    <style:style style:name="Tabe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padding="0.097cm" fo:border-left="0.5pt solid #000000" fo:border-right="none" fo:border-top="none" fo:border-bottom="0.5pt solid #000000"/>
    </style:style>
    <style:style style:name="Tabe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6" style:family="table-cell">
      <style:table-cell-properties fo:padding="0.097cm" fo:border-left="0.5pt solid #000000" fo:border-right="none" fo:border-top="none" fo:border-bottom="0.5pt solid #000000"/>
    </style:style>
    <style:style style:name="Tabela11.B6" style:family="table-cell">
      <style:table-cell-properties fo:padding="0.097cm" fo:border-left="0.5pt solid #000000" fo:border-right="none" fo:border-top="none" fo:border-bottom="0.5pt solid #000000"/>
    </style:style>
    <style:style style:name="Tabe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4" style:family="table-cell">
      <style:table-cell-properties fo:padding="0.097cm" fo:border-left="0.5pt solid #000000" fo:border-right="none" fo:border-top="none" fo:border-bottom="0.5pt solid #000000"/>
    </style:style>
    <style:style style:name="Tabela14.B4" style:family="table-cell">
      <style:table-cell-properties fo:padding="0.097cm" fo:border-left="0.5pt solid #000000" fo:border-right="none" fo:border-top="none" fo:border-bottom="0.5pt solid #000000"/>
    </style:style>
    <style:style style:name="Tabela1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4" style:family="table-row">
      <style:table-row-properties fo:background-color="transparent" fo:keep-together="auto">
        <style:background-image/>
      </style:table-row-properties>
    </style:style>
    <style:style style:name="Tabela1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4" style:family="table-row">
      <style:table-row-properties fo:background-color="transparent" fo:keep-together="auto">
        <style:background-image/>
      </style:table-row-properties>
    </style:style>
    <style:style style:name="Tabela2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3" style:family="table-row">
      <style:table-row-properties fo:background-color="transparent" fo:keep-together="auto">
        <style:background-image/>
      </style:table-row-properties>
    </style:style>
    <style:style style:name="Tabela23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3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17cm" table:align="margins" fo:background-color="transparent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A4" style:family="table-cell">
      <style:table-cell-properties fo:padding="0.097cm" fo:border-left="0.5pt solid #000000" fo:border-right="none" fo:border-top="none" fo:border-bottom="0.5pt solid #000000"/>
    </style:style>
    <style:style style:name="Tabela24.B4" style:family="table-cell">
      <style:table-cell-properties fo:padding="0.097cm" fo:border-left="0.5pt solid #000000" fo:border-right="none" fo:border-top="none" fo:border-bottom="0.5pt solid #000000"/>
    </style:style>
    <style:style style:name="Tabela2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411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5.26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14.71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38bbcb"/>
    </style:style>
    <style:style style:name="P3" style:family="paragraph" style:parent-style-name="Standard">
      <style:text-properties style:font-name="Arial" officeooo:rsid="00002d90" officeooo:paragraph-rsid="021a5545"/>
    </style:style>
    <style:style style:name="P4" style:family="paragraph" style:parent-style-name="Standard">
      <style:text-properties style:font-name="Arial" officeooo:rsid="00002d90" officeooo:paragraph-rsid="02d79d10"/>
    </style:style>
    <style:style style:name="P5" style:family="paragraph" style:parent-style-name="Standard">
      <style:text-properties style:font-name="Arial" officeooo:rsid="00002d90" officeooo:paragraph-rsid="02ed2726"/>
    </style:style>
    <style:style style:name="P6" style:family="paragraph" style:parent-style-name="Standard">
      <style:text-properties style:font-name="Arial" officeooo:rsid="00002d90" officeooo:paragraph-rsid="021790ac"/>
    </style:style>
    <style:style style:name="P7" style:family="paragraph" style:parent-style-name="Standard">
      <style:text-properties style:font-name="Arial" officeooo:rsid="00002d90" officeooo:paragraph-rsid="02eeeb87"/>
    </style:style>
    <style:style style:name="P8" style:family="paragraph" style:parent-style-name="Standard">
      <style:text-properties style:font-name="Arial" officeooo:rsid="00002d90" officeooo:paragraph-rsid="02f3e52e"/>
    </style:style>
    <style:style style:name="P9" style:family="paragraph" style:parent-style-name="Standard">
      <style:text-properties style:font-name="Arial" officeooo:rsid="00002d90" officeooo:paragraph-rsid="02db0b1b"/>
    </style:style>
    <style:style style:name="P10" style:family="paragraph" style:parent-style-name="Standard">
      <style:text-properties style:font-name="Arial" officeooo:rsid="00002d90" officeooo:paragraph-rsid="03659bed"/>
    </style:style>
    <style:style style:name="P11" style:family="paragraph" style:parent-style-name="Standard">
      <style:text-properties style:font-name="Arial" officeooo:rsid="00002d90" officeooo:paragraph-rsid="06ebd192"/>
    </style:style>
    <style:style style:name="P12" style:family="paragraph" style:parent-style-name="Standard">
      <style:text-properties style:font-name="Arial" officeooo:rsid="00022a33" officeooo:paragraph-rsid="02ea379c"/>
    </style:style>
    <style:style style:name="P13" style:family="paragraph" style:parent-style-name="Standard">
      <style:text-properties style:font-name="Arial" officeooo:rsid="00022a33" officeooo:paragraph-rsid="02f3e52e"/>
    </style:style>
    <style:style style:name="P14" style:family="paragraph" style:parent-style-name="Standard">
      <style:text-properties style:font-name="Arial" officeooo:rsid="00022a33" officeooo:paragraph-rsid="00002d90"/>
    </style:style>
    <style:style style:name="P15" style:family="paragraph" style:parent-style-name="Standard">
      <style:text-properties style:font-name="Arial" officeooo:rsid="00022a33" officeooo:paragraph-rsid="074e85d8"/>
    </style:style>
    <style:style style:name="P16" style:family="paragraph" style:parent-style-name="Standard">
      <style:text-properties style:font-name="Arial" officeooo:rsid="00022a33" officeooo:paragraph-rsid="0784d4d3"/>
    </style:style>
    <style:style style:name="P17" style:family="paragraph" style:parent-style-name="Standard">
      <style:text-properties style:font-name="Arial" officeooo:rsid="00022a33" officeooo:paragraph-rsid="07bed1bc"/>
    </style:style>
    <style:style style:name="P18" style:family="paragraph" style:parent-style-name="Standard">
      <style:text-properties style:font-name="Arial" officeooo:rsid="001152ce" officeooo:paragraph-rsid="0011fb8d"/>
    </style:style>
    <style:style style:name="P19" style:family="paragraph" style:parent-style-name="Standard">
      <style:text-properties style:font-name="Arial" officeooo:rsid="001152ce" officeooo:paragraph-rsid="02ed2726"/>
    </style:style>
    <style:style style:name="P20" style:family="paragraph" style:parent-style-name="Standard">
      <style:text-properties style:font-name="Arial" officeooo:rsid="0030ed2e" officeooo:paragraph-rsid="00022a33"/>
    </style:style>
    <style:style style:name="P21" style:family="paragraph" style:parent-style-name="Standard">
      <style:text-properties style:font-name="Arial" officeooo:rsid="0030ed2e" officeooo:paragraph-rsid="02d0b9e1"/>
    </style:style>
    <style:style style:name="P22" style:family="paragraph" style:parent-style-name="Standard">
      <style:text-properties style:font-name="Arial" officeooo:rsid="0030ed2e" officeooo:paragraph-rsid="02cfb0c9"/>
    </style:style>
    <style:style style:name="P23" style:family="paragraph" style:parent-style-name="Standard">
      <style:text-properties style:font-name="Arial" officeooo:rsid="0030ed2e" officeooo:paragraph-rsid="0337fc3f"/>
    </style:style>
    <style:style style:name="P24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25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26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27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28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29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30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31" style:family="paragraph" style:parent-style-name="Standard">
      <style:text-properties style:font-name="Arial" fo:font-weight="bold" officeooo:rsid="00002d90" officeooo:paragraph-rsid="02eb7a1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2eb7a1e" style:font-weight-asian="bold" style:font-weight-complex="bold"/>
    </style:style>
    <style:style style:name="P33" style:family="paragraph" style:parent-style-name="Standard">
      <style:text-properties style:font-name="Arial" fo:font-weight="bold" officeooo:rsid="00002d90" officeooo:paragraph-rsid="03648cbf" style:font-weight-asian="bold" style:font-weight-complex="bold"/>
    </style:style>
    <style:style style:name="P34" style:family="paragraph" style:parent-style-name="Standard">
      <style:text-properties style:font-name="Arial" fo:font-weight="bold" officeooo:rsid="00002d90" officeooo:paragraph-rsid="023bf387" style:font-weight-asian="bold" style:font-weight-complex="bold"/>
    </style:style>
    <style:style style:name="P35" style:family="paragraph" style:parent-style-name="Standard">
      <style:text-properties style:font-name="Arial" fo:font-weight="bold" officeooo:rsid="00002d90" officeooo:paragraph-rsid="036afc52" style:font-weight-asian="bold" style:font-weight-complex="bold"/>
    </style:style>
    <style:style style:name="P36" style:family="paragraph" style:parent-style-name="Standard">
      <style:text-properties style:font-name="Arial" fo:font-weight="bold" officeooo:rsid="00002d90" officeooo:paragraph-rsid="036ebe61" style:font-weight-asian="bold" style:font-weight-complex="bold"/>
    </style:style>
    <style:style style:name="P37" style:family="paragraph" style:parent-style-name="Standard">
      <style:text-properties style:font-name="Arial" fo:font-weight="bold" officeooo:rsid="00002d90" officeooo:paragraph-rsid="03aa5883" style:font-weight-asian="bold" style:font-weight-complex="bold"/>
    </style:style>
    <style:style style:name="P38" style:family="paragraph" style:parent-style-name="Standard">
      <style:text-properties style:font-name="Arial" fo:font-weight="bold" officeooo:rsid="00002d90" officeooo:paragraph-rsid="05e6d569" style:font-weight-asian="bold" style:font-weight-complex="bold"/>
    </style:style>
    <style:style style:name="P39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40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41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42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43" style:family="paragraph" style:parent-style-name="Standard">
      <style:text-properties style:font-name="Arial" fo:font-weight="bold" officeooo:rsid="00022a33" officeooo:paragraph-rsid="02ea379c" style:font-weight-asian="bold" style:font-weight-complex="bold"/>
    </style:style>
    <style:style style:name="P44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45" style:family="paragraph" style:parent-style-name="Standard">
      <style:text-properties style:font-name="Arial" fo:font-weight="bold" officeooo:rsid="00022a33" officeooo:paragraph-rsid="02eb7a1e" style:font-weight-asian="bold" style:font-weight-complex="bold"/>
    </style:style>
    <style:style style:name="P46" style:family="paragraph" style:parent-style-name="Standard">
      <style:text-properties style:font-name="Arial" fo:font-weight="bold" officeooo:rsid="00022a33" officeooo:paragraph-rsid="0750f78f" style:font-weight-asian="bold" style:font-weight-complex="bold"/>
    </style:style>
    <style:style style:name="P47" style:family="paragraph" style:parent-style-name="Standard">
      <style:text-properties style:font-name="Arial" fo:font-weight="bold" officeooo:rsid="00022a33" officeooo:paragraph-rsid="0755f846" style:font-weight-asian="bold" style:font-weight-complex="bold"/>
    </style:style>
    <style:style style:name="P48" style:family="paragraph" style:parent-style-name="Standard">
      <style:text-properties style:font-name="Arial" fo:font-weight="bold" officeooo:rsid="00022a33" officeooo:paragraph-rsid="07627894" style:font-weight-asian="bold" style:font-weight-complex="bold"/>
    </style:style>
    <style:style style:name="P49" style:family="paragraph" style:parent-style-name="Standard">
      <style:text-properties style:font-name="Arial" fo:font-weight="bold" officeooo:rsid="00022a33" officeooo:paragraph-rsid="079f7322" style:font-weight-asian="bold" style:font-weight-complex="bold"/>
    </style:style>
    <style:style style:name="P50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51" style:family="paragraph" style:parent-style-name="Standard">
      <style:text-properties style:font-name="Arial" fo:font-weight="bold" officeooo:rsid="0242375b" officeooo:paragraph-rsid="0375487b" style:font-weight-asian="bold" style:font-weight-complex="bold"/>
    </style:style>
    <style:style style:name="P52" style:family="paragraph" style:parent-style-name="Standard">
      <style:text-properties style:font-name="Arial" fo:font-weight="bold" officeooo:rsid="0242375b" officeooo:paragraph-rsid="05e6d569" style:font-weight-asian="bold" style:font-weight-complex="bold"/>
    </style:style>
    <style:style style:name="P53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54" style:family="paragraph" style:parent-style-name="Standard">
      <style:text-properties style:font-name="Arial" fo:font-weight="bold" officeooo:rsid="024b7e9d" officeooo:paragraph-rsid="02eb7a1e" style:font-weight-asian="bold" style:font-weight-complex="bold"/>
    </style:style>
    <style:style style:name="P55" style:family="paragraph" style:parent-style-name="Standard">
      <style:text-properties style:font-name="Arial" fo:font-weight="bold" officeooo:rsid="024b7e9d" officeooo:paragraph-rsid="0373f12c" style:font-weight-asian="bold" style:font-weight-complex="bold"/>
    </style:style>
    <style:style style:name="P56" style:family="paragraph" style:parent-style-name="Standard">
      <style:text-properties style:font-name="Arial" fo:font-weight="bold" officeooo:rsid="024b7e9d" officeooo:paragraph-rsid="05e6d569" style:font-weight-asian="bold" style:font-weight-complex="bold"/>
    </style:style>
    <style:style style:name="P57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58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59" style:family="paragraph" style:parent-style-name="Standard">
      <style:text-properties style:font-name="Arial" fo:font-weight="bold" officeooo:rsid="022c9331" officeooo:paragraph-rsid="02eb7a1e" style:font-weight-asian="bold" style:font-weight-complex="bold"/>
    </style:style>
    <style:style style:name="P60" style:family="paragraph" style:parent-style-name="Standard">
      <style:text-properties style:font-name="Arial" fo:font-weight="bold" officeooo:rsid="022c9331" officeooo:paragraph-rsid="031d84fb" style:font-weight-asian="bold" style:font-weight-complex="bold"/>
    </style:style>
    <style:style style:name="P61" style:family="paragraph" style:parent-style-name="Standard">
      <style:text-properties style:font-name="Arial" fo:font-weight="bold" officeooo:rsid="022c9331" officeooo:paragraph-rsid="036ebe61" style:font-weight-asian="bold" style:font-weight-complex="bold"/>
    </style:style>
    <style:style style:name="P62" style:family="paragraph" style:parent-style-name="Standard">
      <style:text-properties style:font-name="Arial" fo:font-weight="bold" officeooo:rsid="022c9331" officeooo:paragraph-rsid="03ee4efb" style:font-weight-asian="bold" style:font-weight-complex="bold"/>
    </style:style>
    <style:style style:name="P63" style:family="paragraph" style:parent-style-name="Standard">
      <style:text-properties style:font-name="Arial" fo:font-weight="bold" officeooo:rsid="022c9331" officeooo:paragraph-rsid="05e6d569" style:font-weight-asian="bold" style:font-weight-complex="bold"/>
    </style:style>
    <style:style style:name="P64" style:family="paragraph" style:parent-style-name="Standard">
      <style:text-properties style:font-name="Arial" fo:font-weight="bold" officeooo:rsid="00330c05" officeooo:paragraph-rsid="02cfb0c9" style:font-weight-asian="bold" style:font-weight-complex="bold"/>
    </style:style>
    <style:style style:name="P65" style:family="paragraph" style:parent-style-name="Standard">
      <style:text-properties style:font-name="Arial" fo:font-weight="bold" officeooo:rsid="0027c900" officeooo:paragraph-rsid="02d79d10" style:font-weight-asian="bold" style:font-weight-complex="bold"/>
    </style:style>
    <style:style style:name="P66" style:family="paragraph" style:parent-style-name="Table_20_Contents">
      <style:text-properties style:font-name="Arial" fo:font-weight="bold" officeooo:rsid="0027c900" officeooo:paragraph-rsid="02d79d10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2d79d10" style:font-weight-asian="bold" style:font-weight-complex="bold"/>
    </style:style>
    <style:style style:name="P68" style:family="paragraph" style:parent-style-name="Standard">
      <style:text-properties style:font-name="Arial" fo:font-weight="bold" officeooo:rsid="0027c900" officeooo:paragraph-rsid="02f6a6d1" style:font-weight-asian="bold" style:font-weight-complex="bold"/>
    </style:style>
    <style:style style:name="P69" style:family="paragraph" style:parent-style-name="Standard">
      <style:text-properties style:font-name="Arial" fo:font-weight="bold" officeooo:rsid="00695d1c" officeooo:paragraph-rsid="02db0b1b" style:font-weight-asian="bold" style:font-weight-complex="bold"/>
    </style:style>
    <style:style style:name="P70" style:family="paragraph" style:parent-style-name="Table_20_Contents">
      <style:text-properties style:font-name="Arial" fo:font-weight="bold" officeooo:rsid="00284612" officeooo:paragraph-rsid="02d79d10" style:font-weight-asian="bold" style:font-weight-complex="bold"/>
    </style:style>
    <style:style style:name="P71" style:family="paragraph" style:parent-style-name="Table_20_Contents">
      <style:text-properties style:font-name="Arial" fo:font-weight="bold" officeooo:rsid="0092867b" officeooo:paragraph-rsid="02d79d10" style:font-weight-asian="bold" style:font-weight-complex="bold"/>
    </style:style>
    <style:style style:name="P72" style:family="paragraph" style:parent-style-name="Table_20_Contents">
      <style:text-properties style:font-name="Arial" fo:font-weight="bold" officeooo:rsid="0090ce61" officeooo:paragraph-rsid="02d79d10" style:font-weight-asian="bold" style:font-weight-complex="bold"/>
    </style:style>
    <style:style style:name="P73" style:family="paragraph" style:parent-style-name="Table_20_Contents">
      <style:text-properties style:font-name="Arial" fo:font-weight="bold" officeooo:rsid="00981787" officeooo:paragraph-rsid="02d79d10" style:font-weight-asian="bold" style:font-weight-complex="bold"/>
    </style:style>
    <style:style style:name="P74" style:family="paragraph" style:parent-style-name="Standard">
      <style:text-properties style:font-name="Arial" fo:font-weight="bold" officeooo:rsid="02459125" officeooo:paragraph-rsid="02d0b9e1" style:font-weight-asian="bold" style:font-weight-complex="bold"/>
    </style:style>
    <style:style style:name="P75" style:family="paragraph" style:parent-style-name="Standard">
      <style:text-properties style:font-name="Arial" fo:font-weight="bold" officeooo:rsid="02459125" officeooo:paragraph-rsid="02f6a6d1" style:font-weight-asian="bold" style:font-weight-complex="bold"/>
    </style:style>
    <style:style style:name="P76" style:family="paragraph" style:parent-style-name="Standard">
      <style:text-properties style:font-name="Arial" fo:font-weight="bold" officeooo:rsid="02459125" officeooo:paragraph-rsid="0307639c" style:font-weight-asian="bold" style:font-weight-complex="bold"/>
    </style:style>
    <style:style style:name="P77" style:family="paragraph" style:parent-style-name="Standard">
      <style:text-properties style:font-name="Arial" fo:font-weight="bold" officeooo:rsid="0259217f" officeooo:paragraph-rsid="02eb7a1e" style:font-weight-asian="bold" style:font-weight-complex="bold"/>
    </style:style>
    <style:style style:name="P78" style:family="paragraph" style:parent-style-name="Standard">
      <style:text-properties style:font-name="Arial" fo:font-weight="bold" officeooo:rsid="001152ce" officeooo:paragraph-rsid="02eb7a1e" style:font-weight-asian="bold" style:font-weight-complex="bold"/>
    </style:style>
    <style:style style:name="P79" style:family="paragraph" style:parent-style-name="Standard">
      <style:text-properties style:font-name="Arial" fo:font-weight="bold" officeooo:rsid="001152ce" officeooo:paragraph-rsid="05267da3" style:font-weight-asian="bold" style:font-weight-complex="bold"/>
    </style:style>
    <style:style style:name="P80" style:family="paragraph" style:parent-style-name="Standard">
      <style:text-properties style:font-name="Arial" fo:font-weight="bold" officeooo:rsid="0005a71d" officeooo:paragraph-rsid="02eb7a1e" style:font-weight-asian="bold" style:font-weight-complex="bold"/>
    </style:style>
    <style:style style:name="P81" style:family="paragraph" style:parent-style-name="Standard">
      <style:text-properties style:font-name="Arial" fo:font-weight="bold" officeooo:rsid="0002f288" officeooo:paragraph-rsid="02eb7a1e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eb7a1e" style:font-weight-asian="bold" style:font-weight-complex="bold"/>
    </style:style>
    <style:style style:name="P83" style:family="paragraph" style:parent-style-name="Standard">
      <style:text-properties style:font-name="Arial" fo:font-weight="bold" officeooo:rsid="021790ac" officeooo:paragraph-rsid="02eb7a1e" style:font-weight-asian="bold" style:font-weight-complex="bold"/>
    </style:style>
    <style:style style:name="P84" style:family="paragraph" style:parent-style-name="Standard">
      <style:text-properties style:font-name="Arial" fo:font-weight="bold" officeooo:rsid="021790ac" officeooo:paragraph-rsid="031d0c07" style:font-weight-asian="bold" style:font-weight-complex="bold"/>
    </style:style>
    <style:style style:name="P85" style:family="paragraph" style:parent-style-name="Standard">
      <style:text-properties style:font-name="Arial" fo:font-weight="bold" officeooo:rsid="02ebe2b1" officeooo:paragraph-rsid="02ebe2b1" style:font-weight-asian="bold" style:font-weight-complex="bold"/>
    </style:style>
    <style:style style:name="P86" style:family="paragraph" style:parent-style-name="Standard">
      <style:text-properties style:font-name="Arial" fo:font-weight="bold" officeooo:rsid="02172c80" officeooo:paragraph-rsid="03ee4efb" style:font-weight-asian="bold" style:font-weight-complex="bold"/>
    </style:style>
    <style:style style:name="P87" style:family="paragraph" style:parent-style-name="Standard">
      <style:text-properties style:font-name="Arial" fo:font-weight="bold" officeooo:rsid="07ab137e" officeooo:paragraph-rsid="07ab137e" style:font-weight-asian="bold" style:font-weight-complex="bold"/>
    </style:style>
    <style:style style:name="P88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89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9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9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9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6c7eeb4" style:font-weight-asian="normal" style:font-weight-complex="normal"/>
    </style:style>
    <style:style style:name="P93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94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95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96" style:family="paragraph" style:parent-style-name="Standard">
      <style:text-properties style:font-name="Arial" fo:font-weight="normal" officeooo:rsid="022c9331" officeooo:paragraph-rsid="02eb7a1e" style:font-weight-asian="normal" style:font-weight-complex="normal"/>
    </style:style>
    <style:style style:name="P97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9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9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7eeb4" style:font-weight-asian="normal" style:font-weight-complex="normal"/>
    </style:style>
    <style:style style:name="P10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c3ffb" style:font-weight-asian="normal" style:font-weight-complex="normal"/>
    </style:style>
    <style:style style:name="P101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02" style:family="paragraph" style:parent-style-name="Standard">
      <style:text-properties style:font-name="Arial" fo:font-weight="normal" officeooo:rsid="023eb691" officeooo:paragraph-rsid="02eb7a1e" style:font-weight-asian="normal" style:font-weight-complex="normal"/>
    </style:style>
    <style:style style:name="P103" style:family="paragraph" style:parent-style-name="Standard">
      <style:text-properties style:font-name="Arial" fo:font-weight="normal" officeooo:rsid="023eb691" officeooo:paragraph-rsid="0367479c" style:font-weight-asian="normal" style:font-weight-complex="normal"/>
    </style:style>
    <style:style style:name="P10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2eb7a1e" style:font-weight-asian="normal" style:font-weight-complex="normal"/>
    </style:style>
    <style:style style:name="P105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06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07" style:family="paragraph" style:parent-style-name="Standard">
      <style:text-properties style:font-name="Arial" fo:font-weight="normal" officeooo:rsid="0216916c" officeooo:paragraph-rsid="02eb7a1e" style:font-weight-asian="normal" style:font-weight-complex="normal"/>
    </style:style>
    <style:style style:name="P108" style:family="paragraph" style:parent-style-name="Standard">
      <style:text-properties style:font-name="Arial" fo:font-weight="normal" officeooo:rsid="0216916c" officeooo:paragraph-rsid="021a5545" style:font-weight-asian="normal" style:font-weight-complex="normal"/>
    </style:style>
    <style:style style:name="P109" style:family="paragraph" style:parent-style-name="Standard">
      <style:text-properties style:font-name="Arial" fo:font-weight="normal" officeooo:rsid="0216916c" officeooo:paragraph-rsid="0373f12c" style:font-weight-asian="normal" style:font-weight-complex="normal"/>
    </style:style>
    <style:style style:name="P110" style:family="paragraph" style:parent-style-name="Standard">
      <style:text-properties style:font-name="Arial" fo:font-weight="normal" officeooo:rsid="0216916c" officeooo:paragraph-rsid="0375487b" style:font-weight-asian="normal" style:font-weight-complex="normal"/>
    </style:style>
    <style:style style:name="P111" style:family="paragraph" style:parent-style-name="Standard">
      <style:text-properties style:font-name="Arial" fo:font-weight="normal" officeooo:rsid="0216916c" officeooo:paragraph-rsid="05e6d569" style:font-weight-asian="normal" style:font-weight-complex="normal"/>
    </style:style>
    <style:style style:name="P112" style:family="paragraph" style:parent-style-name="Standard">
      <style:text-properties style:font-name="Arial" fo:font-weight="normal" officeooo:rsid="0216916c" officeooo:paragraph-rsid="0750f78f" style:font-weight-asian="normal" style:font-weight-complex="normal"/>
    </style:style>
    <style:style style:name="P113" style:family="paragraph" style:parent-style-name="Standard">
      <style:text-properties style:font-name="Arial" fo:font-weight="normal" officeooo:rsid="0216916c" officeooo:paragraph-rsid="079f7322" style:font-weight-asian="normal" style:font-weight-complex="normal"/>
    </style:style>
    <style:style style:name="P114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115" style:family="paragraph" style:parent-style-name="Standard">
      <style:text-properties style:font-name="Arial" fo:font-weight="normal" officeooo:rsid="023816c1" officeooo:paragraph-rsid="036ebe61" style:font-weight-asian="normal" style:font-weight-complex="normal"/>
    </style:style>
    <style:style style:name="P116" style:family="paragraph" style:parent-style-name="Standard">
      <style:text-properties style:font-name="Arial" fo:font-weight="normal" officeooo:rsid="023816c1" officeooo:paragraph-rsid="05e6d569" style:font-weight-asian="normal" style:font-weight-complex="normal"/>
    </style:style>
    <style:style style:name="P117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118" style:family="paragraph" style:parent-style-name="Standard">
      <style:text-properties style:font-name="Arial" fo:font-weight="normal" officeooo:rsid="0242375b" officeooo:paragraph-rsid="05e6d569" style:font-weight-asian="normal" style:font-weight-complex="normal"/>
    </style:style>
    <style:style style:name="P119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120" style:family="paragraph" style:parent-style-name="Standard">
      <style:text-properties style:font-name="Arial" fo:font-weight="normal" officeooo:rsid="0274a5c0" officeooo:paragraph-rsid="02ea379c" style:font-weight-asian="normal" style:font-weight-complex="normal"/>
    </style:style>
    <style:style style:name="P121" style:family="paragraph" style:parent-style-name="Standard">
      <style:text-properties style:font-name="Arial" fo:font-weight="normal" officeooo:rsid="026c5b40" officeooo:paragraph-rsid="02eb7a1e" style:font-weight-asian="normal" style:font-weight-complex="normal"/>
    </style:style>
    <style:style style:name="P122" style:family="paragraph" style:parent-style-name="Standard">
      <style:text-properties style:font-name="Arial" fo:font-weight="normal" officeooo:rsid="02781a68" officeooo:paragraph-rsid="02eb7a1e" style:font-weight-asian="normal" style:font-weight-complex="normal"/>
    </style:style>
    <style:style style:name="P123" style:family="paragraph" style:parent-style-name="Standard">
      <style:text-properties style:font-name="Arial" fo:font-weight="normal" officeooo:rsid="0259217f" officeooo:paragraph-rsid="02eb7a1e" style:font-weight-asian="normal" style:font-weight-complex="normal"/>
    </style:style>
    <style:style style:name="P124" style:family="paragraph" style:parent-style-name="Standard">
      <style:text-properties style:font-name="Arial" fo:font-weight="normal" officeooo:rsid="001152ce" officeooo:paragraph-rsid="02eb7a1e" style:font-weight-asian="normal" style:font-weight-complex="normal"/>
    </style:style>
    <style:style style:name="P125" style:family="paragraph" style:parent-style-name="Standard">
      <style:text-properties style:font-name="Arial" fo:font-weight="normal" officeooo:rsid="001152ce" officeooo:paragraph-rsid="02ed2726" style:font-weight-asian="normal" style:font-weight-complex="normal"/>
    </style:style>
    <style:style style:name="P126" style:family="paragraph" style:parent-style-name="Standard">
      <style:text-properties style:font-name="Arial" fo:font-weight="normal" officeooo:rsid="001152ce" officeooo:paragraph-rsid="052a5e6f" style:font-weight-asian="normal" style:font-weight-complex="normal"/>
    </style:style>
    <style:style style:name="P127" style:family="paragraph" style:parent-style-name="Standard">
      <style:text-properties style:font-name="Arial" fo:font-weight="normal" officeooo:rsid="001152ce" officeooo:paragraph-rsid="06951013" style:font-weight-asian="normal" style:font-weight-complex="normal"/>
    </style:style>
    <style:style style:name="P128" style:family="paragraph" style:parent-style-name="Standard">
      <style:text-properties style:font-name="Arial" fo:font-weight="normal" officeooo:rsid="025c6fe0" officeooo:paragraph-rsid="02eb7a1e" style:font-weight-asian="normal" style:font-weight-complex="normal"/>
    </style:style>
    <style:style style:name="P129" style:family="paragraph" style:parent-style-name="Standard">
      <style:text-properties style:font-name="Arial" fo:font-weight="normal" officeooo:rsid="0005a71d" officeooo:paragraph-rsid="02eb7a1e" style:font-weight-asian="normal" style:font-weight-complex="normal"/>
    </style:style>
    <style:style style:name="P130" style:family="paragraph" style:parent-style-name="Standard">
      <style:text-properties style:font-name="Arial" fo:font-weight="normal" officeooo:rsid="024b7e9d" officeooo:paragraph-rsid="02eb7a1e" style:font-weight-asian="normal" style:font-weight-complex="normal"/>
    </style:style>
    <style:style style:name="P131" style:family="paragraph" style:parent-style-name="Standard">
      <style:text-properties style:font-name="Arial" fo:font-weight="normal" officeooo:rsid="024b7e9d" officeooo:paragraph-rsid="032a9b70" style:font-weight-asian="normal" style:font-weight-complex="normal"/>
    </style:style>
    <style:style style:name="P132" style:family="paragraph" style:parent-style-name="Standard">
      <style:text-properties style:font-name="Arial" fo:font-weight="normal" officeooo:rsid="02546da5" officeooo:paragraph-rsid="02eb7a1e" style:font-weight-asian="normal" style:font-weight-complex="normal"/>
    </style:style>
    <style:style style:name="P133" style:family="paragraph" style:parent-style-name="Standard">
      <style:text-properties style:font-name="Arial" fo:font-weight="normal" officeooo:rsid="02546da5" officeooo:paragraph-rsid="05a7eb02" style:font-weight-asian="normal" style:font-weight-complex="normal"/>
    </style:style>
    <style:style style:name="P134" style:family="paragraph" style:parent-style-name="Standard">
      <style:text-properties style:font-name="Arial" fo:font-weight="normal" officeooo:rsid="02546da5" officeooo:paragraph-rsid="059e5689" style:font-weight-asian="normal" style:font-weight-complex="normal"/>
    </style:style>
    <style:style style:name="P135" style:family="paragraph" style:parent-style-name="Standard">
      <style:text-properties style:font-name="Arial" fo:font-weight="normal" officeooo:rsid="02172c80" officeooo:paragraph-rsid="02eb7a1e" style:font-weight-asian="normal" style:font-weight-complex="normal"/>
    </style:style>
    <style:style style:name="P136" style:family="paragraph" style:parent-style-name="Standard">
      <style:text-properties style:font-name="Arial" fo:font-weight="normal" officeooo:rsid="02172c80" officeooo:paragraph-rsid="032b8966" style:font-weight-asian="normal" style:font-weight-complex="normal"/>
    </style:style>
    <style:style style:name="P137" style:family="paragraph" style:parent-style-name="Standard">
      <style:text-properties style:font-name="Arial" fo:font-weight="normal" officeooo:rsid="02172c80" officeooo:paragraph-rsid="03e9270e" style:font-weight-asian="normal" style:font-weight-complex="normal"/>
    </style:style>
    <style:style style:name="P138" style:family="paragraph" style:parent-style-name="Standard">
      <style:text-properties style:font-name="Arial" fo:font-weight="normal" officeooo:rsid="02172c80" officeooo:paragraph-rsid="03ee4efb" style:font-weight-asian="normal" style:font-weight-complex="normal"/>
    </style:style>
    <style:style style:name="P139" style:family="paragraph" style:parent-style-name="Standard">
      <style:text-properties style:font-name="Arial" fo:font-weight="normal" officeooo:rsid="02172c80" officeooo:paragraph-rsid="04b57e34" style:font-weight-asian="normal" style:font-weight-complex="normal"/>
    </style:style>
    <style:style style:name="P140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141" style:family="paragraph" style:parent-style-name="Standard">
      <style:text-properties style:font-name="Arial" fo:font-weight="normal" officeooo:rsid="021790ac" officeooo:paragraph-rsid="031d84fb" style:font-weight-asian="normal" style:font-weight-complex="normal"/>
    </style:style>
    <style:style style:name="P142" style:family="paragraph" style:parent-style-name="Standard">
      <style:text-properties style:font-name="Arial" fo:font-weight="normal" officeooo:rsid="021790ac" officeooo:paragraph-rsid="04965c97" style:font-weight-asian="normal" style:font-weight-complex="normal"/>
    </style:style>
    <style:style style:name="P143" style:family="paragraph" style:parent-style-name="Standard">
      <style:text-properties style:font-name="Arial" fo:font-weight="normal" officeooo:rsid="02216438" officeooo:paragraph-rsid="02eb7a1e" style:font-weight-asian="normal" style:font-weight-complex="normal"/>
    </style:style>
    <style:style style:name="P144" style:family="paragraph" style:parent-style-name="Standard">
      <style:text-properties style:font-name="Arial" fo:font-weight="normal" officeooo:rsid="02216438" officeooo:paragraph-rsid="060d4e23" style:font-weight-asian="normal" style:font-weight-complex="normal"/>
    </style:style>
    <style:style style:name="P145" style:family="paragraph" style:parent-style-name="Standard">
      <style:text-properties style:font-name="Arial" fo:font-weight="normal" officeooo:rsid="021d83ff" officeooo:paragraph-rsid="02eb7a1e" style:font-weight-asian="normal" style:font-weight-complex="normal"/>
    </style:style>
    <style:style style:name="P146" style:family="paragraph" style:parent-style-name="Standard">
      <style:text-properties style:font-name="Arial" fo:font-weight="normal" officeooo:rsid="021d83ff" officeooo:paragraph-rsid="03ee4efb" style:font-weight-asian="normal" style:font-weight-complex="normal"/>
    </style:style>
    <style:style style:name="P147" style:family="paragraph" style:parent-style-name="Standard">
      <style:text-properties style:font-name="Arial" fo:font-weight="normal" officeooo:rsid="02efd5b0" officeooo:paragraph-rsid="02efd5b0" style:font-weight-asian="normal" style:font-weight-complex="normal"/>
    </style:style>
    <style:style style:name="P148" style:family="paragraph" style:parent-style-name="Standard">
      <style:text-properties style:font-name="Arial" fo:font-weight="normal" officeooo:rsid="0027c900" officeooo:paragraph-rsid="02f3e52e" style:font-weight-asian="normal" style:font-weight-complex="normal"/>
    </style:style>
    <style:style style:name="P149" style:family="paragraph" style:parent-style-name="Standard">
      <style:text-properties style:font-name="Arial" fo:font-weight="normal" officeooo:rsid="02ebe2b1" officeooo:paragraph-rsid="02f5c6b2" style:font-weight-asian="normal" style:font-weight-complex="normal"/>
    </style:style>
    <style:style style:name="P150" style:family="paragraph" style:parent-style-name="Standard">
      <style:text-properties style:font-name="Arial" fo:font-weight="normal" officeooo:rsid="02ebe2b1" officeooo:paragraph-rsid="02eb7a1e" style:font-weight-asian="normal" style:font-weight-complex="normal"/>
    </style:style>
    <style:style style:name="P151" style:family="paragraph" style:parent-style-name="Standard">
      <style:text-properties style:font-name="Arial" fo:font-weight="normal" officeooo:rsid="0274c172" officeooo:paragraph-rsid="0259203b" style:font-weight-asian="normal" style:font-weight-complex="normal"/>
    </style:style>
    <style:style style:name="P152" style:family="paragraph" style:parent-style-name="Standard">
      <style:text-properties style:font-name="Arial" fo:font-weight="normal" officeooo:rsid="022bda18" officeooo:paragraph-rsid="043422c1" style:font-weight-asian="normal" style:font-weight-complex="normal"/>
    </style:style>
    <style:style style:name="P153" style:family="paragraph" style:parent-style-name="Standard">
      <style:text-properties style:font-name="Arial" fo:font-weight="normal" officeooo:rsid="021eb6c8" officeooo:paragraph-rsid="040c4d26" style:font-weight-asian="normal" style:font-weight-complex="normal"/>
    </style:style>
    <style:style style:name="P15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58ba34" officeooo:paragraph-rsid="06c7eeb4" style:font-weight-asian="normal" style:font-weight-complex="normal"/>
    </style:style>
    <style:style style:name="P155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4a492de" officeooo:paragraph-rsid="06c7eeb4" style:font-weight-asian="normal" style:font-weight-complex="normal"/>
    </style:style>
    <style:style style:name="P156" style:family="paragraph" style:parent-style-name="Standard">
      <style:text-properties style:font-name="Arial" fo:font-weight="normal" officeooo:rsid="023bf387" officeooo:paragraph-rsid="0755f846" style:font-weight-asian="normal" style:font-weight-complex="normal"/>
    </style:style>
    <style:style style:name="P157" style:family="paragraph" style:parent-style-name="Standard">
      <style:text-properties style:font-name="Arial" officeooo:rsid="01f5db4e" officeooo:paragraph-rsid="01f5db4e"/>
    </style:style>
    <style:style style:name="P158" style:family="paragraph" style:parent-style-name="Standard">
      <style:text-properties style:font-name="Arial" officeooo:rsid="0216916c" officeooo:paragraph-rsid="0216916c"/>
    </style:style>
    <style:style style:name="P159" style:family="paragraph" style:parent-style-name="Standard">
      <style:text-properties style:font-name="Arial" officeooo:rsid="0216916c" officeooo:paragraph-rsid="021a5545"/>
    </style:style>
    <style:style style:name="P160" style:family="paragraph" style:parent-style-name="Standard">
      <style:text-properties style:font-name="Arial" officeooo:rsid="0216916c" officeooo:paragraph-rsid="02eb7a1e"/>
    </style:style>
    <style:style style:name="P161" style:family="paragraph" style:parent-style-name="Standard">
      <style:text-properties style:font-name="Arial" officeooo:rsid="021790ac" officeooo:paragraph-rsid="021a5545"/>
    </style:style>
    <style:style style:name="P162" style:family="paragraph" style:parent-style-name="Standard">
      <style:paragraph-properties fo:text-align="start" style:justify-single-word="false"/>
      <style:text-properties style:font-name="Arial" officeooo:rsid="021790ac" officeooo:paragraph-rsid="02eb7a1e"/>
    </style:style>
    <style:style style:name="P163" style:family="paragraph" style:parent-style-name="Standard">
      <style:text-properties style:font-name="Arial" officeooo:rsid="021790ac" officeooo:paragraph-rsid="02eb7a1e"/>
    </style:style>
    <style:style style:name="P164" style:family="paragraph" style:parent-style-name="Standard">
      <style:text-properties style:font-name="Arial" officeooo:rsid="021790ac" officeooo:paragraph-rsid="02eeeb87"/>
    </style:style>
    <style:style style:name="P165" style:family="paragraph" style:parent-style-name="Standard">
      <style:text-properties style:font-name="Arial" officeooo:rsid="021790ac" officeooo:paragraph-rsid="03ee4efb"/>
    </style:style>
    <style:style style:name="P166" style:family="paragraph" style:parent-style-name="Standard">
      <style:text-properties style:font-name="Arial" officeooo:rsid="021790ac" officeooo:paragraph-rsid="03ee79a3"/>
    </style:style>
    <style:style style:name="P167" style:family="paragraph" style:parent-style-name="Standard">
      <style:text-properties style:font-name="Arial" officeooo:rsid="021790ac" officeooo:paragraph-rsid="03ef9b5d"/>
    </style:style>
    <style:style style:name="P168" style:family="paragraph" style:parent-style-name="Standard">
      <style:text-properties style:font-name="Arial" officeooo:rsid="021a0475" officeooo:paragraph-rsid="021a0475"/>
    </style:style>
    <style:style style:name="P169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33af1cb" style:font-size-asian="10pt" style:font-size-complex="10pt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36ebe61" style:font-size-asian="10pt" style:font-size-complex="10pt"/>
    </style:style>
    <style:style style:name="P174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5e6d569" style:font-size-asian="10pt" style:font-size-complex="10pt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176" style:family="paragraph" style:parent-style-name="Table_20_Contents">
      <style:text-properties style:font-name="Arial" fo:font-size="10pt" officeooo:rsid="0014d4ce" officeooo:paragraph-rsid="02cfb0c9" style:font-size-asian="10pt" style:font-size-complex="10pt"/>
    </style:style>
    <style:style style:name="P177" style:family="paragraph" style:parent-style-name="Table_20_Contents">
      <style:text-properties style:font-name="Arial" fo:font-size="10pt" officeooo:rsid="0017bdd8" officeooo:paragraph-rsid="02cfb0c9" style:font-size-asian="10pt" style:font-size-complex="10pt"/>
    </style:style>
    <style:style style:name="P178" style:family="paragraph" style:parent-style-name="Table_20_Contents">
      <style:text-properties style:font-name="Arial" fo:font-size="10pt" officeooo:rsid="002033fa" officeooo:paragraph-rsid="02cfb0c9" style:font-size-asian="10pt" style:font-size-complex="10pt"/>
    </style:style>
    <style:style style:name="P179" style:family="paragraph" style:parent-style-name="Table_20_Contents">
      <style:text-properties style:font-name="Arial" fo:font-size="10pt" officeooo:rsid="00199840" officeooo:paragraph-rsid="02cfb0c9" style:font-size-asian="10pt" style:font-size-complex="10pt"/>
    </style:style>
    <style:style style:name="P180" style:family="paragraph" style:parent-style-name="Table_20_Contents">
      <style:text-properties style:font-name="Arial" fo:font-size="10pt" officeooo:rsid="001ca49e" officeooo:paragraph-rsid="02cfb0c9" style:font-size-asian="10pt" style:font-size-complex="10pt"/>
    </style:style>
    <style:style style:name="P181" style:family="paragraph" style:parent-style-name="Table_20_Contents">
      <style:text-properties style:font-name="Arial" fo:font-size="10pt" officeooo:rsid="0020dbbd" officeooo:paragraph-rsid="02cfb0c9" style:font-size-asian="10pt" style:font-size-complex="10pt"/>
    </style:style>
    <style:style style:name="P182" style:family="paragraph" style:parent-style-name="Table_20_Contents">
      <style:text-properties style:font-name="Arial" fo:font-size="10pt" officeooo:rsid="001f2c51" officeooo:paragraph-rsid="02cfb0c9" style:font-size-asian="10pt" style:font-size-complex="10pt"/>
    </style:style>
    <style:style style:name="P183" style:family="paragraph" style:parent-style-name="Table_20_Contents">
      <style:text-properties style:font-name="Arial" fo:font-size="10pt" officeooo:rsid="002294ba" officeooo:paragraph-rsid="02cfb0c9" style:font-size-asian="10pt" style:font-size-complex="10pt"/>
    </style:style>
    <style:style style:name="P184" style:family="paragraph" style:parent-style-name="Table_20_Contents">
      <style:text-properties style:font-name="Arial" fo:font-size="10pt" officeooo:rsid="0045c185" officeooo:paragraph-rsid="02cfb0c9" style:font-size-asian="10pt" style:font-size-complex="10pt"/>
    </style:style>
    <style:style style:name="P185" style:family="paragraph" style:parent-style-name="Table_20_Contents">
      <style:text-properties style:font-name="Arial" fo:font-size="10pt" officeooo:rsid="0045c9f8" officeooo:paragraph-rsid="02cfb0c9" style:font-size-asian="10pt" style:font-size-complex="10pt"/>
    </style:style>
    <style:style style:name="P186" style:family="paragraph" style:parent-style-name="Table_20_Contents">
      <style:text-properties style:font-name="Arial" fo:font-size="10pt" officeooo:rsid="0045d046" officeooo:paragraph-rsid="02cfb0c9" style:font-size-asian="10pt" style:font-size-complex="10pt"/>
    </style:style>
    <style:style style:name="P187" style:family="paragraph" style:parent-style-name="Table_20_Contents">
      <style:text-properties style:font-name="Arial" fo:font-size="10pt" officeooo:rsid="00477e16" officeooo:paragraph-rsid="02cfb0c9" style:font-size-asian="10pt" style:font-size-complex="10pt"/>
    </style:style>
    <style:style style:name="P188" style:family="paragraph" style:parent-style-name="Table_20_Contents">
      <style:text-properties style:font-name="Arial" fo:font-size="10pt" officeooo:rsid="0048d05a" officeooo:paragraph-rsid="02cfb0c9" style:font-size-asian="10pt" style:font-size-complex="10pt"/>
    </style:style>
    <style:style style:name="P189" style:family="paragraph" style:parent-style-name="Table_20_Contents">
      <style:text-properties style:font-name="Arial" fo:font-size="10pt" officeooo:rsid="005369f9" officeooo:paragraph-rsid="02cfb0c9" style:font-size-asian="10pt" style:font-size-complex="10pt"/>
    </style:style>
    <style:style style:name="P190" style:family="paragraph" style:parent-style-name="Table_20_Contents">
      <style:text-properties style:font-name="Arial" fo:font-size="10pt" officeooo:rsid="0048ec6b" officeooo:paragraph-rsid="02cfb0c9" style:font-size-asian="10pt" style:font-size-complex="10pt"/>
    </style:style>
    <style:style style:name="P191" style:family="paragraph" style:parent-style-name="Table_20_Contents">
      <style:text-properties style:font-name="Arial" fo:font-size="10pt" officeooo:rsid="004951f7" officeooo:paragraph-rsid="02cfb0c9" style:font-size-asian="10pt" style:font-size-complex="10pt"/>
    </style:style>
    <style:style style:name="P192" style:family="paragraph" style:parent-style-name="Table_20_Contents">
      <style:text-properties style:font-name="Arial" fo:font-size="10pt" officeooo:rsid="004a5572" officeooo:paragraph-rsid="02cfb0c9" style:font-size-asian="10pt" style:font-size-complex="10pt"/>
    </style:style>
    <style:style style:name="P193" style:family="paragraph" style:parent-style-name="Table_20_Contents">
      <style:text-properties style:font-name="Arial" fo:font-size="10pt" officeooo:rsid="004d2baf" officeooo:paragraph-rsid="02cfb0c9" style:font-size-asian="10pt" style:font-size-complex="10pt"/>
    </style:style>
    <style:style style:name="P194" style:family="paragraph" style:parent-style-name="Table_20_Contents">
      <style:text-properties style:font-name="Arial" fo:font-size="10pt" officeooo:rsid="004eb87c" officeooo:paragraph-rsid="02cfb0c9" style:font-size-asian="10pt" style:font-size-complex="10pt"/>
    </style:style>
    <style:style style:name="P195" style:family="paragraph" style:parent-style-name="Table_20_Contents">
      <style:text-properties style:font-name="Arial" fo:font-size="10pt" officeooo:rsid="004f7164" officeooo:paragraph-rsid="02cfb0c9" style:font-size-asian="10pt" style:font-size-complex="10pt"/>
    </style:style>
    <style:style style:name="P196" style:family="paragraph" style:parent-style-name="Table_20_Contents">
      <style:text-properties style:font-name="Arial" fo:font-size="10pt" officeooo:rsid="007e9c68" officeooo:paragraph-rsid="02cfb0c9" style:font-size-asian="10pt" style:font-size-complex="10pt"/>
    </style:style>
    <style:style style:name="P197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198" style:family="paragraph" style:parent-style-name="Table_20_Contents">
      <style:text-properties style:font-name="Arial" fo:font-size="10pt" officeooo:rsid="007ed4d3" officeooo:paragraph-rsid="02cfb0c9" style:font-size-asian="10pt" style:font-size-complex="10pt"/>
    </style:style>
    <style:style style:name="P199" style:family="paragraph" style:parent-style-name="Table_20_Contents">
      <style:text-properties style:font-name="Arial" fo:font-size="10pt" officeooo:rsid="008bca61" officeooo:paragraph-rsid="02cfb0c9" style:font-size-asian="10pt" style:font-size-complex="10pt"/>
    </style:style>
    <style:style style:name="P200" style:family="paragraph" style:parent-style-name="Table_20_Contents">
      <style:text-properties style:font-name="Arial" fo:font-size="10pt" officeooo:rsid="008ce918" officeooo:paragraph-rsid="02cfb0c9" style:font-size-asian="10pt" style:font-size-complex="10pt"/>
    </style:style>
    <style:style style:name="P201" style:family="paragraph" style:parent-style-name="Table_20_Contents">
      <style:text-properties style:font-name="Arial" fo:font-size="10pt" officeooo:rsid="009fbb96" officeooo:paragraph-rsid="02cfb0c9" style:font-size-asian="10pt" style:font-size-complex="10pt"/>
    </style:style>
    <style:style style:name="P202" style:family="paragraph" style:parent-style-name="Table_20_Contents">
      <style:text-properties style:font-name="Arial" fo:font-size="10pt" officeooo:rsid="00a506fd" officeooo:paragraph-rsid="02cfb0c9" style:font-size-asian="10pt" style:font-size-complex="10pt"/>
    </style:style>
    <style:style style:name="P203" style:family="paragraph" style:parent-style-name="Table_20_Contents">
      <style:text-properties style:font-name="Arial" fo:font-size="10pt" officeooo:rsid="0172aec2" officeooo:paragraph-rsid="02cfb0c9" style:font-size-asian="10pt" style:font-size-complex="10pt"/>
    </style:style>
    <style:style style:name="P204" style:family="paragraph" style:parent-style-name="Table_20_Contents">
      <style:text-properties style:font-name="Arial" fo:font-size="10pt" officeooo:rsid="00a615d1" officeooo:paragraph-rsid="02cfb0c9" style:font-size-asian="10pt" style:font-size-complex="10pt"/>
    </style:style>
    <style:style style:name="P205" style:family="paragraph" style:parent-style-name="Table_20_Contents">
      <style:text-properties style:font-name="Arial" fo:font-size="10pt" officeooo:rsid="00a7f0d6" officeooo:paragraph-rsid="02cfb0c9" style:font-size-asian="10pt" style:font-size-complex="10pt"/>
    </style:style>
    <style:style style:name="P206" style:family="paragraph" style:parent-style-name="Table_20_Contents">
      <style:text-properties style:font-name="Arial" fo:font-size="10pt" officeooo:rsid="00a93905" officeooo:paragraph-rsid="02cfb0c9" style:font-size-asian="10pt" style:font-size-complex="10pt"/>
    </style:style>
    <style:style style:name="P207" style:family="paragraph" style:parent-style-name="Table_20_Contents">
      <style:text-properties style:font-name="Arial" fo:font-size="10pt" officeooo:rsid="00b19174" officeooo:paragraph-rsid="02cfb0c9" style:font-size-asian="10pt" style:font-size-complex="10pt"/>
    </style:style>
    <style:style style:name="P208" style:family="paragraph" style:parent-style-name="Table_20_Contents">
      <style:text-properties style:font-name="Arial" fo:font-size="10pt" officeooo:rsid="00b93f55" officeooo:paragraph-rsid="02cfb0c9" style:font-size-asian="10pt" style:font-size-complex="10pt"/>
    </style:style>
    <style:style style:name="P209" style:family="paragraph" style:parent-style-name="Table_20_Contents">
      <style:text-properties style:font-name="Arial" fo:font-size="10pt" officeooo:rsid="00babf62" officeooo:paragraph-rsid="02cfb0c9" style:font-size-asian="10pt" style:font-size-complex="10pt"/>
    </style:style>
    <style:style style:name="P210" style:family="paragraph" style:parent-style-name="Table_20_Contents">
      <style:text-properties style:font-name="Arial" fo:font-size="10pt" officeooo:rsid="00bb8b4c" officeooo:paragraph-rsid="02cfb0c9" style:font-size-asian="10pt" style:font-size-complex="10pt"/>
    </style:style>
    <style:style style:name="P211" style:family="paragraph" style:parent-style-name="Table_20_Contents">
      <style:text-properties style:font-name="Arial" fo:font-size="10pt" officeooo:rsid="00ca1fca" officeooo:paragraph-rsid="02cfb0c9" style:font-size-asian="10pt" style:font-size-complex="10pt"/>
    </style:style>
    <style:style style:name="P212" style:family="paragraph" style:parent-style-name="Table_20_Contents">
      <style:text-properties style:font-name="Arial" fo:font-size="10pt" officeooo:rsid="00caaca1" officeooo:paragraph-rsid="02cfb0c9" style:font-size-asian="10pt" style:font-size-complex="10pt"/>
    </style:style>
    <style:style style:name="P213" style:family="paragraph" style:parent-style-name="Table_20_Contents">
      <style:text-properties style:font-name="Arial" fo:font-size="10pt" officeooo:rsid="00cc8e9c" officeooo:paragraph-rsid="02cfb0c9" style:font-size-asian="10pt" style:font-size-complex="10pt"/>
    </style:style>
    <style:style style:name="P214" style:family="paragraph" style:parent-style-name="Table_20_Contents">
      <style:text-properties style:font-name="Arial" fo:font-size="10pt" officeooo:rsid="00cde4ca" officeooo:paragraph-rsid="02cfb0c9" style:font-size-asian="10pt" style:font-size-complex="10pt"/>
    </style:style>
    <style:style style:name="P215" style:family="paragraph" style:parent-style-name="Table_20_Contents">
      <style:text-properties style:font-name="Arial" fo:font-size="10pt" officeooo:rsid="00d37ae9" officeooo:paragraph-rsid="02cfb0c9" style:font-size-asian="10pt" style:font-size-complex="10pt"/>
    </style:style>
    <style:style style:name="P216" style:family="paragraph" style:parent-style-name="Table_20_Contents">
      <style:text-properties style:font-name="Arial" fo:font-size="10pt" officeooo:rsid="00e19003" officeooo:paragraph-rsid="02cfb0c9" style:font-size-asian="10pt" style:font-size-complex="10pt"/>
    </style:style>
    <style:style style:name="P217" style:family="paragraph" style:parent-style-name="Table_20_Contents">
      <style:text-properties style:font-name="Arial" fo:font-size="10pt" officeooo:rsid="01100896" officeooo:paragraph-rsid="02cfb0c9" style:font-size-asian="10pt" style:font-size-complex="10pt"/>
    </style:style>
    <style:style style:name="P218" style:family="paragraph" style:parent-style-name="Table_20_Contents">
      <style:text-properties style:font-name="Arial" fo:font-size="10pt" officeooo:rsid="0115066b" officeooo:paragraph-rsid="02cfb0c9" style:font-size-asian="10pt" style:font-size-complex="10pt"/>
    </style:style>
    <style:style style:name="P219" style:family="paragraph" style:parent-style-name="Table_20_Contents">
      <style:text-properties style:font-name="Arial" fo:font-size="10pt" officeooo:rsid="01255bea" officeooo:paragraph-rsid="02cfb0c9" style:font-size-asian="10pt" style:font-size-complex="10pt"/>
    </style:style>
    <style:style style:name="P220" style:family="paragraph" style:parent-style-name="Table_20_Contents">
      <style:text-properties style:font-name="Arial" fo:font-size="10pt" officeooo:rsid="01499e3b" officeooo:paragraph-rsid="02cfb0c9" style:font-size-asian="10pt" style:font-size-complex="10pt"/>
    </style:style>
    <style:style style:name="P221" style:family="paragraph" style:parent-style-name="Table_20_Contents">
      <style:text-properties style:font-name="Arial" fo:font-size="10pt" officeooo:rsid="01740eb2" officeooo:paragraph-rsid="02cfb0c9" style:font-size-asian="10pt" style:font-size-complex="10pt"/>
    </style:style>
    <style:style style:name="P222" style:family="paragraph" style:parent-style-name="Table_20_Contents">
      <style:text-properties style:font-name="Arial" fo:font-size="10pt" officeooo:rsid="01767066" officeooo:paragraph-rsid="02cfb0c9" style:font-size-asian="10pt" style:font-size-complex="10pt"/>
    </style:style>
    <style:style style:name="P223" style:family="paragraph" style:parent-style-name="Table_20_Contents">
      <style:text-properties style:font-name="Arial" fo:font-size="10pt" officeooo:rsid="017c291c" officeooo:paragraph-rsid="02cfb0c9" style:font-size-asian="10pt" style:font-size-complex="10pt"/>
    </style:style>
    <style:style style:name="P224" style:family="paragraph" style:parent-style-name="Table_20_Contents">
      <style:text-properties style:font-name="Arial" fo:font-size="10pt" officeooo:rsid="017da76b" officeooo:paragraph-rsid="02cfb0c9" style:font-size-asian="10pt" style:font-size-complex="10pt"/>
    </style:style>
    <style:style style:name="P225" style:family="paragraph" style:parent-style-name="Table_20_Contents">
      <style:text-properties style:font-name="Arial" fo:font-size="10pt" officeooo:rsid="017f7031" officeooo:paragraph-rsid="02cfb0c9" style:font-size-asian="10pt" style:font-size-complex="10pt"/>
    </style:style>
    <style:style style:name="P226" style:family="paragraph" style:parent-style-name="Table_20_Contents">
      <style:text-properties style:font-name="Arial" fo:font-size="10pt" officeooo:rsid="01839fff" officeooo:paragraph-rsid="02cfb0c9" style:font-size-asian="10pt" style:font-size-complex="10pt"/>
    </style:style>
    <style:style style:name="P227" style:family="paragraph" style:parent-style-name="Table_20_Contents">
      <style:text-properties style:font-name="Arial" fo:font-size="10pt" officeooo:rsid="0190e6f8" officeooo:paragraph-rsid="02cfb0c9" style:font-size-asian="10pt" style:font-size-complex="10pt"/>
    </style:style>
    <style:style style:name="P228" style:family="paragraph" style:parent-style-name="Table_20_Contents">
      <style:text-properties style:font-name="Arial" fo:font-size="10pt" officeooo:rsid="01c0dbab" officeooo:paragraph-rsid="02cfb0c9" style:font-size-asian="10pt" style:font-size-complex="10pt"/>
    </style:style>
    <style:style style:name="P229" style:family="paragraph" style:parent-style-name="Table_20_Contents">
      <style:text-properties style:font-name="Arial" fo:font-size="10pt" officeooo:rsid="01c30578" officeooo:paragraph-rsid="02cfb0c9" style:font-size-asian="10pt" style:font-size-complex="10pt"/>
    </style:style>
    <style:style style:name="P230" style:family="paragraph" style:parent-style-name="Table_20_Contents">
      <style:text-properties style:font-name="Arial" fo:font-size="10pt" officeooo:rsid="01c4e1df" officeooo:paragraph-rsid="02cfb0c9" style:font-size-asian="10pt" style:font-size-complex="10pt"/>
    </style:style>
    <style:style style:name="P231" style:family="paragraph" style:parent-style-name="Table_20_Contents">
      <style:text-properties style:font-name="Arial" fo:font-size="10pt" officeooo:rsid="01c62040" officeooo:paragraph-rsid="02cfb0c9" style:font-size-asian="10pt" style:font-size-complex="10pt"/>
    </style:style>
    <style:style style:name="P232" style:family="paragraph" style:parent-style-name="Table_20_Contents">
      <style:text-properties style:font-name="Arial" fo:font-size="10pt" officeooo:rsid="01c73f67" officeooo:paragraph-rsid="02cfb0c9" style:font-size-asian="10pt" style:font-size-complex="10pt"/>
    </style:style>
    <style:style style:name="P233" style:family="paragraph" style:parent-style-name="Table_20_Contents">
      <style:text-properties style:font-name="Arial" fo:font-size="10pt" officeooo:rsid="01c7df47" officeooo:paragraph-rsid="02cfb0c9" style:font-size-asian="10pt" style:font-size-complex="10pt"/>
    </style:style>
    <style:style style:name="P234" style:family="paragraph" style:parent-style-name="Table_20_Contents">
      <style:text-properties style:font-name="Arial" fo:font-size="10pt" officeooo:rsid="01c97f94" officeooo:paragraph-rsid="02cfb0c9" style:font-size-asian="10pt" style:font-size-complex="10pt"/>
    </style:style>
    <style:style style:name="P235" style:family="paragraph" style:parent-style-name="Table_20_Contents">
      <style:text-properties style:font-name="Arial" fo:font-size="10pt" officeooo:rsid="01ca251c" officeooo:paragraph-rsid="02cfb0c9" style:font-size-asian="10pt" style:font-size-complex="10pt"/>
    </style:style>
    <style:style style:name="P236" style:family="paragraph" style:parent-style-name="Table_20_Contents">
      <style:text-properties style:font-name="Arial" fo:font-size="10pt" officeooo:rsid="01cb5aff" officeooo:paragraph-rsid="02cfb0c9" style:font-size-asian="10pt" style:font-size-complex="10pt"/>
    </style:style>
    <style:style style:name="P237" style:family="paragraph" style:parent-style-name="Table_20_Contents">
      <style:text-properties style:font-name="Arial" fo:font-size="10pt" officeooo:rsid="01cb87d7" officeooo:paragraph-rsid="02cfb0c9" style:font-size-asian="10pt" style:font-size-complex="10pt"/>
    </style:style>
    <style:style style:name="P238" style:family="paragraph" style:parent-style-name="Table_20_Contents">
      <style:text-properties style:font-name="Arial" fo:font-size="10pt" officeooo:rsid="01cd1dbf" officeooo:paragraph-rsid="02cfb0c9" style:font-size-asian="10pt" style:font-size-complex="10pt"/>
    </style:style>
    <style:style style:name="P239" style:family="paragraph" style:parent-style-name="Table_20_Contents">
      <style:text-properties style:font-name="Arial" fo:font-size="10pt" officeooo:rsid="01ce7bbf" officeooo:paragraph-rsid="02cfb0c9" style:font-size-asian="10pt" style:font-size-complex="10pt"/>
    </style:style>
    <style:style style:name="P240" style:family="paragraph" style:parent-style-name="Table_20_Contents">
      <style:text-properties style:font-name="Arial" fo:font-size="10pt" officeooo:rsid="01d201dd" officeooo:paragraph-rsid="02cfb0c9" style:font-size-asian="10pt" style:font-size-complex="10pt"/>
    </style:style>
    <style:style style:name="P241" style:family="paragraph" style:parent-style-name="Table_20_Contents">
      <style:text-properties style:font-name="Arial" fo:font-size="10pt" officeooo:rsid="01d38cac" officeooo:paragraph-rsid="02cfb0c9" style:font-size-asian="10pt" style:font-size-complex="10pt"/>
    </style:style>
    <style:style style:name="P242" style:family="paragraph" style:parent-style-name="Table_20_Contents">
      <style:text-properties style:font-name="Arial" fo:font-size="10pt" officeooo:rsid="01d69835" officeooo:paragraph-rsid="02cfb0c9" style:font-size-asian="10pt" style:font-size-complex="10pt"/>
    </style:style>
    <style:style style:name="P243" style:family="paragraph" style:parent-style-name="Table_20_Contents">
      <style:text-properties style:font-name="Arial" fo:font-size="10pt" officeooo:rsid="01d8e222" officeooo:paragraph-rsid="02cfb0c9" style:font-size-asian="10pt" style:font-size-complex="10pt"/>
    </style:style>
    <style:style style:name="P244" style:family="paragraph" style:parent-style-name="Table_20_Contents">
      <style:text-properties style:font-name="Arial" fo:font-size="10pt" officeooo:rsid="01f024bc" officeooo:paragraph-rsid="02cfb0c9" style:font-size-asian="10pt" style:font-size-complex="10pt"/>
    </style:style>
    <style:style style:name="P245" style:family="paragraph" style:parent-style-name="Table_20_Contents">
      <style:text-properties style:font-name="Arial" fo:font-size="10pt" officeooo:rsid="01f07122" officeooo:paragraph-rsid="02cfb0c9" style:font-size-asian="10pt" style:font-size-complex="10pt"/>
    </style:style>
    <style:style style:name="P246" style:family="paragraph" style:parent-style-name="Table_20_Contents">
      <style:text-properties style:font-name="Arial" fo:font-size="10pt" officeooo:rsid="01f2781b" officeooo:paragraph-rsid="02cfb0c9" style:font-size-asian="10pt" style:font-size-complex="10pt"/>
    </style:style>
    <style:style style:name="P247" style:family="paragraph" style:parent-style-name="Table_20_Contents">
      <style:text-properties style:font-name="Arial" fo:font-size="10pt" officeooo:rsid="01f43078" officeooo:paragraph-rsid="02cfb0c9" style:font-size-asian="10pt" style:font-size-complex="10pt"/>
    </style:style>
    <style:style style:name="P248" style:family="paragraph" style:parent-style-name="Table_20_Contents">
      <style:text-properties style:font-name="Arial" fo:font-size="10pt" officeooo:rsid="002b274b" officeooo:paragraph-rsid="02d0b9e1" style:font-size-asian="10pt" style:font-size-complex="10pt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2d0b9e1" style:font-size-asian="10pt" style:font-size-complex="10pt"/>
    </style:style>
    <style:style style:name="P250" style:family="paragraph" style:parent-style-name="Table_20_Contents">
      <style:text-properties style:font-name="Arial" fo:font-size="10pt" officeooo:rsid="005ff5bf" officeooo:paragraph-rsid="02d0b9e1" style:font-size-asian="10pt" style:font-size-complex="10pt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2d0b9e1" style:font-size-asian="10pt" style:font-size-complex="10pt"/>
    </style:style>
    <style:style style:name="P252" style:family="paragraph" style:parent-style-name="Table_20_Contents">
      <style:text-properties style:font-name="Arial" fo:font-size="10pt" officeooo:rsid="0030ed2e" officeooo:paragraph-rsid="02d0b9e1" style:font-size-asian="10pt" style:font-size-complex="10pt"/>
    </style:style>
    <style:style style:name="P253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2d0b9e1" style:font-size-asian="10pt" style:font-size-complex="10pt"/>
    </style:style>
    <style:style style:name="P254" style:family="paragraph" style:parent-style-name="Table_20_Contents">
      <style:text-properties style:font-name="Arial" fo:font-size="10pt" officeooo:rsid="0032021a" officeooo:paragraph-rsid="02d0b9e1" style:font-size-asian="10pt" style:font-size-complex="10pt"/>
    </style:style>
    <style:style style:name="P255" style:family="paragraph" style:parent-style-name="Table_20_Contents">
      <style:text-properties style:font-name="Arial" fo:font-size="10pt" officeooo:rsid="00337d48" officeooo:paragraph-rsid="02d0b9e1" style:font-size-asian="10pt" style:font-size-complex="10pt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2d0b9e1" style:font-size-asian="10pt" style:font-size-complex="10pt"/>
    </style:style>
    <style:style style:name="P257" style:family="paragraph" style:parent-style-name="Table_20_Contents">
      <style:text-properties style:font-name="Arial" fo:font-size="10pt" officeooo:rsid="00556a59" officeooo:paragraph-rsid="02d0b9e1" style:font-size-asian="10pt" style:font-size-complex="10pt"/>
    </style:style>
    <style:style style:name="P258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2d0b9e1" style:font-size-asian="10pt" style:font-size-complex="10pt"/>
    </style:style>
    <style:style style:name="P259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2d0b9e1" style:font-size-asian="10pt" style:font-size-complex="10pt"/>
    </style:style>
    <style:style style:name="P260" style:family="paragraph" style:parent-style-name="Table_20_Contents">
      <style:text-properties style:font-name="Arial" fo:font-size="10pt" officeooo:rsid="0059748f" officeooo:paragraph-rsid="02d0b9e1" style:font-size-asian="10pt" style:font-size-complex="10pt"/>
    </style:style>
    <style:style style:name="P261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2d0b9e1" style:font-size-asian="10pt" style:font-size-complex="10pt"/>
    </style:style>
    <style:style style:name="P26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2d0b9e1" style:font-size-asian="10pt" style:font-size-complex="10pt"/>
    </style:style>
    <style:style style:name="P263" style:family="paragraph" style:parent-style-name="Table_20_Contents">
      <style:text-properties style:font-name="Arial" fo:font-size="10pt" officeooo:rsid="005a4bb5" officeooo:paragraph-rsid="02d0b9e1" style:font-size-asian="10pt" style:font-size-complex="10pt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2d0b9e1" style:font-size-asian="10pt" style:font-size-complex="10pt"/>
    </style:style>
    <style:style style:name="P265" style:family="paragraph" style:parent-style-name="Table_20_Contents">
      <style:text-properties style:font-name="Arial" fo:font-size="10pt" officeooo:rsid="005e23e5" officeooo:paragraph-rsid="02d0b9e1" style:font-size-asian="10pt" style:font-size-complex="10pt"/>
    </style:style>
    <style:style style:name="P266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2d0b9e1" style:font-size-asian="10pt" style:font-size-complex="10pt"/>
    </style:style>
    <style:style style:name="P267" style:family="paragraph" style:parent-style-name="Table_20_Contents">
      <style:text-properties style:font-name="Arial" fo:font-size="10pt" officeooo:rsid="006bf68d" officeooo:paragraph-rsid="02d0b9e1" style:font-size-asian="10pt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2d0b9e1" style:font-size-asian="10pt" style:font-size-complex="10pt"/>
    </style:style>
    <style:style style:name="P269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2d0b9e1" style:font-size-asian="10pt" style:font-size-complex="10pt"/>
    </style:style>
    <style:style style:name="P271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272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2d0b9e1" style:font-size-asian="10pt" style:font-size-complex="10pt"/>
    </style:style>
    <style:style style:name="P273" style:family="paragraph" style:parent-style-name="Table_20_Contents">
      <style:text-properties style:font-name="Arial" fo:font-size="10pt" officeooo:rsid="006ca44c" officeooo:paragraph-rsid="02d0b9e1" style:font-size-asian="10pt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2d0b9e1" style:font-size-asian="10pt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2d0b9e1" style:font-size-asian="10pt" style:font-size-complex="10pt"/>
    </style:style>
    <style:style style:name="P276" style:family="paragraph" style:parent-style-name="Standard">
      <style:text-properties style:font-name="Arial" fo:font-size="10pt" officeooo:rsid="021d83ff" officeooo:paragraph-rsid="02eb7a1e" style:font-size-asian="10pt" style:font-size-complex="10pt"/>
    </style:style>
    <style:style style:name="P277" style:family="paragraph" style:parent-style-name="Standard">
      <style:text-properties style:font-name="Arial" fo:font-size="10pt" officeooo:rsid="021d83ff" officeooo:paragraph-rsid="061ca005" style:font-size-asian="10pt" style:font-size-complex="10pt"/>
    </style:style>
    <style:style style:name="P278" style:family="paragraph" style:parent-style-name="Standard">
      <style:text-properties style:font-name="Arial" fo:font-size="10pt" officeooo:rsid="021d83ff" officeooo:paragraph-rsid="061d6e19" style:font-size-asian="10pt" style:font-size-complex="10pt"/>
    </style:style>
    <style:style style:name="P279" style:family="paragraph" style:parent-style-name="Standard">
      <style:text-properties style:font-name="Arial" fo:font-size="10pt" officeooo:rsid="021d83ff" officeooo:paragraph-rsid="061e9706" style:font-size-asian="10pt" style:font-size-complex="10pt"/>
    </style:style>
    <style:style style:name="P280" style:family="paragraph" style:parent-style-name="Standard">
      <style:text-properties style:font-name="Arial" fo:font-size="10pt" officeooo:rsid="021d83ff" officeooo:paragraph-rsid="062d2e98" style:font-size-asian="10pt" style:font-size-complex="10pt"/>
    </style:style>
    <style:style style:name="P281" style:family="paragraph" style:parent-style-name="Standard">
      <style:text-properties style:font-name="Arial" fo:font-size="10pt" officeooo:rsid="021d83ff" officeooo:paragraph-rsid="062ead35" style:font-size-asian="10pt" style:font-size-complex="10pt"/>
    </style:style>
    <style:style style:name="P282" style:family="paragraph" style:parent-style-name="Standard">
      <style:text-properties style:font-name="Arial" fo:font-size="10pt" officeooo:rsid="021d83ff" officeooo:paragraph-rsid="063e93bc" style:font-size-asian="10pt" style:font-size-complex="10pt"/>
    </style:style>
    <style:style style:name="P283" style:family="paragraph" style:parent-style-name="Standard">
      <style:text-properties style:font-name="Arial" fo:font-size="10pt" officeooo:rsid="021d83ff" officeooo:paragraph-rsid="068d74f7" style:font-size-asian="10pt" style:font-size-complex="10pt"/>
    </style:style>
    <style:style style:name="P284" style:family="paragraph" style:parent-style-name="Standard">
      <style:text-properties style:font-name="Arial" fo:font-size="10pt" officeooo:rsid="021d83ff" officeooo:paragraph-rsid="06e82ece" style:font-size-asian="10pt" style:font-size-complex="10pt"/>
    </style:style>
    <style:style style:name="P285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eb7a1e" style:font-size-asian="10pt" style:font-size-complex="10pt"/>
    </style:style>
    <style:style style:name="P286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eb7a1e" style:font-size-asian="10pt" style:font-size-complex="10pt"/>
    </style:style>
    <style:style style:name="P287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eb7a1e" style:font-size-asian="10pt" style:font-size-complex="10pt"/>
    </style:style>
    <style:style style:name="P288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eb7a1e" style:font-size-asian="10pt" style:font-size-complex="10pt"/>
    </style:style>
    <style:style style:name="P289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eb7a1e" style:font-size-asian="10pt" style:font-size-complex="10pt"/>
    </style:style>
    <style:style style:name="P290" style:family="paragraph" style:parent-style-name="Table_20_Contents">
      <style:paragraph-properties fo:text-align="center" style:justify-single-word="false"/>
      <style:text-properties style:font-name="Arial" fo:font-size="10pt" officeooo:rsid="029fc0c4" officeooo:paragraph-rsid="02eb7a1e" style:font-size-asian="10pt" style:font-size-complex="10pt"/>
    </style:style>
    <style:style style:name="P291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eb7a1e" style:font-size-asian="10pt" style:font-size-complex="10pt"/>
    </style:style>
    <style:style style:name="P292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eb7a1e" style:font-size-asian="10pt" style:font-size-complex="10pt"/>
    </style:style>
    <style:style style:name="P293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294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295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296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297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298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299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300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301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302" style:family="paragraph" style:parent-style-name="Table_20_Contents">
      <style:paragraph-properties fo:text-align="center" style:justify-single-word="false"/>
      <style:text-properties style:font-name="Arial" fo:font-size="10pt" officeooo:rsid="02b2b270" officeooo:paragraph-rsid="02b2b270" style:font-size-asian="10pt" style:font-size-complex="10pt"/>
    </style:style>
    <style:style style:name="P303" style:family="paragraph" style:parent-style-name="Table_20_Contents">
      <style:paragraph-properties fo:text-align="center" style:justify-single-word="false"/>
      <style:text-properties style:font-name="Arial" fo:font-size="10pt" officeooo:rsid="02c05463" officeooo:paragraph-rsid="02c05463" style:font-size-asian="10pt" style:font-size-complex="10pt"/>
    </style:style>
    <style:style style:name="P304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305" style:family="paragraph" style:parent-style-name="Table_20_Contents">
      <style:paragraph-properties fo:text-align="center" style:justify-single-word="false"/>
      <style:text-properties style:font-name="Arial" fo:font-size="10pt" officeooo:rsid="02caf19d" officeooo:paragraph-rsid="02caf19d" style:font-size-asian="10pt" style:font-size-complex="10pt"/>
    </style:style>
    <style:style style:name="P306" style:family="paragraph" style:parent-style-name="Table_20_Contents">
      <style:paragraph-properties fo:text-align="center" style:justify-single-word="false"/>
      <style:text-properties style:font-name="Arial" fo:font-size="10pt" officeooo:rsid="02cd788e" officeooo:paragraph-rsid="02cd788e" style:font-size-asian="10pt" style:font-size-complex="10pt"/>
    </style:style>
    <style:style style:name="P307" style:family="paragraph" style:parent-style-name="Table_20_Contents">
      <style:paragraph-properties fo:text-align="center" style:justify-single-word="false"/>
      <style:text-properties style:font-name="Arial" fo:font-size="10pt" officeooo:rsid="02c946f0" officeooo:paragraph-rsid="02c946f0" style:font-size-asian="10pt" style:font-size-complex="10pt"/>
    </style:style>
    <style:style style:name="P308" style:family="paragraph" style:parent-style-name="Table_20_Contents">
      <style:paragraph-properties fo:text-align="center" style:justify-single-word="false"/>
      <style:text-properties style:font-name="Arial" fo:font-size="10pt" officeooo:rsid="02cf3a98" officeooo:paragraph-rsid="02cf3a98" style:font-size-asian="10pt" style:font-size-complex="10pt"/>
    </style:style>
    <style:style style:name="P309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310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311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3b7871f" style:font-size-asian="10pt" style:font-size-complex="10pt"/>
    </style:style>
    <style:style style:name="P312" style:family="paragraph" style:parent-style-name="Table_20_Contents">
      <style:paragraph-properties fo:text-align="center" style:justify-single-word="false"/>
      <style:text-properties style:font-name="Arial" fo:font-size="10pt" officeooo:rsid="030a5768" officeooo:paragraph-rsid="030a5768" style:font-size-asian="10pt" style:font-size-complex="10pt"/>
    </style:style>
    <style:style style:name="P313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314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315" style:family="paragraph" style:parent-style-name="Table_20_Contents">
      <style:text-properties style:font-name="Arial" fo:font-size="10pt" officeooo:rsid="0343f33e" officeooo:paragraph-rsid="0343f33e" style:font-size-asian="10pt" style:font-size-complex="10pt"/>
    </style:style>
    <style:style style:name="P316" style:family="paragraph" style:parent-style-name="Table_20_Contents">
      <style:paragraph-properties fo:text-align="center" style:justify-single-word="false"/>
      <style:text-properties style:font-name="Arial" fo:font-size="10pt" officeooo:rsid="0343f33e" officeooo:paragraph-rsid="0343f33e" style:font-size-asian="10pt" style:font-size-complex="10pt"/>
    </style:style>
    <style:style style:name="P317" style:family="paragraph" style:parent-style-name="Table_20_Contents">
      <style:paragraph-properties fo:text-align="center" style:justify-single-word="false"/>
      <style:text-properties style:font-name="Arial" fo:font-size="10pt" officeooo:rsid="03958b12" officeooo:paragraph-rsid="03958b12" style:font-size-asian="10pt" style:font-size-complex="10pt"/>
    </style:style>
    <style:style style:name="P318" style:family="paragraph" style:parent-style-name="Table_20_Contents">
      <style:text-properties style:font-name="Arial" fo:font-size="10pt" officeooo:rsid="03b70745" officeooo:paragraph-rsid="03b70745" style:font-size-asian="10pt" style:font-size-complex="10pt"/>
    </style:style>
    <style:style style:name="P319" style:family="paragraph" style:parent-style-name="Table_20_Contents">
      <style:paragraph-properties fo:text-align="center" style:justify-single-word="false"/>
      <style:text-properties style:font-name="Arial" fo:font-size="10pt" officeooo:rsid="05e963fd" officeooo:paragraph-rsid="05e963fd" style:font-size-asian="10pt" style:font-size-complex="10pt"/>
    </style:style>
    <style:style style:name="P32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322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323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324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325" style:family="paragraph" style:parent-style-name="Standard">
      <style:text-properties style:font-name="Arial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326" style:family="paragraph" style:parent-style-name="Standard">
      <style:text-properties style:font-name="Arial" fo:font-size="10pt" fo:font-weight="normal" officeooo:rsid="023eb691" officeooo:paragraph-rsid="033af1cb" style:font-size-asian="10pt" style:font-weight-asian="normal" style:font-size-complex="10pt" style:font-weight-complex="normal"/>
    </style:style>
    <style:style style:name="P327" style:family="paragraph" style:parent-style-name="Standard">
      <style:text-properties style:font-name="Arial" fo:font-size="10pt" fo:font-weight="normal" officeooo:rsid="023eb691" officeooo:paragraph-rsid="036ebe61" style:font-size-asian="10pt" style:font-weight-asian="normal" style:font-size-complex="10pt" style:font-weight-complex="normal"/>
    </style:style>
    <style:style style:name="P328" style:family="paragraph" style:parent-style-name="Standard">
      <style:text-properties style:font-name="Arial" fo:font-size="10pt" fo:font-weight="normal" officeooo:rsid="023eb691" officeooo:paragraph-rsid="03953782" style:font-size-asian="10pt" style:font-weight-asian="normal" style:font-size-complex="10pt" style:font-weight-complex="normal"/>
    </style:style>
    <style:style style:name="P329" style:family="paragraph" style:parent-style-name="Standard">
      <style:text-properties style:font-name="Arial" fo:font-size="10pt" fo:font-weight="normal" officeooo:rsid="023eb691" officeooo:paragraph-rsid="05e6d569" style:font-size-asian="10pt" style:font-weight-asian="normal" style:font-size-complex="10pt" style:font-weight-complex="normal"/>
    </style:style>
    <style:style style:name="P330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331" style:family="paragraph" style:parent-style-name="Standard">
      <style:text-properties style:font-name="Arial" fo:font-size="10pt" fo:font-weight="normal" officeooo:rsid="0241f125" officeooo:paragraph-rsid="033b4ef4" style:font-size-asian="10pt" style:font-weight-asian="normal" style:font-size-complex="10pt" style:font-weight-complex="normal"/>
    </style:style>
    <style:style style:name="P33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33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c2d75e" style:font-size-asian="10pt" style:font-weight-asian="normal" style:font-size-complex="10pt" style:font-weight-complex="normal"/>
    </style:style>
    <style:style style:name="P33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b7a1e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6d569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5ef3924" style:font-size-asian="10pt" style:font-weight-asian="normal" style:font-size-complex="10pt" style:font-weight-complex="normal"/>
    </style:style>
    <style:style style:name="P33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33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b7a1e" style:font-size-asian="10pt" style:font-weight-asian="normal" style:font-size-complex="10pt" style:font-weight-complex="normal"/>
    </style:style>
    <style:style style:name="P33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37628a8" style:font-size-asian="10pt" style:font-weight-asian="normal" style:font-size-complex="10pt" style:font-weight-complex="normal"/>
    </style:style>
    <style:style style:name="P34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5e6d569" style:font-size-asian="10pt" style:font-weight-asian="normal" style:font-size-complex="10pt" style:font-weight-complex="normal"/>
    </style:style>
    <style:style style:name="P341" style:family="paragraph" style:parent-style-name="Table_20_Contents">
      <style:text-properties style:font-name="Arial" fo:font-size="10pt" fo:font-weight="normal" officeooo:rsid="0059748f" officeooo:paragraph-rsid="02d0b9e1" style:font-size-asian="10pt" style:font-weight-asian="normal" style:font-size-complex="10pt" style:font-weight-complex="normal"/>
    </style:style>
    <style:style style:name="P342" style:family="paragraph" style:parent-style-name="Table_20_Contents">
      <style:text-properties style:font-name="Arial" fo:font-size="10pt" fo:font-weight="normal" officeooo:rsid="006bf68d" officeooo:paragraph-rsid="02d0b9e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Arial" fo:font-size="10pt" fo:font-weight="normal" officeooo:rsid="006ca44c" officeooo:paragraph-rsid="02d0b9e1" style:font-size-asian="10pt" style:font-weight-asian="normal" style:font-size-complex="10pt" style:font-weight-complex="normal"/>
    </style:style>
    <style:style style:name="P3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345" style:family="paragraph" style:parent-style-name="Table_20_Contents"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3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2d0b9e1" style:font-size-asian="10pt" style:font-weight-asian="normal" style:font-size-complex="10pt" style:font-weight-complex="normal"/>
    </style:style>
    <style:style style:name="P3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348" style:family="paragraph" style:parent-style-name="Table_20_Contents"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3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350" style:family="paragraph" style:parent-style-name="Table_20_Contents"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351" style:family="paragraph" style:parent-style-name="Table_20_Contents">
      <style:text-properties style:font-name="Arial" fo:font-size="10pt" fo:font-weight="normal" officeooo:rsid="0092867b" officeooo:paragraph-rsid="02d0b9e1" style:font-size-asian="10pt" style:font-weight-asian="normal" style:font-size-complex="10pt" style:font-weight-complex="normal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2d0b9e1" style:font-size-asian="10pt" style:font-weight-asian="normal" style:font-size-complex="10pt" style:font-weight-complex="normal"/>
    </style:style>
    <style:style style:name="P3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354" style:family="paragraph" style:parent-style-name="Table_20_Contents"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356" style:family="paragraph" style:parent-style-name="Table_20_Contents"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358" style:family="paragraph" style:parent-style-name="Table_20_Contents"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360" style:family="paragraph" style:parent-style-name="Table_20_Contents"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2d0b9e1" style:font-size-asian="10pt" style:font-weight-asian="normal" style:font-size-complex="10pt" style:font-weight-complex="normal"/>
    </style:style>
    <style:style style:name="P3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363" style:family="paragraph" style:parent-style-name="Table_20_Contents"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365" style:family="paragraph" style:parent-style-name="Table_20_Contents"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366" style:family="paragraph" style:parent-style-name="Table_20_Contents">
      <style:text-properties style:font-name="Arial" fo:font-size="10pt" fo:font-weight="normal" officeooo:rsid="00bd997e" officeooo:paragraph-rsid="02d0b9e1" style:font-size-asian="10pt" style:font-weight-asian="normal" style:font-size-complex="10pt" style:font-weight-complex="normal"/>
    </style:style>
    <style:style style:name="P367" style:family="paragraph" style:parent-style-name="Table_20_Contents">
      <style:text-properties style:font-name="Arial" fo:font-size="10pt" fo:font-weight="normal" officeooo:rsid="00bf91be" officeooo:paragraph-rsid="02d0b9e1" style:font-size-asian="10pt" style:font-weight-asian="normal" style:font-size-complex="10pt" style:font-weight-complex="normal"/>
    </style:style>
    <style:style style:name="P368" style:family="paragraph" style:parent-style-name="Table_20_Contents">
      <style:text-properties style:font-name="Arial" fo:font-size="10pt" fo:font-weight="normal" officeooo:rsid="015bb24f" officeooo:paragraph-rsid="02d0b9e1" style:font-size-asian="10pt" style:font-weight-asian="normal" style:font-size-complex="10pt" style:font-weight-complex="normal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2d0b9e1" style:font-size-asian="10pt" style:font-weight-asian="normal" style:font-size-complex="10pt" style:font-weight-complex="normal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2d0b9e1" style:font-size-asian="10pt" style:font-weight-asian="normal" style:font-size-complex="10pt" style:font-weight-complex="normal"/>
    </style:style>
    <style:style style:name="P371" style:family="paragraph" style:parent-style-name="Table_20_Contents">
      <style:text-properties style:font-name="Arial" fo:font-size="10pt" fo:font-weight="normal" officeooo:rsid="00c42945" officeooo:paragraph-rsid="02d0b9e1" style:font-size-asian="10pt" style:font-weight-asian="normal" style:font-size-complex="10pt" style:font-weight-complex="normal"/>
    </style:style>
    <style:style style:name="P372" style:family="paragraph" style:parent-style-name="Table_20_Contents">
      <style:text-properties style:font-name="Arial" fo:font-size="10pt" fo:font-weight="normal" officeooo:rsid="01371d06" officeooo:paragraph-rsid="02d0b9e1" style:font-size-asian="10pt" style:font-weight-asian="normal" style:font-size-complex="10pt" style:font-weight-complex="normal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2d0b9e1" style:font-size-asian="10pt" style:font-weight-asian="normal" style:font-size-complex="10pt" style:font-weight-complex="normal"/>
    </style:style>
    <style:style style:name="P37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375" style:family="paragraph" style:parent-style-name="Table_20_Contents"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376" style:family="paragraph" style:parent-style-name="Table_20_Contents">
      <style:text-properties style:font-name="Arial" fo:font-size="10pt" fo:font-weight="normal" officeooo:rsid="01e14726" officeooo:paragraph-rsid="02d0b9e1" style:font-size-asian="10pt" style:font-weight-asian="normal" style:font-size-complex="10pt" style:font-weight-complex="normal"/>
    </style:style>
    <style:style style:name="P377" style:family="paragraph" style:parent-style-name="Table_20_Contents">
      <style:text-properties style:font-name="Arial" fo:font-size="10pt" fo:font-weight="normal" officeooo:rsid="00d38931" officeooo:paragraph-rsid="02d0b9e1" style:font-size-asian="10pt" style:font-weight-asian="normal" style:font-size-complex="10pt" style:font-weight-complex="normal"/>
    </style:style>
    <style:style style:name="P37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379" style:family="paragraph" style:parent-style-name="Table_20_Contents"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380" style:family="paragraph" style:parent-style-name="Table_20_Contents">
      <style:text-properties style:font-name="Arial" fo:font-size="10pt" fo:font-weight="normal" officeooo:rsid="01e1dc6b" officeooo:paragraph-rsid="02d0b9e1" style:font-size-asian="10pt" style:font-weight-asian="normal" style:font-size-complex="10pt" style:font-weight-complex="normal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382" style:family="paragraph" style:parent-style-name="Table_20_Contents"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383" style:family="paragraph" style:parent-style-name="Table_20_Contents">
      <style:text-properties style:font-name="Arial" fo:font-size="10pt" fo:font-weight="normal" officeooo:rsid="00de01b5" officeooo:paragraph-rsid="02d0b9e1" style:font-size-asian="10pt" style:font-weight-asian="normal" style:font-size-complex="10pt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385" style:family="paragraph" style:parent-style-name="Table_20_Contents"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387" style:family="paragraph" style:parent-style-name="Table_20_Contents"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389" style:family="paragraph" style:parent-style-name="Table_20_Contents"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390" style:family="paragraph" style:parent-style-name="Table_20_Contents">
      <style:text-properties style:font-name="Arial" fo:font-size="10pt" fo:font-weight="normal" officeooo:rsid="00e6b368" officeooo:paragraph-rsid="02d0b9e1" style:font-size-asian="10pt" style:font-weight-asian="normal" style:font-size-complex="10pt" style:font-weight-complex="normal"/>
    </style:style>
    <style:style style:name="P391" style:family="paragraph" style:parent-style-name="Table_20_Contents">
      <style:text-properties style:font-name="Arial" fo:font-size="10pt" fo:font-weight="normal" officeooo:rsid="00e9b959" officeooo:paragraph-rsid="02d0b9e1" style:font-size-asian="10pt" style:font-weight-asian="normal" style:font-size-complex="10pt" style:font-weight-complex="normal"/>
    </style:style>
    <style:style style:name="P39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393" style:family="paragraph" style:parent-style-name="Table_20_Contents"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3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395" style:family="paragraph" style:parent-style-name="Table_20_Contents"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3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397" style:family="paragraph" style:parent-style-name="Table_20_Contents"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Arial" fo:font-size="10pt" fo:font-weight="normal" officeooo:rsid="00fb605d" officeooo:paragraph-rsid="02d0b9e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400" style:family="paragraph" style:parent-style-name="Table_20_Contents"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401" style:family="paragraph" style:parent-style-name="Table_20_Contents">
      <style:text-properties style:font-name="Arial" fo:font-size="10pt" fo:font-weight="normal" officeooo:rsid="01061426" officeooo:paragraph-rsid="02d0b9e1" style:font-size-asian="10pt" style:font-weight-asian="normal" style:font-size-complex="10pt" style:font-weight-complex="normal"/>
    </style:style>
    <style:style style:name="P402" style:family="paragraph" style:parent-style-name="Table_20_Contents">
      <style:text-properties style:font-name="Arial" fo:font-size="10pt" fo:font-weight="normal" officeooo:rsid="010796d8" officeooo:paragraph-rsid="02d0b9e1" style:font-size-asian="10pt" style:font-weight-asian="normal" style:font-size-complex="10pt" style:font-weight-complex="normal"/>
    </style:style>
    <style:style style:name="P40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404" style:family="paragraph" style:parent-style-name="Table_20_Contents"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405" style:family="paragraph" style:parent-style-name="Table_20_Contents">
      <style:text-properties style:font-name="Arial" fo:font-size="10pt" fo:font-weight="normal" officeooo:rsid="0108b4a7" officeooo:paragraph-rsid="02d0b9e1" style:font-size-asian="10pt" style:font-weight-asian="normal" style:font-size-complex="10pt" style:font-weight-complex="normal"/>
    </style:style>
    <style:style style:name="P406" style:family="paragraph" style:parent-style-name="Table_20_Contents">
      <style:text-properties style:font-name="Arial" fo:font-size="10pt" fo:font-weight="normal" officeooo:rsid="0108f763" officeooo:paragraph-rsid="02d0b9e1" style:font-size-asian="10pt" style:font-weight-asian="normal" style:font-size-complex="10pt" style:font-weight-complex="normal"/>
    </style:style>
    <style:style style:name="P407" style:family="paragraph" style:parent-style-name="Table_20_Contents">
      <style:text-properties style:font-name="Arial" fo:font-size="10pt" fo:font-weight="normal" officeooo:rsid="01156a7b" officeooo:paragraph-rsid="02d0b9e1" style:font-size-asian="10pt" style:font-weight-asian="normal" style:font-size-complex="10pt" style:font-weight-complex="normal"/>
    </style:style>
    <style:style style:name="P4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409" style:family="paragraph" style:parent-style-name="Table_20_Contents"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4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411" style:family="paragraph" style:parent-style-name="Table_20_Contents"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41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413" style:family="paragraph" style:parent-style-name="Table_20_Contents"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414" style:family="paragraph" style:parent-style-name="Table_20_Contents">
      <style:text-properties style:font-name="Arial" fo:font-size="10pt" fo:font-weight="normal" officeooo:rsid="01389835" officeooo:paragraph-rsid="02d0b9e1" style:font-size-asian="10pt" style:font-weight-asian="normal" style:font-size-complex="10pt" style:font-weight-complex="normal"/>
    </style:style>
    <style:style style:name="P4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2d0b9e1" style:font-size-asian="10pt" style:font-weight-asian="normal" style:font-size-complex="10pt" style:font-weight-complex="normal"/>
    </style:style>
    <style:style style:name="P416" style:family="paragraph" style:parent-style-name="Table_20_Contents">
      <style:text-properties style:font-name="Arial" fo:font-size="10pt" fo:font-weight="normal" officeooo:rsid="0138d0a7" officeooo:paragraph-rsid="02d0b9e1" style:font-size-asian="10pt" style:font-weight-asian="normal" style:font-size-complex="10pt" style:font-weight-complex="normal"/>
    </style:style>
    <style:style style:name="P4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2d0b9e1" style:font-size-asian="10pt" style:font-weight-asian="normal" style:font-size-complex="10pt" style:font-weight-complex="normal"/>
    </style:style>
    <style:style style:name="P418" style:family="paragraph" style:parent-style-name="Table_20_Contents">
      <style:text-properties style:font-name="Arial" fo:font-size="10pt" fo:font-weight="normal" officeooo:rsid="0138e28f" officeooo:paragraph-rsid="02d0b9e1" style:font-size-asian="10pt" style:font-weight-asian="normal" style:font-size-complex="10pt" style:font-weight-complex="normal"/>
    </style:style>
    <style:style style:name="P4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420" style:family="paragraph" style:parent-style-name="Table_20_Contents"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4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2d0b9e1" style:font-size-asian="10pt" style:font-weight-asian="normal" style:font-size-complex="10pt" style:font-weight-complex="normal"/>
    </style:style>
    <style:style style:name="P42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423" style:family="paragraph" style:parent-style-name="Table_20_Contents"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4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425" style:family="paragraph" style:parent-style-name="Table_20_Contents"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4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2d0b9e1" style:font-size-asian="10pt" style:font-weight-asian="normal" style:font-size-complex="10pt" style:font-weight-complex="normal"/>
    </style:style>
    <style:style style:name="P427" style:family="paragraph" style:parent-style-name="Table_20_Contents">
      <style:text-properties style:font-name="Arial" fo:font-size="10pt" fo:font-weight="normal" officeooo:rsid="014f390c" officeooo:paragraph-rsid="02d0b9e1" style:font-size-asian="10pt" style:font-weight-asian="normal" style:font-size-complex="10pt" style:font-weight-complex="normal"/>
    </style:style>
    <style:style style:name="P4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2d0b9e1" style:font-size-asian="10pt" style:font-weight-asian="normal" style:font-size-complex="10pt" style:font-weight-complex="normal"/>
    </style:style>
    <style:style style:name="P429" style:family="paragraph" style:parent-style-name="Table_20_Contents">
      <style:text-properties style:font-name="Arial" fo:font-size="10pt" fo:font-weight="normal" officeooo:rsid="015f864f" officeooo:paragraph-rsid="02d0b9e1" style:font-size-asian="10pt" style:font-weight-asian="normal" style:font-size-complex="10pt" style:font-weight-complex="normal"/>
    </style:style>
    <style:style style:name="P4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2d0b9e1" style:font-size-asian="10pt" style:font-weight-asian="normal" style:font-size-complex="10pt" style:font-weight-complex="normal"/>
    </style:style>
    <style:style style:name="P4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432" style:family="paragraph" style:parent-style-name="Table_20_Contents"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43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434" style:family="paragraph" style:parent-style-name="Table_20_Contents"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4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436" style:family="paragraph" style:parent-style-name="Table_20_Contents"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4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438" style:family="paragraph" style:parent-style-name="Table_20_Contents"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43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440" style:family="paragraph" style:parent-style-name="Table_20_Contents"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4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442" style:family="paragraph" style:parent-style-name="Table_20_Contents"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4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444" style:family="paragraph" style:parent-style-name="Table_20_Contents"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4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446" style:family="paragraph" style:parent-style-name="Table_20_Contents"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447" style:family="paragraph" style:parent-style-name="Standard">
      <style:text-properties style:font-name="Arial" fo:font-size="10pt" fo:font-weight="normal" officeooo:rsid="027a06a3" officeooo:paragraph-rsid="02eb7a1e" style:font-size-asian="10pt" style:font-weight-asian="normal" style:font-size-complex="10pt" style:font-weight-complex="normal"/>
    </style:style>
    <style:style style:name="P448" style:family="paragraph" style:parent-style-name="Standard">
      <style:text-properties style:font-name="Arial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449" style:family="paragraph" style:parent-style-name="Standard">
      <style:text-properties style:font-name="Arial" fo:font-size="10pt" fo:font-weight="normal" officeooo:rsid="025e1fb7" officeooo:paragraph-rsid="02eb7a1e" style:font-size-asian="10pt" style:font-weight-asian="normal" style:font-size-complex="10pt" style:font-weight-complex="normal"/>
    </style:style>
    <style:style style:name="P450" style:family="paragraph" style:parent-style-name="Standard">
      <style:text-properties style:font-name="Arial" fo:font-size="10pt" fo:font-weight="normal" officeooo:rsid="024c9ab8" officeooo:paragraph-rsid="02eb7a1e" style:font-size-asian="10pt" style:font-weight-asian="normal" style:font-size-complex="10pt" style:font-weight-complex="normal"/>
    </style:style>
    <style:style style:name="P451" style:family="paragraph" style:parent-style-name="Standard">
      <style:text-properties style:font-name="Arial" fo:font-size="10pt" fo:font-weight="normal" officeooo:rsid="024c9ab8" officeooo:paragraph-rsid="031d84fb" style:font-size-asian="10pt" style:font-weight-asian="normal" style:font-size-complex="10pt" style:font-weight-complex="normal"/>
    </style:style>
    <style:style style:name="P452" style:family="paragraph" style:parent-style-name="Standard">
      <style:text-properties style:font-name="Arial" fo:font-size="10pt" fo:font-weight="normal" officeooo:rsid="024c9ab8" officeooo:paragraph-rsid="03ee4efb" style:font-size-asian="10pt" style:font-weight-asian="normal" style:font-size-complex="10pt" style:font-weight-complex="normal"/>
    </style:style>
    <style:style style:name="P453" style:family="paragraph" style:parent-style-name="Standard">
      <style:text-properties style:font-name="Arial" fo:font-size="10pt" fo:font-weight="normal" officeooo:rsid="024c9ab8" officeooo:paragraph-rsid="03f18499" style:font-size-asian="10pt" style:font-weight-asian="normal" style:font-size-complex="10pt" style:font-weight-complex="normal"/>
    </style:style>
    <style:style style:name="P454" style:family="paragraph" style:parent-style-name="Standard">
      <style:text-properties style:font-name="Arial" fo:font-size="10pt" fo:font-weight="normal" officeooo:rsid="02557866" officeooo:paragraph-rsid="02eb7a1e" style:font-size-asian="10pt" style:font-weight-asian="normal" style:font-size-complex="10pt" style:font-weight-complex="normal"/>
    </style:style>
    <style:style style:name="P455" style:family="paragraph" style:parent-style-name="Standard">
      <style:text-properties style:font-name="Arial" fo:font-size="10pt" fo:font-weight="normal" officeooo:rsid="02557866" officeooo:paragraph-rsid="0405fc0a" style:font-size-asian="10pt" style:font-weight-asian="normal" style:font-size-complex="10pt" style:font-weight-complex="normal"/>
    </style:style>
    <style:style style:name="P456" style:family="paragraph" style:parent-style-name="Standard">
      <style:text-properties style:font-name="Arial" fo:font-size="10pt" fo:font-weight="normal" officeooo:rsid="02557866" officeooo:paragraph-rsid="0588a478" style:font-size-asian="10pt" style:font-weight-asian="normal" style:font-size-complex="10pt" style:font-weight-complex="normal"/>
    </style:style>
    <style:style style:name="P457" style:family="paragraph" style:parent-style-name="Standard">
      <style:text-properties style:font-name="Arial" fo:font-size="10pt" fo:font-weight="normal" officeooo:rsid="02557866" officeooo:paragraph-rsid="05949524" style:font-size-asian="10pt" style:font-weight-asian="normal" style:font-size-complex="10pt" style:font-weight-complex="normal"/>
    </style:style>
    <style:style style:name="P458" style:family="paragraph" style:parent-style-name="Standard">
      <style:text-properties style:font-name="Arial" fo:font-size="10pt" fo:font-weight="normal" officeooo:rsid="02568ad3" officeooo:paragraph-rsid="02eb7a1e" style:font-size-asian="10pt" style:font-weight-asian="normal" style:font-size-complex="10pt" style:font-weight-complex="normal"/>
    </style:style>
    <style:style style:name="P459" style:family="paragraph" style:parent-style-name="Standard">
      <style:text-properties style:font-name="Arial" fo:font-size="10pt" fo:font-weight="normal" officeooo:rsid="02172c80" officeooo:paragraph-rsid="02eb7a1e" style:font-size-asian="10pt" style:font-weight-asian="normal" style:font-size-complex="10pt" style:font-weight-complex="normal"/>
    </style:style>
    <style:style style:name="P460" style:family="paragraph" style:parent-style-name="Standard">
      <style:text-properties style:font-name="Arial" fo:font-size="10pt" fo:font-weight="normal" officeooo:rsid="02172c80" officeooo:paragraph-rsid="03552057" style:font-size-asian="10pt" style:font-weight-asian="normal" style:font-size-complex="10pt" style:font-weight-complex="normal"/>
    </style:style>
    <style:style style:name="P461" style:family="paragraph" style:parent-style-name="Standard">
      <style:text-properties style:font-name="Arial" fo:font-size="10pt" fo:font-weight="normal" officeooo:rsid="02172c80" officeooo:paragraph-rsid="0357f1fc" style:font-size-asian="10pt" style:font-weight-asian="normal" style:font-size-complex="10pt" style:font-weight-complex="normal"/>
    </style:style>
    <style:style style:name="P462" style:family="paragraph" style:parent-style-name="Standard">
      <style:text-properties style:font-name="Arial" fo:font-size="10pt" fo:font-weight="normal" officeooo:rsid="02172c80" officeooo:paragraph-rsid="032b8966" style:font-size-asian="10pt" style:font-weight-asian="normal" style:font-size-complex="10pt" style:font-weight-complex="normal"/>
    </style:style>
    <style:style style:name="P463" style:family="paragraph" style:parent-style-name="Standard">
      <style:text-properties style:font-name="Arial" fo:font-size="10pt" fo:font-weight="normal" officeooo:rsid="02172c80" officeooo:paragraph-rsid="03c5f695" style:font-size-asian="10pt" style:font-weight-asian="normal" style:font-size-complex="10pt" style:font-weight-complex="normal"/>
    </style:style>
    <style:style style:name="P464" style:family="paragraph" style:parent-style-name="Standard">
      <style:text-properties style:font-name="Arial" fo:font-size="10pt" fo:font-weight="normal" officeooo:rsid="02172c80" officeooo:paragraph-rsid="040fbaa2" style:font-size-asian="10pt" style:font-weight-asian="normal" style:font-size-complex="10pt" style:font-weight-complex="normal"/>
    </style:style>
    <style:style style:name="P465" style:family="paragraph" style:parent-style-name="Standard">
      <style:text-properties style:font-name="Arial" fo:font-size="10pt" fo:font-weight="normal" officeooo:rsid="02172c80" officeooo:paragraph-rsid="06540bce" style:font-size-asian="10pt" style:font-weight-asian="normal" style:font-size-complex="10pt" style:font-weight-complex="normal"/>
    </style:style>
    <style:style style:name="P466" style:family="paragraph" style:parent-style-name="Standard">
      <style:text-properties style:font-name="Arial" fo:font-size="10pt" fo:font-weight="normal" officeooo:rsid="02172c80" officeooo:paragraph-rsid="0655e30a" style:font-size-asian="10pt" style:font-weight-asian="normal" style:font-size-complex="10pt" style:font-weight-complex="normal"/>
    </style:style>
    <style:style style:name="P467" style:family="paragraph" style:parent-style-name="Standard">
      <style:text-properties style:font-name="Arial" fo:font-size="10pt" fo:font-weight="normal" officeooo:rsid="02172c80" officeooo:paragraph-rsid="066a8e03" style:font-size-asian="10pt" style:font-weight-asian="normal" style:font-size-complex="10pt" style:font-weight-complex="normal"/>
    </style:style>
    <style:style style:name="P468" style:family="paragraph" style:parent-style-name="Standard">
      <style:text-properties style:font-name="Arial" fo:font-size="10pt" fo:font-weight="normal" officeooo:rsid="02172c80" officeooo:paragraph-rsid="06e31c7a" style:font-size-asian="10pt" style:font-weight-asian="normal" style:font-size-complex="10pt" style:font-weight-complex="normal"/>
    </style:style>
    <style:style style:name="P469" style:family="paragraph" style:parent-style-name="Standard">
      <style:text-properties style:font-name="Arial" fo:font-size="10pt" fo:font-weight="normal" officeooo:rsid="02172c80" officeooo:paragraph-rsid="06ef1344" style:font-size-asian="10pt" style:font-weight-asian="normal" style:font-size-complex="10pt" style:font-weight-complex="normal"/>
    </style:style>
    <style:style style:name="P470" style:family="paragraph" style:parent-style-name="Standard">
      <style:text-properties style:font-name="Arial" fo:font-size="10pt" fo:font-weight="normal" officeooo:rsid="02172c80" officeooo:paragraph-rsid="06efb520" style:font-size-asian="10pt" style:font-weight-asian="normal" style:font-size-complex="10pt" style:font-weight-complex="normal"/>
    </style:style>
    <style:style style:name="P471" style:family="paragraph" style:parent-style-name="Standard">
      <style:text-properties style:font-name="Arial" fo:font-size="10pt" fo:font-weight="normal" officeooo:rsid="02172c80" officeooo:paragraph-rsid="06f438e3" style:font-size-asian="10pt" style:font-weight-asian="normal" style:font-size-complex="10pt" style:font-weight-complex="normal"/>
    </style:style>
    <style:style style:name="P472" style:family="paragraph" style:parent-style-name="Standard">
      <style:text-properties style:font-name="Arial" fo:font-size="10pt" fo:font-weight="normal" officeooo:rsid="02172c80" officeooo:paragraph-rsid="06f4cd82" style:font-size-asian="10pt" style:font-weight-asian="normal" style:font-size-complex="10pt" style:font-weight-complex="normal"/>
    </style:style>
    <style:style style:name="P473" style:family="paragraph" style:parent-style-name="Standard">
      <style:text-properties style:font-name="Arial" fo:font-size="10pt" fo:font-weight="normal" officeooo:rsid="02172c80" officeooo:paragraph-rsid="06f85d5c" style:font-size-asian="10pt" style:font-weight-asian="normal" style:font-size-complex="10pt" style:font-weight-complex="normal"/>
    </style:style>
    <style:style style:name="P474" style:family="paragraph" style:parent-style-name="Standard">
      <style:text-properties style:font-name="Arial" fo:font-size="10pt" fo:font-weight="normal" officeooo:rsid="02172c80" officeooo:paragraph-rsid="06fbeaa4" style:font-size-asian="10pt" style:font-weight-asian="normal" style:font-size-complex="10pt" style:font-weight-complex="normal"/>
    </style:style>
    <style:style style:name="P475" style:family="paragraph" style:parent-style-name="Standard">
      <style:text-properties style:font-name="Arial" fo:font-size="10pt" fo:font-weight="normal" officeooo:rsid="02172c80" officeooo:paragraph-rsid="071b8566" style:font-size-asian="10pt" style:font-weight-asian="normal" style:font-size-complex="10pt" style:font-weight-complex="normal"/>
    </style:style>
    <style:style style:name="P476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77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78" style:family="paragraph" style:parent-style-name="Standard"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479" style:family="paragraph" style:parent-style-name="Standard">
      <style:text-properties style:font-name="Arial" fo:font-size="10pt" fo:font-weight="normal" officeooo:rsid="021790ac" officeooo:paragraph-rsid="03ee4efb" style:font-size-asian="10pt" style:font-weight-asian="normal" style:font-size-complex="10pt" style:font-weight-complex="normal"/>
    </style:style>
    <style:style style:name="P480" style:family="paragraph" style:parent-style-name="Standard">
      <style:text-properties style:font-name="Arial" fo:font-size="10pt" fo:font-weight="normal" officeooo:rsid="021790ac" officeooo:paragraph-rsid="071fcde0" style:font-size-asian="10pt" style:font-weight-asian="normal" style:font-size-complex="10pt" style:font-weight-complex="normal"/>
    </style:style>
    <style:style style:name="P481" style:family="paragraph" style:parent-style-name="Standard">
      <style:text-properties style:font-name="Arial" fo:font-size="10pt" fo:font-weight="normal" officeooo:rsid="021790ac" officeooo:paragraph-rsid="07251808" style:font-size-asian="10pt" style:font-weight-asian="normal" style:font-size-complex="10pt" style:font-weight-complex="normal"/>
    </style:style>
    <style:style style:name="P482" style:family="paragraph" style:parent-style-name="Standard">
      <style:text-properties style:font-name="Arial" fo:font-size="10pt" fo:font-weight="normal" officeooo:rsid="0216916c" officeooo:paragraph-rsid="02eb7a1e" style:font-size-asian="10pt" style:font-weight-asian="normal" style:font-size-complex="10pt" style:font-weight-complex="normal"/>
    </style:style>
    <style:style style:name="P48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16916c" officeooo:paragraph-rsid="03771b51" style:font-size-asian="10pt" style:font-weight-asian="normal" style:font-size-complex="10pt" style:font-weight-complex="normal"/>
    </style:style>
    <style:style style:name="P484" style:family="paragraph" style:parent-style-name="Standard">
      <style:text-properties style:font-name="Arial" fo:font-size="10pt" fo:font-weight="normal" officeooo:rsid="0257a37c" officeooo:paragraph-rsid="02eb7a1e" style:font-size-asian="10pt" style:font-weight-asian="normal" style:font-size-complex="10pt" style:font-weight-complex="normal"/>
    </style:style>
    <style:style style:name="P48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eb7a1e" style:font-size-asian="10pt" style:font-weight-asian="normal" style:font-size-complex="10pt" style:font-weight-complex="normal"/>
    </style:style>
    <style:style style:name="P4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31d84fb" style:font-size-asian="10pt" style:font-weight-asian="normal" style:font-size-complex="10pt" style:font-weight-complex="normal"/>
    </style:style>
    <style:style style:name="P4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3ee4efb" style:font-size-asian="10pt" style:font-weight-asian="normal" style:font-size-complex="10pt" style:font-weight-complex="normal"/>
    </style:style>
    <style:style style:name="P4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3f42cef" style:font-size-asian="10pt" style:font-weight-asian="normal" style:font-size-complex="10pt" style:font-weight-complex="normal"/>
    </style:style>
    <style:style style:name="P489" style:family="paragraph" style:parent-style-name="Standard">
      <style:text-properties style:font-name="Arial" fo:font-size="10pt" fo:font-weight="normal" officeooo:rsid="025d3dfd" officeooo:paragraph-rsid="02eb7a1e" style:font-size-asian="10pt" style:font-weight-asian="normal" style:font-size-complex="10pt" style:font-weight-complex="normal"/>
    </style:style>
    <style:style style:name="P490" style:family="paragraph" style:parent-style-name="Standard">
      <style:text-properties style:font-name="Arial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491" style:family="paragraph" style:parent-style-name="Standard">
      <style:text-properties style:font-name="Arial" fo:font-size="10pt" fo:font-weight="normal" officeooo:rsid="02f9205a" officeooo:paragraph-rsid="04aeb1fd" style:font-size-asian="10pt" style:font-weight-asian="normal" style:font-size-complex="10pt" style:font-weight-complex="normal"/>
    </style:style>
    <style:style style:name="P492" style:family="paragraph" style:parent-style-name="Table_20_Contents"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4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4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495" style:family="paragraph" style:parent-style-name="Standard">
      <style:text-properties style:font-name="Arial" fo:font-size="10pt" fo:font-weight="normal" officeooo:rsid="030a5768" officeooo:paragraph-rsid="030a5768" style:font-size-asian="10pt" style:font-weight-asian="normal" style:font-size-complex="10pt" style:font-weight-complex="normal"/>
    </style:style>
    <style:style style:name="P496" style:family="paragraph" style:parent-style-name="Standard">
      <style:text-properties style:font-name="Arial" fo:font-size="10pt" fo:font-weight="normal" officeooo:rsid="030b8e8d" officeooo:paragraph-rsid="030b8e8d" style:font-size-asian="10pt" style:font-weight-asian="normal" style:font-size-complex="10pt" style:font-weight-complex="normal"/>
    </style:style>
    <style:style style:name="P497" style:family="paragraph" style:parent-style-name="Standard">
      <style:text-properties style:font-name="Arial" fo:font-size="10pt" fo:font-weight="normal" officeooo:rsid="030b8e8d" officeooo:paragraph-rsid="030dda0c" style:font-size-asian="10pt" style:font-weight-asian="normal" style:font-size-complex="10pt" style:font-weight-complex="normal"/>
    </style:style>
    <style:style style:name="P498" style:family="paragraph" style:parent-style-name="Standard">
      <style:text-properties style:font-name="Arial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499" style:family="paragraph" style:parent-style-name="Standard">
      <style:text-properties style:font-name="Arial" fo:font-size="10pt" fo:font-weight="normal" officeooo:rsid="0343f33e" officeooo:paragraph-rsid="04b9f45d" style:font-size-asian="10pt" style:font-weight-asian="normal" style:font-size-complex="10pt" style:font-weight-complex="normal"/>
    </style:style>
    <style:style style:name="P500" style:family="paragraph" style:parent-style-name="Standard">
      <style:text-properties style:font-name="Arial" fo:font-size="10pt" fo:font-weight="normal" officeooo:rsid="030dda0c" officeooo:paragraph-rsid="030dda0c" style:font-size-asian="10pt" style:font-weight-asian="normal" style:font-size-complex="10pt" style:font-weight-complex="normal"/>
    </style:style>
    <style:style style:name="P501" style:family="paragraph" style:parent-style-name="Standard">
      <style:text-properties style:font-name="Arial" fo:font-size="10pt" fo:font-weight="normal" officeooo:rsid="0396a009" officeooo:paragraph-rsid="0396a009" style:font-size-asian="10pt" style:font-weight-asian="normal" style:font-size-complex="10pt" style:font-weight-complex="normal"/>
    </style:style>
    <style:style style:name="P502" style:family="paragraph" style:parent-style-name="Standard">
      <style:text-properties style:font-name="Arial" fo:font-size="10pt" fo:font-weight="normal" officeooo:rsid="03974479" officeooo:paragraph-rsid="03974479" style:font-size-asian="10pt" style:font-weight-asian="normal" style:font-size-complex="10pt" style:font-weight-complex="normal"/>
    </style:style>
    <style:style style:name="P503" style:family="paragraph" style:parent-style-name="Standard">
      <style:text-properties style:font-name="Arial" fo:font-size="10pt" fo:font-weight="normal" officeooo:rsid="021d83ff" officeooo:paragraph-rsid="02eb7a1e" style:font-size-asian="10pt" style:font-weight-asian="normal" style:font-size-complex="10pt" style:font-weight-complex="normal"/>
    </style:style>
    <style:style style:name="P504" style:family="paragraph" style:parent-style-name="Standard">
      <style:text-properties style:font-name="Arial" fo:font-size="10pt" fo:font-weight="normal" officeooo:rsid="021d83ff" officeooo:paragraph-rsid="03d7647b" style:font-size-asian="10pt" style:font-weight-asian="normal" style:font-size-complex="10pt" style:font-weight-complex="normal"/>
    </style:style>
    <style:style style:name="P505" style:family="paragraph" style:parent-style-name="Standard">
      <style:text-properties style:font-name="Arial" fo:font-size="10pt" fo:font-weight="normal" officeooo:rsid="021d83ff" officeooo:paragraph-rsid="03ee4efb" style:font-size-asian="10pt" style:font-weight-asian="normal" style:font-size-complex="10pt" style:font-weight-complex="normal"/>
    </style:style>
    <style:style style:name="P506" style:family="paragraph" style:parent-style-name="Standard">
      <style:text-properties style:font-name="Arial" fo:font-size="10pt" fo:font-weight="normal" officeooo:rsid="03f72a42" officeooo:paragraph-rsid="03f72a42" style:font-size-asian="10pt" style:font-weight-asian="normal" style:font-size-complex="10pt" style:font-weight-complex="normal"/>
    </style:style>
    <style:style style:name="P50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4c6ba07" style:font-size-asian="10pt" style:font-weight-asian="normal" style:font-size-complex="10pt" style:font-weight-complex="normal"/>
    </style:style>
    <style:style style:name="P508" style:family="paragraph" style:parent-style-name="Standard">
      <style:text-properties style:font-name="Arial" fo:font-size="10pt" fo:font-weight="normal" officeooo:rsid="0588a478" officeooo:paragraph-rsid="0597f0b6" style:font-size-asian="10pt" style:font-weight-asian="normal" style:font-size-complex="10pt" style:font-weight-complex="normal"/>
    </style:style>
    <style:style style:name="P509" style:family="paragraph" style:parent-style-name="Standard">
      <style:text-properties style:font-name="Arial" fo:font-size="10pt" fo:font-weight="normal" officeooo:rsid="05b36395" officeooo:paragraph-rsid="05b36395" style:font-size-asian="10pt" style:font-weight-asian="normal" style:font-size-complex="10pt" style:font-weight-complex="normal"/>
    </style:style>
    <style:style style:name="P510" style:family="paragraph" style:parent-style-name="Standard">
      <style:text-properties style:font-name="Arial" fo:font-size="10pt" fo:font-weight="normal" officeooo:rsid="05e8ff07" officeooo:paragraph-rsid="05e8ff07" style:font-size-asian="10pt" style:font-weight-asian="normal" style:font-size-complex="10pt" style:font-weight-complex="normal"/>
    </style:style>
    <style:style style:name="P511" style:family="paragraph" style:parent-style-name="Standard">
      <style:text-properties style:font-name="Arial" fo:font-size="10pt" fo:font-weight="normal" officeooo:rsid="07087b6d" officeooo:paragraph-rsid="07087b6d" style:font-size-asian="10pt" style:font-weight-asian="normal" style:font-size-complex="10pt" style:font-weight-complex="normal"/>
    </style:style>
    <style:style style:name="P51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22e176b" style:font-size-asian="10pt" style:font-weight-asian="bold" style:font-size-complex="10pt" style:font-weight-complex="bold"/>
    </style:style>
    <style:style style:name="P51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1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51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45bf6f6" style:font-size-asian="10pt" style:font-weight-asian="bold" style:font-size-complex="10pt" style:font-weight-complex="bold"/>
    </style:style>
    <style:style style:name="P51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517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18" style:family="paragraph" style:parent-style-name="Standard"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519" style:family="paragraph" style:parent-style-name="Standard">
      <style:text-properties style:font-name="Arial" fo:font-size="10pt" fo:font-weight="bold" officeooo:rsid="00002d90" officeooo:paragraph-rsid="03771b51" style:font-size-asian="10pt" style:font-weight-asian="bold" style:font-size-complex="10pt" style:font-weight-complex="bold"/>
    </style:style>
    <style:style style:name="P520" style:family="paragraph" style:parent-style-name="Standard">
      <style:text-properties style:font-name="Arial" fo:font-size="10pt" fo:font-weight="bold" officeooo:rsid="00002d90" officeooo:paragraph-rsid="03ee4efb" style:font-size-asian="10pt" style:font-weight-asian="bold" style:font-size-complex="10pt" style:font-weight-complex="bold"/>
    </style:style>
    <style:style style:name="P521" style:family="paragraph" style:parent-style-name="Standard">
      <style:text-properties style:font-name="Arial" fo:font-size="10pt" fo:font-weight="bold" officeooo:rsid="00002d90" officeooo:paragraph-rsid="05e6d569" style:font-size-asian="10pt" style:font-weight-asian="bold" style:font-size-complex="10pt" style:font-weight-complex="bold"/>
    </style:style>
    <style:style style:name="P522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2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2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2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52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52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3ee4efb" style:font-size-asian="10pt" style:font-weight-asian="bold" style:font-size-complex="10pt" style:font-weight-complex="bold"/>
    </style:style>
    <style:style style:name="P52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530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31" style:family="paragraph" style:parent-style-name="Table_20_Contents"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532" style:family="paragraph" style:parent-style-name="Table_20_Contents">
      <style:text-properties style:font-name="Arial" fo:font-size="10pt" fo:font-weight="bold" officeooo:rsid="024013a0" officeooo:paragraph-rsid="031d84fb" style:font-size-asian="10pt" style:font-weight-asian="bold" style:font-size-complex="10pt" style:font-weight-complex="bold"/>
    </style:style>
    <style:style style:name="P533" style:family="paragraph" style:parent-style-name="Table_20_Contents">
      <style:text-properties style:font-name="Arial" fo:font-size="10pt" fo:font-weight="bold" officeooo:rsid="024013a0" officeooo:paragraph-rsid="036ebe61" style:font-size-asian="10pt" style:font-weight-asian="bold" style:font-size-complex="10pt" style:font-weight-complex="bold"/>
    </style:style>
    <style:style style:name="P534" style:family="paragraph" style:parent-style-name="Table_20_Contents">
      <style:text-properties style:font-name="Arial" fo:font-size="10pt" fo:font-weight="bold" officeooo:rsid="024013a0" officeooo:paragraph-rsid="03ee4efb" style:font-size-asian="10pt" style:font-weight-asian="bold" style:font-size-complex="10pt" style:font-weight-complex="bold"/>
    </style:style>
    <style:style style:name="P535" style:family="paragraph" style:parent-style-name="Table_20_Contents">
      <style:text-properties style:font-name="Arial" fo:font-size="10pt" fo:font-weight="bold" officeooo:rsid="024013a0" officeooo:paragraph-rsid="05e6d569" style:font-size-asian="10pt" style:font-weight-asian="bold" style:font-size-complex="10pt" style:font-weight-complex="bold"/>
    </style:style>
    <style:style style:name="P5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537" style:family="paragraph" style:parent-style-name="Table_20_Contents"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5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2d0b9e1" style:font-size-asian="10pt" style:font-weight-asian="bold" style:font-size-complex="10pt" style:font-weight-complex="bold"/>
    </style:style>
    <style:style style:name="P539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2d0b9e1" style:font-size-asian="10pt" style:font-weight-asian="bold" style:font-size-complex="10pt" style:font-weight-complex="bold"/>
    </style:style>
    <style:style style:name="P540" style:family="paragraph" style:parent-style-name="Table_20_Contents">
      <style:text-properties style:font-name="Arial" fo:font-size="10pt" fo:font-weight="bold" officeooo:rsid="00656237" officeooo:paragraph-rsid="02d0b9e1" style:font-size-asian="10pt" style:font-weight-asian="bold" style:font-size-complex="10pt" style:font-weight-complex="bold"/>
    </style:style>
    <style:style style:name="P541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2d0b9e1" style:font-size-asian="10pt" style:font-weight-asian="bold" style:font-size-complex="10pt" style:font-weight-complex="bold"/>
    </style:style>
    <style:style style:name="P542" style:family="paragraph" style:parent-style-name="Table_20_Contents">
      <style:text-properties style:font-name="Arial" fo:font-size="10pt" fo:font-weight="bold" officeooo:rsid="00703667" officeooo:paragraph-rsid="02d0b9e1" style:font-size-asian="10pt" style:font-weight-asian="bold" style:font-size-complex="10pt" style:font-weight-complex="bold"/>
    </style:style>
    <style:style style:name="P543" style:family="paragraph" style:parent-style-name="Table_20_Contents">
      <style:text-properties style:font-name="Arial" fo:font-size="10pt" fo:font-weight="bold" officeooo:rsid="0072726f" officeooo:paragraph-rsid="02d0b9e1" style:font-size-asian="10pt" style:font-weight-asian="bold" style:font-size-complex="10pt" style:font-weight-complex="bold"/>
    </style:style>
    <style:style style:name="P5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2d0b9e1" style:font-size-asian="10pt" style:font-weight-asian="bold" style:font-size-complex="10pt" style:font-weight-complex="bold"/>
    </style:style>
    <style:style style:name="P5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546" style:family="paragraph" style:parent-style-name="Table_20_Contents"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5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548" style:family="paragraph" style:parent-style-name="Table_20_Contents"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5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2d0b9e1" style:font-size-asian="10pt" style:font-weight-asian="bold" style:font-size-complex="10pt" style:font-weight-complex="bold"/>
    </style:style>
    <style:style style:name="P5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551" style:family="paragraph" style:parent-style-name="Table_20_Contents"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55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553" style:family="paragraph" style:parent-style-name="Table_20_Contents"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5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555" style:family="paragraph" style:parent-style-name="Table_20_Contents"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55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2d0b9e1" style:font-size-asian="10pt" style:font-weight-asian="bold" style:font-size-complex="10pt" style:font-weight-complex="bold"/>
    </style:style>
    <style:style style:name="P557" style:family="paragraph" style:parent-style-name="Table_20_Contents">
      <style:text-properties style:font-name="Arial" fo:font-size="10pt" fo:font-weight="bold" officeooo:rsid="00ae9802" officeooo:paragraph-rsid="02d0b9e1" style:font-size-asian="10pt" style:font-weight-asian="bold" style:font-size-complex="10pt" style:font-weight-complex="bold"/>
    </style:style>
    <style:style style:name="P558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559" style:family="paragraph" style:parent-style-name="Table_20_Contents"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56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2d0b9e1" style:font-size-asian="10pt" style:font-weight-asian="bold" style:font-size-complex="10pt" style:font-weight-complex="bold"/>
    </style:style>
    <style:style style:name="P561" style:family="paragraph" style:parent-style-name="Table_20_Contents">
      <style:text-properties style:font-name="Arial" fo:font-size="10pt" fo:font-weight="bold" officeooo:rsid="00b75549" officeooo:paragraph-rsid="02d0b9e1" style:font-size-asian="10pt" style:font-weight-asian="bold" style:font-size-complex="10pt" style:font-weight-complex="bold"/>
    </style:style>
    <style:style style:name="P56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563" style:family="paragraph" style:parent-style-name="Table_20_Contents"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56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565" style:family="paragraph" style:parent-style-name="Table_20_Contents"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566" style:family="paragraph" style:parent-style-name="Table_20_Contents">
      <style:text-properties style:font-name="Arial" fo:font-size="10pt" fo:font-weight="bold" officeooo:rsid="01e14726" officeooo:paragraph-rsid="02d0b9e1" style:font-size-asian="10pt" style:font-weight-asian="bold" style:font-size-complex="10pt" style:font-weight-complex="bold"/>
    </style:style>
    <style:style style:name="P56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568" style:family="paragraph" style:parent-style-name="Table_20_Contents"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569" style:family="paragraph" style:parent-style-name="Table_20_Contents">
      <style:text-properties style:font-name="Arial" fo:font-size="10pt" fo:font-weight="bold" officeooo:rsid="00d570d8" officeooo:paragraph-rsid="02d0b9e1" style:font-size-asian="10pt" style:font-weight-asian="bold" style:font-size-complex="10pt" style:font-weight-complex="bold"/>
    </style:style>
    <style:style style:name="P57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2d0b9e1" style:font-size-asian="10pt" style:font-weight-asian="bold" style:font-size-complex="10pt" style:font-weight-complex="bold"/>
    </style:style>
    <style:style style:name="P57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572" style:family="paragraph" style:parent-style-name="Table_20_Contents"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574" style:family="paragraph" style:parent-style-name="Table_20_Contents"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57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576" style:family="paragraph" style:parent-style-name="Table_20_Contents"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57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578" style:family="paragraph" style:parent-style-name="Table_20_Contents"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57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580" style:family="paragraph" style:parent-style-name="Table_20_Contents"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58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582" style:family="paragraph" style:parent-style-name="Table_20_Contents"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58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584" style:family="paragraph" style:parent-style-name="Table_20_Contents"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5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586" style:family="paragraph" style:parent-style-name="Table_20_Contents"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58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588" style:family="paragraph" style:parent-style-name="Table_20_Contents"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58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590" style:family="paragraph" style:parent-style-name="Table_20_Contents"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59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592" style:family="paragraph" style:parent-style-name="Table_20_Contents"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593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594" style:family="paragraph" style:parent-style-name="Table_20_Contents"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595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596" style:family="paragraph" style:parent-style-name="Table_20_Contents"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597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598" style:family="paragraph" style:parent-style-name="Table_20_Contents"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599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600" style:family="paragraph" style:parent-style-name="Table_20_Contents"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601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602" style:family="paragraph" style:parent-style-name="Table_20_Contents"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60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604" style:family="paragraph" style:parent-style-name="Table_20_Contents"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60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606" style:family="paragraph" style:parent-style-name="Table_20_Contents"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607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608" style:family="paragraph" style:parent-style-name="Table_20_Contents"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609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610" style:family="paragraph" style:parent-style-name="Table_20_Contents"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611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612" style:family="paragraph" style:parent-style-name="Table_20_Contents"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61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614" style:family="paragraph" style:parent-style-name="Table_20_Contents"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615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616" style:family="paragraph" style:parent-style-name="Table_20_Contents"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617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618" style:family="paragraph" style:parent-style-name="Table_20_Contents"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620" style:family="paragraph" style:parent-style-name="Table_20_Contents"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621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622" style:family="paragraph" style:parent-style-name="Table_20_Contents"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623" style:family="paragraph" style:parent-style-name="Table_20_Contents">
      <style:text-properties style:font-name="Arial" fo:font-size="10pt" fo:font-weight="bold" officeooo:rsid="011ad24e" officeooo:paragraph-rsid="02d0b9e1" style:font-size-asian="10pt" style:font-weight-asian="bold" style:font-size-complex="10pt" style:font-weight-complex="bold"/>
    </style:style>
    <style:style style:name="P62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625" style:family="paragraph" style:parent-style-name="Table_20_Contents"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626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2d0b9e1" style:font-size-asian="10pt" style:font-weight-asian="bold" style:font-size-complex="10pt" style:font-weight-complex="bold"/>
    </style:style>
    <style:style style:name="P627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628" style:family="paragraph" style:parent-style-name="Table_20_Contents"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629" style:family="paragraph" style:parent-style-name="Table_20_Contents">
      <style:text-properties style:font-name="Arial" fo:font-size="10pt" fo:font-weight="bold" officeooo:rsid="013fc72a" officeooo:paragraph-rsid="02d0b9e1" style:font-size-asian="10pt" style:font-weight-asian="bold" style:font-size-complex="10pt" style:font-weight-complex="bold"/>
    </style:style>
    <style:style style:name="P630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631" style:family="paragraph" style:parent-style-name="Table_20_Contents"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632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633" style:family="paragraph" style:parent-style-name="Table_20_Contents"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634" style:family="paragraph" style:parent-style-name="Table_20_Contents">
      <style:text-properties style:font-name="Arial" fo:font-size="10pt" fo:font-weight="bold" officeooo:rsid="0140f8ae" officeooo:paragraph-rsid="02d0b9e1" style:font-size-asian="10pt" style:font-weight-asian="bold" style:font-size-complex="10pt" style:font-weight-complex="bold"/>
    </style:style>
    <style:style style:name="P635" style:family="paragraph" style:parent-style-name="Table_20_Contents">
      <style:text-properties style:font-name="Arial" fo:font-size="10pt" fo:font-weight="bold" officeooo:rsid="01434533" officeooo:paragraph-rsid="02d0b9e1" style:font-size-asian="10pt" style:font-weight-asian="bold" style:font-size-complex="10pt" style:font-weight-complex="bold"/>
    </style:style>
    <style:style style:name="P636" style:family="paragraph" style:parent-style-name="Table_20_Contents">
      <style:text-properties style:font-name="Arial" fo:font-size="10pt" fo:font-weight="bold" officeooo:rsid="01e45482" officeooo:paragraph-rsid="02d0b9e1" style:font-size-asian="10pt" style:font-weight-asian="bold" style:font-size-complex="10pt" style:font-weight-complex="bold"/>
    </style:style>
    <style:style style:name="P637" style:family="paragraph" style:parent-style-name="Table_20_Contents">
      <style:text-properties style:font-name="Arial" fo:font-size="10pt" fo:font-weight="bold" officeooo:rsid="010796d8" officeooo:paragraph-rsid="02d0b9e1" style:font-size-asian="10pt" style:font-weight-asian="bold" style:font-size-complex="10pt" style:font-weight-complex="bold"/>
    </style:style>
    <style:style style:name="P638" style:family="paragraph" style:parent-style-name="Table_20_Contents">
      <style:text-properties style:font-name="Arial" fo:font-size="10pt" fo:font-weight="bold" officeooo:rsid="01e62174" officeooo:paragraph-rsid="02d0b9e1" style:font-size-asian="10pt" style:font-weight-asian="bold" style:font-size-complex="10pt" style:font-weight-complex="bold"/>
    </style:style>
    <style:style style:name="P639" style:family="paragraph" style:parent-style-name="Table_20_Contents">
      <style:text-properties style:font-name="Arial" fo:font-size="10pt" fo:font-weight="bold" officeooo:rsid="015a57cb" officeooo:paragraph-rsid="02d0b9e1" style:font-size-asian="10pt" style:font-weight-asian="bold" style:font-size-complex="10pt" style:font-weight-complex="bold"/>
    </style:style>
    <style:style style:name="P640" style:family="paragraph" style:parent-style-name="Table_20_Contents">
      <style:text-properties style:font-name="Arial" fo:font-size="10pt" fo:font-weight="bold" officeooo:rsid="01e8f1d9" officeooo:paragraph-rsid="02d0b9e1" style:font-size-asian="10pt" style:font-weight-asian="bold" style:font-size-complex="10pt" style:font-weight-complex="bold"/>
    </style:style>
    <style:style style:name="P641" style:family="paragraph" style:parent-style-name="Table_20_Contents">
      <style:text-properties style:font-name="Arial" fo:font-size="10pt" fo:font-weight="bold" officeooo:rsid="01961601" officeooo:paragraph-rsid="02d0b9e1" style:font-size-asian="10pt" style:font-weight-asian="bold" style:font-size-complex="10pt" style:font-weight-complex="bold"/>
    </style:style>
    <style:style style:name="P642" style:family="paragraph" style:parent-style-name="Table_20_Contents">
      <style:text-properties style:font-name="Arial" fo:font-size="10pt" fo:font-weight="bold" officeooo:rsid="01ba2657" officeooo:paragraph-rsid="02d0b9e1" style:font-size-asian="10pt" style:font-weight-asian="bold" style:font-size-complex="10pt" style:font-weight-complex="bold"/>
    </style:style>
    <style:style style:name="P643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644" style:family="paragraph" style:parent-style-name="Table_20_Contents"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64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646" style:family="paragraph" style:parent-style-name="Table_20_Contents"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647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648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649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650" style:family="paragraph" style:parent-style-name="Table_20_Contents"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651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652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653" style:family="paragraph" style:parent-style-name="Standard">
      <style:text-properties style:font-name="Arial" fo:font-size="10pt" fo:font-weight="bold" officeooo:rsid="025d3dfd" officeooo:paragraph-rsid="02eb7a1e" style:font-size-asian="10pt" style:font-weight-asian="bold" style:font-size-complex="10pt" style:font-weight-complex="bold"/>
    </style:style>
    <style:style style:name="P654" style:family="paragraph" style:parent-style-name="Standard">
      <style:text-properties style:font-name="Arial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655" style:family="paragraph" style:parent-style-name="Standard">
      <style:text-properties style:font-name="Arial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656" style:family="paragraph" style:parent-style-name="Standard">
      <style:text-properties style:font-name="Arial" fo:font-size="10pt" fo:font-weight="bold" officeooo:rsid="02bda45e" officeooo:paragraph-rsid="02eb7a1e" style:font-size-asian="10pt" style:font-weight-asian="bold" style:font-size-complex="10pt" style:font-weight-complex="bold"/>
    </style:style>
    <style:style style:name="P657" style:family="paragraph" style:parent-style-name="Table_20_Contents">
      <style:text-properties style:font-name="Arial" fo:font-size="10pt" fo:font-weight="bold" officeooo:rsid="02b7d9c5" officeooo:paragraph-rsid="02b7d9c5" style:font-size-asian="10pt" style:font-weight-asian="bold" style:font-size-complex="10pt" style:font-weight-complex="bold"/>
    </style:style>
    <style:style style:name="P658" style:family="paragraph" style:parent-style-name="Table_20_Contents">
      <style:text-properties style:font-name="Arial" fo:font-size="10pt" fo:font-weight="bold" officeooo:rsid="02b56ae2" officeooo:paragraph-rsid="02b56ae2" style:font-size-asian="10pt" style:font-weight-asian="bold" style:font-size-complex="10pt" style:font-weight-complex="bold"/>
    </style:style>
    <style:style style:name="P659" style:family="paragraph" style:parent-style-name="Table_20_Contents">
      <style:text-properties style:font-name="Arial" fo:font-size="10pt" fo:font-weight="bold" officeooo:rsid="02b3f523" officeooo:paragraph-rsid="02b3f523" style:font-size-asian="10pt" style:font-weight-asian="bold" style:font-size-complex="10pt" style:font-weight-complex="bold"/>
    </style:style>
    <style:style style:name="P660" style:family="paragraph" style:parent-style-name="Table_20_Contents">
      <style:text-properties style:font-name="Arial" fo:font-size="10pt" fo:font-weight="bold" officeooo:rsid="02af8a1d" officeooo:paragraph-rsid="02af8a1d" style:font-size-asian="10pt" style:font-weight-asian="bold" style:font-size-complex="10pt" style:font-weight-complex="bold"/>
    </style:style>
    <style:style style:name="P661" style:family="paragraph" style:parent-style-name="Table_20_Contents">
      <style:text-properties style:font-name="Arial" fo:font-size="10pt" fo:font-weight="bold" officeooo:rsid="02a4dbc4" officeooo:paragraph-rsid="02a4dbc4" style:font-size-asian="10pt" style:font-weight-asian="bold" style:font-size-complex="10pt" style:font-weight-complex="bold"/>
    </style:style>
    <style:style style:name="P662" style:family="paragraph" style:parent-style-name="Table_20_Contents">
      <style:text-properties style:font-name="Arial" fo:font-size="10pt" fo:font-weight="bold" officeooo:rsid="02a3bc63" officeooo:paragraph-rsid="02a3bc63" style:font-size-asian="10pt" style:font-weight-asian="bold" style:font-size-complex="10pt" style:font-weight-complex="bold"/>
    </style:style>
    <style:style style:name="P663" style:family="paragraph" style:parent-style-name="Table_20_Contents">
      <style:text-properties style:font-name="Arial" fo:font-size="10pt" fo:font-weight="bold" officeooo:rsid="02a95b42" officeooo:paragraph-rsid="02a95b42" style:font-size-asian="10pt" style:font-weight-asian="bold" style:font-size-complex="10pt" style:font-weight-complex="bold"/>
    </style:style>
    <style:style style:name="P664" style:family="paragraph" style:parent-style-name="Table_20_Contents">
      <style:text-properties style:font-name="Arial" fo:font-size="10pt" fo:font-weight="bold" officeooo:rsid="02c05463" officeooo:paragraph-rsid="02c05463" style:font-size-asian="10pt" style:font-weight-asian="bold" style:font-size-complex="10pt" style:font-weight-complex="bold"/>
    </style:style>
    <style:style style:name="P665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666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667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668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669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670" style:family="paragraph" style:parent-style-name="Table_20_Contents">
      <style:text-properties style:font-name="Arial" fo:font-size="10pt" fo:font-weight="bold" officeooo:rsid="02d0eeb4" officeooo:paragraph-rsid="02d0eeb4" style:font-size-asian="10pt" style:font-weight-asian="bold" style:font-size-complex="10pt" style:font-weight-complex="bold"/>
    </style:style>
    <style:style style:name="P671" style:family="paragraph" style:parent-style-name="Table_20_Contents">
      <style:text-properties style:font-name="Arial" fo:font-size="10pt" fo:font-weight="bold" officeooo:rsid="02d98e67" officeooo:paragraph-rsid="02d98e67" style:font-size-asian="10pt" style:font-weight-asian="bold" style:font-size-complex="10pt" style:font-weight-complex="bold"/>
    </style:style>
    <style:style style:name="P672" style:family="paragraph" style:parent-style-name="Table_20_Contents">
      <style:text-properties style:font-name="Arial" fo:font-size="10pt" fo:font-weight="bold" officeooo:rsid="02d98e67" officeooo:paragraph-rsid="03b7871f" style:font-size-asian="10pt" style:font-weight-asian="bold" style:font-size-complex="10pt" style:font-weight-complex="bold"/>
    </style:style>
    <style:style style:name="P673" style:family="paragraph" style:parent-style-name="Standard">
      <style:text-properties style:font-name="Arial" fo:font-size="10pt" fo:font-weight="bold" officeooo:rsid="035e98ac" officeooo:paragraph-rsid="035e98ac" style:font-size-asian="10pt" style:font-weight-asian="bold" style:font-size-complex="10pt" style:font-weight-complex="bold"/>
    </style:style>
    <style:style style:name="P67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2d0b9e1" style:font-size-asian="10pt" style:font-style-asian="italic" style:font-weight-asian="bold" style:font-size-complex="10pt" style:font-style-complex="italic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2d0b9e1" style:font-size-asian="10pt" style:font-style-asian="italic" style:font-weight-asian="bold" style:font-size-complex="10pt" style:font-style-complex="italic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2d0b9e1" style:font-size-asian="10pt" style:font-style-asian="italic" style:font-weight-asian="bold" style:font-size-complex="10pt" style:font-style-complex="italic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2d0b9e1" style:font-size-asian="10pt" style:font-style-asian="italic" style:font-size-complex="10pt" style:font-style-complex="italic"/>
    </style:style>
    <style:style style:name="P678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2d0b9e1" style:font-size-asian="10pt" style:font-style-asian="italic" style:font-size-complex="10pt" style:font-style-complex="italic"/>
    </style:style>
    <style:style style:name="P679" style:family="paragraph" style:parent-style-name="Standard">
      <style:text-properties style:font-name="Arial" officeooo:rsid="021a5545" officeooo:paragraph-rsid="021a5545"/>
    </style:style>
    <style:style style:name="P680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681" style:family="paragraph" style:parent-style-name="Standard">
      <style:text-properties style:font-name="Arial" fo:font-size="9pt" fo:font-weight="bold" officeooo:rsid="023eb691" officeooo:paragraph-rsid="02eb7a1e" style:font-size-asian="9pt" style:font-weight-asian="bold" style:font-size-complex="9pt" style:font-weight-complex="bold"/>
    </style:style>
    <style:style style:name="P682" style:family="paragraph" style:parent-style-name="Standard">
      <style:text-properties style:font-name="Arial" fo:font-size="9pt" fo:font-weight="bold" officeooo:rsid="023eb691" officeooo:paragraph-rsid="036ebe61" style:font-size-asian="9pt" style:font-weight-asian="bold" style:font-size-complex="9pt" style:font-weight-complex="bold"/>
    </style:style>
    <style:style style:name="P683" style:family="paragraph" style:parent-style-name="Standard">
      <style:text-properties style:font-name="Arial" fo:font-size="9pt" fo:font-weight="bold" officeooo:rsid="023eb691" officeooo:paragraph-rsid="04baaacb" style:font-size-asian="9pt" style:font-weight-asian="bold" style:font-size-complex="9pt" style:font-weight-complex="bold"/>
    </style:style>
    <style:style style:name="P684" style:family="paragraph" style:parent-style-name="Standard">
      <style:text-properties style:font-name="Arial" fo:font-size="9pt" fo:font-weight="bold" officeooo:rsid="023eb691" officeooo:paragraph-rsid="05bb0b0a" style:font-size-asian="9pt" style:font-weight-asian="bold" style:font-size-complex="9pt" style:font-weight-complex="bold"/>
    </style:style>
    <style:style style:name="P685" style:family="paragraph" style:parent-style-name="Standard">
      <style:text-properties style:font-name="Arial" fo:font-size="9pt" fo:font-weight="bold" officeooo:rsid="023eb691" officeooo:paragraph-rsid="05e6d569" style:font-size-asian="9pt" style:font-weight-asian="bold" style:font-size-complex="9pt" style:font-weight-complex="bold"/>
    </style:style>
    <style:style style:name="P686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687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688" style:family="paragraph" style:parent-style-name="Standard">
      <style:text-properties style:font-name="Arial" fo:font-size="9pt" fo:font-weight="normal" officeooo:rsid="023eb691" officeooo:paragraph-rsid="05735e21" style:font-size-asian="9pt" style:font-weight-asian="normal" style:font-size-complex="9pt" style:font-weight-complex="normal"/>
    </style:style>
    <style:style style:name="P689" style:family="paragraph" style:parent-style-name="Standard">
      <style:text-properties style:font-name="Arial" fo:font-size="9pt" fo:font-weight="normal" officeooo:rsid="021790ac" officeooo:paragraph-rsid="03ee4efb" style:font-size-asian="9pt" style:font-weight-asian="normal" style:font-size-complex="9pt" style:font-weight-complex="normal"/>
    </style:style>
    <style:style style:name="P690" style:family="paragraph" style:parent-style-name="Standard">
      <style:text-properties style:font-name="Arial" officeooo:rsid="00330c05" officeooo:paragraph-rsid="02cfb0c9"/>
    </style:style>
    <style:style style:name="P691" style:family="paragraph" style:parent-style-name="Standard">
      <style:text-properties style:font-name="Arial" officeooo:rsid="00330c05" officeooo:paragraph-rsid="02db0b1b"/>
    </style:style>
    <style:style style:name="P692" style:family="paragraph" style:parent-style-name="Standard">
      <style:text-properties style:font-name="Arial" officeooo:rsid="00330c05" officeooo:paragraph-rsid="02f3e52e"/>
    </style:style>
    <style:style style:name="P693" style:family="paragraph" style:parent-style-name="Standard">
      <style:text-properties style:font-name="Arial" fo:font-size="10.5pt" officeooo:rsid="0032021a" officeooo:paragraph-rsid="02cfb0c9" style:font-size-asian="10.5pt" style:font-size-complex="10.5pt"/>
    </style:style>
    <style:style style:name="P694" style:family="paragraph" style:parent-style-name="Standard">
      <style:text-properties style:font-name="Arial" fo:font-size="10.5pt" officeooo:rsid="00330c05" officeooo:paragraph-rsid="02d0b9e1" style:font-size-asian="10.5pt" style:font-size-complex="10.5pt"/>
    </style:style>
    <style:style style:name="P695" style:family="paragraph" style:parent-style-name="Standard">
      <style:text-properties style:font-name="Arial" fo:font-size="10.5pt" officeooo:rsid="00330c05" officeooo:paragraph-rsid="02f3e52e" style:font-size-asian="10.5pt" style:font-size-complex="10.5pt"/>
    </style:style>
    <style:style style:name="P696" style:family="paragraph" style:parent-style-name="Table_20_Contents">
      <style:text-properties style:font-name="Arial" fo:font-size="10.5pt" officeooo:rsid="02459125" officeooo:paragraph-rsid="02f6a6d1" style:font-size-asian="10.5pt" style:font-size-complex="10.5pt"/>
    </style:style>
    <style:style style:name="P697" style:family="paragraph" style:parent-style-name="Table_20_Contents">
      <style:text-properties style:font-name="Arial" fo:font-size="10.5pt" officeooo:rsid="002033fa" officeooo:paragraph-rsid="02f6a6d1" style:font-size-asian="10.5pt" style:font-size-complex="10.5pt"/>
    </style:style>
    <style:style style:name="P698" style:family="paragraph" style:parent-style-name="Table_20_Contents">
      <style:text-properties style:font-name="Arial" fo:font-size="10.5pt" officeooo:rsid="02474f26" officeooo:paragraph-rsid="02f6a6d1" style:font-size-asian="10.5pt" style:font-size-complex="10.5pt"/>
    </style:style>
    <style:style style:name="P699" style:family="paragraph" style:parent-style-name="Table_20_Contents">
      <style:text-properties style:font-name="Arial" fo:font-size="10.5pt" fo:font-weight="bold" officeooo:rsid="0027c900" officeooo:paragraph-rsid="02f6a6d1" style:font-size-asian="10.5pt" style:font-weight-asian="bold" style:font-size-complex="10.5pt" style:font-weight-complex="bold"/>
    </style:style>
    <style:style style:name="P700" style:family="paragraph" style:parent-style-name="Standard">
      <style:text-properties style:font-name="Arial" officeooo:rsid="0027c900" officeooo:paragraph-rsid="02d79d10"/>
    </style:style>
    <style:style style:name="P701" style:family="paragraph" style:parent-style-name="Table_20_Contents">
      <style:text-properties style:font-name="Arial" officeooo:rsid="0027c900" officeooo:paragraph-rsid="02d79d10"/>
    </style:style>
    <style:style style:name="P702" style:family="paragraph" style:parent-style-name="Table_20_Contents">
      <style:paragraph-properties fo:text-align="center" style:justify-single-word="false"/>
      <style:text-properties style:font-name="Arial" officeooo:rsid="0027c900" officeooo:paragraph-rsid="02d79d10"/>
    </style:style>
    <style:style style:name="P703" style:family="paragraph" style:parent-style-name="Standard">
      <style:text-properties style:font-name="Arial" officeooo:rsid="0027c900" officeooo:paragraph-rsid="02f6a6d1"/>
    </style:style>
    <style:style style:name="P704" style:family="paragraph" style:parent-style-name="Standard">
      <style:text-properties style:font-name="Arial" officeooo:rsid="00284612" officeooo:paragraph-rsid="02d79d10"/>
    </style:style>
    <style:style style:name="P705" style:family="paragraph" style:parent-style-name="Table_20_Contents">
      <style:text-properties style:font-name="Arial" officeooo:rsid="00284612" officeooo:paragraph-rsid="02d79d10"/>
    </style:style>
    <style:style style:name="P706" style:family="paragraph" style:parent-style-name="Table_20_Contents">
      <style:paragraph-properties fo:text-align="center" style:justify-single-word="false"/>
      <style:text-properties style:font-name="Arial" officeooo:rsid="00284612" officeooo:paragraph-rsid="02d79d10"/>
    </style:style>
    <style:style style:name="P707" style:family="paragraph" style:parent-style-name="Table_20_Contents">
      <style:text-properties style:font-name="Arial" officeooo:rsid="00284612" officeooo:paragraph-rsid="02e05ee3"/>
    </style:style>
    <style:style style:name="P708" style:family="paragraph" style:parent-style-name="Standard">
      <style:text-properties style:font-name="Arial" officeooo:rsid="00284612" officeooo:paragraph-rsid="02f3e52e"/>
    </style:style>
    <style:style style:name="P709" style:family="paragraph" style:parent-style-name="Standard">
      <style:text-properties style:font-name="Arial" officeooo:rsid="00695d1c" officeooo:paragraph-rsid="02db0b1b"/>
    </style:style>
    <style:style style:name="P710" style:family="paragraph" style:parent-style-name="Standard">
      <style:text-properties style:font-name="Arial" officeooo:rsid="00695d1c" officeooo:paragraph-rsid="02f3e52e"/>
    </style:style>
    <style:style style:name="P711" style:family="paragraph" style:parent-style-name="Standard">
      <style:text-properties style:font-name="Arial" officeooo:rsid="003daefb" officeooo:paragraph-rsid="02db0b1b"/>
    </style:style>
    <style:style style:name="P712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2d0b9e1" style:font-size-asian="8pt" style:font-weight-asian="bold" style:font-size-complex="8pt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d0b9e1" style:font-size-asian="8pt" style:font-weight-asian="bold" style:font-size-complex="8pt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718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719" style:family="paragraph" style:parent-style-name="Table_20_Contents">
      <style:paragraph-properties fo:text-align="center" style:justify-single-word="false"/>
      <style:text-properties style:font-name="Arial" fo:font-size="8pt" fo:font-weight="bold" officeooo:rsid="02d0eeb4" officeooo:paragraph-rsid="02d0eeb4" style:font-size-asian="8pt" style:font-weight-asian="bold" style:font-size-complex="8pt" style:font-weight-complex="bold"/>
    </style:style>
    <style:style style:name="P720" style:family="paragraph" style:parent-style-name="Table_20_Contents">
      <style:paragraph-properties fo:text-align="center" style:justify-single-word="false"/>
      <style:text-properties style:font-name="Arial" fo:font-size="8pt" fo:font-weight="bold" officeooo:rsid="02d98e67" officeooo:paragraph-rsid="02d98e67" style:font-size-asian="8pt" style:font-weight-asian="bold" style:font-size-complex="8pt" style:font-weight-complex="bold"/>
    </style:style>
    <style:style style:name="P721" style:family="paragraph" style:parent-style-name="Table_20_Contents">
      <style:paragraph-properties fo:text-align="center" style:justify-single-word="false"/>
      <style:text-properties style:font-name="Arial" fo:font-size="8pt" fo:font-weight="bold" officeooo:rsid="02d98e67" officeooo:paragraph-rsid="03b971a7" style:font-size-asian="8pt" style:font-weight-asian="bold" style:font-size-complex="8pt" style:font-weight-complex="bold"/>
    </style:style>
    <style:style style:name="P722" style:family="paragraph" style:parent-style-name="Table_20_Contents">
      <style:paragraph-properties fo:text-align="center" style:justify-single-word="false"/>
      <style:text-properties style:font-name="Arial" fo:font-size="8pt" fo:font-weight="bold" officeooo:rsid="02c05463" officeooo:paragraph-rsid="02c05463" style:font-size-asian="8pt" style:font-weight-asian="bold" style:font-size-complex="8pt" style:font-weight-complex="bold"/>
    </style:style>
    <style:style style:name="P723" style:family="paragraph" style:parent-style-name="Table_20_Contents">
      <style:paragraph-properties fo:text-align="center" style:justify-single-word="false"/>
      <style:text-properties style:font-name="Arial" officeooo:rsid="003f3b6e" officeooo:paragraph-rsid="02d79d10"/>
    </style:style>
    <style:style style:name="P724" style:family="paragraph" style:parent-style-name="Table_20_Contents">
      <style:text-properties style:font-name="Arial" officeooo:rsid="0057dcb7" officeooo:paragraph-rsid="02d79d10"/>
    </style:style>
    <style:style style:name="P725" style:family="paragraph" style:parent-style-name="Table_20_Contents">
      <style:text-properties style:font-name="Arial" officeooo:rsid="0090ce61" officeooo:paragraph-rsid="02d79d10"/>
    </style:style>
    <style:style style:name="P726" style:family="paragraph" style:parent-style-name="Table_20_Contents">
      <style:text-properties style:font-name="Arial" officeooo:rsid="0092867b" officeooo:paragraph-rsid="02d79d10"/>
    </style:style>
    <style:style style:name="P727" style:family="paragraph" style:parent-style-name="Table_20_Contents">
      <style:text-properties style:font-name="Arial" officeooo:rsid="00981787" officeooo:paragraph-rsid="02d79d10"/>
    </style:style>
    <style:style style:name="P728" style:family="paragraph" style:parent-style-name="Table_20_Contents">
      <style:text-properties style:font-name="Arial" officeooo:rsid="0094b27c" officeooo:paragraph-rsid="02d79d10"/>
    </style:style>
    <style:style style:name="P729" style:family="paragraph" style:parent-style-name="Table_20_Contents">
      <style:text-properties style:font-name="Arial" officeooo:rsid="02e05ee3" officeooo:paragraph-rsid="02e05ee3"/>
    </style:style>
    <style:style style:name="P730" style:family="paragraph" style:parent-style-name="Standard">
      <style:text-properties style:font-name="Arial" officeooo:rsid="024b7e9d" officeooo:paragraph-rsid="02eb7a1e"/>
    </style:style>
    <style:style style:name="P731" style:family="paragraph" style:parent-style-name="Standard">
      <style:text-properties style:font-name="Arial" officeooo:rsid="024b7e9d" officeooo:paragraph-rsid="03ee4efb"/>
    </style:style>
    <style:style style:name="P732" style:family="paragraph" style:parent-style-name="Standard">
      <style:text-properties style:font-name="Arial" officeooo:rsid="02172c80" officeooo:paragraph-rsid="02eb7a1e"/>
    </style:style>
    <style:style style:name="P733" style:family="paragraph" style:parent-style-name="Standard">
      <style:text-properties style:font-name="Arial" officeooo:rsid="023f7def" officeooo:paragraph-rsid="02eb7a1e"/>
    </style:style>
    <style:style style:name="P734" style:family="paragraph" style:parent-style-name="Standard">
      <style:text-properties style:font-name="Arial" officeooo:rsid="023f7def" officeooo:paragraph-rsid="03ee4efb"/>
    </style:style>
    <style:style style:name="P735" style:family="paragraph" style:parent-style-name="Standard">
      <style:text-properties style:font-name="Arial" officeooo:rsid="021d83ff" officeooo:paragraph-rsid="02eb7a1e"/>
    </style:style>
    <style:style style:name="P736" style:family="paragraph" style:parent-style-name="Standard">
      <style:text-properties style:font-name="Arial" officeooo:rsid="0253c8f1" officeooo:paragraph-rsid="02eb7a1e"/>
    </style:style>
    <style:style style:name="P737" style:family="paragraph" style:parent-style-name="Standard">
      <style:text-properties style:font-name="Arial" officeooo:rsid="0253c8f1" officeooo:paragraph-rsid="03c5f695"/>
    </style:style>
    <style:style style:name="P738" style:family="paragraph" style:parent-style-name="Standard">
      <style:text-properties style:font-name="Arial" officeooo:rsid="02546da5" officeooo:paragraph-rsid="02eb7a1e"/>
    </style:style>
    <style:style style:name="P739" style:family="paragraph" style:parent-style-name="Standard">
      <style:text-properties style:font-name="Arial" officeooo:rsid="02546da5" officeooo:paragraph-rsid="059e5689"/>
    </style:style>
    <style:style style:name="P740" style:family="paragraph" style:parent-style-name="Standard">
      <style:text-properties style:font-name="Arial" officeooo:rsid="02546da5" officeooo:paragraph-rsid="05cd3726"/>
    </style:style>
    <style:style style:name="P741" style:family="paragraph" style:parent-style-name="Standard">
      <style:text-properties style:font-name="Arial" officeooo:rsid="0005a71d" officeooo:paragraph-rsid="02ed2726"/>
    </style:style>
    <style:style style:name="P742" style:family="paragraph" style:parent-style-name="Standard">
      <style:text-properties style:font-name="Arial" officeooo:rsid="0002f288" officeooo:paragraph-rsid="0002f288"/>
    </style:style>
    <style:style style:name="P743" style:family="paragraph" style:parent-style-name="Standard">
      <style:text-properties style:font-name="Arial" officeooo:rsid="0002f288" officeooo:paragraph-rsid="02ed2726"/>
    </style:style>
    <style:style style:name="P744" style:family="paragraph" style:parent-style-name="Standard">
      <style:text-properties style:font-name="Arial" officeooo:rsid="0029d1f6" officeooo:paragraph-rsid="02db0b1b"/>
    </style:style>
    <style:style style:name="P745" style:family="paragraph" style:parent-style-name="Standard">
      <style:text-properties style:font-name="Arial" officeooo:rsid="0032021a" officeooo:paragraph-rsid="02db0b1b"/>
    </style:style>
    <style:style style:name="P746" style:family="paragraph" style:parent-style-name="Table_20_Contents">
      <style:text-properties style:font-name="Arial" officeooo:rsid="0306b7f3" officeooo:paragraph-rsid="0306b7f3"/>
    </style:style>
    <style:style style:name="P747" style:family="paragraph" style:parent-style-name="Standard">
      <style:text-properties style:font-name="Arial" officeooo:rsid="058be99c" officeooo:paragraph-rsid="058be99c"/>
    </style:style>
    <style:style style:name="P748" style:family="paragraph" style:parent-style-name="Standard">
      <style:text-properties style:font-name="Arial" fo:font-size="12pt" officeooo:rsid="0030ed2e" officeooo:paragraph-rsid="02f3e52e" style:font-size-asian="12pt" style:font-size-complex="12pt"/>
    </style:style>
    <style:style style:name="P749" style:family="paragraph" style:parent-style-name="Standard">
      <style:text-properties style:font-name="Arial" fo:font-size="12pt" officeooo:rsid="00002d90" officeooo:paragraph-rsid="02f3e52e" style:font-size-asian="12pt" style:font-size-complex="12pt"/>
    </style:style>
    <style:style style:name="P750" style:family="paragraph" style:parent-style-name="Standard">
      <style:text-properties style:font-name="Arial" fo:font-size="12pt" fo:font-weight="normal" officeooo:rsid="00002d90" officeooo:paragraph-rsid="02f6a6d1" style:font-size-asian="12pt" style:font-weight-asian="normal" style:font-size-complex="12pt" style:font-weight-complex="normal"/>
    </style:style>
    <style:style style:name="P751" style:family="paragraph" style:parent-style-name="Standard">
      <style:text-properties style:font-name="Arial" fo:font-size="12pt" fo:font-weight="normal" officeooo:rsid="058be99c" officeooo:paragraph-rsid="02eb7a1e" style:font-size-asian="12pt" style:font-weight-asian="normal" style:font-size-complex="12pt" style:font-weight-complex="normal"/>
    </style:style>
    <style:style style:name="P752" style:family="paragraph" style:parent-style-name="Table_20_Contents">
      <style:text-properties fo:color="#c9211e" loext:opacity="100%"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753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2d0b9e1" style:font-size-asian="10pt" style:font-weight-asian="bold" style:font-size-complex="10pt" style:font-weight-complex="bold"/>
    </style:style>
    <style:style style:name="P754" style:family="paragraph" style:parent-style-name="Table_20_Contents">
      <style:text-properties style:use-window-font-color="true" loext:opacity="0%" style:font-name="Arial" fo:font-size="10pt" fo:font-weight="bold" officeooo:rsid="0090ce61" officeooo:paragraph-rsid="02d0b9e1" fo:background-color="transparent" style:font-size-asian="10pt" style:font-weight-asian="bold" style:font-size-complex="10pt" style:font-weight-complex="bold"/>
    </style:style>
    <style:style style:name="P7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756" style:family="paragraph" style:parent-style-name="Table_20_Contents"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7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d0b9e1" fo:background-color="transparent" style:font-size-asian="10pt" style:font-weight-asian="bold" style:font-size-complex="10pt" style:font-weight-complex="bold"/>
    </style:style>
    <style:style style:name="P758" style:family="paragraph" style:parent-style-name="Table_20_Contents">
      <style:text-properties style:use-window-font-color="true" loext:opacity="0%" style:font-name="Arial" fo:font-size="10pt" fo:font-weight="normal" officeooo:rsid="00aac5cc" officeooo:paragraph-rsid="02d0b9e1" fo:background-color="transparent" style:font-size-asian="10pt" style:font-weight-asian="normal" style:font-size-complex="10pt" style:font-weight-complex="normal"/>
    </style:style>
    <style:style style:name="P7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760" style:family="paragraph" style:parent-style-name="Table_20_Contents"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761" style:family="paragraph" style:parent-style-name="Table_20_Contents">
      <style:text-properties style:use-window-font-color="true" loext:opacity="0%" style:font-name="Arial" fo:font-size="10pt" fo:font-weight="normal" officeooo:rsid="00c5c1ce" officeooo:paragraph-rsid="02d0b9e1" fo:background-color="transparent" style:font-size-asian="10pt" style:font-weight-asian="normal" style:font-size-complex="10pt" style:font-weight-complex="normal"/>
    </style:style>
    <style:style style:name="P7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763" style:family="paragraph" style:parent-style-name="Table_20_Contents"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764" style:family="paragraph" style:parent-style-name="Table_20_Contents"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7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3005925" officeooo:paragraph-rsid="03005925" fo:background-color="transparent" style:font-size-asian="10pt" style:font-weight-asian="normal" style:font-size-complex="10pt" style:font-weight-complex="normal"/>
    </style:style>
    <style:style style:name="P76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3005925" fo:background-color="transparent" style:font-size-asian="10pt" style:font-weight-asian="normal" style:font-size-complex="10pt" style:font-weight-complex="normal"/>
    </style:style>
    <style:style style:name="P767" style:family="paragraph" style:parent-style-name="Standard">
      <style:text-properties fo:color="#000000" loext:opacity="100%" style:font-name="Arial" fo:font-size="10pt" fo:font-style="normal" fo:font-weight="normal" officeooo:rsid="02172c80" officeooo:paragraph-rsid="02eb7a1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8" style:family="paragraph" style:parent-style-name="Standard">
      <style:text-properties fo:color="#000000" loext:opacity="100%" style:font-name="Arial" fo:font-size="10pt" fo:font-style="normal" fo:font-weight="normal" officeooo:rsid="02172c80" officeooo:paragraph-rsid="06aaedd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9" style:family="paragraph" style:parent-style-name="Standard">
      <style:text-properties officeooo:paragraph-rsid="040c4d26"/>
    </style:style>
    <style:style style:name="P770" style:family="paragraph" style:parent-style-name="Standard">
      <style:text-properties style:font-name="Arial" fo:font-weight="bold" officeooo:rsid="001152ce" officeooo:paragraph-rsid="02eb7a1e" style:font-weight-asian="bold" style:font-weight-complex="bold"/>
    </style:style>
    <style:style style:name="P771" style:family="paragraph" style:parent-style-name="Standard">
      <style:text-properties style:font-name="Arial" fo:font-weight="bold" officeooo:rsid="00002d90" officeooo:paragraph-rsid="08ae7a50" style:font-weight-asian="bold" style:font-weight-complex="bold"/>
    </style:style>
    <style:style style:name="P772" style:family="paragraph" style:parent-style-name="Standard">
      <style:text-properties style:font-name="Arial" fo:font-weight="bold" officeooo:rsid="022c9331" officeooo:paragraph-rsid="08ae7a50" style:font-weight-asian="bold" style:font-weight-complex="bold"/>
    </style:style>
    <style:style style:name="P773" style:family="paragraph" style:parent-style-name="Standard">
      <style:text-properties style:font-name="Arial" fo:font-size="10pt" fo:font-weight="normal" officeooo:rsid="00002d90" officeooo:paragraph-rsid="021a5545" style:font-size-asian="10pt" style:font-weight-asian="normal" style:font-size-complex="10pt" style:font-weight-complex="normal"/>
    </style:style>
    <style:style style:name="P774" style:family="paragraph" style:parent-style-name="Standard">
      <style:text-properties style:font-name="Arial" fo:font-size="10pt" fo:font-weight="normal" officeooo:rsid="021d83ff" officeooo:paragraph-rsid="04f4526b" style:font-size-asian="10pt" style:font-weight-asian="normal" style:font-size-complex="10pt" style:font-weight-complex="normal"/>
    </style:style>
    <style:style style:name="P775" style:family="paragraph" style:parent-style-name="Standard">
      <style:text-properties style:font-name="Arial" fo:font-size="10pt" fo:font-weight="normal" officeooo:rsid="021790ac" officeooo:paragraph-rsid="073119a4" style:font-size-asian="10pt" style:font-weight-asian="normal" style:font-size-complex="10pt" style:font-weight-complex="normal"/>
    </style:style>
    <style:style style:name="P776" style:family="paragraph" style:parent-style-name="Standard"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777" style:family="paragraph" style:parent-style-name="Standard">
      <style:text-properties style:font-name="Arial" fo:font-size="10pt" fo:font-weight="normal" officeooo:rsid="02172c80" officeooo:paragraph-rsid="08a01aa7" style:font-size-asian="10pt" style:font-weight-asian="normal" style:font-size-complex="10pt" style:font-weight-complex="normal"/>
    </style:style>
    <style:style style:name="P778" style:family="paragraph" style:parent-style-name="Standard">
      <style:text-properties style:font-name="Arial" fo:font-size="10pt" fo:font-weight="normal" officeooo:rsid="0257a37c" officeooo:paragraph-rsid="08ae7a50" style:font-size-asian="10pt" style:font-weight-asian="normal" style:font-size-complex="10pt" style:font-weight-complex="normal"/>
    </style:style>
    <style:style style:name="P779" style:family="paragraph" style:parent-style-name="Standard">
      <style:text-properties style:font-name="Arial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80" style:family="paragraph" style:parent-style-name="Standard">
      <style:text-properties style:font-name="Arial" fo:font-size="10pt" fo:font-weight="normal" officeooo:rsid="08ae7a50" officeooo:paragraph-rsid="08ae7a50" style:font-size-asian="10pt" style:font-weight-asian="normal" style:font-size-complex="10pt" style:font-weight-complex="normal"/>
    </style:style>
    <style:style style:name="P781" style:family="paragraph" style:parent-style-name="Standard">
      <style:text-properties style:font-name="Arial" fo:font-size="10pt" fo:font-weight="normal" officeooo:rsid="0216916c" officeooo:paragraph-rsid="08ae7a50" style:font-size-asian="10pt" style:font-weight-asian="normal" style:font-size-complex="10pt" style:font-weight-complex="normal"/>
    </style:style>
    <style:style style:name="P78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8ae7a50" style:font-size-asian="10pt" style:font-weight-asian="normal" style:font-size-complex="10pt" style:font-weight-complex="normal"/>
    </style:style>
    <style:style style:name="P783" style:family="paragraph" style:parent-style-name="Standard">
      <style:text-properties style:font-name="Arial" fo:font-size="10pt" fo:font-weight="normal" officeooo:rsid="08b01b93" officeooo:paragraph-rsid="08b01b93" style:font-size-asian="10pt" style:font-weight-asian="normal" style:font-size-complex="10pt" style:font-weight-complex="normal"/>
    </style:style>
    <style:style style:name="P784" style:family="paragraph" style:parent-style-name="Standard">
      <style:text-properties style:font-name="Arial" fo:font-size="10pt" fo:font-weight="normal" officeooo:rsid="08b03bdb" officeooo:paragraph-rsid="08b03bdb" style:font-size-asian="10pt" style:font-weight-asian="normal" style:font-size-complex="10pt" style:font-weight-complex="normal"/>
    </style:style>
    <style:style style:name="P785" style:family="paragraph" style:parent-style-name="Standard">
      <style:text-properties style:font-name="Arial" fo:font-size="10pt" fo:font-weight="bold" officeooo:rsid="024b7e9d" officeooo:paragraph-rsid="08ae7a50" style:font-size-asian="10pt" style:font-weight-asian="bold" style:font-size-complex="10pt" style:font-weight-complex="bold"/>
    </style:style>
    <style:style style:name="P78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8ae7a50" style:font-size-asian="10pt" style:font-weight-asian="bold" style:font-size-complex="10pt" style:font-weight-complex="bold"/>
    </style:style>
    <style:style style:name="P787" style:family="paragraph" style:parent-style-name="Standard">
      <style:text-properties style:font-name="Arial" fo:font-size="10pt" fo:font-weight="bold" officeooo:rsid="00002d90" officeooo:paragraph-rsid="08ae7a50" style:font-size-asian="10pt" style:font-weight-asian="bold" style:font-size-complex="10pt" style:font-weight-complex="bold"/>
    </style:style>
    <style:style style:name="P78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8237281" style:font-weight-asian="normal" style:font-weight-complex="normal"/>
    </style:style>
    <style:style style:name="P78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6c7eeb4" style:font-weight-asian="normal" style:font-weight-complex="normal"/>
    </style:style>
    <style:style style:name="P790" style:family="paragraph" style:parent-style-name="Standard">
      <style:text-properties style:font-name="Arial" fo:font-weight="normal" officeooo:rsid="021790ac" officeooo:paragraph-rsid="04965c97" style:font-weight-asian="normal" style:font-weight-complex="normal"/>
    </style:style>
    <style:style style:name="P791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792" style:family="paragraph" style:parent-style-name="Standard">
      <style:text-properties style:font-name="Arial" fo:font-weight="normal" officeooo:rsid="0847dfb2" officeooo:paragraph-rsid="0847dfb2" style:font-weight-asian="normal" style:font-weight-complex="normal"/>
    </style:style>
    <style:style style:name="P793" style:family="paragraph" style:parent-style-name="Standard">
      <style:text-properties style:font-name="Arial" fo:font-weight="normal" officeooo:rsid="0847dfb2" officeooo:paragraph-rsid="08480549" style:font-weight-asian="normal" style:font-weight-complex="normal"/>
    </style:style>
    <style:style style:name="P794" style:family="paragraph" style:parent-style-name="Standard">
      <style:text-properties style:font-name="Arial" fo:font-weight="normal" officeooo:rsid="0847dfb2" officeooo:paragraph-rsid="08495336" style:font-weight-asian="normal" style:font-weight-complex="normal"/>
    </style:style>
    <style:style style:name="P795" style:family="paragraph" style:parent-style-name="Standard">
      <style:text-properties style:font-name="Arial" fo:font-weight="normal" officeooo:rsid="0847dfb2" officeooo:paragraph-rsid="084a125d" style:font-weight-asian="normal" style:font-weight-complex="normal"/>
    </style:style>
    <style:style style:name="P796" style:family="paragraph" style:parent-style-name="Standard">
      <style:text-properties style:font-name="Arial" fo:font-weight="normal" officeooo:rsid="0847dfb2" officeooo:paragraph-rsid="084b778e" style:font-weight-asian="normal" style:font-weight-complex="normal"/>
    </style:style>
    <style:style style:name="P797" style:family="paragraph" style:parent-style-name="Standard">
      <style:text-properties style:font-name="Arial" fo:font-weight="normal" officeooo:rsid="0847dfb2" officeooo:paragraph-rsid="086ef55d" style:font-weight-asian="normal" style:font-weight-complex="normal"/>
    </style:style>
    <style:style style:name="P79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872bbc6" style:font-weight-asian="normal" style:font-weight-complex="normal"/>
    </style:style>
    <style:style style:name="P799" style:family="paragraph" style:parent-style-name="Standard">
      <style:text-properties style:font-name="Arial" fo:font-weight="normal" officeooo:rsid="023eb691" officeooo:paragraph-rsid="02eb7a1e" style:font-weight-asian="normal" style:font-weight-complex="normal"/>
    </style:style>
    <style:style style:name="P80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eb691" officeooo:paragraph-rsid="08ae7a50" style:font-weight-asian="normal" style:font-weight-complex="normal"/>
    </style:style>
    <style:style style:name="P801" style:family="paragraph" style:parent-style-name="Standard">
      <style:text-properties style:font-name="Arial" fo:font-weight="normal" officeooo:rsid="02546da5" officeooo:paragraph-rsid="08ae7a50" style:font-weight-asian="normal" style:font-weight-complex="normal"/>
    </style:style>
    <style:style style:name="P802" style:family="paragraph" style:parent-style-name="Standard">
      <style:text-properties style:font-name="Arial" fo:font-weight="normal" officeooo:rsid="024b7e9d" officeooo:paragraph-rsid="08ae7a50" style:font-weight-asian="normal" style:font-weight-complex="normal"/>
    </style:style>
    <style:style style:name="P803" style:family="paragraph" style:parent-style-name="Standard">
      <style:text-properties style:font-name="Arial" fo:font-weight="normal" officeooo:rsid="0216916c" officeooo:paragraph-rsid="08ae7a50" style:font-weight-asian="normal" style:font-weight-complex="normal"/>
    </style:style>
    <style:style style:name="P804" style:family="paragraph" style:parent-style-name="Standard">
      <style:text-properties style:font-name="Arial" fo:font-weight="normal" officeooo:rsid="02172c80" officeooo:paragraph-rsid="08ae7a50" style:font-weight-asian="normal" style:font-weight-complex="normal"/>
    </style:style>
    <style:style style:name="P805" style:family="paragraph" style:parent-style-name="Standard">
      <style:text-properties style:font-name="Arial" fo:font-size="9pt" fo:font-weight="bold" officeooo:rsid="023eb691" officeooo:paragraph-rsid="08ab1803" style:font-size-asian="9pt" style:font-weight-asian="bold" style:font-size-complex="9pt" style:font-weight-complex="bold"/>
    </style:style>
    <style:style style:name="P806" style:family="paragraph" style:parent-style-name="Standard">
      <style:text-properties style:font-name="Arial" fo:font-size="9pt" fo:font-weight="bold" officeooo:rsid="023eb691" officeooo:paragraph-rsid="08ae7a50" style:font-size-asian="9pt" style:font-weight-asian="bold" style:font-size-complex="9pt" style:font-weight-complex="bold"/>
    </style:style>
    <style:style style:name="P807" style:family="paragraph" style:parent-style-name="Standard">
      <style:text-properties style:font-name="Arial" fo:font-size="9pt" fo:font-weight="bold" officeooo:rsid="08ae7a50" officeooo:paragraph-rsid="08ae7a50" style:font-size-asian="9pt" style:font-weight-asian="bold" style:font-size-complex="9pt" style:font-weight-complex="bold"/>
    </style:style>
    <style:style style:name="P808" style:family="paragraph" style:parent-style-name="Standard">
      <style:text-properties style:font-name="Arial" officeooo:rsid="021790ac" officeooo:paragraph-rsid="02eb7a1e"/>
    </style:style>
    <style:style style:name="P809" style:family="paragraph" style:parent-style-name="Standard">
      <style:text-properties style:font-name="Arial" officeooo:rsid="0253c8f1" officeooo:paragraph-rsid="08ae7a50"/>
    </style:style>
    <style:style style:name="P810" style:family="paragraph" style:parent-style-name="Standard">
      <style:text-properties style:font-name="Arial" officeooo:rsid="02546da5" officeooo:paragraph-rsid="08ae7a50"/>
    </style:style>
    <style:style style:name="P811" style:family="paragraph" style:parent-style-name="Standard">
      <style:text-properties officeooo:paragraph-rsid="085b8af3"/>
    </style:style>
    <style:style style:name="P812" style:family="paragraph" style:parent-style-name="Table_20_Contents">
      <style:paragraph-properties fo:text-align="center" style:justify-single-word="false"/>
      <style:text-properties style:font-name="Arial" fo:font-size="10pt" officeooo:rsid="0837ab2f" officeooo:paragraph-rsid="0837ab2f" style:font-size-asian="10pt" style:font-size-complex="10pt"/>
    </style:style>
    <style:style style:name="P813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8ae7a50" style:font-size-asian="10pt" style:font-size-complex="10pt"/>
    </style:style>
    <style:style style:name="P814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8ae7a50" style:font-size-asian="10pt" style:font-size-complex="10pt"/>
    </style:style>
    <style:style style:name="P815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8ae7a50" style:font-size-asian="10pt" style:font-size-complex="10pt"/>
    </style:style>
    <style:style style:name="P81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8ae7a50" style:font-size-asian="10pt" style:font-weight-asian="bold" style:font-size-complex="10pt" style:font-weight-complex="bold"/>
    </style:style>
    <style:style style:name="P817" style:family="paragraph" style:parent-style-name="Table_20_Contents">
      <style:text-properties style:font-name="Arial" fo:font-size="10pt" fo:font-weight="bold" officeooo:rsid="024013a0" officeooo:paragraph-rsid="08ae7a50" style:font-size-asian="10pt" style:font-weight-asian="bold" style:font-size-complex="10pt" style:font-weight-complex="bold"/>
    </style:style>
    <style:style style:name="P818" style:family="paragraph" style:parent-style-name="Table_20_Contents">
      <style:text-properties style:font-name="Arial" officeooo:rsid="0027c900" officeooo:paragraph-rsid="0027c900"/>
    </style:style>
    <style:style style:name="P819" style:family="paragraph" style:parent-style-name="Table_20_Contents">
      <style:text-properties style:font-name="Arial" officeooo:rsid="00284612" officeooo:paragraph-rsid="002846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181239" style:font-weight-asian="bold" style:font-weight-complex="bold"/>
    </style:style>
    <style:style style:name="T3" style:family="text">
      <style:text-properties fo:font-weight="bold" officeooo:rsid="021d83ff" style:font-weight-asian="bold" style:font-weight-complex="bold"/>
    </style:style>
    <style:style style:name="T4" style:family="text">
      <style:text-properties fo:font-weight="bold" officeooo:rsid="021a5545" style:font-weight-asian="bold" style:font-weight-complex="bold"/>
    </style:style>
    <style:style style:name="T5" style:family="text">
      <style:text-properties fo:font-weight="bold" officeooo:rsid="02459125" style:font-weight-asian="bold" style:font-weight-complex="bold"/>
    </style:style>
    <style:style style:name="T6" style:family="text">
      <style:text-properties fo:font-weight="bold" officeooo:rsid="00981787" style:font-weight-asian="bold" style:font-weight-complex="bold"/>
    </style:style>
    <style:style style:name="T7" style:family="text">
      <style:text-properties fo:font-weight="bold" officeooo:rsid="0098a572" style:font-weight-asian="bold" style:font-weight-complex="bold"/>
    </style:style>
    <style:style style:name="T8" style:family="text">
      <style:text-properties fo:font-weight="bold" officeooo:rsid="02ed2726" style:font-weight-asian="bold" style:font-weight-complex="bold"/>
    </style:style>
    <style:style style:name="T9" style:family="text">
      <style:text-properties fo:font-weight="bold" officeooo:rsid="0259203b" style:font-weight-asian="bold" style:font-weight-complex="bold"/>
    </style:style>
    <style:style style:name="T10" style:family="text">
      <style:text-properties fo:font-weight="bold" officeooo:rsid="02f6a6d1" style:font-weight-asian="bold" style:font-weight-complex="bold"/>
    </style:style>
    <style:style style:name="T11" style:family="text">
      <style:text-properties fo:color="#c9211e" loext:opacity="100%" officeooo:rsid="021e2982"/>
    </style:style>
    <style:style style:name="T12" style:family="text">
      <style:text-properties fo:color="#c9211e" loext:opacity="100%" fo:font-weight="bold" officeooo:rsid="00656237" style:font-weight-asian="bold" style:font-weight-complex="bold"/>
    </style:style>
    <style:style style:name="T13" style:family="text">
      <style:text-properties fo:color="#c9211e" loext:opacity="100%" fo:font-size="10pt" style:font-size-asian="10pt" style:font-size-complex="10pt"/>
    </style:style>
    <style:style style:name="T14" style:family="text">
      <style:text-properties fo:color="#c9211e" loext:opacity="100%" fo:font-size="10pt" officeooo:rsid="021e2982" style:font-size-asian="10pt" style:font-size-complex="10pt"/>
    </style:style>
    <style:style style:name="T15" style:family="text">
      <style:text-properties officeooo:rsid="01ef0de9"/>
    </style:style>
    <style:style style:name="T16" style:family="text">
      <style:text-properties officeooo:rsid="0216916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22bda18" style:font-weight-asian="normal" style:font-weight-complex="normal"/>
    </style:style>
    <style:style style:name="T19" style:family="text">
      <style:text-properties fo:font-weight="normal" officeooo:rsid="022c9331" style:font-weight-asian="normal" style:font-weight-complex="normal"/>
    </style:style>
    <style:style style:name="T20" style:family="text">
      <style:text-properties fo:font-weight="normal" officeooo:rsid="022dcdea" style:font-weight-asian="normal" style:font-weight-complex="normal"/>
    </style:style>
    <style:style style:name="T21" style:family="text">
      <style:text-properties fo:font-weight="normal" officeooo:rsid="022e176b" style:font-weight-asian="normal" style:font-weight-complex="normal"/>
    </style:style>
    <style:style style:name="T22" style:family="text">
      <style:text-properties fo:font-weight="normal" officeooo:rsid="0216916c" style:font-weight-asian="normal" style:font-weight-complex="normal"/>
    </style:style>
    <style:style style:name="T23" style:family="text">
      <style:text-properties fo:font-weight="normal" officeooo:rsid="023816c1" style:font-weight-asian="normal" style:font-weight-complex="normal"/>
    </style:style>
    <style:style style:name="T24" style:family="text">
      <style:text-properties fo:font-weight="normal" officeooo:rsid="023eb691" style:font-weight-asian="normal" style:font-weight-complex="normal"/>
    </style:style>
    <style:style style:name="T25" style:family="text">
      <style:text-properties fo:font-weight="normal" officeooo:rsid="0241f125" style:font-weight-asian="normal" style:font-weight-complex="normal"/>
    </style:style>
    <style:style style:name="T26" style:family="text">
      <style:text-properties fo:font-weight="normal" officeooo:rsid="0242375b" style:font-weight-asian="normal" style:font-weight-complex="normal"/>
    </style:style>
    <style:style style:name="T27" style:family="text">
      <style:text-properties fo:font-weight="normal" officeooo:rsid="02492b04" style:font-weight-asian="normal" style:font-weight-complex="normal"/>
    </style:style>
    <style:style style:name="T28" style:family="text">
      <style:text-properties fo:font-weight="normal" officeooo:rsid="00002d90" style:font-weight-asian="normal" style:font-weight-complex="normal"/>
    </style:style>
    <style:style style:name="T29" style:family="text">
      <style:text-properties fo:font-weight="normal" officeooo:rsid="023bf387" style:font-weight-asian="normal" style:font-weight-complex="normal"/>
    </style:style>
    <style:style style:name="T30" style:family="text">
      <style:text-properties fo:font-weight="normal" officeooo:rsid="02421ce4" style:font-weight-asian="normal" style:font-weight-complex="normal"/>
    </style:style>
    <style:style style:name="T31" style:family="text">
      <style:text-properties fo:font-weight="normal" officeooo:rsid="0249c4c4" style:font-weight-asian="normal" style:font-weight-complex="normal"/>
    </style:style>
    <style:style style:name="T32" style:family="text">
      <style:text-properties fo:font-weight="normal" officeooo:rsid="024b7943" style:font-weight-asian="normal" style:font-weight-complex="normal"/>
    </style:style>
    <style:style style:name="T33" style:family="text">
      <style:text-properties fo:font-weight="normal" officeooo:rsid="024b7e9d" style:font-weight-asian="normal" style:font-weight-complex="normal"/>
    </style:style>
    <style:style style:name="T34" style:family="text">
      <style:text-properties fo:font-weight="normal" officeooo:rsid="024c9ab8" style:font-weight-asian="normal" style:font-weight-complex="normal"/>
    </style:style>
    <style:style style:name="T35" style:family="text">
      <style:text-properties fo:font-weight="normal" officeooo:rsid="024da80c" style:font-weight-asian="normal" style:font-weight-complex="normal"/>
    </style:style>
    <style:style style:name="T36" style:family="text">
      <style:text-properties fo:font-weight="normal" officeooo:rsid="02515181" style:font-weight-asian="normal" style:font-weight-complex="normal"/>
    </style:style>
    <style:style style:name="T37" style:family="text">
      <style:text-properties fo:font-weight="normal" officeooo:rsid="0251db11" style:font-weight-asian="normal" style:font-weight-complex="normal"/>
    </style:style>
    <style:style style:name="T38" style:family="text">
      <style:text-properties fo:font-weight="normal" officeooo:rsid="02546da5" style:font-weight-asian="normal" style:font-weight-complex="normal"/>
    </style:style>
    <style:style style:name="T39" style:family="text">
      <style:text-properties fo:font-weight="normal" officeooo:rsid="021790ac" style:font-weight-asian="normal" style:font-weight-complex="normal"/>
    </style:style>
    <style:style style:name="T40" style:family="text">
      <style:text-properties fo:font-weight="normal" officeooo:rsid="02557866" style:font-weight-asian="normal" style:font-weight-complex="normal"/>
    </style:style>
    <style:style style:name="T41" style:family="text">
      <style:text-properties fo:font-weight="normal" officeooo:rsid="02568ad3" style:font-weight-asian="normal" style:font-weight-complex="normal"/>
    </style:style>
    <style:style style:name="T42" style:family="text">
      <style:text-properties fo:font-weight="normal" officeooo:rsid="0257a37c" style:font-weight-asian="normal" style:font-weight-complex="normal"/>
    </style:style>
    <style:style style:name="T43" style:family="text">
      <style:text-properties fo:font-weight="normal" officeooo:rsid="025b0a4d" style:font-weight-asian="normal" style:font-weight-complex="normal"/>
    </style:style>
    <style:style style:name="T44" style:family="text">
      <style:text-properties fo:font-weight="normal" officeooo:rsid="025c6fe0" style:font-weight-asian="normal" style:font-weight-complex="normal"/>
    </style:style>
    <style:style style:name="T45" style:family="text">
      <style:text-properties fo:font-weight="normal" officeooo:rsid="025d3dfd" style:font-weight-asian="normal" style:font-weight-complex="normal"/>
    </style:style>
    <style:style style:name="T46" style:family="text">
      <style:text-properties fo:font-weight="normal" officeooo:rsid="025e1fb7" style:font-weight-asian="normal" style:font-weight-complex="normal"/>
    </style:style>
    <style:style style:name="T47" style:family="text">
      <style:text-properties fo:font-weight="normal" officeooo:rsid="0260adf2" style:font-weight-asian="normal" style:font-weight-complex="normal"/>
    </style:style>
    <style:style style:name="T48" style:family="text">
      <style:text-properties fo:font-weight="normal" officeooo:rsid="02630dce" style:font-weight-asian="normal" style:font-weight-complex="normal"/>
    </style:style>
    <style:style style:name="T49" style:family="text">
      <style:text-properties fo:font-weight="normal" officeooo:rsid="0269529d" style:font-weight-asian="normal" style:font-weight-complex="normal"/>
    </style:style>
    <style:style style:name="T50" style:family="text">
      <style:text-properties fo:font-weight="normal" officeooo:rsid="026a8451" style:font-weight-asian="normal" style:font-weight-complex="normal"/>
    </style:style>
    <style:style style:name="T51" style:family="text">
      <style:text-properties fo:font-weight="normal" officeooo:rsid="026c5b40" style:font-weight-asian="normal" style:font-weight-complex="normal"/>
    </style:style>
    <style:style style:name="T52" style:family="text">
      <style:text-properties fo:font-weight="normal" officeooo:rsid="026e2f25" style:font-weight-asian="normal" style:font-weight-complex="normal"/>
    </style:style>
    <style:style style:name="T53" style:family="text">
      <style:text-properties fo:font-weight="normal" officeooo:rsid="026f248d" style:font-weight-asian="normal" style:font-weight-complex="normal"/>
    </style:style>
    <style:style style:name="T54" style:family="text">
      <style:text-properties fo:font-weight="normal" officeooo:rsid="02724b06" style:font-weight-asian="normal" style:font-weight-complex="normal"/>
    </style:style>
    <style:style style:name="T55" style:family="text">
      <style:text-properties fo:font-weight="normal" officeooo:rsid="0274a5c0" style:font-weight-asian="normal" style:font-weight-complex="normal"/>
    </style:style>
    <style:style style:name="T56" style:family="text">
      <style:text-properties fo:font-weight="normal" officeooo:rsid="0274c172" style:font-weight-asian="normal" style:font-weight-complex="normal"/>
    </style:style>
    <style:style style:name="T57" style:family="text">
      <style:text-properties fo:font-weight="normal" officeooo:rsid="02763c05" style:font-weight-asian="normal" style:font-weight-complex="normal"/>
    </style:style>
    <style:style style:name="T58" style:family="text">
      <style:text-properties fo:font-weight="normal" officeooo:rsid="02781a68" style:font-weight-asian="normal" style:font-weight-complex="normal"/>
    </style:style>
    <style:style style:name="T59" style:family="text">
      <style:text-properties fo:font-weight="normal" officeooo:rsid="027a06a3" style:font-weight-asian="normal" style:font-weight-complex="normal"/>
    </style:style>
    <style:style style:name="T60" style:family="text">
      <style:text-properties fo:font-weight="normal" officeooo:rsid="02a7a491" style:font-weight-asian="normal" style:font-weight-complex="normal"/>
    </style:style>
    <style:style style:name="T61" style:family="text">
      <style:text-properties fo:font-weight="normal" officeooo:rsid="02bf1ee4" style:font-weight-asian="normal" style:font-weight-complex="normal"/>
    </style:style>
    <style:style style:name="T62" style:family="text">
      <style:text-properties fo:font-weight="normal" officeooo:rsid="02df149b" style:font-weight-asian="normal" style:font-weight-complex="normal"/>
    </style:style>
    <style:style style:name="T63" style:family="text">
      <style:text-properties fo:font-weight="normal" officeooo:rsid="02ebe2b1" style:font-weight-asian="normal" style:font-weight-complex="normal"/>
    </style:style>
    <style:style style:name="T64" style:family="text">
      <style:text-properties fo:font-weight="normal" officeooo:rsid="02f5c6b2" style:font-weight-asian="normal" style:font-weight-complex="normal"/>
    </style:style>
    <style:style style:name="T65" style:family="text">
      <style:text-properties fo:font-weight="normal" officeooo:rsid="02f8a644" style:font-weight-asian="normal" style:font-weight-complex="normal"/>
    </style:style>
    <style:style style:name="T66" style:family="text">
      <style:text-properties fo:font-weight="normal" officeooo:rsid="03224be5" style:font-weight-asian="normal" style:font-weight-complex="normal"/>
    </style:style>
    <style:style style:name="T67" style:family="text">
      <style:text-properties fo:font-weight="normal" officeooo:rsid="03601c19" style:font-weight-asian="normal" style:font-weight-complex="normal"/>
    </style:style>
    <style:style style:name="T68" style:family="text">
      <style:text-properties fo:font-weight="normal" officeooo:rsid="03604b5e" style:font-weight-asian="normal" style:font-weight-complex="normal"/>
    </style:style>
    <style:style style:name="T69" style:family="text">
      <style:text-properties fo:font-weight="normal" officeooo:rsid="036358b6" style:font-weight-asian="normal" style:font-weight-complex="normal"/>
    </style:style>
    <style:style style:name="T70" style:family="text">
      <style:text-properties fo:font-weight="normal" officeooo:rsid="0363b304" style:font-weight-asian="normal" style:font-weight-complex="normal"/>
    </style:style>
    <style:style style:name="T71" style:family="text">
      <style:text-properties fo:font-weight="normal" officeooo:rsid="03682f2c" style:font-weight-asian="normal" style:font-weight-complex="normal"/>
    </style:style>
    <style:style style:name="T72" style:family="text">
      <style:text-properties fo:font-weight="normal" officeooo:rsid="0385baab" style:font-weight-asian="normal" style:font-weight-complex="normal"/>
    </style:style>
    <style:style style:name="T73" style:family="text">
      <style:text-properties fo:font-weight="normal" officeooo:rsid="039b83a9" style:font-weight-asian="normal" style:font-weight-complex="normal"/>
    </style:style>
    <style:style style:name="T74" style:family="text">
      <style:text-properties fo:font-weight="normal" officeooo:rsid="03a4eab4" style:font-weight-asian="normal" style:font-weight-complex="normal"/>
    </style:style>
    <style:style style:name="T75" style:family="text">
      <style:text-properties fo:font-weight="normal" officeooo:rsid="03a77b3c" style:font-weight-asian="normal" style:font-weight-complex="normal"/>
    </style:style>
    <style:style style:name="T76" style:family="text">
      <style:text-properties fo:font-weight="normal" officeooo:rsid="03ad0727" style:font-weight-asian="normal" style:font-weight-complex="normal"/>
    </style:style>
    <style:style style:name="T77" style:family="text">
      <style:text-properties fo:font-weight="normal" officeooo:rsid="03b0f77d" style:font-weight-asian="normal" style:font-weight-complex="normal"/>
    </style:style>
    <style:style style:name="T78" style:family="text">
      <style:text-properties fo:font-weight="normal" officeooo:rsid="03b349ff" style:font-weight-asian="normal" style:font-weight-complex="normal"/>
    </style:style>
    <style:style style:name="T79" style:family="text">
      <style:text-properties fo:font-weight="normal" officeooo:rsid="045af0ab" style:font-weight-asian="normal" style:font-weight-complex="normal"/>
    </style:style>
    <style:style style:name="T80" style:family="text">
      <style:text-properties fo:font-weight="normal" officeooo:rsid="045e50be" style:font-weight-asian="normal" style:font-weight-complex="normal"/>
    </style:style>
    <style:style style:name="T81" style:family="text">
      <style:text-properties fo:font-weight="normal" officeooo:rsid="04baaacb" style:font-weight-asian="normal" style:font-weight-complex="normal"/>
    </style:style>
    <style:style style:name="T82" style:family="text">
      <style:text-properties fo:font-weight="normal" officeooo:rsid="04bdd2c5" style:font-weight-asian="normal" style:font-weight-complex="normal"/>
    </style:style>
    <style:style style:name="T83" style:family="text">
      <style:text-properties fo:font-weight="normal" officeooo:rsid="055d1657" style:font-weight-asian="normal" style:font-weight-complex="normal"/>
    </style:style>
    <style:style style:name="T84" style:family="text">
      <style:text-properties fo:font-weight="normal" officeooo:rsid="05675ef7" style:font-weight-asian="normal" style:font-weight-complex="normal"/>
    </style:style>
    <style:style style:name="T85" style:family="text">
      <style:text-properties fo:font-weight="normal" officeooo:rsid="0569dd58" style:font-weight-asian="normal" style:font-weight-complex="normal"/>
    </style:style>
    <style:style style:name="T86" style:family="text">
      <style:text-properties fo:font-weight="normal" officeooo:rsid="056c55ee" style:font-weight-asian="normal" style:font-weight-complex="normal"/>
    </style:style>
    <style:style style:name="T87" style:family="text">
      <style:text-properties fo:font-weight="normal" officeooo:rsid="0571a162" style:font-weight-asian="normal" style:font-weight-complex="normal"/>
    </style:style>
    <style:style style:name="T88" style:family="text">
      <style:text-properties fo:font-weight="normal" officeooo:rsid="05a1705a" style:font-weight-asian="normal" style:font-weight-complex="normal"/>
    </style:style>
    <style:style style:name="T89" style:family="text">
      <style:text-properties fo:font-weight="normal" officeooo:rsid="05a28f7f" style:font-weight-asian="normal" style:font-weight-complex="normal"/>
    </style:style>
    <style:style style:name="T90" style:family="text">
      <style:text-properties fo:font-weight="normal" officeooo:rsid="05a34ab0" style:font-weight-asian="normal" style:font-weight-complex="normal"/>
    </style:style>
    <style:style style:name="T91" style:family="text">
      <style:text-properties fo:font-weight="normal" officeooo:rsid="05aaba66" style:font-weight-asian="normal" style:font-weight-complex="normal"/>
    </style:style>
    <style:style style:name="T92" style:family="text">
      <style:text-properties fo:font-weight="normal" officeooo:rsid="05af15d7" style:font-weight-asian="normal" style:font-weight-complex="normal"/>
    </style:style>
    <style:style style:name="T93" style:family="text">
      <style:text-properties fo:font-weight="normal" officeooo:rsid="05b2c3b3" style:font-weight-asian="normal" style:font-weight-complex="normal"/>
    </style:style>
    <style:style style:name="T94" style:family="text">
      <style:text-properties fo:font-weight="normal" officeooo:rsid="05b53b86" style:font-weight-asian="normal" style:font-weight-complex="normal"/>
    </style:style>
    <style:style style:name="T95" style:family="text">
      <style:text-properties fo:font-weight="normal" officeooo:rsid="05b98b86" style:font-weight-asian="normal" style:font-weight-complex="normal"/>
    </style:style>
    <style:style style:name="T96" style:family="text">
      <style:text-properties fo:font-weight="normal" officeooo:rsid="05bcf0fe" style:font-weight-asian="normal" style:font-weight-complex="normal"/>
    </style:style>
    <style:style style:name="T97" style:family="text">
      <style:text-properties fo:font-weight="normal" officeooo:rsid="05bf9a4c" style:font-weight-asian="normal" style:font-weight-complex="normal"/>
    </style:style>
    <style:style style:name="T98" style:family="text">
      <style:text-properties fo:font-weight="normal" officeooo:rsid="05c670c9" style:font-weight-asian="normal" style:font-weight-complex="normal"/>
    </style:style>
    <style:style style:name="T99" style:family="text">
      <style:text-properties fo:font-weight="normal" officeooo:rsid="05c78b79" style:font-weight-asian="normal" style:font-weight-complex="normal"/>
    </style:style>
    <style:style style:name="T100" style:family="text">
      <style:text-properties fo:font-weight="normal" officeooo:rsid="05c83bd9" style:font-weight-asian="normal" style:font-weight-complex="normal"/>
    </style:style>
    <style:style style:name="T101" style:family="text">
      <style:text-properties fo:font-weight="normal" officeooo:rsid="05ceaa48" style:font-weight-asian="normal" style:font-weight-complex="normal"/>
    </style:style>
    <style:style style:name="T102" style:family="text">
      <style:text-properties fo:font-weight="normal" officeooo:rsid="05dccf37" style:font-weight-asian="normal" style:font-weight-complex="normal"/>
    </style:style>
    <style:style style:name="T103" style:family="text">
      <style:text-properties fo:font-weight="normal" officeooo:rsid="05eac20d" style:font-weight-asian="normal" style:font-weight-complex="normal"/>
    </style:style>
    <style:style style:name="T104" style:family="text">
      <style:text-properties fo:font-weight="normal" officeooo:rsid="05ec126e" style:font-weight-asian="normal" style:font-weight-complex="normal"/>
    </style:style>
    <style:style style:name="T105" style:family="text">
      <style:text-properties fo:font-weight="normal" officeooo:rsid="05ed619b" style:font-weight-asian="normal" style:font-weight-complex="normal"/>
    </style:style>
    <style:style style:name="T106" style:family="text">
      <style:text-properties fo:font-weight="normal" officeooo:rsid="05f34946" style:font-weight-asian="normal" style:font-weight-complex="normal"/>
    </style:style>
    <style:style style:name="T107" style:family="text">
      <style:text-properties fo:font-weight="normal" officeooo:rsid="05fcfc2f" style:font-weight-asian="normal" style:font-weight-complex="normal"/>
    </style:style>
    <style:style style:name="T108" style:family="text">
      <style:text-properties fo:font-weight="normal" officeooo:rsid="06007537" style:font-weight-asian="normal" style:font-weight-complex="normal"/>
    </style:style>
    <style:style style:name="T109" style:family="text">
      <style:text-properties fo:font-weight="normal" officeooo:rsid="067a9544" style:font-weight-asian="normal" style:font-weight-complex="normal"/>
    </style:style>
    <style:style style:name="T110" style:family="text">
      <style:text-properties fo:font-weight="normal" officeooo:rsid="067e65a2" style:font-weight-asian="normal" style:font-weight-complex="normal"/>
    </style:style>
    <style:style style:name="T111" style:family="text">
      <style:text-properties fo:font-weight="normal" officeooo:rsid="06804581" style:font-weight-asian="normal" style:font-weight-complex="normal"/>
    </style:style>
    <style:style style:name="T112" style:family="text">
      <style:text-properties fo:font-weight="normal" officeooo:rsid="0680e9c2" style:font-weight-asian="normal" style:font-weight-complex="normal"/>
    </style:style>
    <style:style style:name="T113" style:family="text">
      <style:text-properties fo:font-weight="normal" officeooo:rsid="0685e42a" style:font-weight-asian="normal" style:font-weight-complex="normal"/>
    </style:style>
    <style:style style:name="T114" style:family="text">
      <style:text-properties fo:font-weight="normal" officeooo:rsid="06b32c7e" style:font-weight-asian="normal" style:font-weight-complex="normal"/>
    </style:style>
    <style:style style:name="T115" style:family="text">
      <style:text-properties fo:font-weight="normal" officeooo:rsid="06b608eb" style:font-weight-asian="normal" style:font-weight-complex="normal"/>
    </style:style>
    <style:style style:name="T116" style:family="text">
      <style:text-properties fo:font-weight="normal" officeooo:rsid="06b821e1" style:font-weight-asian="normal" style:font-weight-complex="normal"/>
    </style:style>
    <style:style style:name="T117" style:family="text">
      <style:text-properties fo:font-weight="normal" officeooo:rsid="073c5aab" style:font-weight-asian="normal" style:font-weight-complex="normal"/>
    </style:style>
    <style:style style:name="T118" style:family="text">
      <style:text-properties fo:font-weight="normal" officeooo:rsid="0754ea14" style:font-weight-asian="normal" style:font-weight-complex="normal"/>
    </style:style>
    <style:style style:name="T119" style:family="text">
      <style:text-properties fo:font-weight="normal" officeooo:rsid="0755f846" style:font-weight-asian="normal" style:font-weight-complex="normal"/>
    </style:style>
    <style:style style:name="T120" style:family="text">
      <style:text-properties fo:font-weight="normal" officeooo:rsid="0756b06d" style:font-weight-asian="normal" style:font-weight-complex="normal"/>
    </style:style>
    <style:style style:name="T121" style:family="text">
      <style:text-properties fo:font-weight="normal" officeooo:rsid="07578966" style:font-weight-asian="normal" style:font-weight-complex="normal"/>
    </style:style>
    <style:style style:name="T122" style:family="text">
      <style:text-properties fo:font-weight="normal" officeooo:rsid="0758c389" style:font-weight-asian="normal" style:font-weight-complex="normal"/>
    </style:style>
    <style:style style:name="T123" style:family="text">
      <style:text-properties fo:font-weight="normal" officeooo:rsid="075a99ce" style:font-weight-asian="normal" style:font-weight-complex="normal"/>
    </style:style>
    <style:style style:name="T124" style:family="text">
      <style:text-properties fo:font-weight="normal" officeooo:rsid="075c5a57" style:font-weight-asian="normal" style:font-weight-complex="normal"/>
    </style:style>
    <style:style style:name="T125" style:family="text">
      <style:text-properties fo:font-weight="normal" officeooo:rsid="075df670" style:font-weight-asian="normal" style:font-weight-complex="normal"/>
    </style:style>
    <style:style style:name="T126" style:family="text">
      <style:text-properties fo:font-weight="normal" officeooo:rsid="0760b503" style:font-weight-asian="normal" style:font-weight-complex="normal"/>
    </style:style>
    <style:style style:name="T127" style:family="text">
      <style:text-properties fo:font-weight="normal" officeooo:rsid="07655d64" style:font-weight-asian="normal" style:font-weight-complex="normal"/>
    </style:style>
    <style:style style:name="T128" style:family="text">
      <style:text-properties fo:font-weight="normal" officeooo:rsid="0766ec87" style:font-weight-asian="normal" style:font-weight-complex="normal"/>
    </style:style>
    <style:style style:name="T129" style:family="text">
      <style:text-properties fo:font-weight="normal" officeooo:rsid="076a353d" style:font-weight-asian="normal" style:font-weight-complex="normal"/>
    </style:style>
    <style:style style:name="T130" style:family="text">
      <style:text-properties fo:font-weight="normal" officeooo:rsid="076bcf06" style:font-weight-asian="normal" style:font-weight-complex="normal"/>
    </style:style>
    <style:style style:name="T131" style:family="text">
      <style:text-properties fo:font-weight="normal" officeooo:rsid="076d59f4" style:font-weight-asian="normal" style:font-weight-complex="normal"/>
    </style:style>
    <style:style style:name="T132" style:family="text">
      <style:text-properties fo:font-weight="normal" officeooo:rsid="07725441" style:font-weight-asian="normal" style:font-weight-complex="normal"/>
    </style:style>
    <style:style style:name="T133" style:family="text">
      <style:text-properties fo:font-weight="normal" officeooo:rsid="077f4646" style:font-weight-asian="normal" style:font-weight-complex="normal"/>
    </style:style>
    <style:style style:name="T134" style:family="text">
      <style:text-properties fo:font-weight="normal" officeooo:rsid="07a158e1" style:font-weight-asian="normal" style:font-weight-complex="normal"/>
    </style:style>
    <style:style style:name="T135" style:family="text">
      <style:text-properties fo:font-weight="normal" officeooo:rsid="07b0d300" style:font-weight-asian="normal" style:font-weight-complex="normal"/>
    </style:style>
    <style:style style:name="T136" style:family="text">
      <style:text-properties fo:font-weight="normal" officeooo:rsid="07b15167" style:font-weight-asian="normal" style:font-weight-complex="normal"/>
    </style:style>
    <style:style style:name="T137" style:family="text">
      <style:text-properties fo:font-weight="normal" officeooo:rsid="07b1a059" style:font-weight-asian="normal" style:font-weight-complex="normal"/>
    </style:style>
    <style:style style:name="T138" style:family="text">
      <style:text-properties fo:font-weight="normal" officeooo:rsid="07c5faeb" style:font-weight-asian="normal" style:font-weight-complex="normal"/>
    </style:style>
    <style:style style:name="T139" style:family="text">
      <style:text-properties fo:font-weight="normal" officeooo:rsid="07c72ff0" style:font-weight-asian="normal" style:font-weight-complex="normal"/>
    </style:style>
    <style:style style:name="T140" style:family="text">
      <style:text-properties fo:font-weight="normal" officeooo:rsid="07c8e8ac" style:font-weight-asian="normal" style:font-weight-complex="normal"/>
    </style:style>
    <style:style style:name="T141" style:family="text">
      <style:text-properties fo:font-weight="normal" officeooo:rsid="07cb140e" style:font-weight-asian="normal" style:font-weight-complex="normal"/>
    </style:style>
    <style:style style:name="T142" style:family="text">
      <style:text-properties fo:font-weight="normal" officeooo:rsid="07cc2d54" style:font-weight-asian="normal" style:font-weight-complex="normal"/>
    </style:style>
    <style:style style:name="T143" style:family="text">
      <style:text-properties fo:font-weight="normal" officeooo:rsid="07df15af" style:font-weight-asian="normal" style:font-weight-complex="normal"/>
    </style:style>
    <style:style style:name="T144" style:family="text">
      <style:text-properties fo:font-weight="normal" officeooo:rsid="07e19fe5" style:font-weight-asian="normal" style:font-weight-complex="normal"/>
    </style:style>
    <style:style style:name="T145" style:family="text">
      <style:text-properties fo:font-weight="normal" officeooo:rsid="08363a1a" style:font-weight-asian="normal" style:font-weight-complex="normal"/>
    </style:style>
    <style:style style:name="T146" style:family="text">
      <style:text-properties fo:font-weight="normal" officeooo:rsid="0843cd80" style:font-weight-asian="normal" style:font-weight-complex="normal"/>
    </style:style>
    <style:style style:name="T147" style:family="text">
      <style:text-properties fo:font-weight="normal" officeooo:rsid="08a6ebcf" style:font-weight-asian="normal" style:font-weight-complex="normal"/>
    </style:style>
    <style:style style:name="T148" style:family="text">
      <style:text-properties fo:font-weight="normal" officeooo:rsid="08a7b1b5" style:font-weight-asian="normal" style:font-weight-complex="normal"/>
    </style:style>
    <style:style style:name="T149" style:family="text">
      <style:text-properties fo:font-weight="normal" officeooo:rsid="08ae1423" style:font-weight-asian="normal" style:font-weight-complex="normal"/>
    </style:style>
    <style:style style:name="T150" style:family="text">
      <style:text-properties officeooo:rsid="021a0475"/>
    </style:style>
    <style:style style:name="T151" style:family="text">
      <style:text-properties officeooo:rsid="021a5545"/>
    </style:style>
    <style:style style:name="T152" style:family="text">
      <style:text-properties officeooo:rsid="021b9489"/>
    </style:style>
    <style:style style:name="T153" style:family="text">
      <style:text-properties officeooo:rsid="021d83ff"/>
    </style:style>
    <style:style style:name="T154" style:family="text">
      <style:text-properties officeooo:rsid="021e2982"/>
    </style:style>
    <style:style style:name="T155" style:family="text">
      <style:text-properties officeooo:rsid="021eb6c8"/>
    </style:style>
    <style:style style:name="T156" style:family="text">
      <style:text-properties officeooo:rsid="0227df46"/>
    </style:style>
    <style:style style:name="T157" style:family="text">
      <style:text-properties officeooo:rsid="02366160"/>
    </style:style>
    <style:style style:name="T158" style:family="text">
      <style:text-properties officeooo:rsid="023909a6"/>
    </style:style>
    <style:style style:name="T159" style:family="text">
      <style:text-properties officeooo:rsid="023bf387"/>
    </style:style>
    <style:style style:name="T160" style:family="text">
      <style:text-properties officeooo:rsid="023d4c3e"/>
    </style:style>
    <style:style style:name="T161" style:family="text">
      <style:text-properties officeooo:rsid="023f7def"/>
    </style:style>
    <style:style style:name="T162" style:family="text">
      <style:text-properties officeooo:rsid="0241f125"/>
    </style:style>
    <style:style style:name="T163" style:family="text">
      <style:text-properties officeooo:rsid="02421ce4"/>
    </style:style>
    <style:style style:name="T164" style:family="text">
      <style:text-properties officeooo:rsid="022c9331"/>
    </style:style>
    <style:style style:name="T165" style:family="text">
      <style:text-properties officeooo:rsid="02492b04"/>
    </style:style>
    <style:style style:name="T166" style:family="text">
      <style:text-properties officeooo:rsid="0249c4c4"/>
    </style:style>
    <style:style style:name="T167" style:family="text">
      <style:text-properties officeooo:rsid="024c9ab8"/>
    </style:style>
    <style:style style:name="T168" style:family="text">
      <style:text-properties officeooo:rsid="02515181"/>
    </style:style>
    <style:style style:name="T169" style:family="text">
      <style:text-properties officeooo:rsid="0251db11"/>
    </style:style>
    <style:style style:name="T170" style:family="text">
      <style:text-properties fo:color="#808080" loext:opacity="100%"/>
    </style:style>
    <style:style style:name="T171" style:family="text">
      <style:text-properties fo:color="#808080" loext:opacity="100%" fo:font-size="8pt" officeooo:rsid="02538198" style:font-size-asian="8pt" style:font-size-complex="8pt"/>
    </style:style>
    <style:style style:name="T172" style:family="text">
      <style:text-properties fo:color="#808080" loext:opacity="100%" fo:font-size="8pt" officeooo:rsid="02eeeb87" style:font-size-asian="8pt" style:font-size-complex="8pt"/>
    </style:style>
    <style:style style:name="T173" style:family="text">
      <style:text-properties fo:color="#808080" loext:opacity="100%" fo:font-size="8pt" officeooo:rsid="061ca005" style:font-size-asian="8pt" style:font-size-complex="8pt"/>
    </style:style>
    <style:style style:name="T174" style:family="text">
      <style:text-properties fo:color="#808080" loext:opacity="100%" fo:font-size="8pt" officeooo:rsid="061d6e19" style:font-size-asian="8pt" style:font-size-complex="8pt"/>
    </style:style>
    <style:style style:name="T175" style:family="text">
      <style:text-properties fo:color="#808080" loext:opacity="100%" fo:font-size="8pt" officeooo:rsid="061e9706" style:font-size-asian="8pt" style:font-size-complex="8pt"/>
    </style:style>
    <style:style style:name="T176" style:family="text">
      <style:text-properties fo:color="#808080" loext:opacity="100%" fo:font-size="8pt" officeooo:rsid="062d2e98" style:font-size-asian="8pt" style:font-size-complex="8pt"/>
    </style:style>
    <style:style style:name="T177" style:family="text">
      <style:text-properties fo:color="#808080" loext:opacity="100%" fo:font-size="8pt" officeooo:rsid="062ead35" style:font-size-asian="8pt" style:font-size-complex="8pt"/>
    </style:style>
    <style:style style:name="T178" style:family="text">
      <style:text-properties fo:color="#808080" loext:opacity="100%" fo:font-size="8pt" officeooo:rsid="063e93bc" style:font-size-asian="8pt" style:font-size-complex="8pt"/>
    </style:style>
    <style:style style:name="T179" style:family="text">
      <style:text-properties fo:color="#808080" loext:opacity="100%" fo:font-size="8pt" officeooo:rsid="068d74f7" style:font-size-asian="8pt" style:font-size-complex="8pt"/>
    </style:style>
    <style:style style:name="T180" style:family="text">
      <style:text-properties fo:color="#808080" loext:opacity="100%" fo:font-size="8pt" officeooo:rsid="06aaedd9" style:font-size-asian="8pt" style:font-size-complex="8pt"/>
    </style:style>
    <style:style style:name="T181" style:family="text">
      <style:text-properties fo:color="#808080" loext:opacity="100%" fo:font-size="8pt" officeooo:rsid="06ab09ed" style:font-size-asian="8pt" style:font-size-complex="8pt"/>
    </style:style>
    <style:style style:name="T182" style:family="text">
      <style:text-properties fo:color="#808080" loext:opacity="100%" fo:font-size="8pt" officeooo:rsid="06ad9ee3" style:font-size-asian="8pt" style:font-size-complex="8pt"/>
    </style:style>
    <style:style style:name="T183" style:family="text">
      <style:text-properties fo:color="#808080" loext:opacity="100%" fo:font-size="8pt" officeooo:rsid="06e82ece" style:font-size-asian="8pt" style:font-size-complex="8pt"/>
    </style:style>
    <style:style style:name="T184" style:family="text">
      <style:text-properties fo:color="#808080" loext:opacity="100%" fo:font-size="8pt" officeooo:rsid="06e86eab" style:font-size-asian="8pt" style:font-size-complex="8pt"/>
    </style:style>
    <style:style style:name="T185" style:family="text">
      <style:text-properties fo:color="#808080" loext:opacity="100%" fo:font-size="8pt" officeooo:rsid="07326474" style:font-size-asian="8pt" style:font-size-complex="8pt"/>
    </style:style>
    <style:style style:name="T186" style:family="text">
      <style:text-properties fo:color="#808080" loext:opacity="100%" officeooo:rsid="0415abed"/>
    </style:style>
    <style:style style:name="T187" style:family="text">
      <style:text-properties fo:color="#808080" loext:opacity="100%" officeooo:rsid="041a8a0b"/>
    </style:style>
    <style:style style:name="T188" style:family="text">
      <style:text-properties fo:color="#808080" loext:opacity="100%" officeooo:rsid="0431a54e"/>
    </style:style>
    <style:style style:name="T189" style:family="text">
      <style:text-properties fo:color="#808080" loext:opacity="100%" officeooo:rsid="05646147"/>
    </style:style>
    <style:style style:name="T190" style:family="text">
      <style:text-properties fo:color="#808080" loext:opacity="100%" officeooo:rsid="066a8e03"/>
    </style:style>
    <style:style style:name="T191" style:family="text">
      <style:text-properties fo:color="#808080" loext:opacity="100%" officeooo:rsid="06e31c7a"/>
    </style:style>
    <style:style style:name="T192" style:family="text">
      <style:text-properties fo:color="#808080" loext:opacity="100%" officeooo:rsid="06e4015b"/>
    </style:style>
    <style:style style:name="T193" style:family="text">
      <style:text-properties fo:color="#808080" loext:opacity="100%" officeooo:rsid="06e41026"/>
    </style:style>
    <style:style style:name="T194" style:family="text">
      <style:text-properties fo:color="#808080" loext:opacity="100%" officeooo:rsid="06f438e3"/>
    </style:style>
    <style:style style:name="T195" style:family="text">
      <style:text-properties fo:color="#808080" loext:opacity="100%" officeooo:rsid="06f4cd82"/>
    </style:style>
    <style:style style:name="T196" style:family="text">
      <style:text-properties fo:color="#808080" loext:opacity="100%" officeooo:rsid="06f85d5c"/>
    </style:style>
    <style:style style:name="T197" style:family="text">
      <style:text-properties fo:color="#808080" loext:opacity="100%" officeooo:rsid="071b8566"/>
    </style:style>
    <style:style style:name="T198" style:family="text">
      <style:text-properties fo:color="#808080" loext:opacity="100%" officeooo:rsid="02172c80"/>
    </style:style>
    <style:style style:name="T199" style:family="text">
      <style:text-properties fo:color="#808080" loext:opacity="100%" officeooo:rsid="071fcde0"/>
    </style:style>
    <style:style style:name="T200" style:family="text">
      <style:text-properties fo:color="#808080" loext:opacity="100%" officeooo:rsid="0720e212"/>
    </style:style>
    <style:style style:name="T201" style:family="text">
      <style:text-properties fo:color="#808080" loext:opacity="100%" officeooo:rsid="0722d494"/>
    </style:style>
    <style:style style:name="T202" style:family="text">
      <style:text-properties fo:color="#808080" loext:opacity="100%" officeooo:rsid="07251808"/>
    </style:style>
    <style:style style:name="T203" style:family="text">
      <style:text-properties fo:color="#808080" loext:opacity="100%" officeooo:rsid="07e7b096"/>
    </style:style>
    <style:style style:name="T204" style:family="text">
      <style:text-properties fo:color="#808080" loext:opacity="100%" officeooo:rsid="0800c1ba"/>
    </style:style>
    <style:style style:name="T205" style:family="text">
      <style:text-properties fo:color="#808080" loext:opacity="100%" officeooo:rsid="080490ca"/>
    </style:style>
    <style:style style:name="T206" style:family="text">
      <style:text-properties fo:color="#808080" loext:opacity="100%" officeooo:rsid="08a01aa7"/>
    </style:style>
    <style:style style:name="T207" style:family="text">
      <style:text-properties fo:font-size="10pt" fo:font-weight="normal" style:font-size-asian="10pt" style:font-weight-asian="normal" style:font-size-complex="10pt" style:font-weight-complex="normal"/>
    </style:style>
    <style:style style:name="T208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209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210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211" style:family="text">
      <style:text-properties fo:font-size="10pt" fo:font-weight="normal" officeooo:rsid="02546da5" style:font-size-asian="10pt" style:font-weight-asian="normal" style:font-size-complex="10pt" style:font-weight-complex="normal"/>
    </style:style>
    <style:style style:name="T212" style:family="text">
      <style:text-properties fo:font-size="10pt" fo:font-weight="normal" officeooo:rsid="02172c80" style:font-size-asian="10pt" style:font-weight-asian="normal" style:font-size-complex="10pt" style:font-weight-complex="normal"/>
    </style:style>
    <style:style style:name="T213" style:family="text">
      <style:text-properties fo:font-size="10pt" fo:font-weight="normal" officeooo:rsid="03fb1ccb" style:font-size-asian="10pt" style:font-weight-asian="normal" style:font-size-complex="10pt" style:font-weight-complex="normal"/>
    </style:style>
    <style:style style:name="T214" style:family="text">
      <style:text-properties fo:font-size="10pt" fo:font-weight="normal" officeooo:rsid="03fce241" style:font-size-asian="10pt" style:font-weight-asian="normal" style:font-size-complex="10pt" style:font-weight-complex="normal"/>
    </style:style>
    <style:style style:name="T215" style:family="text">
      <style:text-properties fo:font-size="10pt" fo:font-weight="normal" officeooo:rsid="047503f1" style:font-size-asian="10pt" style:font-weight-asian="normal" style:font-size-complex="10pt" style:font-weight-complex="normal"/>
    </style:style>
    <style:style style:name="T216" style:family="text">
      <style:text-properties fo:font-size="10pt" style:font-size-asian="10pt" style:font-size-complex="10pt"/>
    </style:style>
    <style:style style:name="T217" style:family="text">
      <style:text-properties fo:font-size="10pt" officeooo:rsid="0216916c" style:font-size-asian="10pt" style:font-size-complex="10pt"/>
    </style:style>
    <style:style style:name="T218" style:family="text">
      <style:text-properties fo:font-size="10pt" officeooo:rsid="02c4825b" style:font-size-asian="10pt" style:font-size-complex="10pt"/>
    </style:style>
    <style:style style:name="T219" style:family="text">
      <style:text-properties fo:font-size="10pt" officeooo:rsid="02ad8495" style:font-size-asian="10pt" style:font-size-complex="10pt"/>
    </style:style>
    <style:style style:name="T220" style:family="text">
      <style:text-properties fo:font-size="10pt" officeooo:rsid="023816c1" style:font-size-asian="10pt" style:font-size-complex="10pt"/>
    </style:style>
    <style:style style:name="T221" style:family="text">
      <style:text-properties fo:font-size="10pt" officeooo:rsid="021b9489" style:font-size-asian="10pt" style:font-size-complex="10pt"/>
    </style:style>
    <style:style style:name="T222" style:family="text">
      <style:text-properties fo:font-size="10pt" officeooo:rsid="05f70c6f" style:font-size-asian="10pt" style:font-size-complex="10pt"/>
    </style:style>
    <style:style style:name="T223" style:family="text">
      <style:text-properties fo:font-size="10pt" officeooo:rsid="021790ac" style:font-size-asian="10pt" style:font-size-complex="10pt"/>
    </style:style>
    <style:style style:name="T224" style:family="text">
      <style:text-properties fo:font-size="10pt" officeooo:rsid="0870eef9" style:font-size-asian="10pt" style:font-size-complex="10pt"/>
    </style:style>
    <style:style style:name="T225" style:family="text">
      <style:text-properties fo:font-size="10pt" officeooo:rsid="087788f8" style:font-size-asian="10pt" style:font-size-complex="10pt"/>
    </style:style>
    <style:style style:name="T226" style:family="text">
      <style:text-properties officeooo:rsid="02568ad3"/>
    </style:style>
    <style:style style:name="T227" style:family="text">
      <style:text-properties officeooo:rsid="0257a37c"/>
    </style:style>
    <style:style style:name="T228" style:family="text">
      <style:text-properties officeooo:rsid="0259203b"/>
    </style:style>
    <style:style style:name="T229" style:family="text">
      <style:text-properties officeooo:rsid="0259217f"/>
    </style:style>
    <style:style style:name="T230" style:family="text">
      <style:text-properties officeooo:rsid="025b0a4d"/>
    </style:style>
    <style:style style:name="T231" style:family="text">
      <style:text-properties officeooo:rsid="025e1fb7"/>
    </style:style>
    <style:style style:name="T232" style:family="text">
      <style:text-properties officeooo:rsid="022bda18"/>
    </style:style>
    <style:style style:name="T233" style:family="text">
      <style:text-properties officeooo:rsid="023eb691"/>
    </style:style>
    <style:style style:name="T234" style:family="text">
      <style:text-properties officeooo:rsid="0260adf2"/>
    </style:style>
    <style:style style:name="T235" style:family="text">
      <style:text-properties officeooo:rsid="0269529d"/>
    </style:style>
    <style:style style:name="T236" style:family="text">
      <style:text-properties fo:color="#999999" loext:opacity="100%" fo:font-weight="normal" style:font-weight-asian="normal" style:font-weight-complex="normal"/>
    </style:style>
    <style:style style:name="T237" style:family="text">
      <style:text-properties fo:color="#999999" loext:opacity="100%" fo:font-weight="normal" officeooo:rsid="023816c1" style:font-weight-asian="normal" style:font-weight-complex="normal"/>
    </style:style>
    <style:style style:name="T238" style:family="text">
      <style:text-properties fo:color="#999999" loext:opacity="100%" fo:font-weight="normal" officeooo:rsid="023909a6" style:font-weight-asian="normal" style:font-weight-complex="normal"/>
    </style:style>
    <style:style style:name="T239" style:family="text">
      <style:text-properties fo:color="#999999" loext:opacity="100%" fo:font-weight="normal" officeooo:rsid="02bc0081" style:font-weight-asian="normal" style:font-weight-complex="normal"/>
    </style:style>
    <style:style style:name="T240" style:family="text">
      <style:text-properties fo:color="#999999" loext:opacity="100%" fo:font-weight="normal" officeooo:rsid="03d78afb" style:font-weight-asian="normal" style:font-weight-complex="normal"/>
    </style:style>
    <style:style style:name="T241" style:family="text">
      <style:text-properties fo:color="#999999" loext:opacity="100%" fo:font-weight="normal" officeooo:rsid="07ab8f10" style:font-weight-asian="normal" style:font-weight-complex="normal"/>
    </style:style>
    <style:style style:name="T242" style:family="text">
      <style:text-properties fo:color="#999999" loext:opacity="100%" fo:font-weight="normal" officeooo:rsid="07b49239" style:font-weight-asian="normal" style:font-weight-complex="normal"/>
    </style:style>
    <style:style style:name="T243" style:family="text">
      <style:text-properties fo:color="#999999" loext:opacity="100%" fo:font-weight="normal" officeooo:rsid="088a25af" style:font-weight-asian="normal" style:font-weight-complex="normal"/>
    </style:style>
    <style:style style:name="T244" style:family="text">
      <style:text-properties fo:color="#999999" loext:opacity="100%" fo:font-size="10pt" fo:font-weight="normal" officeooo:rsid="022dcdea" style:font-size-asian="10pt" style:font-weight-asian="normal" style:font-size-complex="10pt" style:font-weight-complex="normal"/>
    </style:style>
    <style:style style:name="T245" style:family="text">
      <style:text-properties officeooo:rsid="026a8451"/>
    </style:style>
    <style:style style:name="T246" style:family="text">
      <style:text-properties officeooo:rsid="027aa9e6"/>
    </style:style>
    <style:style style:name="T247" style:family="text">
      <style:text-properties officeooo:rsid="029fc0c4"/>
    </style:style>
    <style:style style:name="T248" style:family="text">
      <style:text-properties officeooo:rsid="02a3b7fd"/>
    </style:style>
    <style:style style:name="T249" style:family="text">
      <style:text-properties officeooo:rsid="02546da5"/>
    </style:style>
    <style:style style:name="T250" style:family="text">
      <style:text-properties officeooo:rsid="02b33f0a"/>
    </style:style>
    <style:style style:name="T251" style:family="text">
      <style:text-properties officeooo:rsid="02bd886c"/>
    </style:style>
    <style:style style:name="T252" style:family="text">
      <style:text-properties officeooo:rsid="02bda45e"/>
    </style:style>
    <style:style style:name="T253" style:family="text">
      <style:text-properties officeooo:rsid="02c2d75e"/>
    </style:style>
    <style:style style:name="T254" style:family="text">
      <style:text-properties officeooo:rsid="027d7707"/>
    </style:style>
    <style:style style:name="T255" style:family="text">
      <style:text-properties officeooo:rsid="00330c05"/>
    </style:style>
    <style:style style:name="T256" style:family="text">
      <style:text-properties fo:font-size="10.5pt" officeooo:rsid="0032021a" style:font-size-asian="10.5pt" style:font-size-complex="10.5pt"/>
    </style:style>
    <style:style style:name="T257" style:family="text">
      <style:text-properties fo:font-size="10.5pt" officeooo:rsid="00e19003" style:font-size-asian="10.5pt" style:font-size-complex="10.5pt"/>
    </style:style>
    <style:style style:name="T258" style:family="text">
      <style:text-properties fo:font-size="10.5pt" officeooo:rsid="00330c05" style:font-size-asian="10.5pt" style:font-size-complex="10.5pt"/>
    </style:style>
    <style:style style:name="T259" style:family="text">
      <style:text-properties officeooo:rsid="002033fa"/>
    </style:style>
    <style:style style:name="T260" style:family="text">
      <style:text-properties officeooo:rsid="0020ff45"/>
    </style:style>
    <style:style style:name="T261" style:family="text">
      <style:text-properties officeooo:rsid="0020dbbd"/>
    </style:style>
    <style:style style:name="T262" style:family="text">
      <style:text-properties officeooo:rsid="001f2c51"/>
    </style:style>
    <style:style style:name="T263" style:family="text">
      <style:text-properties officeooo:rsid="001fa726"/>
    </style:style>
    <style:style style:name="T264" style:family="text">
      <style:text-properties officeooo:rsid="00246d78"/>
    </style:style>
    <style:style style:name="T265" style:family="text">
      <style:text-properties officeooo:rsid="0045d046"/>
    </style:style>
    <style:style style:name="T266" style:family="text">
      <style:text-properties officeooo:rsid="004c1b1f"/>
    </style:style>
    <style:style style:name="T267" style:family="text">
      <style:text-properties officeooo:rsid="00551e1f"/>
    </style:style>
    <style:style style:name="T268" style:family="text">
      <style:text-properties officeooo:rsid="00784aab"/>
    </style:style>
    <style:style style:name="T269" style:family="text">
      <style:text-properties officeooo:rsid="0051671c"/>
    </style:style>
    <style:style style:name="T270" style:family="text">
      <style:text-properties officeooo:rsid="0050ddd1"/>
    </style:style>
    <style:style style:name="T271" style:family="text">
      <style:text-properties officeooo:rsid="004eb87c"/>
    </style:style>
    <style:style style:name="T272" style:family="text">
      <style:text-properties officeooo:rsid="00aa023a"/>
    </style:style>
    <style:style style:name="T273" style:family="text">
      <style:text-properties officeooo:rsid="00b3e69a"/>
    </style:style>
    <style:style style:name="T274" style:family="text">
      <style:text-properties officeooo:rsid="00cf5232"/>
    </style:style>
    <style:style style:name="T275" style:family="text">
      <style:text-properties officeooo:rsid="012714e5"/>
    </style:style>
    <style:style style:name="T276" style:family="text">
      <style:text-properties officeooo:rsid="01773336"/>
    </style:style>
    <style:style style:name="T277" style:family="text">
      <style:text-properties officeooo:rsid="01cb87d7"/>
    </style:style>
    <style:style style:name="T278" style:family="text">
      <style:text-properties officeooo:rsid="01d01c7e"/>
    </style:style>
    <style:style style:name="T279" style:family="text">
      <style:text-properties officeooo:rsid="01d4f849"/>
    </style:style>
    <style:style style:name="T280" style:family="text">
      <style:text-properties officeooo:rsid="02cfb0c9"/>
    </style:style>
    <style:style style:name="T281" style:family="text">
      <style:text-properties officeooo:rsid="0038bbcb"/>
    </style:style>
    <style:style style:name="T282" style:family="text">
      <style:text-properties officeooo:rsid="006297e4"/>
    </style:style>
    <style:style style:name="T283" style:family="text">
      <style:text-properties officeooo:rsid="009e09f6"/>
    </style:style>
    <style:style style:name="T284" style:family="text">
      <style:text-properties officeooo:rsid="0032021a"/>
    </style:style>
    <style:style style:name="T285" style:family="text">
      <style:text-properties officeooo:rsid="005ff5bf"/>
    </style:style>
    <style:style style:name="T286" style:family="text">
      <style:text-properties officeooo:rsid="00337d48"/>
    </style:style>
    <style:style style:name="T287" style:family="text">
      <style:text-properties officeooo:rsid="005badc6"/>
    </style:style>
    <style:style style:name="T288" style:family="text">
      <style:text-properties officeooo:rsid="008498aa"/>
    </style:style>
    <style:style style:name="T289" style:family="text">
      <style:text-properties officeooo:rsid="0080cbc5"/>
    </style:style>
    <style:style style:name="T290" style:family="text">
      <style:text-properties officeooo:rsid="0066fd50"/>
    </style:style>
    <style:style style:name="T291" style:family="text">
      <style:text-properties officeooo:rsid="01debd17"/>
    </style:style>
    <style:style style:name="T292" style:family="text">
      <style:text-properties officeooo:rsid="00fd4a68"/>
    </style:style>
    <style:style style:name="T293" style:family="text">
      <style:text-properties officeooo:rsid="0194230e"/>
    </style:style>
    <style:style style:name="T294" style:family="text">
      <style:text-properties officeooo:rsid="0061cb43"/>
    </style:style>
    <style:style style:name="T295" style:family="text">
      <style:text-properties officeooo:rsid="00966a14"/>
    </style:style>
    <style:style style:name="T296" style:family="text">
      <style:text-properties officeooo:rsid="00594fba"/>
    </style:style>
    <style:style style:name="T297" style:family="text">
      <style:text-properties officeooo:rsid="006ca44c"/>
    </style:style>
    <style:style style:name="T298" style:family="text">
      <style:text-properties officeooo:rsid="0173fda2"/>
    </style:style>
    <style:style style:name="T299" style:family="text">
      <style:text-properties officeooo:rsid="006d04b8"/>
    </style:style>
    <style:style style:name="T300" style:family="text">
      <style:text-properties officeooo:rsid="006bf68d"/>
    </style:style>
    <style:style style:name="T301" style:family="text">
      <style:text-properties officeooo:rsid="00703667"/>
    </style:style>
    <style:style style:name="T302" style:family="text">
      <style:text-properties officeooo:rsid="00825c51"/>
    </style:style>
    <style:style style:name="T303" style:family="text">
      <style:text-properties officeooo:rsid="0089cbfe"/>
    </style:style>
    <style:style style:name="T304" style:family="text">
      <style:text-properties officeooo:rsid="007e9c68"/>
    </style:style>
    <style:style style:name="T305" style:family="text">
      <style:text-properties officeooo:rsid="008e2f63"/>
    </style:style>
    <style:style style:name="T306" style:family="text">
      <style:text-properties officeooo:rsid="0090ce61"/>
    </style:style>
    <style:style style:name="T307" style:family="text">
      <style:text-properties officeooo:rsid="0094b27c"/>
    </style:style>
    <style:style style:name="T308" style:family="text">
      <style:text-properties officeooo:rsid="009538b4"/>
    </style:style>
    <style:style style:name="T309" style:family="text">
      <style:text-properties officeooo:rsid="00954d8b"/>
    </style:style>
    <style:style style:name="T310" style:family="text">
      <style:text-properties officeooo:rsid="009762ec"/>
    </style:style>
    <style:style style:name="T311" style:family="text">
      <style:text-properties officeooo:rsid="00fa4344"/>
    </style:style>
    <style:style style:name="T312" style:family="text">
      <style:text-properties officeooo:rsid="012a1698"/>
    </style:style>
    <style:style style:name="T313" style:family="text">
      <style:text-properties officeooo:rsid="01e0aeca"/>
    </style:style>
    <style:style style:name="T314" style:family="text">
      <style:text-properties officeooo:rsid="00b75549"/>
    </style:style>
    <style:style style:name="T315" style:family="text">
      <style:text-properties officeooo:rsid="00bf91be"/>
    </style:style>
    <style:style style:name="T316" style:family="text">
      <style:text-properties officeooo:rsid="012e78fc"/>
    </style:style>
    <style:style style:name="T317" style:family="text">
      <style:text-properties officeooo:rsid="012efb45"/>
    </style:style>
    <style:style style:name="T318" style:family="text">
      <style:text-properties officeooo:rsid="01e14726"/>
    </style:style>
    <style:style style:name="T319" style:family="text">
      <style:text-properties officeooo:rsid="00d38931"/>
    </style:style>
    <style:style style:name="T320" style:family="text">
      <style:text-properties officeooo:rsid="0156afd5"/>
    </style:style>
    <style:style style:name="T321" style:family="text">
      <style:text-properties officeooo:rsid="00de01b5"/>
    </style:style>
    <style:style style:name="T322" style:family="text">
      <style:text-properties officeooo:rsid="00d7607f"/>
    </style:style>
    <style:style style:name="T323" style:family="text">
      <style:text-properties officeooo:rsid="01e1dc6b"/>
    </style:style>
    <style:style style:name="T324" style:family="text">
      <style:text-properties officeooo:rsid="00dcb763"/>
    </style:style>
    <style:style style:name="T325" style:family="text">
      <style:text-properties officeooo:rsid="01e1eda7"/>
    </style:style>
    <style:style style:name="T326" style:family="text">
      <style:text-properties officeooo:rsid="00de5494"/>
    </style:style>
    <style:style style:name="T327" style:family="text">
      <style:text-properties officeooo:rsid="00e6b368"/>
    </style:style>
    <style:style style:name="T328" style:family="text">
      <style:text-properties officeooo:rsid="015522b6"/>
    </style:style>
    <style:style style:name="T329" style:family="text">
      <style:text-properties officeooo:rsid="00eb8cab"/>
    </style:style>
    <style:style style:name="T330" style:family="text">
      <style:text-properties officeooo:rsid="015773ae"/>
    </style:style>
    <style:style style:name="T331" style:family="text">
      <style:text-properties officeooo:rsid="00ee0cde"/>
    </style:style>
    <style:style style:name="T332" style:family="text">
      <style:text-properties officeooo:rsid="00f28232"/>
    </style:style>
    <style:style style:name="T333" style:family="text">
      <style:text-properties officeooo:rsid="01e2420d"/>
    </style:style>
    <style:style style:name="T334" style:family="text">
      <style:text-properties officeooo:rsid="00fb605d"/>
    </style:style>
    <style:style style:name="T335" style:family="text">
      <style:text-properties officeooo:rsid="0157de87"/>
    </style:style>
    <style:style style:name="T336" style:family="text">
      <style:text-properties officeooo:rsid="0108b4a7"/>
    </style:style>
    <style:style style:name="T337" style:family="text">
      <style:text-properties officeooo:rsid="012f371f"/>
    </style:style>
    <style:style style:name="T338" style:family="text">
      <style:text-properties officeooo:rsid="0108f763"/>
    </style:style>
    <style:style style:name="T339" style:family="text">
      <style:text-properties officeooo:rsid="01326500"/>
    </style:style>
    <style:style style:name="T340" style:family="text">
      <style:text-properties officeooo:rsid="012da8c4"/>
    </style:style>
    <style:style style:name="T341" style:family="text">
      <style:text-properties officeooo:rsid="01156a7b"/>
    </style:style>
    <style:style style:name="T342" style:family="text">
      <style:text-properties officeooo:rsid="01608277"/>
    </style:style>
    <style:style style:name="T343" style:family="text">
      <style:text-properties officeooo:rsid="0188936f"/>
    </style:style>
    <style:style style:name="T344" style:family="text">
      <style:text-properties officeooo:rsid="012369ac"/>
    </style:style>
    <style:style style:name="T345" style:family="text">
      <style:text-properties officeooo:rsid="013ea55e"/>
    </style:style>
    <style:style style:name="T346" style:family="text">
      <style:text-properties officeooo:rsid="0141ebdc"/>
    </style:style>
    <style:style style:name="T347" style:family="text">
      <style:text-properties officeooo:rsid="01e45482"/>
    </style:style>
    <style:style style:name="T348" style:family="text">
      <style:text-properties officeooo:rsid="01450a24"/>
    </style:style>
    <style:style style:name="T349" style:family="text">
      <style:text-properties officeooo:rsid="0145f4fa"/>
    </style:style>
    <style:style style:name="T350" style:family="text">
      <style:text-properties officeooo:rsid="0147d5c8"/>
    </style:style>
    <style:style style:name="T351" style:family="text">
      <style:text-properties officeooo:rsid="015d59ba"/>
    </style:style>
    <style:style style:name="T352" style:family="text">
      <style:text-properties officeooo:rsid="014f390c"/>
    </style:style>
    <style:style style:name="T353" style:family="text">
      <style:text-properties officeooo:rsid="014fd5a0"/>
    </style:style>
    <style:style style:name="T354" style:family="text">
      <style:text-properties officeooo:rsid="015080f9"/>
    </style:style>
    <style:style style:name="T355" style:family="text">
      <style:text-properties officeooo:rsid="0152d13b"/>
    </style:style>
    <style:style style:name="T356" style:family="text">
      <style:text-properties officeooo:rsid="016229eb"/>
    </style:style>
    <style:style style:name="T357" style:family="text">
      <style:text-properties officeooo:rsid="016449c3"/>
    </style:style>
    <style:style style:name="T358" style:family="text">
      <style:text-properties officeooo:rsid="015bb24f"/>
    </style:style>
    <style:style style:name="T359" style:family="text">
      <style:text-properties officeooo:rsid="0165f787"/>
    </style:style>
    <style:style style:name="T360" style:family="text">
      <style:text-properties officeooo:rsid="0234637c"/>
    </style:style>
    <style:style style:name="T361" style:family="text">
      <style:text-properties officeooo:rsid="0167bccb"/>
    </style:style>
    <style:style style:name="T362" style:family="text">
      <style:text-properties officeooo:rsid="01687fe4"/>
    </style:style>
    <style:style style:name="T363" style:family="text">
      <style:text-properties officeooo:rsid="01e62174"/>
    </style:style>
    <style:style style:name="T364" style:family="text">
      <style:text-properties officeooo:rsid="016987c2"/>
    </style:style>
    <style:style style:name="T365" style:family="text">
      <style:text-properties officeooo:rsid="016b5503"/>
    </style:style>
    <style:style style:name="T366" style:family="text">
      <style:text-properties officeooo:rsid="016bb0ae"/>
    </style:style>
    <style:style style:name="T367" style:family="text">
      <style:text-properties officeooo:rsid="016c4dc5"/>
    </style:style>
    <style:style style:name="T368" style:family="text">
      <style:text-properties officeooo:rsid="016d2486"/>
    </style:style>
    <style:style style:name="T369" style:family="text">
      <style:text-properties officeooo:rsid="016ec023"/>
    </style:style>
    <style:style style:name="T370" style:family="text">
      <style:text-properties officeooo:rsid="016f9b2a"/>
    </style:style>
    <style:style style:name="T371" style:family="text">
      <style:text-properties officeooo:rsid="016ffdbb"/>
    </style:style>
    <style:style style:name="T372" style:family="text">
      <style:text-properties officeooo:rsid="01716677"/>
    </style:style>
    <style:style style:name="T373" style:family="text">
      <style:text-properties officeooo:rsid="0185ed09"/>
    </style:style>
    <style:style style:name="T374" style:family="text">
      <style:text-properties officeooo:rsid="017210b3"/>
    </style:style>
    <style:style style:name="T375" style:family="text">
      <style:text-properties officeooo:rsid="01e7dad0"/>
    </style:style>
    <style:style style:name="T376" style:family="text">
      <style:text-properties officeooo:rsid="01728756"/>
    </style:style>
    <style:style style:name="T377" style:family="text">
      <style:text-properties officeooo:rsid="01855f19"/>
    </style:style>
    <style:style style:name="T378" style:family="text">
      <style:text-properties officeooo:rsid="018de6a5"/>
    </style:style>
    <style:style style:name="T379" style:family="text">
      <style:text-properties officeooo:rsid="02346f18"/>
    </style:style>
    <style:style style:name="T380" style:family="text">
      <style:text-properties officeooo:rsid="01961736"/>
    </style:style>
    <style:style style:name="T381" style:family="text">
      <style:text-properties officeooo:rsid="0197955a"/>
    </style:style>
    <style:style style:name="T382" style:family="text">
      <style:text-properties officeooo:rsid="01990cde"/>
    </style:style>
    <style:style style:name="T383" style:family="text">
      <style:text-properties officeooo:rsid="019abc4d"/>
    </style:style>
    <style:style style:name="T384" style:family="text">
      <style:text-properties officeooo:rsid="019ac745"/>
    </style:style>
    <style:style style:name="T385" style:family="text">
      <style:text-properties officeooo:rsid="019bc5d2"/>
    </style:style>
    <style:style style:name="T386" style:family="text">
      <style:text-properties officeooo:rsid="01e8f1d9"/>
    </style:style>
    <style:style style:name="T387" style:family="text">
      <style:text-properties officeooo:rsid="019d467d"/>
    </style:style>
    <style:style style:name="T388" style:family="text">
      <style:text-properties officeooo:rsid="019dee25"/>
    </style:style>
    <style:style style:name="T389" style:family="text">
      <style:text-properties officeooo:rsid="019f078f"/>
    </style:style>
    <style:style style:name="T390" style:family="text">
      <style:text-properties officeooo:rsid="01a186ba"/>
    </style:style>
    <style:style style:name="T391" style:family="text">
      <style:text-properties officeooo:rsid="01a2dbbb"/>
    </style:style>
    <style:style style:name="T392" style:family="text">
      <style:text-properties officeooo:rsid="01a3b7fd"/>
    </style:style>
    <style:style style:name="T393" style:family="text">
      <style:text-properties officeooo:rsid="01a41f16"/>
    </style:style>
    <style:style style:name="T394" style:family="text">
      <style:text-properties officeooo:rsid="01a446bd"/>
    </style:style>
    <style:style style:name="T395" style:family="text">
      <style:text-properties officeooo:rsid="01a4a92d"/>
    </style:style>
    <style:style style:name="T396" style:family="text">
      <style:text-properties officeooo:rsid="01a62541"/>
    </style:style>
    <style:style style:name="T397" style:family="text">
      <style:text-properties officeooo:rsid="01a7aacb"/>
    </style:style>
    <style:style style:name="T398" style:family="text">
      <style:text-properties officeooo:rsid="01a83ac0"/>
    </style:style>
    <style:style style:name="T399" style:family="text">
      <style:text-properties officeooo:rsid="01a88704"/>
    </style:style>
    <style:style style:name="T400" style:family="text">
      <style:text-properties officeooo:rsid="01a9892a"/>
    </style:style>
    <style:style style:name="T401" style:family="text">
      <style:text-properties officeooo:rsid="01aacbaa"/>
    </style:style>
    <style:style style:name="T402" style:family="text">
      <style:text-properties officeooo:rsid="01ab49f3"/>
    </style:style>
    <style:style style:name="T403" style:family="text">
      <style:text-properties officeooo:rsid="01acebf9"/>
    </style:style>
    <style:style style:name="T404" style:family="text">
      <style:text-properties officeooo:rsid="01ad7173"/>
    </style:style>
    <style:style style:name="T405" style:family="text">
      <style:text-properties officeooo:rsid="01aee2ea"/>
    </style:style>
    <style:style style:name="T406" style:family="text">
      <style:text-properties officeooo:rsid="01b1df12"/>
    </style:style>
    <style:style style:name="T407" style:family="text">
      <style:text-properties officeooo:rsid="01b2f018"/>
    </style:style>
    <style:style style:name="T408" style:family="text">
      <style:text-properties officeooo:rsid="01b4889f"/>
    </style:style>
    <style:style style:name="T409" style:family="text">
      <style:text-properties officeooo:rsid="01b6249b"/>
    </style:style>
    <style:style style:name="T410" style:family="text">
      <style:text-properties officeooo:rsid="01b7ce07"/>
    </style:style>
    <style:style style:name="T411" style:family="text">
      <style:text-properties officeooo:rsid="01b7d36a"/>
    </style:style>
    <style:style style:name="T412" style:family="text">
      <style:text-properties officeooo:rsid="01ba2657"/>
    </style:style>
    <style:style style:name="T413" style:family="text">
      <style:text-properties officeooo:rsid="02362b5f"/>
    </style:style>
    <style:style style:name="T414" style:family="text">
      <style:text-properties officeooo:rsid="02474f26"/>
    </style:style>
    <style:style style:name="T415" style:family="text">
      <style:text-properties officeooo:rsid="02d0b9e1"/>
    </style:style>
    <style:style style:name="T416" style:family="text">
      <style:text-properties officeooo:rsid="0027c900"/>
    </style:style>
    <style:style style:name="T417" style:family="text">
      <style:text-properties officeooo:rsid="00284612"/>
    </style:style>
    <style:style style:name="T418" style:family="text">
      <style:text-properties officeooo:rsid="007491cc"/>
    </style:style>
    <style:style style:name="T419" style:family="text">
      <style:text-properties officeooo:rsid="00981787"/>
    </style:style>
    <style:style style:name="T420" style:family="text">
      <style:text-properties officeooo:rsid="0098a572"/>
    </style:style>
    <style:style style:name="T421" style:family="text">
      <style:text-properties officeooo:rsid="02d9347a"/>
    </style:style>
    <style:style style:name="T422" style:family="text">
      <style:text-properties officeooo:rsid="028047ac"/>
    </style:style>
    <style:style style:name="T423" style:family="text">
      <style:text-properties officeooo:rsid="006b0110"/>
    </style:style>
    <style:style style:name="T424" style:family="text">
      <style:text-properties officeooo:rsid="00656237"/>
    </style:style>
    <style:style style:name="T425" style:family="text">
      <style:text-properties officeooo:rsid="003f3b6e"/>
    </style:style>
    <style:style style:name="T426" style:family="text">
      <style:text-properties officeooo:rsid="02db85f9"/>
    </style:style>
    <style:style style:name="T427" style:family="text">
      <style:text-properties officeooo:rsid="02e05ee3"/>
    </style:style>
    <style:style style:name="T428" style:family="text">
      <style:text-properties officeooo:rsid="02e16c0a"/>
    </style:style>
    <style:style style:name="T429" style:family="text">
      <style:text-properties officeooo:rsid="02ea01c5"/>
    </style:style>
    <style:style style:name="T430" style:family="text">
      <style:text-properties officeooo:rsid="02ebe2b1"/>
    </style:style>
    <style:style style:name="T431" style:family="text">
      <style:text-properties officeooo:rsid="02ed2726"/>
    </style:style>
    <style:style style:name="T432" style:family="text">
      <style:text-properties officeooo:rsid="00022a33"/>
    </style:style>
    <style:style style:name="T433" style:family="text">
      <style:text-properties officeooo:rsid="001152ce"/>
    </style:style>
    <style:style style:name="T434" style:family="text">
      <style:text-properties officeooo:rsid="02eda8ab"/>
    </style:style>
    <style:style style:name="T435" style:family="text">
      <style:text-properties officeooo:rsid="02eeeb87"/>
    </style:style>
    <style:style style:name="T436" style:family="text">
      <style:text-properties officeooo:rsid="02efd5b0"/>
    </style:style>
    <style:style style:name="T437" style:family="text">
      <style:text-properties officeooo:rsid="02f18274"/>
    </style:style>
    <style:style style:name="T438" style:family="text">
      <style:text-properties officeooo:rsid="02f2ba17"/>
    </style:style>
    <style:style style:name="T439" style:family="text">
      <style:text-properties officeooo:rsid="02f5c6b2"/>
    </style:style>
    <style:style style:name="T440" style:family="text">
      <style:text-properties officeooo:rsid="02b0de36"/>
    </style:style>
    <style:style style:name="T441" style:family="text">
      <style:text-properties officeooo:rsid="02c6cf6f"/>
    </style:style>
    <style:style style:name="T442" style:family="text">
      <style:text-properties officeooo:rsid="02da38a6"/>
    </style:style>
    <style:style style:name="T443" style:family="text">
      <style:text-properties officeooo:rsid="030dda0c"/>
    </style:style>
    <style:style style:name="T444" style:family="text">
      <style:text-properties officeooo:rsid="030f7acc"/>
    </style:style>
    <style:style style:name="T445" style:family="text">
      <style:text-properties officeooo:rsid="031b6152"/>
    </style:style>
    <style:style style:name="T446" style:family="text">
      <style:text-properties officeooo:rsid="031d0c07"/>
    </style:style>
    <style:style style:name="T447" style:family="text">
      <style:text-properties fo:font-size="9pt" officeooo:rsid="0241f125" style:font-size-asian="9pt" style:font-size-complex="9pt"/>
    </style:style>
    <style:style style:name="T448" style:family="text">
      <style:text-properties fo:font-size="9pt" officeooo:rsid="0340f2fd" style:font-size-asian="9pt" style:font-size-complex="9pt"/>
    </style:style>
    <style:style style:name="T449" style:family="text">
      <style:text-properties fo:font-size="9pt" officeooo:rsid="04a9313e" style:font-size-asian="9pt" style:font-size-complex="9pt"/>
    </style:style>
    <style:style style:name="T450" style:family="text">
      <style:text-properties fo:font-size="9pt" officeooo:rsid="04aa95d7" style:font-size-asian="9pt" style:font-size-complex="9pt"/>
    </style:style>
    <style:style style:name="T451" style:family="text">
      <style:text-properties fo:font-size="9pt" officeooo:rsid="04ab37cd" style:font-size-asian="9pt" style:font-size-complex="9pt"/>
    </style:style>
    <style:style style:name="T452" style:family="text">
      <style:text-properties fo:font-size="9pt" officeooo:rsid="03f858d5" style:font-size-asian="9pt" style:font-size-complex="9pt"/>
    </style:style>
    <style:style style:name="T453" style:family="text">
      <style:text-properties fo:font-size="9pt" officeooo:rsid="04a7547c" style:font-size-asian="9pt" style:font-size-complex="9pt"/>
    </style:style>
    <style:style style:name="T454" style:family="text">
      <style:text-properties fo:font-size="9pt" officeooo:rsid="03f89345" style:font-size-asian="9pt" style:font-size-complex="9pt"/>
    </style:style>
    <style:style style:name="T455" style:family="text">
      <style:text-properties fo:font-size="9pt" officeooo:rsid="05955b68" style:font-size-asian="9pt" style:font-size-complex="9pt"/>
    </style:style>
    <style:style style:name="T456" style:family="text">
      <style:text-properties fo:font-size="9pt" officeooo:rsid="070afa7a" style:font-size-asian="9pt" style:font-size-complex="9pt"/>
    </style:style>
    <style:style style:name="T457" style:family="text">
      <style:text-properties fo:font-size="9pt" officeooo:rsid="070f5c2c" style:font-size-asian="9pt" style:font-size-complex="9pt"/>
    </style:style>
    <style:style style:name="T458" style:family="text">
      <style:text-properties fo:font-size="9pt" officeooo:rsid="07dd1de8" style:font-size-asian="9pt" style:font-size-complex="9pt"/>
    </style:style>
    <style:style style:name="T459" style:family="text">
      <style:text-properties fo:font-size="9pt" fo:font-weight="normal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026e2f25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02f5c6b2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0251db11" style:font-size-asian="9pt" style:font-weight-asian="normal" style:font-size-complex="9pt" style:font-weight-complex="normal"/>
    </style:style>
    <style:style style:name="T464" style:family="text">
      <style:text-properties officeooo:rsid="02d62c15"/>
    </style:style>
    <style:style style:name="T465" style:family="text">
      <style:text-properties officeooo:rsid="033b4ef4"/>
    </style:style>
    <style:style style:name="T466" style:family="text">
      <style:text-properties officeooo:rsid="0350055f"/>
    </style:style>
    <style:style style:name="T467" style:family="text">
      <style:text-properties officeooo:rsid="03517001"/>
    </style:style>
    <style:style style:name="T468" style:family="text">
      <style:text-properties officeooo:rsid="035255a1"/>
    </style:style>
    <style:style style:name="T469" style:family="text">
      <style:text-properties officeooo:rsid="03648cbf"/>
    </style:style>
    <style:style style:name="T470" style:family="text">
      <style:text-properties officeooo:rsid="03659bed"/>
    </style:style>
    <style:style style:name="T471" style:family="text">
      <style:text-properties officeooo:rsid="03675534"/>
    </style:style>
    <style:style style:name="T472" style:family="text">
      <style:text-properties officeooo:rsid="0367825d"/>
    </style:style>
    <style:style style:name="T473" style:family="text">
      <style:text-properties officeooo:rsid="03b349ff"/>
    </style:style>
    <style:style style:name="T474" style:family="text">
      <style:text-properties officeooo:rsid="03b7871f"/>
    </style:style>
    <style:style style:name="T475" style:family="text">
      <style:text-properties officeooo:rsid="02557866"/>
    </style:style>
    <style:style style:name="T476" style:family="text">
      <style:text-properties officeooo:rsid="03d54132"/>
    </style:style>
    <style:style style:name="T477" style:family="text">
      <style:text-properties style:font-name="Arial" fo:font-weight="normal" officeooo:rsid="021eb6c8" style:font-weight-asian="normal" style:font-weight-complex="normal"/>
    </style:style>
    <style:style style:name="T478" style:family="text">
      <style:text-properties style:font-name="Arial" fo:font-weight="normal" officeooo:rsid="03e06a4b" style:font-weight-asian="normal" style:font-weight-complex="normal"/>
    </style:style>
    <style:style style:name="T479" style:family="text">
      <style:text-properties style:font-name="Arial" fo:font-weight="normal" officeooo:rsid="03e1df1c" style:font-weight-asian="normal" style:font-weight-complex="normal"/>
    </style:style>
    <style:style style:name="T480" style:family="text">
      <style:text-properties style:font-name="Arial" fo:font-weight="normal" officeooo:rsid="03233603" style:font-weight-asian="normal" style:font-weight-complex="normal"/>
    </style:style>
    <style:style style:name="T481" style:family="text">
      <style:text-properties style:font-name="Arial" fo:font-weight="normal" officeooo:rsid="02515181" style:font-weight-asian="normal" style:font-weight-complex="normal"/>
    </style:style>
    <style:style style:name="T482" style:family="text">
      <style:text-properties style:font-name="Arial" fo:font-weight="normal" officeooo:rsid="040bd7c7" style:font-weight-asian="normal" style:font-weight-complex="normal"/>
    </style:style>
    <style:style style:name="T483" style:family="text">
      <style:text-properties style:font-name="Arial" fo:font-weight="normal" officeooo:rsid="04674fb2" style:font-weight-asian="normal" style:font-weight-complex="normal"/>
    </style:style>
    <style:style style:name="T484" style:family="text">
      <style:text-properties style:font-name="Arial" fo:font-weight="normal" officeooo:rsid="07bef329" style:font-weight-asian="normal" style:font-weight-complex="normal"/>
    </style:style>
    <style:style style:name="T485" style:family="text">
      <style:text-properties style:font-name="Arial" fo:font-weight="normal" officeooo:rsid="07bfd05c" style:font-weight-asian="normal" style:font-weight-complex="normal"/>
    </style:style>
    <style:style style:name="T486" style:family="text">
      <style:text-properties style:font-name="Arial" fo:font-weight="normal" officeooo:rsid="0859ef58" style:font-weight-asian="normal" style:font-weight-complex="normal"/>
    </style:style>
    <style:style style:name="T487" style:family="text">
      <style:text-properties style:font-name="Arial" fo:font-weight="normal" officeooo:rsid="085a1e95" style:font-weight-asian="normal" style:font-weight-complex="normal"/>
    </style:style>
    <style:style style:name="T488" style:family="text">
      <style:text-properties style:font-name="Arial" fo:font-weight="normal" officeooo:rsid="085b8af3" style:font-weight-asian="normal" style:font-weight-complex="normal"/>
    </style:style>
    <style:style style:name="T489" style:family="text">
      <style:text-properties style:font-name="Arial" fo:font-weight="normal" officeooo:rsid="085c34fc" style:font-weight-asian="normal" style:font-weight-complex="normal"/>
    </style:style>
    <style:style style:name="T490" style:family="text">
      <style:text-properties style:font-name="Arial" fo:font-weight="normal" officeooo:rsid="08646f90" style:font-weight-asian="normal" style:font-weight-complex="normal"/>
    </style:style>
    <style:style style:name="T491" style:family="text">
      <style:text-properties style:font-name="Arial" fo:font-weight="normal" officeooo:rsid="088b9fb3" style:font-weight-asian="normal" style:font-weight-complex="normal"/>
    </style:style>
    <style:style style:name="T492" style:family="text">
      <style:text-properties style:font-name="Arial" fo:font-weight="bold" officeooo:rsid="021a5545" style:font-weight-asian="bold" style:font-weight-complex="bold"/>
    </style:style>
    <style:style style:name="T493" style:family="text">
      <style:text-properties officeooo:rsid="03e9fc1e"/>
    </style:style>
    <style:style style:name="T494" style:family="text">
      <style:text-properties officeooo:rsid="03f6a31f"/>
    </style:style>
    <style:style style:name="T495" style:family="text">
      <style:text-properties officeooo:rsid="03f858d5"/>
    </style:style>
    <style:style style:name="T496" style:family="text">
      <style:text-properties officeooo:rsid="0405fc0a"/>
    </style:style>
    <style:style style:name="T497" style:family="text">
      <style:text-properties officeooo:rsid="0417e504"/>
    </style:style>
    <style:style style:name="T498" style:family="text">
      <style:text-properties officeooo:rsid="041f5128"/>
    </style:style>
    <style:style style:name="T499" style:family="text">
      <style:text-properties officeooo:rsid="041ffc48"/>
    </style:style>
    <style:style style:name="T500" style:family="text">
      <style:text-properties officeooo:rsid="04243e87"/>
    </style:style>
    <style:style style:name="T501" style:family="text">
      <style:text-properties officeooo:rsid="0428e730"/>
    </style:style>
    <style:style style:name="T502" style:family="text">
      <style:text-properties officeooo:rsid="0458d96e"/>
    </style:style>
    <style:style style:name="T503" style:family="text">
      <style:text-properties officeooo:rsid="045ec1d4"/>
    </style:style>
    <style:style style:name="T504" style:family="text">
      <style:text-properties fo:font-size="12pt" fo:font-weight="normal" style:font-size-asian="12pt" style:font-weight-asian="normal" style:font-size-complex="12pt" style:font-weight-complex="normal"/>
    </style:style>
    <style:style style:name="T505" style:family="text">
      <style:text-properties officeooo:rsid="04917fa3"/>
    </style:style>
    <style:style style:name="T506" style:family="text">
      <style:text-properties officeooo:rsid="0494c5a2"/>
    </style:style>
    <style:style style:name="T507" style:family="text">
      <style:text-properties officeooo:rsid="0495aa94"/>
    </style:style>
    <style:style style:name="T508" style:family="text">
      <style:text-properties officeooo:rsid="04965c97"/>
    </style:style>
    <style:style style:name="T509" style:family="text">
      <style:text-properties officeooo:rsid="022dcdea"/>
    </style:style>
    <style:style style:name="T510" style:family="text">
      <style:text-properties officeooo:rsid="04c6ba07"/>
    </style:style>
    <style:style style:name="T511" style:family="text">
      <style:text-properties officeooo:rsid="04dbfbfb"/>
    </style:style>
    <style:style style:name="T512" style:family="text">
      <style:text-properties officeooo:rsid="04e11174"/>
    </style:style>
    <style:style style:name="T513" style:family="text">
      <style:text-properties officeooo:rsid="04e2ee1c"/>
    </style:style>
    <style:style style:name="T514" style:family="text">
      <style:text-properties officeooo:rsid="05267da3"/>
    </style:style>
    <style:style style:name="T515" style:family="text">
      <style:text-properties officeooo:rsid="05280810"/>
    </style:style>
    <style:style style:name="T516" style:family="text">
      <style:text-properties officeooo:rsid="05291606"/>
    </style:style>
    <style:style style:name="T517" style:family="text">
      <style:text-properties officeooo:rsid="052a5e6f"/>
    </style:style>
    <style:style style:name="T518" style:family="text">
      <style:text-properties officeooo:rsid="052a7815"/>
    </style:style>
    <style:style style:name="T519" style:family="text">
      <style:text-properties officeooo:rsid="052c9f0f"/>
    </style:style>
    <style:style style:name="T520" style:family="text">
      <style:text-properties officeooo:rsid="052e88bd"/>
    </style:style>
    <style:style style:name="T521" style:family="text">
      <style:text-properties officeooo:rsid="053ca6a5"/>
    </style:style>
    <style:style style:name="T522" style:family="text">
      <style:text-properties officeooo:rsid="053ff160"/>
    </style:style>
    <style:style style:name="T523" style:family="text">
      <style:text-properties officeooo:rsid="05406cd5"/>
    </style:style>
    <style:style style:name="T524" style:family="text">
      <style:text-properties officeooo:rsid="0541e375"/>
    </style:style>
    <style:style style:name="T525" style:family="text">
      <style:text-properties officeooo:rsid="054cd937"/>
    </style:style>
    <style:style style:name="T526" style:family="text">
      <style:text-properties officeooo:rsid="05515ce1"/>
    </style:style>
    <style:style style:name="T527" style:family="text">
      <style:text-properties officeooo:rsid="05532933"/>
    </style:style>
    <style:style style:name="T528" style:family="text">
      <style:text-properties officeooo:rsid="05556160"/>
    </style:style>
    <style:style style:name="T529" style:family="text">
      <style:text-properties officeooo:rsid="0566415f"/>
    </style:style>
    <style:style style:name="T530" style:family="text">
      <style:text-properties officeooo:rsid="056c55ee"/>
    </style:style>
    <style:style style:name="T531" style:family="text">
      <style:text-properties officeooo:rsid="0571a162"/>
    </style:style>
    <style:style style:name="T532" style:family="text">
      <style:text-properties officeooo:rsid="0588a478"/>
    </style:style>
    <style:style style:name="T533" style:family="text">
      <style:text-properties officeooo:rsid="058a09dc"/>
    </style:style>
    <style:style style:name="T534" style:family="text">
      <style:text-properties officeooo:rsid="05949524"/>
    </style:style>
    <style:style style:name="T535" style:family="text">
      <style:text-properties officeooo:rsid="059c3b07"/>
    </style:style>
    <style:style style:name="T536" style:family="text">
      <style:text-properties officeooo:rsid="059ce269"/>
    </style:style>
    <style:style style:name="T537" style:family="text">
      <style:text-properties officeooo:rsid="05a7eb02"/>
    </style:style>
    <style:style style:name="T538" style:family="text">
      <style:text-properties officeooo:rsid="05ad9410"/>
    </style:style>
    <style:style style:name="T539" style:family="text">
      <style:text-properties officeooo:rsid="05b56030"/>
    </style:style>
    <style:style style:name="T540" style:family="text">
      <style:text-properties officeooo:rsid="05b8244e"/>
    </style:style>
    <style:style style:name="T541" style:family="text">
      <style:text-properties officeooo:rsid="05c28e8d"/>
    </style:style>
    <style:style style:name="T542" style:family="text">
      <style:text-properties officeooo:rsid="05e6d569"/>
    </style:style>
    <style:style style:name="T543" style:family="text">
      <style:text-properties officeooo:rsid="05eab22e"/>
    </style:style>
    <style:style style:name="T544" style:family="text">
      <style:text-properties officeooo:rsid="05ef3924"/>
    </style:style>
    <style:style style:name="T545" style:family="text">
      <style:text-properties officeooo:rsid="05f5b579"/>
    </style:style>
    <style:style style:name="T546" style:family="text">
      <style:text-properties officeooo:rsid="060bfa11"/>
    </style:style>
    <style:style style:name="T547" style:family="text">
      <style:text-properties officeooo:rsid="060d4e23"/>
    </style:style>
    <style:style style:name="T548" style:family="text">
      <style:text-properties officeooo:rsid="060f76da"/>
    </style:style>
    <style:style style:name="T549" style:family="text">
      <style:text-properties officeooo:rsid="0673bd1b"/>
    </style:style>
    <style:style style:name="T550" style:family="text">
      <style:text-properties officeooo:rsid="067b0a13"/>
    </style:style>
    <style:style style:name="T551" style:family="text">
      <style:text-properties officeooo:rsid="068a7f5f"/>
    </style:style>
    <style:style style:name="T552" style:family="text">
      <style:text-properties officeooo:rsid="068fa41c"/>
    </style:style>
    <style:style style:name="T553" style:family="text">
      <style:text-properties officeooo:rsid="068fd635"/>
    </style:style>
    <style:style style:name="T554" style:family="text">
      <style:text-properties officeooo:rsid="0690f586"/>
    </style:style>
    <style:style style:name="T555" style:family="text">
      <style:text-properties officeooo:rsid="0692f31b"/>
    </style:style>
    <style:style style:name="T556" style:family="text">
      <style:text-properties officeooo:rsid="0693d0d8"/>
    </style:style>
    <style:style style:name="T557" style:family="text">
      <style:text-properties officeooo:rsid="06951013"/>
    </style:style>
    <style:style style:name="T558" style:family="text">
      <style:text-properties officeooo:rsid="06958093"/>
    </style:style>
    <style:style style:name="T559" style:family="text">
      <style:text-properties officeooo:rsid="0698c596"/>
    </style:style>
    <style:style style:name="T560" style:family="text">
      <style:text-properties officeooo:rsid="069bedd0"/>
    </style:style>
    <style:style style:name="T561" style:family="text">
      <style:text-properties officeooo:rsid="00002d90"/>
    </style:style>
    <style:style style:name="T562" style:family="text">
      <style:text-properties officeooo:rsid="06c4b72b"/>
    </style:style>
    <style:style style:name="T563" style:family="text">
      <style:text-properties officeooo:rsid="06c68e7f"/>
    </style:style>
    <style:style style:name="T564" style:family="text">
      <style:text-properties officeooo:rsid="06c7eeb4"/>
    </style:style>
    <style:style style:name="T565" style:family="text">
      <style:text-properties officeooo:rsid="06c8fbb6"/>
    </style:style>
    <style:style style:name="T566" style:family="text">
      <style:text-properties officeooo:rsid="06c9e962"/>
    </style:style>
    <style:style style:name="T567" style:family="text">
      <style:text-properties officeooo:rsid="06cb4f94"/>
    </style:style>
    <style:style style:name="T568" style:family="text">
      <style:text-properties officeooo:rsid="06ccdf77"/>
    </style:style>
    <style:style style:name="T569" style:family="text">
      <style:text-properties officeooo:rsid="06cde881"/>
    </style:style>
    <style:style style:name="T570" style:family="text">
      <style:text-properties officeooo:rsid="06d0414c"/>
    </style:style>
    <style:style style:name="T571" style:family="text">
      <style:text-properties officeooo:rsid="06d1f04f"/>
    </style:style>
    <style:style style:name="T572" style:family="text">
      <style:text-properties officeooo:rsid="06d3db39"/>
    </style:style>
    <style:style style:name="T573" style:family="text">
      <style:text-properties officeooo:rsid="06d40ffd"/>
    </style:style>
    <style:style style:name="T574" style:family="text">
      <style:text-properties officeooo:rsid="06d4d9d5"/>
    </style:style>
    <style:style style:name="T575" style:family="text">
      <style:text-properties officeooo:rsid="06d518be"/>
    </style:style>
    <style:style style:name="T576" style:family="text">
      <style:text-properties officeooo:rsid="06d6ac96"/>
    </style:style>
    <style:style style:name="T577" style:family="text">
      <style:text-properties officeooo:rsid="06d9230b"/>
    </style:style>
    <style:style style:name="T578" style:family="text">
      <style:text-properties officeooo:rsid="06da6181"/>
    </style:style>
    <style:style style:name="T579" style:family="text">
      <style:text-properties officeooo:rsid="06e5ff92"/>
    </style:style>
    <style:style style:name="T580" style:family="text">
      <style:text-properties officeooo:rsid="06eb846f"/>
    </style:style>
    <style:style style:name="T581" style:family="text">
      <style:text-properties officeooo:rsid="070e57b5"/>
    </style:style>
    <style:style style:name="T582" style:family="text">
      <style:text-properties officeooo:rsid="07147a7f"/>
    </style:style>
    <style:style style:name="T583" style:family="text">
      <style:text-properties officeooo:rsid="0742e90a"/>
    </style:style>
    <style:style style:name="T584" style:family="text">
      <style:text-properties officeooo:rsid="074e85d8"/>
    </style:style>
    <style:style style:name="T585" style:family="text">
      <style:text-properties officeooo:rsid="0752cc11"/>
    </style:style>
    <style:style style:name="T586" style:family="text">
      <style:text-properties officeooo:rsid="07627894"/>
    </style:style>
    <style:style style:name="T587" style:family="text">
      <style:text-properties officeooo:rsid="076a353d"/>
    </style:style>
    <style:style style:name="T588" style:family="text">
      <style:text-properties officeooo:rsid="076bcf06"/>
    </style:style>
    <style:style style:name="T589" style:family="text">
      <style:text-properties officeooo:rsid="076d59f4"/>
    </style:style>
    <style:style style:name="T590" style:family="text">
      <style:text-properties officeooo:rsid="07725441"/>
    </style:style>
    <style:style style:name="T591" style:family="text">
      <style:text-properties officeooo:rsid="07750261"/>
    </style:style>
    <style:style style:name="T592" style:family="text">
      <style:text-properties officeooo:rsid="0776c61d"/>
    </style:style>
    <style:style style:name="T593" style:family="text">
      <style:text-properties officeooo:rsid="02261bb0"/>
    </style:style>
    <style:style style:name="T594" style:family="text">
      <style:text-properties officeooo:rsid="0225fb18"/>
    </style:style>
    <style:style style:name="T595" style:family="text">
      <style:text-properties officeooo:rsid="077c68fc"/>
    </style:style>
    <style:style style:name="T596" style:family="text">
      <style:text-properties officeooo:rsid="07864f8d"/>
    </style:style>
    <style:style style:name="T597" style:family="text">
      <style:text-properties officeooo:rsid="078807ae"/>
    </style:style>
    <style:style style:name="T598" style:family="text">
      <style:text-properties officeooo:rsid="07a3c237"/>
    </style:style>
    <style:style style:name="T599" style:family="text">
      <style:text-properties officeooo:rsid="07bcf2d6"/>
    </style:style>
    <style:style style:name="T600" style:family="text">
      <style:text-properties officeooo:rsid="07bed1bc"/>
    </style:style>
    <style:style style:name="T601" style:family="text">
      <style:text-properties officeooo:rsid="07c26dc8"/>
    </style:style>
    <style:style style:name="T602" style:family="text">
      <style:text-properties officeooo:rsid="07d836b0"/>
    </style:style>
    <style:style style:name="T603" style:family="text">
      <style:text-properties officeooo:rsid="07da1954"/>
    </style:style>
    <style:style style:name="T604" style:family="text">
      <style:text-properties officeooo:rsid="07f84c6b"/>
    </style:style>
    <style:style style:name="T605" style:family="text">
      <style:text-properties officeooo:rsid="081ad746"/>
    </style:style>
    <style:style style:name="T606" style:family="text">
      <style:text-properties officeooo:rsid="081b4395"/>
    </style:style>
    <style:style style:name="T607" style:family="text">
      <style:text-properties officeooo:rsid="08280ec2"/>
    </style:style>
    <style:style style:name="T608" style:family="text">
      <style:text-properties officeooo:rsid="08376de4"/>
    </style:style>
    <style:style style:name="T609" style:family="text">
      <style:text-properties officeooo:rsid="083aad66"/>
    </style:style>
    <style:style style:name="T610" style:family="text">
      <style:text-properties officeooo:rsid="083d0570"/>
    </style:style>
    <style:style style:name="T611" style:family="text">
      <style:text-properties officeooo:rsid="083d29d2"/>
    </style:style>
    <style:style style:name="T612" style:family="text">
      <style:text-properties officeooo:rsid="0842b475"/>
    </style:style>
    <style:style style:name="T613" style:family="text">
      <style:text-properties officeooo:rsid="03b1b9aa"/>
    </style:style>
    <style:style style:name="T614" style:family="text">
      <style:text-properties officeooo:rsid="08480549"/>
    </style:style>
    <style:style style:name="T615" style:family="text">
      <style:text-properties officeooo:rsid="08495336"/>
    </style:style>
    <style:style style:name="T616" style:family="text">
      <style:text-properties officeooo:rsid="084a125d"/>
    </style:style>
    <style:style style:name="T617" style:family="text">
      <style:text-properties officeooo:rsid="021790ac"/>
    </style:style>
    <style:style style:name="T618" style:family="text">
      <style:text-properties officeooo:rsid="08524b1d"/>
    </style:style>
    <style:style style:name="T619" style:family="text">
      <style:text-properties officeooo:rsid="0854f6e6"/>
    </style:style>
    <style:style style:name="T620" style:family="text">
      <style:text-properties officeooo:rsid="0872bbc6"/>
    </style:style>
    <style:style style:name="T621" style:family="text">
      <style:text-properties officeooo:rsid="0879bdfc"/>
    </style:style>
    <style:style style:name="T622" style:family="text">
      <style:text-properties officeooo:rsid="087a379c"/>
    </style:style>
    <style:style style:name="T623" style:family="text">
      <style:text-properties officeooo:rsid="087b41d0"/>
    </style:style>
    <style:style style:name="T624" style:family="text">
      <style:text-properties officeooo:rsid="08884c96"/>
    </style:style>
    <style:style style:name="T625" style:family="text">
      <style:text-properties officeooo:rsid="08a6ebcf"/>
    </style:style>
    <style:style style:name="T626" style:family="text">
      <style:text-properties officeooo:rsid="08a99d5b"/>
    </style:style>
    <style:style style:name="T627" style:family="text">
      <style:text-properties officeooo:rsid="08ae7a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15">(PDV)</text:span></text:p>
      <text:p text:style-name="P1"/>
      <text:p text:style-name="P1"><text:tab/>1.1 – FUNÇÕES</text:p>
      <text:p text:style-name="P1"/>
      <text:p text:style-name="P5"><text:tab/><text:span text:style-name="T432">1.2 – BIBLIOTECA</text:span></text:p>
      <text:p text:style-name="P5"/>
      <text:p text:style-name="P19"><text:tab/>1.3 – CONFIGURAÇÃO</text:p>
      <text:p text:style-name="P19"><text:tab/><text:tab/>1.3.1 – IP/PORTA SERVIDOR TEF</text:p>
      <text:p text:style-name="P5"><text:span text:style-name="T433"><text:tab/><text:tab/>1.3.2 – CHAVE </text:span><text:span text:style-name="T560">VALIDADORA DO PDV</text:span></text:p>
      <text:p text:style-name="P1"/>
      <text:p text:style-name="P1"/>
      <text:p text:style-name="P125"><text:tab/>1.4 – PROCESSO DE CONEXÃO COM O OPEN-TEF</text:p>
      <text:p text:style-name="P743"><text:tab/><text:tab/>1.<text:span text:style-name="T434">4</text:span>.<text:span text:style-name="T434">1</text:span> – INICIALIZAÇÃO</text:p>
      <text:p text:style-name="P741"><text:tab/><text:tab/>1.<text:span text:style-name="T434">4</text:span>.<text:span text:style-name="T434">2</text:span> – LOGIN</text:p>
      <text:p text:style-name="P1"/>
      <text:p text:style-name="P1"/>
      <text:p text:style-name="P164"><text:tab/>1.<text:span text:style-name="T435">5</text:span> – FUNÇÕES DO PDV USADA PELO OPEN-TEF</text:p>
      <text:p text:style-name="P164"><text:tab/><text:tab/>1.<text:span text:style-name="T435">5</text:span>.1 – IMPRESSÃO</text:p>
      <text:p text:style-name="P164"><text:tab/><text:tab/>1.<text:span text:style-name="T435">5</text:span>.2 – <text:span text:style-name="T151">MOSTRA MENU</text:span></text:p>
      <text:p text:style-name="P164"><text:tab/><text:tab/>1.<text:span text:style-name="T435">5</text:span>.<text:span text:style-name="T151">3</text:span> – <text:span text:style-name="T151">MENSAGEM PARA O OPERADOR</text:span></text:p>
      <text:p text:style-name="P164"><text:tab/><text:tab/><text:span text:style-name="T435">1</text:span>.<text:span text:style-name="T435">5</text:span>.<text:span text:style-name="T151">4</text:span> – <text:span text:style-name="T151">SOLICITA DADOS DO PDV</text:span></text:p>
      <text:p text:style-name="P164"><text:tab/><text:tab/>1.<text:span text:style-name="T435">5</text:span>.<text:span text:style-name="T151">5</text:span> – <text:span text:style-name="T151">SOLICITA DADOS DA TRANSAÇÃO</text:span></text:p>
      <text:p text:style-name="P7"/>
      <text:p text:style-name="P1"/>
      <text:p text:style-name="P1"><text:tab/>1.<text:span text:style-name="T436">6</text:span> – <text:span text:style-name="T437">PROCESSO DE VENDA</text:span> </text:p>
      <text:p text:style-name="P1"><text:tab/><text:tab/>1.<text:span text:style-name="T437">6</text:span>.1 – INICIA TRANSAÇÃO</text:p>
      <text:p text:style-name="P1"><text:tab/><text:tab/>1.<text:span text:style-name="T437">6</text:span>.2 – CONFIRMA TRANSAÇÃO</text:p>
      <text:p text:style-name="P1"><text:tab/><text:tab/>1.<text:span text:style-name="T437">6</text:span>.<text:span text:style-name="T606">3</text:span> – CONSULTA<text:span text:style-name="T597">R</text:span> STATUS DA TRANSAÇÃO</text:p>
      <text:p text:style-name="P10"><text:s text:c="21"/>1.<text:span text:style-name="T437">6</text:span>.<text:span text:style-name="T606">4</text:span> – CONSULTA<text:span text:style-name="T597">R</text:span> <text:span text:style-name="T470">DESCRIÇÃO </text:span><text:span text:style-name="T472">DO ERRO</text:span></text:p>
      <text:p text:style-name="P11"><text:tab/><text:tab/><text:span text:style-name="T580">1.6.</text:span><text:span text:style-name="T606">5</text:span><text:span text:style-name="T580"> </text:span>– CONSULTA<text:span text:style-name="T597">R</text:span> DESCRIÇÃO DO ERRO DA TRANSAÇÃO</text:p>
      <text:p text:style-name="P14"><text:tab/><text:tab/>1.<text:span text:style-name="T437">6</text:span>.<text:span text:style-name="T606">6</text:span> – CAPTURA DADOS DO CLIENTE</text:p>
      <text:p text:style-name="P15"><text:tab/><text:tab/>1.<text:span text:style-name="T437">6</text:span>.<text:span text:style-name="T606">7</text:span> – <text:span text:style-name="T584">CANCELAMENTO DE VENDA</text:span></text:p>
      <text:p text:style-name="P16"><text:tab/></text:p>
      <text:p text:style-name="P17"><text:tab/><text:span text:style-name="T600">1.7 </text:span><text:span text:style-name="T561">– </text:span><text:span text:style-name="T600">CONSULTAR SALDO</text:span></text:p>
      <text:p text:style-name="P1"/>
      <text:p text:style-name="P742"><text:span text:style-name="T438">2 – TABELAS AUXILIARES</text:span><text:tab/></text:p>
      <text:p text:style-name="P748"><text:span text:style-name="T280"><text:tab/></text:span><text:span text:style-name="T561">2.1 – TABELA DE CÓDIGO DE RETORNO (Tabela erro)</text:span></text:p>
      <text:p text:style-name="P749"><text:tab/>2.2 – TABELA DE TAGS</text:p>
      <text:p text:style-name="P750"><text:tab/>2.3 – TABELA DE STATUS DE TRANSAÇÃO</text:p>
      <text:p text:style-name="P6"/>
      <text:p text:style-name="P6"/>
      <text:p text:style-name="P148"><text:span text:style-name="T421">3</text:span> – MENSAGEIRIA </text:p>
      <text:p text:style-name="P8"><text:span text:style-name="T421"><text:tab/>3</text:span><text:span text:style-name="T416">.1 – ESTRUTURA D</text:span><text:span text:style-name="T417">O PACOTE</text:span></text:p>
      <text:p text:style-name="P708"><text:span text:style-name="T421"><text:tab/>3</text:span>.2 – TIPOS DE DADOS</text:p>
      <text:p text:style-name="P710"><text:span text:style-name="T426"><text:tab/><text:tab/>3</text:span>.2.1 – TAGS PADRONIZADAS </text:p>
      <text:p text:style-name="P692"><text:span text:style-name="T426"><text:tab/>3</text:span>.3 – PACOTES</text:p>
      <text:p text:style-name="P13"><text:tab/></text:p>
      <text:p text:style-name="P18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9">1 - FRENTE DE CAIXA</text:p>
      <text:p text:style-name="P29"/>
      <text:p text:style-name="P2"><text:span text:style-name="T1">1.</text:span><text:span text:style-name="T2">1</text:span><text:span text:style-name="T1"> - F</text:span><text:span text:style-name="T2">unções</text:span></text:p>
      <text:p text:style-name="P2"/>
      <text:p text:style-name="P157"><text:tab/>A integração de seu programa frente de caixa (PDV) com o Open-<text:span text:style-name="T163">T</text:span>ef deve seguir as etapas seguintes:</text:p>
      <text:p text:style-name="P157"/>
      <text:p text:style-name="P159"><text:tab/>Você deve criar 5 funções que o <text:span text:style-name="T150">O</text:span>pen-<text:span text:style-name="T150">T</text:span>ef chamará quando necessário </text:p>
      <text:p text:style-name="P679">(verifique o tópico 1.<text:span text:style-name="T435">5</text:span>)</text:p>
      <text:p text:style-name="P158"/>
      <text:p text:style-name="P158"><text:tab/>A)Função de <text:span text:style-name="T157">I</text:span>mpressão</text:p>
      <text:p text:style-name="P168"><text:tab/>B)Função de Mostrar Menu</text:p>
      <text:p text:style-name="P168"><text:tab/>C)Função de Mensagem para o Operador </text:p>
      <text:p text:style-name="P168"><text:tab/>D)Função de Solicitação de Dados <text:span text:style-name="T160">com interação com </text:span><text:span text:style-name="T235">o </text:span><text:span text:style-name="T160">operador </text:span>do PDV</text:p>
      <text:p text:style-name="P168"><text:tab/>E)Função de Solicitação de Dados da Transação <text:span text:style-name="T160">sem interação</text:span></text:p>
      <text:p text:style-name="P168"/>
      <text:p text:style-name="P12"><text:span text:style-name="T9">1.</text:span><text:span text:style-name="T1">2 – </text:span><text:span text:style-name="T9">BIBLIOTECAS</text:span></text:p>
      <text:p text:style-name="P43"/>
      <text:p text:style-name="P43"><text:tab/><text:span text:style-name="T55">As bibliotecas a serem usadas no Frente de Caixa (PDV) são:</text:span></text:p>
      <text:p text:style-name="P120"/>
      <text:p text:style-name="P120"><text:tab/>tef_lib.dll (biblioteca do Open-Tef)</text:p>
      <text:p text:style-name="P120"><text:tab/>pinpad_lib.dll (biblioteca do pinpad no Open-Tef)</text:p>
      <text:p text:style-name="P43"><text:span text:style-name="T55"><text:tab/></text:span><text:span text:style-name="T56">dll proprietária (biblioteca do fabricante do pinpad) </text:span></text:p>
      <text:p text:style-name="P168"/>
      <text:p text:style-name="P168"/>
      <text:p text:style-name="P45"><text:span text:style-name="T228">1.</text:span><text:span text:style-name="T229">3</text:span> – <text:span text:style-name="T229">CONFIGURAÇÃO</text:span></text:p>
      <text:p text:style-name="P87"/>
      <text:p text:style-name="P45"><text:tab/><text:span text:style-name="T59">Para a</text:span><text:span text:style-name="T57"> configuração da frente de caixa para o uso do Open-Tef, </text:span><text:span text:style-name="T59">o mesmo deve conter</text:span><text:span text:style-name="T58">:</text:span></text:p>
      <text:p text:style-name="P12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31">Descrição</text:p>
          </table:table-cell>
          <table:table-cell table:style-name="Tabela4.B1" office:value-type="string">
            <text:p text:style-name="P525">Tipo de Dados</text:p>
          </table:table-cell>
        </table:table-row>
        <table:table-row table:style-name="TableLine1898057531760">
          <table:table-cell table:style-name="Tabela4.A2" office:value-type="string">
            <text:p text:style-name="P652"><text:span text:style-name="T59">Código</text:span><text:span text:style-name="T34"> </text:span><text:span text:style-name="T59">de identificação</text:span><text:span text:style-name="T17"> </text:span></text:p>
          </table:table-cell>
          <table:table-cell table:style-name="Tabela4.B4" office:value-type="string">
            <text:p text:style-name="P285">Número</text:p>
          </table:table-cell>
        </table:table-row>
        <table:table-row table:style-name="TableLine1898077673696">
          <table:table-cell table:style-name="Tabela4.A3" office:value-type="string">
            <text:p text:style-name="P447">IP do <text:span text:style-name="T529">PDV</text:span></text:p>
          </table:table-cell>
          <table:table-cell table:style-name="Tabela4.B4" office:value-type="string">
            <text:p text:style-name="P286">Texto</text:p>
          </table:table-cell>
        </table:table-row>
        <table:table-row table:style-name="TableLine1898077683200">
          <table:table-cell table:style-name="Tabela4.A4" office:value-type="string">
            <text:p text:style-name="P447">Chave de Validação do PDV</text:p>
          </table:table-cell>
          <table:table-cell table:style-name="Tabela4.B4" office:value-type="string">
            <text:p text:style-name="P287">Texto</text:p>
          </table:table-cell>
        </table:table-row>
      </table:table>
      <text:p text:style-name="P122"/>
      <text:p text:style-name="P45"/>
      <text:p text:style-name="P77">1.3.1 – IP/PORTA SERVIDOR TEF</text:p>
      <text:p text:style-name="P77"/>
      <text:p text:style-name="P123"><text:tab/><text:span text:style-name="T246">Deve se configurar o Host e a Porta do local onde o Open-Tef rodará.</text:span></text:p>
      <text:p text:style-name="P77"/>
      <text:p text:style-name="P78"><text:span text:style-name="T229">1</text:span>.3.2 – CHAVE <text:span text:style-name="T559">VALIDADORA DO PDV</text:span></text:p>
      <text:p text:style-name="P78"/>
      <text:p text:style-name="P124"><text:tab/><text:span text:style-name="T246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107"><text:soft-page-break/></text:p>
      <text:p text:style-name="P79"><text:span text:style-name="T229">1</text:span>.3.<text:span text:style-name="T514">3</text:span> – CHAVE <text:span text:style-name="T514">DA TRANSAÇÃO</text:span></text:p>
      <text:p text:style-name="P79"/>
      <text:p text:style-name="P126"><text:span text:style-name="T246"><text:tab/></text:span><text:span text:style-name="T518">A chave da transação é gerada automaticamente pelo Open-Tef quando a solicitação de venda </text:span><text:span text:style-name="T519">for iniciada. Essa</text:span><text:span text:style-name="T516"> chave</text:span><text:span text:style-name="T515"> </text:span><text:span text:style-name="T246">é comum para toda referência a essa transação, pois</text:span><text:span text:style-name="T517"> contém todas as informações necessárias para </text:span><text:span text:style-name="T524">o</text:span><text:span text:style-name="T517"> </text:span><text:span text:style-name="T246">PDV, Open-Tef, e Bandeira ou adquirência</text:span><text:span text:style-name="T520">.</text:span></text:p>
      <text:p text:style-name="P127"><text:tab/>Ela contém o código da loja<text:span text:style-name="T552">(</text:span><text:span text:style-name="T582">tag </text:span><text:span text:style-name="T554">00F9</text:span><text:span text:style-name="T552">)</text:span> + <text:span text:style-name="T523">d</text:span><text:span text:style-name="T521">ocumento</text:span><text:span text:style-name="T246"> do </text:span><text:span text:style-name="T523">e</text:span><text:span text:style-name="T246">stabelecimento</text:span><text:span text:style-name="T555">(</text:span><text:span text:style-name="T582">tag </text:span><text:span text:style-name="T556">0091</text:span><text:span text:style-name="T555">)</text:span><text:span text:style-name="T246"> + id da transação</text:span><text:span text:style-name="T557">(</text:span><text:span text:style-name="T582">tag </text:span><text:span text:style-name="T557">0034) </text:span><text:span text:style-name="T246">+ bin da operadora</text:span><text:span text:style-name="T553">(</text:span><text:span text:style-name="T582">tag </text:span><text:span text:style-name="T553">0036)</text:span><text:span text:style-name="T246"> + tag do modulo</text:span><text:span text:style-name="T552">(</text:span><text:span text:style-name="T582">tag </text:span><text:span text:style-name="T552">00F2)</text:span><text:span text:style-name="T246"> </text:span><text:span text:style-name="T522">+ autorização da venda(gerada pela operadora </text:span><text:span text:style-name="T525">quando a venda </text:span><text:span text:style-name="T545">for</text:span><text:span text:style-name="T525"> concluíd</text:span><text:span text:style-name="T526">a, </text:span><text:span text:style-name="T582">tag </text:span><text:span text:style-name="T558">00F7</text:span><text:span text:style-name="T522">).</text:span></text:p>
      <text:p text:style-name="P107"/>
      <text:p text:style-name="P107"/>
      <text:p text:style-name="P85">1.4 – PROCESSO DE CONEXÃO COM O OPEN-TEF</text:p>
      <text:p text:style-name="P81"/>
      <text:p text:style-name="P81"><text:tab/><text:span text:style-name="T63">O processo de conexão com o Open-Tef segue as seguintes etapas:</text:span></text:p>
      <text:p text:style-name="P149"><text:tab/><text:tab/></text:p>
      <text:p text:style-name="P149"><text:tab/><text:tab/>1 – inicializar o processo </text:p>
      <text:p text:style-name="P150"><text:tab/><text:tab/>2 – logar no open-tef</text:p>
      <text:p text:style-name="P150"/>
      <text:p text:style-name="P150"/>
      <text:p text:style-name="P81">“<text:span text:style-name="T430">Atenção: o nome da função deve-se declarar exatamente como consta na explicação abaixo, pois é referenciada na biblioteca(dll ou so)”</text:span></text:p>
      <text:p text:style-name="P81"/>
      <text:p text:style-name="P81"/>
      <text:p text:style-name="P81"/>
      <text:p text:style-name="P81">1.<text:span text:style-name="T430">4</text:span>.<text:span text:style-name="T430">1</text:span> – INICIALIZAÇÃO</text:p>
      <text:p text:style-name="P81"/>
      <text:p text:style-name="P31"><text:span text:style-name="T18"><text:tab/>Para inicializar </text:span><text:span text:style-name="T24">deve usar a </text:span><text:span text:style-name="T43">função </text:span><text:span text:style-name="T19">“inicializar” </text:span><text:span text:style-name="T24">da lib tef_lib</text:span><text:span text:style-name="T19">.</text:span><text:span text:style-name="T24">dll ou tef_lib.so dependendo </text:span><text:span text:style-name="T60">do </text:span><text:span text:style-name="T24">sistema operacional.</text:span></text:p>
      <text:p text:style-name="P102"><text:tab/></text:p>
      <text:p text:style-name="P31"><text:span text:style-name="T24"><text:tab/></text:span><text:span text:style-name="T44">Esta função tem a seguinte estrutura:</text:span></text:p>
      <text:p text:style-name="P128"/>
      <table:table table:name="Tabela7" table:style-name="Tabela7">
        <table:table-column table:style-name="Tabela7.A" table:number-columns-repeated="3"/>
        <table:table-row table:style-name="Tabela7.1">
          <table:table-cell table:style-name="Tabela7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531">Entrada/Saída</text:p>
          </table:table-cell>
          <table:table-cell table:style-name="Tabela7.A2" office:value-type="string">
            <text:p text:style-name="P531">Descrição</text:p>
          </table:table-cell>
          <table:table-cell table:style-name="Tabela7.C2" office:value-type="string">
            <text:p text:style-name="P525">Tipo de Dados</text:p>
          </table:table-cell>
        </table:table-row>
        <table:table-row table:style-name="TableLine1898077682048">
          <table:table-cell table:style-name="Tabela7.A13" office:value-type="string">
            <text:p text:style-name="P325">Saída</text:p>
          </table:table-cell>
          <table:table-cell table:style-name="Tabela7.B13" office:value-type="string">
            <text:p text:style-name="P652"><text:span text:style-name="T25">M</text:span><text:span text:style-name="T44">odelo do PinPad</text:span></text:p>
            <text:p text:style-name="P681"><text:span text:style-name="T17">(</text:span><text:span text:style-name="T44">C</text:span><text:span text:style-name="T50">ó</text:span><text:span text:style-name="T44">digo do Modelo do PinPad conforme tabela do fabricante</text:span><text:span text:style-name="T34">)</text:span></text:p>
          </table:table-cell>
          <table:table-cell table:style-name="Tabela7.C13" office:value-type="string">
            <text:p text:style-name="P288">Inteiro</text:p>
          </table:table-cell>
        </table:table-row>
        <table:table-row table:style-name="TableLine1898077667648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652"><text:span text:style-name="T25">M</text:span><text:span text:style-name="T44">odelo da Lib do PinPad</text:span></text:p>
            <text:p text:style-name="P681"><text:span text:style-name="T17">(</text:span><text:span text:style-name="T44">Caminho da Biblioteca LIB do PinPad conforme fabricante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82336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448">Porta do PinPad</text:p>
            <text:p text:style-name="P681"><text:span text:style-name="T17">(</text:span><text:span text:style-name="T44">Porta de Comunicação que o PinPad usará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78880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652"><text:span text:style-name="T45">P</text:span><text:span text:style-name="T44">inPad </text:span><text:span text:style-name="T45">Lib</text:span></text:p>
            <text:p text:style-name="P681"><text:span text:style-name="T17">(</text:span><text:span text:style-name="T45">Caminh</text:span><text:span text:style-name="T50">o</text:span><text:span text:style-name="T45"> da Lib (biblioteca dinâmica) do </text:span><text:span text:style-name="T44">P</text:span><text:span text:style-name="T45">inPad</text:span><text:span text:style-name="T44"> </text:span><text:span text:style-name="T45">para uso do Open-Tef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76000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653"><text:span text:style-name="T44">A</text:span><text:span text:style-name="T17">rquivo de Log</text:span></text:p>
            <text:p text:style-name="P681"><text:span text:style-name="T17">(</text:span><text:span text:style-name="T45">Caminho onde será gravado o</text:span><text:span text:style-name="T44"> </text:span><text:span text:style-name="T45">arquivo de Log do sistema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79744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652"><text:span text:style-name="T44">Pr</text:span><text:span text:style-name="T45">ocedimento</text:span></text:p>
            <text:p text:style-name="P681"><text:span text:style-name="T17">(</text:span><text:span text:style-name="T45">Função </text:span><text:span text:style-name="T46">de </text:span><text:span text:style-name="T45">retorno criada para uso do Open-Tef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71968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489">Solicita Dados Transação</text:p>
            <text:p text:style-name="P681"><text:soft-page-break/><text:span text:style-name="T17">(</text:span><text:span text:style-name="T45">Função de solicitação de dados da transação sem interação criada para uso do Open-Tef </text:span><text:span text:style-name="T138">tópico 1.5.5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77440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489">Solicita dados do PDV</text:p>
            <text:p text:style-name="P681"><text:span text:style-name="T17">(</text:span><text:span text:style-name="T45">Função de solicitação de dados com interação com o operador do PDV, </text:span><text:span text:style-name="T46">função criada</text:span><text:span text:style-name="T45"> para uso do Open-Tef </text:span><text:span text:style-name="T139">tópico 1.5.4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76576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489">Imprimir</text:p>
            <text:p text:style-name="P681"><text:span text:style-name="T34">(</text:span><text:span text:style-name="T45">Função de </text:span><text:span text:style-name="T46">impress</text:span><text:span text:style-name="T45">ão de dados, </text:span><text:span text:style-name="T46">função criada</text:span><text:span text:style-name="T45"> para uso do Open-Tef </text:span><text:span text:style-name="T140">tópico 1.5.1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82912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449">Mostra Menu</text:p>
            <text:p text:style-name="P681"><text:span text:style-name="T34">(</text:span><text:span text:style-name="T45">Função d</text:span><text:span text:style-name="T46">e</text:span><text:span text:style-name="T45"> </text:span><text:span text:style-name="T46">visualização do menu pelo operador do PDV, função criada</text:span><text:span text:style-name="T45"> para uso do Open-Tef </text:span><text:span text:style-name="T141">tópico 1.5.</text:span><text:span text:style-name="T142">2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leLine1898077680032">
          <table:table-cell table:style-name="Tabela7.A13" office:value-type="string">
            <text:p text:style-name="P448">Saída</text:p>
          </table:table-cell>
          <table:table-cell table:style-name="Tabela7.B13" office:value-type="string">
            <text:p text:style-name="P449">Mensagem para o operador</text:p>
            <text:p text:style-name="P681"><text:span text:style-name="T34">(</text:span><text:span text:style-name="T45">Função de </text:span><text:span text:style-name="T46">mensagem a ser exibida no PDV para o operador, função criada </text:span><text:span text:style-name="T45">para uso do Open-Tef </text:span><text:span text:style-name="T142">tópico 1.5.3</text:span><text:span text:style-name="T34">)</text:span></text:p>
          </table:table-cell>
          <table:table-cell table:style-name="Tabela7.C13" office:value-type="string">
            <text:p text:style-name="P288">Texto</text:p>
          </table:table-cell>
        </table:table-row>
        <table:table-row table:style-name="Tabela7.14">
          <table:table-cell table:style-name="Tabela7.A14" office:value-type="string">
            <text:p text:style-name="P495">Saída</text:p>
          </table:table-cell>
          <table:table-cell table:style-name="Tabela7.B14" office:value-type="string">
            <text:p text:style-name="P496">Ambiente de teste</text:p>
            <text:p text:style-name="P497">(<text:span text:style-name="T611">Quando</text:span><text:span text:style-name="T609"> ativado o PDV realizará somente transações de teste</text:span><text:span text:style-name="T610">s </text:span><text:span text:style-name="T612">e não ira conectar externamente a lib irá simular o opentef</text:span></text:p>
            <text:p text:style-name="P500">1:ativado</text:p>
            <text:p text:style-name="P497"><text:span text:style-name="T443">0:desativ</text:span><text:span text:style-name="T444">ad</text:span><text:span text:style-name="T498">o</text:span><text:span text:style-name="T499">)</text:span></text:p>
          </table:table-cell>
          <table:table-cell table:style-name="Tabela7.C14" office:value-type="string">
            <text:p text:style-name="P312">Inteiro</text:p>
          </table:table-cell>
        </table:table-row>
      </table:table>
      <text:p text:style-name="P54"><text:span text:style-name="T23">O retorno da função d</text:span><text:span text:style-name="T22">evolve um inteiro, retorno diferente de 0 indica erro.</text:span></text:p>
      <text:p text:style-name="P107"/>
      <text:p text:style-name="P107">Exemplo em Pascal:</text:p>
      <text:p text:style-name="P107"/>
      <text:p text:style-name="P518"><text:span text:style-name="T23"><text:s text:c="4"/></text:span><text:span text:style-name="T237">//</text:span><text:span text:style-name="T238">estrutura</text:span></text:p>
      <text:p text:style-name="P334"><text:tab/>function inicializar(VP_PinPadModelo: integer; VP_PinPadModeloLib, VP_PinPadModeloPorta, <text:tab/>VP_PinPadLib, VP_ArquivoLog: PChar;</text:p>
      <text:p text:style-name="P334"><text:s text:c="4"/>VP_Procedimento: TRetorno; VP_SolicitaDadosTransacao: TSolicitaDadosTransacao; <text:tab/>VP_SolicitaDadosPDV: TSolicitaDadosPDV;</text:p>
      <text:p text:style-name="P334"><text:s text:c="4"/>VP_Imprime: TImprime; VP_MostraMenu: TMostraMenu; VP_MensagemOperador: <text:tab/>TMensagemOperador; VP_AmbienteTeste: integer): integer; cdecll; <text:s/></text:p>
      <text:p text:style-name="P334"/>
      <text:p text:style-name="P514"><text:span text:style-name="T23"><text:tab/></text:span><text:span text:style-name="T237">//</text:span><text:span text:style-name="T238">aplicação</text:span></text:p>
      <text:p text:style-name="P104"><text:span text:style-name="T217"><text:tab/>VL_</text:span><text:span text:style-name="T218">Erro</text:span><text:span text:style-name="T217"> := F_TefInicializar</text:span><text:span text:style-name="T219">(VL_</text:span><text:span text:style-name="T217">PinPadModelo, </text:span><text:span text:style-name="T220">V</text:span><text:span text:style-name="T219">L</text:span><text:span text:style-name="T220">_PinPadModeloLib,</text:span><text:span text:style-name="T216"> </text:span><text:span text:style-name="T220">V</text:span><text:span text:style-name="T219">L</text:span><text:span text:style-name="T220">_PinPadModeloPorta</text:span><text:span text:style-name="T216">, <text:tab/></text:span><text:span text:style-name="T220">V</text:span><text:span text:style-name="T219">L</text:span><text:span text:style-name="T220">_PinPadLib</text:span><text:span text:style-name="T216">, </text:span><text:span text:style-name="T220">V</text:span><text:span text:style-name="T219">L</text:span><text:span text:style-name="T220">_ArquivoLog</text:span><text:span text:style-name="T216">, ,</text:span><text:span text:style-name="T220">V</text:span><text:span text:style-name="T219">L</text:span><text:span text:style-name="T220">_Procedimento, SolicitaDadosTransacao, <text:tab/>SolicitaDadosPDVTSolicitaDadosPDV, Imprime, MostraMenu, MensagemOperador,</text:span><text:span text:style-name="T222">0</text:span><text:span text:style-name="T216">); </text:span></text:p>
      <text:p text:style-name="P96"/>
      <text:p text:style-name="P80"/>
      <text:p text:style-name="P80"/>
      <text:p text:style-name="P80">1.<text:span text:style-name="T431">4</text:span>.<text:span text:style-name="T431">2</text:span> – LOGIN</text:p>
      <text:p text:style-name="P80"/>
      <text:p text:style-name="P129"><text:tab/><text:span text:style-name="T232">Para </text:span><text:span text:style-name="T231">logar o PDV no Open-Tef</text:span><text:span text:style-name="T232"> </text:span><text:span text:style-name="T233">deve usar a </text:span><text:span text:style-name="T230">função </text:span><text:span text:style-name="T164">“</text:span><text:span text:style-name="T234">login</text:span><text:span text:style-name="T164">” </text:span><text:span text:style-name="T233">da lib tef_lib</text:span><text:span text:style-name="T164">.</text:span><text:span text:style-name="T233">dll ou tef_lib.so dependendo </text:span><text:span text:style-name="T247">do</text:span><text:span text:style-name="T233"> sistema operacional.</text:span></text:p>
      <text:p text:style-name="P102"><text:tab/></text:p>
      <text:p text:style-name="P31"><text:span text:style-name="T24"><text:tab/></text:span><text:span text:style-name="T44">Esta função tem a seguinte estrutura:</text:span></text:p>
      <text:p text:style-name="P128"/>
      <table:table table:name="Tabela11" table:style-name="Tabela11">
        <table:table-column table:style-name="Tabela11.A" table:number-columns-repeated="3"/>
        <table:table-row table:style-name="Tabela11.1">
          <table:table-cell table:style-name="Tabela11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531">Entrada/Saída</text:p>
          </table:table-cell>
          <table:table-cell table:style-name="Tabela11.A2" office:value-type="string">
            <text:p text:style-name="P531">Descrição</text:p>
          </table:table-cell>
          <table:table-cell table:style-name="Tabela11.C2" office:value-type="string">
            <text:p text:style-name="P525">Tipo de Dados</text:p>
          </table:table-cell>
        </table:table-row>
        <table:table-row table:style-name="TableLine1898077677152">
          <table:table-cell table:style-name="Tabela11.B6" office:value-type="string">
            <text:p text:style-name="P325">Saída</text:p>
          </table:table-cell>
          <table:table-cell table:style-name="Tabela11.B6" office:value-type="string">
            <text:p text:style-name="P654"><text:span text:style-name="T44">H</text:span><text:span text:style-name="T17">ost</text:span></text:p>
            <text:p text:style-name="P681"><text:soft-page-break/><text:span text:style-name="T17">(</text:span><text:span text:style-name="T47">Host de Acesso</text:span><text:span text:style-name="T34">)</text:span></text:p>
          </table:table-cell>
          <table:table-cell table:style-name="Tabela11.C6" office:value-type="string">
            <text:p text:style-name="P289">Texto</text:p>
          </table:table-cell>
        </table:table-row>
        <table:table-row table:style-name="TableLine1898077671680">
          <table:table-cell table:style-name="Tabela11.B6" office:value-type="string">
            <text:p text:style-name="P448">Saída</text:p>
          </table:table-cell>
          <table:table-cell table:style-name="Tabela11.B6" office:value-type="string">
            <text:p text:style-name="P652"><text:span text:style-name="T44">P</text:span><text:span text:style-name="T48">orta</text:span></text:p>
            <text:p text:style-name="P681"><text:span text:style-name="T17">(</text:span><text:span text:style-name="T48">Porta de Acesso</text:span><text:span text:style-name="T34">)</text:span></text:p>
          </table:table-cell>
          <table:table-cell table:style-name="Tabela11.C6" office:value-type="string">
            <text:p text:style-name="P290">Inteiro</text:p>
          </table:table-cell>
        </table:table-row>
        <table:table-row table:style-name="TableLine1898077668512">
          <table:table-cell table:style-name="Tabela11.B6" office:value-type="string">
            <text:p text:style-name="P448">Saída</text:p>
          </table:table-cell>
          <table:table-cell table:style-name="Tabela11.B6" office:value-type="string">
            <text:p text:style-name="P655"><text:span text:style-name="T44">C</text:span><text:span text:style-name="T17">have de Acesso</text:span></text:p>
            <text:p text:style-name="P681"><text:span text:style-name="T17">(</text:span><text:span text:style-name="T48">Chave Validadora do PDV </text:span><text:span text:style-name="T84">descrita no </text:span><text:span text:style-name="T83">tópico 1.3.2 deste manual)</text:span></text:p>
          </table:table-cell>
          <table:table-cell table:style-name="Tabela11.C6" office:value-type="string">
            <text:p text:style-name="P288">Texto</text:p>
          </table:table-cell>
        </table:table-row>
        <table:table-row table:style-name="TableLine1898077674560">
          <table:table-cell table:style-name="Tabela11.B6" office:value-type="string">
            <text:p text:style-name="P448">Saída</text:p>
          </table:table-cell>
          <table:table-cell table:style-name="Tabela11.B6" office:value-type="string">
            <text:p text:style-name="P490">Versão da Mensagem</text:p>
            <text:p text:style-name="P681"><text:span text:style-name="T17">(</text:span><text:span text:style-name="T48">Número da versão da mensageira</text:span><text:span text:style-name="T34">)</text:span></text:p>
          </table:table-cell>
          <table:table-cell table:style-name="Tabela11.C6" office:value-type="string">
            <text:p text:style-name="P291">Inteiro</text:p>
          </table:table-cell>
        </table:table-row>
      </table:table>
      <text:p text:style-name="P54"><text:span text:style-name="T23">O retorno da função d</text:span><text:span text:style-name="T22">evolve um inteiro, retorno diferente de 0 indica erro.</text:span></text:p>
      <text:p text:style-name="P107"/>
      <text:p text:style-name="P107">Exemplo em Pascal:</text:p>
      <text:p text:style-name="P107"/>
      <text:p text:style-name="P518"><text:span text:style-name="T23"><text:s text:c="4"/></text:span><text:span text:style-name="T237">//</text:span><text:span text:style-name="T238">estrutura</text:span></text:p>
      <text:p text:style-name="P334"><text:tab/>function login(VP_Host: PChar; VP_Porta: integer; VP_ChaveTerminal: PChar; VP_Versao_Comunicacao: <text:tab/>integer): integer; cdecll;</text:p>
      <text:p text:style-name="P334"/>
      <text:p text:style-name="P514"><text:span text:style-name="T23"><text:tab/></text:span><text:span text:style-name="T237">//</text:span><text:span text:style-name="T238">aplicação</text:span></text:p>
      <text:p text:style-name="P338"><text:span text:style-name="T16"><text:tab/>VL_</text:span><text:span text:style-name="T248">Erro</text:span><text:span text:style-name="T16"> := F_Login(</text:span><text:span text:style-name="T248">VL_Host</text:span><text:span text:style-name="T16">, </text:span><text:span text:style-name="T248">VL_Porta</text:span><text:span text:style-name="T16">, </text:span><text:span text:style-name="T248">VL_Chave</text:span><text:span text:style-name="T16">, </text:span><text:span text:style-name="T248">VL_Mensagem</text:span><text:span text:style-name="T16">);</text:span></text:p>
      <text:p text:style-name="P80"/>
      <text:p text:style-name="P80"/>
      <text:p text:style-name="P80"/>
      <text:p text:style-name="P80"/>
      <text:p text:style-name="P80"/>
      <text:p text:style-name="P163"><text:span text:style-name="T1">1.</text:span><text:span text:style-name="T8">5</text:span><text:span text:style-name="T1"> – FUNÇÕES DO PDV USADA PELO OPEN-TEF</text:span></text:p>
      <text:p text:style-name="P163"/>
      <text:p text:style-name="P163"><text:tab/><text:span text:style-name="T151">Funções Necessárias para </text:span><text:span text:style-name="T152">a integração com o </text:span><text:span text:style-name="T151">Open-Tef.</text:span></text:p>
      <text:p text:style-name="P163"/>
      <text:p text:style-name="P163"/>
      <text:p text:style-name="P809">Funç<text:span text:style-name="T227">ão</text:span> complementar <text:span text:style-name="T627">para gerar e ler a Mensageria </text:span>do<text:span text:style-name="T513">s</text:span> exemplo<text:span text:style-name="T513">s</text:span> citado<text:span text:style-name="T513">s</text:span></text:p>
      <text:p text:style-name="P809"/>
      <text:p text:style-name="P771"><text:span text:style-name="T18">Para </text:span><text:span text:style-name="T38">carregar a funç</text:span><text:span text:style-name="T42">ão</text:span><text:span text:style-name="T38"> de </text:span><text:span text:style-name="T209">F_MensagemGetTag</text:span><text:span text:style-name="T18"> </text:span><text:span text:style-name="T24">deve usar a </text:span><text:span text:style-name="T40">funç</text:span><text:span text:style-name="T42">ão</text:span><text:span text:style-name="T24"> </text:span><text:span text:style-name="T19">“mensagemgettag” </text:span><text:span text:style-name="T24">da lib tef_lib</text:span><text:span text:style-name="T19">.</text:span><text:span text:style-name="T24">dll ou tef_lib.so dependendo só sistema operacional.</text:span></text:p>
      <text:p text:style-name="P809"/>
      <text:p text:style-name="P810">A estrutura da função F_<text:span text:style-name="T209">MensagemGetTag</text:span><text:span text:style-name="T39"> </text:span><text:span text:style-name="T17">deve conter os seguintes parâmetros:</text:span></text:p>
      <text:p text:style-name="P801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772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817">Entrada/Saída</text:p>
          </table:table-cell>
          <table:table-cell table:style-name="Tabela9.A2" office:value-type="string">
            <text:p text:style-name="P817">Descrição</text:p>
          </table:table-cell>
          <table:table-cell table:style-name="Tabela9.C2" office:value-type="string">
            <text:p text:style-name="P816">Tipo de Dados</text:p>
          </table:table-cell>
        </table:table-row>
        <table:table-row table:style-name="TableLine1896501706032">
          <table:table-cell table:style-name="Tabela9.B5" office:value-type="string">
            <text:p text:style-name="P780">Entrada</text:p>
          </table:table-cell>
          <table:table-cell table:style-name="Tabela9.B5" office:value-type="string">
            <text:p text:style-name="P785"><text:span text:style-name="T34">Estrutura da </text:span><text:span text:style-name="T25">M</text:span><text:span text:style-name="T17">ensagem </text:span><text:span text:style-name="T40">(Estrutura da Tag)</text:span></text:p>
            <text:p text:style-name="P806"><text:span text:style-name="T17">(</text:span><text:span text:style-name="T34">Passar o Texto conforme a estrutura da “mensagem”</text:span><text:span text:style-name="T33"> </text:span><text:span text:style-name="T34">encontrada</text:span><text:span text:style-name="T33"> o tópico </text:span><text:span text:style-name="T64">3.1</text:span><text:span text:style-name="T33"> </text:span><text:span text:style-name="T37">deste manual</text:span><text:span text:style-name="T34">)</text:span></text:p>
          </table:table-cell>
          <table:table-cell table:style-name="Tabela9.C5" office:value-type="string">
            <text:p text:style-name="P813">Texto</text:p>
          </table:table-cell>
        </table:table-row>
        <table:table-row table:style-name="TableLine1896501711792">
          <table:table-cell table:style-name="Tabela9.B5" office:value-type="string">
            <text:p text:style-name="P780">Entrada</text:p>
          </table:table-cell>
          <table:table-cell table:style-name="Tabela9.B5" office:value-type="string">
            <text:p text:style-name="P778">Tag da mensagem</text:p>
            <text:p text:style-name="P806"><text:span text:style-name="T17">(</text:span><text:span text:style-name="T42">Tag que deseja </text:span><text:span text:style-name="T54">n</text:span><text:span text:style-name="T42">o retorno dentro da mensagem conforme tabela de Tag do tópico </text:span><text:span text:style-name="T64">2</text:span><text:span text:style-name="T42">.2 deste manual</text:span><text:span text:style-name="T34">)</text:span></text:p>
          </table:table-cell>
          <table:table-cell table:style-name="Tabela9.C5" office:value-type="string">
            <text:p text:style-name="P814">Texto</text:p>
          </table:table-cell>
        </table:table-row>
        <table:table-row table:style-name="TableLine1896501716400">
          <table:table-cell table:style-name="Tabela9.B5" office:value-type="string">
            <text:p text:style-name="P778">Entrada/Saída</text:p>
          </table:table-cell>
          <table:table-cell table:style-name="Tabela9.B5" office:value-type="string">
            <text:p text:style-name="P778">Dados de retorno da Tag</text:p>
            <text:p text:style-name="P806"><text:span text:style-name="T17">(</text:span><text:span text:style-name="T42">Dados contido na Tag Solicitada</text:span><text:span text:style-name="T34">)</text:span></text:p>
          </table:table-cell>
          <table:table-cell table:style-name="Tabela9.C5" office:value-type="string">
            <text:p text:style-name="P815">Texto</text:p>
          </table:table-cell>
        </table:table-row>
      </table:table>
      <text:p text:style-name="P802">O retorno da função d<text:span text:style-name="T16">evolve um inteiro, retorno diferente de 0 indica erro.</text:span></text:p>
      <text:p text:style-name="P803"/>
      <text:p text:style-name="P804">Exemplo em pascal:</text:p>
      <text:p text:style-name="P804"/>
      <text:p text:style-name="P787"><text:span text:style-name="T237">//</text:span><text:span text:style-name="T238">estrutura</text:span></text:p>
      <text:p text:style-name="P781"><text:soft-page-break/>F_MensagemGetTag = function(VO_Mensagem: Pointer; VP_Tag: PChar; var VO_Dados: PChar): integer; cdecll; <text:s/></text:p>
      <text:p text:style-name="P781"/>
      <text:p text:style-name="P786"><text:span text:style-name="T237">//</text:span><text:span text:style-name="T238">aplicação</text:span></text:p>
      <text:p text:style-name="P782"><text:span text:style-name="T16">VL_</text:span><text:span text:style-name="T248">Erro</text:span><text:span text:style-name="T16"> := </text:span><text:span text:style-name="T249">F_</text:span><text:span text:style-name="T16">MensagemGetTag</text:span><text:span text:style-name="T250">(VL_Mensagem, VL_Tag, VL_Dados);</text:span><text:span text:style-name="T617"> <text:s text:c="7"/></text:span></text:p>
      <text:p text:style-name="P800"/>
      <text:p text:style-name="P163"/>
      <text:p text:style-name="P163"/>
      <text:p text:style-name="P163"/>
      <text:p text:style-name="P163"/>
      <text:p text:style-name="P82">1.<text:span text:style-name="T431">5.</text:span>1 – IMPRESSÃO</text:p>
      <text:p text:style-name="P82"/>
      <text:p text:style-name="P32"><text:span text:style-name="T18"><text:tab/></text:span><text:span text:style-name="T109">Esta função </text:span><text:span text:style-name="T110">imprime o texto </text:span><text:span text:style-name="T112">solicitado</text:span><text:span text:style-name="T110"> </text:span><text:span text:style-name="T113">de estrutura </text:span><text:span text:style-name="T111">conforme o tópico 3.2 (impressão)</text:span><text:span text:style-name="T110"> com base em sua impressora</text:span><text:span text:style-name="T24">.</text:span></text:p>
      <text:p text:style-name="P162"/>
      <text:p text:style-name="P162"><text:tab/><text:span text:style-name="T151">A Função imprim</text:span><text:span text:style-name="T550">e</text:span><text:span text:style-name="T151"> d</text:span><text:span text:style-name="T16">eve ter a seguinte estrutura: </text:span></text:p>
      <text:p text:style-name="P162"/>
      <text:p text:style-name="P162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31">Entrada/Saída</text:p>
          </table:table-cell>
          <table:table-cell table:style-name="Tabela12.A2" office:value-type="string">
            <text:p text:style-name="P531">Descrição</text:p>
          </table:table-cell>
          <table:table-cell table:style-name="Tabela12.C2" office:value-type="string">
            <text:p text:style-name="P525">Tipo de Dados</text:p>
          </table:table-cell>
        </table:table-row>
        <table:table-row table:style-name="TableLine1898077673120">
          <table:table-cell table:style-name="Tabela12.B3" office:value-type="string">
            <text:p text:style-name="P783">Entrada</text:p>
          </table:table-cell>
          <table:table-cell table:style-name="Tabela12.B3" office:value-type="string">
            <text:p text:style-name="P652"><text:span text:style-name="T25">M</text:span><text:span text:style-name="T17">ensagem a ser impressa</text:span></text:p>
            <text:p text:style-name="P681"><text:span text:style-name="T17">(</text:span><text:span text:style-name="T33">Mensagem a ser impressa seguir estrutura de montagem conforme o tópico </text:span><text:span text:style-name="T62">3</text:span><text:span text:style-name="T33">.2 </text:span><text:span text:style-name="T34">(impressão</text:span><text:span text:style-name="T17">)</text:span><text:span text:style-name="T34">)</text:span></text:p>
          </table:table-cell>
          <table:table-cell table:style-name="Tabela12.C3" office:value-type="string">
            <text:p text:style-name="P292">Texto</text:p>
          </table:table-cell>
        </table:table-row>
      </table:table>
      <text:p text:style-name="P730"><text:span text:style-name="T17">O retorno da função d</text:span><text:span text:style-name="T22">evolve um inteiro, retorno diferente de 0 indica erro.</text:span></text:p>
      <text:p text:style-name="P160"/>
      <text:p text:style-name="P732">Exemplo em pascal:</text:p>
      <text:p text:style-name="P732"/>
      <text:p text:style-name="P767">function imprime(VP_Dados: PChar): integer; cdecll;</text:p>
      <text:p text:style-name="P767">var</text:p>
      <text:p text:style-name="P767"><text:s text:c="4"/>VL_Texto: string;</text:p>
      <text:p text:style-name="P767">begin</text:p>
      <text:p text:style-name="P767"><text:s text:c="4"/>Result := 0;</text:p>
      <text:p text:style-name="P767"><text:s text:c="4"/>VL_Texto := VP_Dados;</text:p>
      <text:p text:style-name="P768"><text:s text:c="4"/><text:span text:style-name="T171">// </text:span><text:span text:style-name="T180">programar impressao d</text:span><text:span text:style-name="T181">o </text:span><text:span text:style-name="T182">texto</text:span></text:p>
      <text:p text:style-name="P767">end; </text:p>
      <text:p text:style-name="P162"/>
      <text:p text:style-name="P83">1.<text:span text:style-name="T431">5</text:span>.2 – <text:span text:style-name="T151">Função Mostra Menu</text:span></text:p>
      <text:p text:style-name="P163"/>
      <text:p text:style-name="P163"><text:tab/><text:span text:style-name="T152">Esta função cria o menu </text:span><text:span text:style-name="T161">dinamicamente para o operador do</text:span><text:span text:style-name="T152"> PDV.</text:span></text:p>
      <text:p text:style-name="P163"/>
      <text:p text:style-name="P163"><text:span text:style-name="T152"><text:s/><text:tab/></text:span><text:span text:style-name="T167">A função deve ter a seguinte estrutura:</text:span></text:p>
      <text:p text:style-name="P163"/>
      <text:p text:style-name="P163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31">Entrada/Saída</text:p>
          </table:table-cell>
          <table:table-cell table:style-name="Tabela13.A2" office:value-type="string">
            <text:p text:style-name="P531">Descrição</text:p>
          </table:table-cell>
          <table:table-cell table:style-name="Tabela13.C2" office:value-type="string">
            <text:p text:style-name="P525">Tipo de Dados</text:p>
          </table:table-cell>
        </table:table-row>
        <table:table-row table:style-name="TableLine1898077867248">
          <table:table-cell table:style-name="Tabela13.B3" office:value-type="string">
            <text:p text:style-name="P784">Entrada</text:p>
          </table:table-cell>
          <table:table-cell table:style-name="Tabela13.B3" office:value-type="string">
            <text:p text:style-name="P652"><text:span text:style-name="T34">Estrutura da </text:span><text:span text:style-name="T25">M</text:span><text:span text:style-name="T17">ensagem </text:span><text:span text:style-name="T70">do Menu</text:span></text:p>
            <text:p text:style-name="P681"><text:span text:style-name="T17">(</text:span><text:span text:style-name="T146">Mensagem estrutura do menu</text:span><text:span text:style-name="T34">)</text:span></text:p>
          </table:table-cell>
          <table:table-cell table:style-name="Tabela13.C3" office:value-type="string">
            <text:p text:style-name="P292">Texto</text:p>
          </table:table-cell>
        </table:table-row>
        <table:table-row table:style-name="Tabela13.4">
          <table:table-cell table:style-name="Tabela13.A4" office:value-type="string">
            <text:p text:style-name="P450">Entrada/Saída</text:p>
          </table:table-cell>
          <table:table-cell table:style-name="Tabela13.A4" office:value-type="string">
            <text:p text:style-name="P673"><text:span text:style-name="T17">Botão </text:span><text:span text:style-name="T67">Selecionado</text:span></text:p>
            <text:p text:style-name="P681"><text:span text:style-name="T17">(</text:span><text:span text:style-name="T53">Retorna</text:span><text:span text:style-name="T34"> </text:span><text:span text:style-name="T68">a tag do botão selecionado </text:span><text:span text:style-name="T69">no menu</text:span><text:span text:style-name="T34">)</text:span></text:p>
          </table:table-cell>
          <table:table-cell table:style-name="Tabela13.C4" office:value-type="string">
            <text:p text:style-name="P485">Texto</text:p>
          </table:table-cell>
        </table:table-row>
      </table:table>
      <text:p text:style-name="P163"/>
      <text:p text:style-name="P730"><text:span text:style-name="T17">O retorno da função d</text:span><text:span text:style-name="T22">evolve um inteiro, retorno diferente de 0 indica erro.</text:span></text:p>
      <text:p text:style-name="P163"/>
      <text:p text:style-name="P733"><text:soft-page-break/>Necessário usar as funções de mensagem para tratar o menu ou desenvolver esse tratamento segundo a estrutura apontada no tópico <text:span text:style-name="T439">3.1</text:span> desse manual</text:p>
      <text:p text:style-name="P733"/>
      <text:p text:style-name="P735">Exemplo em Pascal</text:p>
      <text:p text:style-name="P735"/>
      <text:p text:style-name="P276"><text:tab/>function mostramenu(VP_Menu: PChar; var VO_Botao: PChar): integer; cdecll;</text:p>
      <text:p text:style-name="P276"><text:tab/>var</text:p>
      <text:p text:style-name="P276"><text:tab/> <text:s text:c="3"/>VL_btn: TMButton;</text:p>
      <text:p text:style-name="P276"><text:tab/> <text:s text:c="3"/>VL_I: integer;</text:p>
      <text:p text:style-name="P276"><text:tab/> <text:s text:c="3"/>VL_Tag: PChar;</text:p>
      <text:p text:style-name="P276"><text:tab/> <text:s text:c="3"/>VL_Dados: PChar;</text:p>
      <text:p text:style-name="P276"><text:tab/> <text:s text:c="3"/>VL_MenuVenda: TF_MenuVenda;</text:p>
      <text:p text:style-name="P276"><text:tab/>begin</text:p>
      <text:p text:style-name="P276"><text:tab/> <text:s text:c="3"/>Result := 0;</text:p>
      <text:p text:style-name="P276"><text:tab/> <text:s text:c="3"/>VL_Tag := '';</text:p>
      <text:p text:style-name="P276"><text:tab/> <text:s text:c="3"/>VL_Dados := '';</text:p>
      <text:p text:style-name="P276"><text:tab/><text:span text:style-name="T171">//Executa um Loop até o tamanho da mensagem que a função F_MensagemTagCount </text:span><text:span text:style-name="T184">retornar</text:span><text:span text:style-name="T171"> para montar os botões<text:tab/></text:span></text:p>
      <text:p text:style-name="P276"><text:tab/>for VL_I := 1 to F_MensagemTagCount(F_Mensagem) do</text:p>
      <text:p text:style-name="P276"><text:tab/> <text:s text:c="3"/>begin</text:p>
      <text:p text:style-name="P276"><text:tab/><text:tab/><text:span text:style-name="T171">//adiciona os botões com suas tags correspondentes conforme retorno do Open-Tef</text:span></text:p>
      <text:p text:style-name="P280"><text:tab/> <text:s text:c="11"/>VL_btn := TMButton.Create(VL_MenuVenda.PBotao); <text:span text:style-name="T171">// </text:span><text:span text:style-name="T176">cria o botao</text:span></text:p>
      <text:p text:style-name="P281"><text:tab/> <text:s text:c="11"/>F_MensagemGetTagIdx(F_Mensagem, VL_i, VL_Tag, VL_Dados); <text:span text:style-name="T171">// </text:span><text:span text:style-name="T177">pega as informações do botao</text:span></text:p>
      <text:p text:style-name="P277"><text:tab/> <text:s text:c="11"/>VL_btn.V_tag := VL_tag; <text:span text:style-name="T171">// </text:span><text:span text:style-name="T173">adiciona a tag do botao</text:span></text:p>
      <text:p text:style-name="P278"><text:tab/> <text:s text:c="11"/>VL_btn.Caption := VL_Dados; <text:span text:style-name="T171">// </text:span><text:span text:style-name="T174">adiciona o texto do botao</text:span></text:p>
      <text:p text:style-name="P284"><text:tab/> <text:s text:c="11"/>VL_btn.Parent := VL_MenuVenda.PBotao; <text:s/><text:span text:style-name="T171">// </text:span><text:span text:style-name="T183">mostra na tela</text:span></text:p>
      <text:p text:style-name="P279"><text:tab/> <text:s text:c="11"/>VL_btn.OnClick := @F_Principal.CliqueDoBotao; <text:span text:style-name="T171">// </text:span><text:span text:style-name="T175">adiciona evento de clique</text:span></text:p>
      <text:p text:style-name="P276"><text:tab/> <text:s text:c="3"/>end;</text:p>
      <text:p text:style-name="P282"><text:tab/> <text:s text:c="3"/>VL_MenuVenda.ShowModal; <text:span text:style-name="T171">// </text:span><text:span text:style-name="T178">mostra o menu</text:span></text:p>
      <text:p text:style-name="P276"><text:tab/> <text:s text:c="3"/>VO_Botao := StrAlloc(Length(VL_MenuVenda.V_Botao) + 1);</text:p>
      <text:p text:style-name="P283"><text:tab/> <text:s text:c="3"/>StrPCopy(VO_Botao, VL_MenuVenda.V_Botao); <text:span text:style-name="T171">// </text:span><text:span text:style-name="T179">botao selecionado</text:span></text:p>
      <text:p text:style-name="P276"><text:tab/> <text:s text:c="3"/>VL_MenuVenda.Free;</text:p>
      <text:p text:style-name="P276"><text:tab/>end;</text:p>
      <text:p text:style-name="P276"/>
      <text:p text:style-name="P736">Funções complementares do exemplo citado</text:p>
      <text:p text:style-name="P736"/>
      <text:p text:style-name="P31"><text:span text:style-name="T18">Para </text:span><text:span text:style-name="T38">carregar as funções de </text:span><text:span text:style-name="T208">F_MensagemCarregaTags, </text:span><text:span text:style-name="T209">F_MensagemTagCount</text:span><text:span text:style-name="T39">, </text:span><text:span text:style-name="T210">F_</text:span><text:span text:style-name="T209">MensagemGetTagIdx</text:span><text:span text:style-name="T18"> </text:span><text:span text:style-name="T24">deve usar a</text:span><text:span text:style-name="T40">s</text:span><text:span text:style-name="T24"> </text:span><text:span text:style-name="T40">funções</text:span><text:span text:style-name="T24"> </text:span><text:span text:style-name="T19">“mensagemcarregatags, </text:span><text:span text:style-name="T39">mensagemtagcount </text:span><text:span text:style-name="T38">e </text:span><text:span text:style-name="T39">mensagemgettagidx</text:span><text:span text:style-name="T19">” </text:span><text:span text:style-name="T24">da lib tef_lib</text:span><text:span text:style-name="T19">.</text:span><text:span text:style-name="T24">dll ou tef_lib.so dependendo só </text:span><text:span text:style-name="T61">do </text:span><text:span text:style-name="T24">sistema operacional.</text:span></text:p>
      <text:p text:style-name="P736"/>
      <text:p text:style-name="P736"/>
      <text:p text:style-name="P740">A função <text:span text:style-name="T208">F_MensagemCarregaTags</text:span><text:span text:style-name="T39"> </text:span><text:span text:style-name="T91">carrega </text:span><text:span text:style-name="T97">as tags </text:span><text:span text:style-name="T117">contidas</text:span><text:span text:style-name="T91"> </text:span><text:span text:style-name="T97">em uma mensagem </text:span></text:p>
      <text:p text:style-name="P133"/>
      <text:p text:style-name="P738"><text:span text:style-name="T537">Esta</text:span> função<text:span text:style-name="T39"> </text:span><text:span text:style-name="T17">deve conter os seguintes parâmetros:</text:span></text:p>
      <text:p text:style-name="P132"/>
      <text:p text:style-name="P107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31">Entrada/Saída</text:p>
          </table:table-cell>
          <table:table-cell table:style-name="Tabela14.A2" office:value-type="string">
            <text:p text:style-name="P531">Descrição</text:p>
          </table:table-cell>
          <table:table-cell table:style-name="Tabela14.C2" office:value-type="string">
            <text:p text:style-name="P525">Tipo de Dados</text:p>
          </table:table-cell>
        </table:table-row>
        <table:table-row table:style-name="TableLine1898077868400">
          <table:table-cell table:style-name="Tabela14.B4" office:value-type="string">
            <text:p text:style-name="P325">Saída/<text:span text:style-name="T538">Entrada</text:span></text:p>
          </table:table-cell>
          <table:table-cell table:style-name="Tabela14.B4" office:value-type="string">
            <text:p text:style-name="P652"><text:span text:style-name="T92">Retorno </text:span><text:span text:style-name="T34">Estrutura da </text:span><text:span text:style-name="T25">M</text:span><text:span text:style-name="T17">ensagem </text:span></text:p>
            <text:p text:style-name="P681"><text:span text:style-name="T17">(</text:span><text:span text:style-name="T93">Retorno estruturo da </text:span><text:span text:style-name="T34">mensagem </text:span><text:span text:style-name="T93">conforme</text:span><text:span text:style-name="T33"> </text:span><text:span text:style-name="T34">encontrad</text:span><text:span text:style-name="T93">o</text:span><text:span text:style-name="T33"> </text:span><text:span text:style-name="T93">n</text:span><text:span text:style-name="T33">o tópico </text:span><text:span text:style-name="T64">3.1</text:span><text:span text:style-name="T33"> </text:span><text:span text:style-name="T37">deste manual</text:span><text:span text:style-name="T34">)</text:span></text:p>
          </table:table-cell>
          <table:table-cell table:style-name="Tabela14.C4" office:value-type="string">
            <text:p text:style-name="P292">Texto</text:p>
          </table:table-cell>
        </table:table-row>
        <table:table-row table:style-name="TableLine1898077870128">
          <table:table-cell table:style-name="Tabela14.B4" office:value-type="string">
            <text:p text:style-name="P454">Saída</text:p>
          </table:table-cell>
          <table:table-cell table:style-name="Tabela14.B4" office:value-type="string">
            <text:p text:style-name="P509">Tag<text:span text:style-name="T540">s</text:span><text:span text:style-name="T539"> </text:span><text:span text:style-name="T541">como texto</text:span></text:p>
            <text:p text:style-name="P684"><text:span text:style-name="T94">(</text:span><text:span text:style-name="T96">T</text:span><text:span text:style-name="T94">ag</text:span><text:span text:style-name="T95">s </text:span><text:span text:style-name="T101">como texto </text:span><text:span text:style-name="T98">a serem carregadas</text:span><text:span text:style-name="T34">)</text:span></text:p>
          </table:table-cell>
          <table:table-cell table:style-name="Tabela14.C4" office:value-type="string">
            <text:p text:style-name="P286">Texto</text:p>
          </table:table-cell>
        </table:table-row>
      </table:table>
      <text:p text:style-name="P730"><text:span text:style-name="T17">O retorno da função d</text:span><text:span text:style-name="T22">evolve um inteiro, retorno diferente de 0 indica erro.</text:span></text:p>
      <text:p text:style-name="P107"/>
      <text:p text:style-name="P107">Exemplo em pascal:</text:p>
      <text:p text:style-name="P107"/>
      <text:p text:style-name="P518"><text:soft-page-break/><text:span text:style-name="T237">//</text:span><text:span text:style-name="T238">estrutura</text:span></text:p>
      <text:p text:style-name="P503">F_MensagemCarregaTags = function(VP_Mensagem: Pointer; VP_Dados: PChar): integer; cdecll;</text:p>
      <text:p text:style-name="P107"/>
      <text:p text:style-name="P518"><text:span text:style-name="T237">//</text:span><text:span text:style-name="T239">aplicação</text:span></text:p>
      <text:p text:style-name="P503"><text:span text:style-name="T602">VL_Erro := </text:span>F_MensagemCarregaTags(VL_Mensagem, VL_Dados);</text:p>
      <text:p text:style-name="P503"/>
      <text:p text:style-name="P503"/>
      <text:p text:style-name="P747">A função <text:span text:style-name="T209">F_MensagemGetTagIdx </text:span><text:span text:style-name="T504">retorna a tag e os dados contido nela no índice passado</text:span></text:p>
      <text:p text:style-name="P751"/>
      <text:p text:style-name="P738"><text:span text:style-name="T533">Esta f</text:span>unção<text:span text:style-name="T39"> </text:span><text:span text:style-name="T17">deve conter os seguintes parâmetros:</text:span></text:p>
      <text:p text:style-name="P132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31">Entrada/Saída</text:p>
          </table:table-cell>
          <table:table-cell table:style-name="Tabela15.A2" office:value-type="string">
            <text:p text:style-name="P531">Descrição</text:p>
          </table:table-cell>
          <table:table-cell table:style-name="Tabela15.C2" office:value-type="string">
            <text:p text:style-name="P525">Tipo de Dados</text:p>
          </table:table-cell>
        </table:table-row>
        <table:table-row table:style-name="TableLine1898077873008">
          <table:table-cell table:style-name="Tabela15.B6" office:value-type="string">
            <text:p text:style-name="P454">Saída</text:p>
          </table:table-cell>
          <table:table-cell table:style-name="Tabela15.B6" office:value-type="string">
            <text:p text:style-name="P652"><text:span text:style-name="T34">Estrutura da </text:span><text:span text:style-name="T25">M</text:span><text:span text:style-name="T17">ensagem </text:span><text:span text:style-name="T40">(Estrutura da Tag)</text:span></text:p>
            <text:p text:style-name="P681"><text:span text:style-name="T34">(Passar o Texto conforme a estrutura da “mensagem”</text:span><text:span text:style-name="T33"> </text:span><text:span text:style-name="T34">encontrada</text:span><text:span text:style-name="T33"> </text:span><text:span text:style-name="T51">n</text:span><text:span text:style-name="T33">o tópico </text:span><text:span text:style-name="T64">3.1</text:span><text:span text:style-name="T33"> </text:span><text:span text:style-name="T37">deste manual</text:span><text:span text:style-name="T34">)</text:span></text:p>
          </table:table-cell>
          <table:table-cell table:style-name="Tabela15.C6" office:value-type="string">
            <text:p text:style-name="P286">Texto</text:p>
          </table:table-cell>
        </table:table-row>
        <table:table-row table:style-name="TableLine1898077872432">
          <table:table-cell table:style-name="Tabela15.B6" office:value-type="string">
            <text:p text:style-name="P458">Saída</text:p>
          </table:table-cell>
          <table:table-cell table:style-name="Tabela15.B6" office:value-type="string">
            <text:p text:style-name="P511">Índice da tag</text:p>
            <text:p text:style-name="P508">(<text:span text:style-name="T456">Índice </text:span><text:span text:style-name="T457">da tag </text:span><text:span text:style-name="T458">na mensagem</text:span>)</text:p>
          </table:table-cell>
          <table:table-cell table:style-name="Tabela15.C6" office:value-type="string">
            <text:p text:style-name="P286">Inteiro</text:p>
          </table:table-cell>
        </table:table-row>
        <table:table-row table:style-name="TableLine1898077866960">
          <table:table-cell table:style-name="Tabela15.B6" office:value-type="string">
            <text:p text:style-name="P458">Entrada/Saída</text:p>
          </table:table-cell>
          <table:table-cell table:style-name="Tabela15.B6" office:value-type="string">
            <text:p text:style-name="P458">Tag de Retorno da estrutura da mensagem</text:p>
            <text:p text:style-name="P681"><text:span text:style-name="T41">(Tag </text:span><text:span text:style-name="T143">encontrada no índice</text:span><text:span text:style-name="T41"> </text:span><text:span text:style-name="T144">da mensagem</text:span><text:span text:style-name="T34">)</text:span></text:p>
          </table:table-cell>
          <table:table-cell table:style-name="Tabela15.C6" office:value-type="string">
            <text:p text:style-name="P286">Texto</text:p>
          </table:table-cell>
        </table:table-row>
        <table:table-row table:style-name="TableLine1898078423872">
          <table:table-cell table:style-name="Tabela15.B6" office:value-type="string">
            <text:p text:style-name="P458">Entrada/Saída</text:p>
          </table:table-cell>
          <table:table-cell table:style-name="Tabela15.B6" office:value-type="string">
            <text:p text:style-name="P457"><text:span text:style-name="T226">Retorno </text:span><text:span text:style-name="T534">dos </text:span>Dados <text:span text:style-name="T226">na Tag</text:span></text:p>
            <text:p text:style-name="P456"><text:span text:style-name="T532">(</text:span><text:span text:style-name="T455">Retorno dos dados contido na tag</text:span><text:span text:style-name="T532">)</text:span><text:span text:style-name="T226"> </text:span></text:p>
          </table:table-cell>
          <table:table-cell table:style-name="Tabela15.C6" office:value-type="string">
            <text:p text:style-name="P286">Texto</text:p>
          </table:table-cell>
        </table:table-row>
      </table:table>
      <text:p text:style-name="P730"><text:span text:style-name="T17">O retorno da função d</text:span><text:span text:style-name="T22">evolve um inteiro, retorno diferente de 0 indica erro.</text:span></text:p>
      <text:p text:style-name="P107"/>
      <text:p text:style-name="P107">Exemplo em pascal:</text:p>
      <text:p text:style-name="P107"/>
      <text:p text:style-name="P518"><text:span text:style-name="T237">//</text:span><text:span text:style-name="T238">estrutura</text:span></text:p>
      <text:p text:style-name="P503">F_MensagemGetTagIdx = function(VO_Mensagem: Pointer; VL_Idx: integer; var VO_Tag: PChar; var VO_Dados: PChar): integer; cdecll;</text:p>
      <text:p text:style-name="P107"/>
      <text:p text:style-name="P518"><text:span text:style-name="T237">//</text:span><text:span text:style-name="T239">aplicação</text:span></text:p>
      <text:p text:style-name="P503"><text:span text:style-name="T581">VL_Erro := </text:span>F_MensagemGetTagIdx(F_Mensagem, VL_<text:span text:style-name="T603">i</text:span>, VL_Tag, VL_Dados);</text:p>
      <text:p text:style-name="P163"/>
      <text:p text:style-name="P739">A<text:span text:style-name="T535"> funçã</text:span><text:span text:style-name="T536">o</text:span> <text:span text:style-name="T215">F</text:span>_<text:span text:style-name="T207">Mensa</text:span><text:span text:style-name="T209">gemTagCount</text:span><text:span text:style-name="T39"> </text:span><text:span text:style-name="T88">conta a quantidade de tags </text:span><text:span text:style-name="T89">que uma mensagem estrutura conforme o tópico 3.1 </text:span><text:span text:style-name="T90">possui.</text:span></text:p>
      <text:p text:style-name="P134"/>
      <text:p text:style-name="P738"><text:span text:style-name="T583">Esta</text:span><text:span text:style-name="T535"> funçã</text:span><text:span text:style-name="T536">o</text:span><text:span text:style-name="T39"> </text:span><text:span text:style-name="T17">deve conter os seguintes parâmetros:</text:span></text:p>
      <text:p text:style-name="P132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31">Entrada/Saída</text:p>
          </table:table-cell>
          <table:table-cell table:style-name="Tabela16.A2" office:value-type="string">
            <text:p text:style-name="P531">Descrição</text:p>
          </table:table-cell>
          <table:table-cell table:style-name="Tabela16.C2" office:value-type="string">
            <text:p text:style-name="P525">Tipo de Dados</text:p>
          </table:table-cell>
        </table:table-row>
        <table:table-row table:style-name="TableLine1898078420416">
          <table:table-cell table:style-name="Tabela16.B3" office:value-type="string">
            <text:p text:style-name="P454">Saída</text:p>
          </table:table-cell>
          <table:table-cell table:style-name="Tabela16.B3" office:value-type="string">
            <text:p text:style-name="P652"><text:span text:style-name="T34">Estrutura da </text:span><text:span text:style-name="T25">M</text:span><text:span text:style-name="T17">ensagem </text:span><text:span text:style-name="T40">(Estrutura da Tag)</text:span></text:p>
            <text:p text:style-name="P681"><text:span text:style-name="T34">(Passar o Texto conforme a estrutura da “mensagem”</text:span><text:span text:style-name="T33"> </text:span><text:span text:style-name="T34">encontrada</text:span><text:span text:style-name="T33"> </text:span><text:span text:style-name="T51">n</text:span><text:span text:style-name="T33">o tópico </text:span><text:span text:style-name="T64">3.1</text:span><text:span text:style-name="T33"> </text:span><text:span text:style-name="T37">deste manual</text:span><text:span text:style-name="T34">)</text:span></text:p>
          </table:table-cell>
          <table:table-cell table:style-name="Tabela16.C3" office:value-type="string">
            <text:p text:style-name="P286">Texto</text:p>
          </table:table-cell>
        </table:table-row>
      </table:table>
      <text:p text:style-name="P730"><text:span text:style-name="T17">O retorno da função d</text:span><text:span text:style-name="T22">evolve um inteiro </text:span><text:span text:style-name="T51">correspondente a </text:span><text:span text:style-name="T99">quantidade</text:span><text:span text:style-name="T51"> d</text:span><text:span text:style-name="T100">e</text:span><text:span text:style-name="T51"> Tag</text:span><text:span text:style-name="T100">s</text:span><text:span text:style-name="T51">.</text:span></text:p>
      <text:p text:style-name="P121"/>
      <text:p text:style-name="P121">Exemplo em pascal:</text:p>
      <text:p text:style-name="P135"/>
      <text:p text:style-name="P518"><text:span text:style-name="T237">//</text:span><text:span text:style-name="T238">estrutura</text:span></text:p>
      <text:p text:style-name="P503"><text:soft-page-break/>F_MensagemTagCount = function(VO_Mensagem: Pointer): integer; cdecll;</text:p>
      <text:p text:style-name="P107"/>
      <text:p text:style-name="P518"><text:span text:style-name="T237">//</text:span><text:span text:style-name="T239">aplicação</text:span></text:p>
      <text:p text:style-name="P459"><text:span text:style-name="T252">VL_QuantidadeTag := </text:span><text:span text:style-name="T251">F_</text:span>MensagemTagCount<text:span text:style-name="T252">(VL_Mensagem)</text:span>;</text:p>
      <text:p text:style-name="P656"/>
      <text:p text:style-name="P135"/>
      <text:p text:style-name="P163"/>
      <text:p text:style-name="P163"><text:span text:style-name="T1">1.</text:span><text:span text:style-name="T8">5</text:span><text:span text:style-name="T1">.</text:span><text:span text:style-name="T3">3</text:span><text:span text:style-name="T1"> – </text:span><text:span text:style-name="T4">Função </text:span><text:span text:style-name="T3">Mensagem para o Operador</text:span></text:p>
      <text:p text:style-name="P83"/>
      <text:p text:style-name="P140"><text:tab/><text:span text:style-name="T153">Esta função exibe </text:span><text:span text:style-name="T579">uma </text:span><text:span text:style-name="T551">m</text:span><text:span text:style-name="T153">ensagem para o </text:span><text:span text:style-name="T551">o</text:span><text:span text:style-name="T153">perador do </text:span><text:span text:style-name="T551">f</text:span><text:span text:style-name="T153">rente de </text:span><text:span text:style-name="T551">c</text:span><text:span text:style-name="T153">aixa </text:span><text:span text:style-name="T154">e deve ter a seguinte estrutura: </text:span></text:p>
      <text:p text:style-name="P140"/>
      <text:p text:style-name="P140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31">Entrada/Saída</text:p>
          </table:table-cell>
          <table:table-cell table:style-name="Tabela17.A2" office:value-type="string">
            <text:p text:style-name="P531">Descrição</text:p>
          </table:table-cell>
          <table:table-cell table:style-name="Tabela17.C2" office:value-type="string">
            <text:p text:style-name="P525">Tipo de Dados</text:p>
          </table:table-cell>
        </table:table-row>
        <table:table-row table:style-name="TableLine1898078423296">
          <table:table-cell table:style-name="Tabela17.B3" office:value-type="string">
            <text:p text:style-name="P325">Saída</text:p>
          </table:table-cell>
          <table:table-cell table:style-name="Tabela17.B3" office:value-type="string">
            <text:p text:style-name="P652"><text:span text:style-name="T25">M</text:span><text:span text:style-name="T17">ensagem a ser </text:span><text:span text:style-name="T36">exibida</text:span></text:p>
            <text:p text:style-name="P681"><text:span text:style-name="T17">(</text:span><text:span text:style-name="T33">Mensagem a ser </text:span><text:span text:style-name="T36">exibida</text:span><text:span text:style-name="T33"> </text:span><text:span text:style-name="T36">ao operador do PDV</text:span><text:span text:style-name="T34">)</text:span></text:p>
          </table:table-cell>
          <table:table-cell table:style-name="Tabela17.C3" office:value-type="string">
            <text:p text:style-name="P292">Texto</text:p>
          </table:table-cell>
        </table:table-row>
      </table:table>
      <text:p text:style-name="P130"/>
      <text:p text:style-name="P130">O retorno da função d<text:span text:style-name="T16">evolve um inteiro, retorno diferente de 0 indica erro.</text:span></text:p>
      <text:p text:style-name="P160"/>
      <text:p text:style-name="P135">Exemplo em pascal</text:p>
      <text:p text:style-name="P135"><text:tab/></text:p>
      <text:p text:style-name="P139"><text:tab/><text:span text:style-name="T13">// </text:span><text:span text:style-name="T14">mostra o texto </text:span><text:span text:style-name="T13">VP_Dados </text:span><text:span text:style-name="T14">para o operador, no exemplo como caixa de mensagem</text:span></text:p>
      <text:p text:style-name="P459"><text:tab/>function mensagemoperador(VP_Dados: PChar): integer; cdecll;</text:p>
      <text:p text:style-name="P460"><text:tab/>var</text:p>
      <text:p text:style-name="P460"><text:s text:c="4"/><text:tab/> <text:s text:c="6"/>VL_String: string;</text:p>
      <text:p text:style-name="P460"><text:tab/>begin<text:tab/> <text:span text:style-name="T11"><text:tab/></text:span></text:p>
      <text:p text:style-name="P461"><text:span text:style-name="T11"><text:tab/> <text:s text:c="2"/></text:span>Result := 0;</text:p>
      <text:p text:style-name="P459"><text:s text:c="4"/><text:tab/> <text:s text:c="2"/>VL_String := VP_Dados;</text:p>
      <text:p text:style-name="P467"><text:s text:c="16"/>ShowMessage(VL_String); <text:span text:style-name="T170">// </text:span><text:span text:style-name="T190">mostra mensagem </text:span><text:span text:style-name="T191">como caixa de mensagem</text:span></text:p>
      <text:p text:style-name="P468"><text:span text:style-name="T190"><text:tab/> <text:s text:c="2"/>// </text:span><text:span text:style-name="T192">programar exibição de mensagem </text:span><text:span text:style-name="T193">de acordo com seu sistema</text:span></text:p>
      <text:p text:style-name="P459"><text:tab/>end;</text:p>
      <text:p text:style-name="P83"/>
      <text:p text:style-name="P83"/>
      <text:p text:style-name="P83">1.<text:span text:style-name="T431">5</text:span>.<text:span text:style-name="T155">4</text:span> – <text:span text:style-name="T151">Função </text:span><text:span text:style-name="T155">Solicita Dados do </text:span><text:span text:style-name="T512">PDV</text:span></text:p>
      <text:p text:style-name="P83"/>
      <text:p text:style-name="P142"><text:span text:style-name="T155"><text:tab/>Esta função </text:span><text:span text:style-name="T505">carrega</text:span><text:span text:style-name="T155"> </text:span><text:span text:style-name="T507">dinamicamente</text:span><text:span text:style-name="T155"> as solicitações </text:span><text:span text:style-name="T511">de dados</text:span><text:span text:style-name="T155"> enviadas</text:span><text:span text:style-name="T506"> para o</text:span><text:span text:style-name="T155"> PDV e trata o seu retorno </text:span><text:span text:style-name="T601">com a interação do operador</text:span><text:span text:style-name="T155">.</text:span></text:p>
      <text:p text:style-name="P142"/>
      <text:p text:style-name="P142"/>
      <text:p text:style-name="P792">Pode conter as seguintes tags</text:p>
      <text:p text:style-name="P792"/>
      <text:p text:style-name="P796">1º Mostra<text:span text:style-name="T621">r</text:span> uma mensagem ao operador (tag <text:span text:style-name="T223">00DA</text:span>)</text:p>
      <text:p text:style-name="P793">2º Mostrar uma imagem ao operador (Monitor) <text:span text:style-name="T614">(tag </text:span><text:span text:style-name="T223">002E</text:span><text:span text:style-name="T614">)</text:span></text:p>
      <text:p text:style-name="P793"><text:tab/><text:span text:style-name="T621">A imagem </text:span><text:span text:style-name="T622">é passado como texto, </text:span><text:span text:style-name="T623">então será preciso converter de texto para <text:tab/>imagem</text:span></text:p>
      <text:p text:style-name="P794">3º Listar uma opção de botões <text:span text:style-name="T615">(tag </text:span><text:span text:style-name="T223">00DD</text:span><text:span text:style-name="T615">)</text:span></text:p>
      <text:p text:style-name="P795">4º Mostrar um campo para responder uma pergunta sendo mascarado ou não<text:span text:style-name="T616">(</text:span><text:span text:style-name="T618">tag </text:span><text:span text:style-name="T223">0033</text:span><text:span text:style-name="T616">)</text:span></text:p>
      <text:p text:style-name="P797"><text:tab/><text:span text:style-name="T223"> </text:span><text:span text:style-name="T225">S</text:span><text:span text:style-name="T216">e ‘M’ estiver contido n</text:span><text:span text:style-name="T224">essa</text:span><text:span text:style-name="T216"> tag o campo deve ser mascarado</text:span></text:p>
      <text:p text:style-name="P792"/>
      <text:p text:style-name="P142"><text:span text:style-name="T508"><text:tab/>A</text:span><text:span text:style-name="T155"> função solicita dados do PDV dev</text:span><text:span text:style-name="T168">e</text:span><text:span text:style-name="T155"> ter a seguinte estrutura: </text:span></text:p>
      <text:p text:style-name="P140"/>
      <text:p text:style-name="P140"/>
      <table:table table:name="Tabela18" table:style-name="Tabela18">
        <table:table-column table:style-name="Tabela18.A" table:number-columns-repeated="3"/>
        <text:soft-page-break/>
        <table:table-row table:style-name="Tabela18.1">
          <table:table-cell table:style-name="Tabela18.A1" table:number-columns-spanned="3" office:value-type="string">
            <text:p text:style-name="P59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31">Entrada/Saída</text:p>
          </table:table-cell>
          <table:table-cell table:style-name="Tabela18.A2" office:value-type="string">
            <text:p text:style-name="P531">Descrição</text:p>
          </table:table-cell>
          <table:table-cell table:style-name="Tabela18.C2" office:value-type="string">
            <text:p text:style-name="P525">Tipo de Dados</text:p>
          </table:table-cell>
        </table:table-row>
        <table:table-row table:style-name="TableLine1898078424448">
          <table:table-cell table:style-name="Tabela18.B3" office:value-type="string">
            <text:p text:style-name="P325">Saída</text:p>
          </table:table-cell>
          <table:table-cell table:style-name="Tabela18.B3" office:value-type="string">
            <text:p text:style-name="P652"><text:span text:style-name="T34">Estrutura da </text:span><text:span text:style-name="T25">M</text:span><text:span text:style-name="T17">ensagem</text:span></text:p>
            <text:p text:style-name="P681"><text:span text:style-name="T17">(</text:span><text:span text:style-name="T34">Passar o Texto conforme a estrutura da “mensagem”</text:span><text:span text:style-name="T33"> </text:span><text:span text:style-name="T34">encontrada</text:span><text:span text:style-name="T33"> </text:span><text:span text:style-name="T52">n</text:span><text:span text:style-name="T33">o tópico </text:span><text:span text:style-name="T64">3.1</text:span><text:span text:style-name="T33"> </text:span><text:span text:style-name="T37">deste manual</text:span><text:span text:style-name="T34">)</text:span></text:p>
          </table:table-cell>
          <table:table-cell table:style-name="Tabela18.C3" office:value-type="string">
            <text:p text:style-name="P292">Texto</text:p>
          </table:table-cell>
        </table:table-row>
        <table:table-row table:style-name="Tabela18.4">
          <table:table-cell table:style-name="Tabela18.A4" office:value-type="string">
            <text:p text:style-name="P450">Entrada/Saída</text:p>
          </table:table-cell>
          <table:table-cell table:style-name="Tabela18.A4" office:value-type="string">
            <text:p text:style-name="P652"><text:span text:style-name="T34">Estrutura da </text:span><text:span text:style-name="T25">M</text:span><text:span text:style-name="T17">ensagem </text:span><text:span text:style-name="T37">(Botão)</text:span></text:p>
            <text:p text:style-name="P681"><text:span text:style-name="T17">(</text:span><text:span text:style-name="T52">Recebe</text:span><text:span text:style-name="T34"> o Texto conforme a estrutura da “mensagem”</text:span><text:span text:style-name="T33"> </text:span><text:span text:style-name="T34">encontrada</text:span><text:span text:style-name="T33"> </text:span><text:span text:style-name="T37">n</text:span><text:span text:style-name="T33">o tópico </text:span><text:span text:style-name="T64">3.1</text:span><text:span text:style-name="T33"> </text:span><text:span text:style-name="T35">deste manual</text:span><text:span text:style-name="T34">)</text:span></text:p>
          </table:table-cell>
          <table:table-cell table:style-name="Tabela18.C4" office:value-type="string">
            <text:p text:style-name="P485">Texto</text:p>
          </table:table-cell>
        </table:table-row>
        <table:table-row table:style-name="Tabela18.4">
          <table:table-cell table:style-name="Tabela18.A4" office:value-type="string">
            <text:p text:style-name="P450">Entrada/Saída</text:p>
          </table:table-cell>
          <table:table-cell table:style-name="Tabela18.A4" office:value-type="string">
            <text:p text:style-name="P652"><text:span text:style-name="T34">Estrutura da </text:span><text:span text:style-name="T25">M</text:span><text:span text:style-name="T17">ensagem </text:span><text:span text:style-name="T37">(Dados)</text:span></text:p>
            <text:p text:style-name="P681"><text:span text:style-name="T17">(</text:span><text:span text:style-name="T52">Recebe</text:span><text:span text:style-name="T34"> o Texto conforme a estrutura da “mensagem”</text:span><text:span text:style-name="T33"> </text:span><text:span text:style-name="T34">encontrada</text:span><text:span text:style-name="T33"> </text:span><text:span text:style-name="T37">n</text:span><text:span text:style-name="T33">o tópico </text:span><text:span text:style-name="T64">3.1</text:span><text:span text:style-name="T33"> </text:span><text:span text:style-name="T35">deste manual</text:span><text:span text:style-name="T34">)</text:span></text:p>
          </table:table-cell>
          <table:table-cell table:style-name="Tabela18.C4" office:value-type="string">
            <text:p text:style-name="P485">Texto</text:p>
          </table:table-cell>
        </table:table-row>
      </table:table>
      <text:p text:style-name="P140"/>
      <text:p text:style-name="P130">O retorno da função d<text:span text:style-name="T16">evolve um inteiro, retorno diferente de 0 indica erro.</text:span></text:p>
      <text:p text:style-name="P130"/>
      <text:p text:style-name="P143"><text:span text:style-name="T169">O</text:span> primeir<text:span text:style-name="T169">o</text:span> <text:span text:style-name="T169">parâmetro</text:span> de retorno representa o botão pressionado </text:p>
      <text:p text:style-name="P143"><text:span text:style-name="T169">O</text:span> <text:span text:style-name="T169">segundo</text:span> <text:span text:style-name="T169">parâmetro</text:span> de retorno são os dados retornados da solicitação</text:p>
      <text:p text:style-name="P163"/>
      <text:p text:style-name="P145">Exemplo em Pascal</text:p>
      <text:p text:style-name="P140"><text:tab/></text:p>
      <text:p text:style-name="P476"><text:tab/>function solicitadadospdv(VP_Mensagem: PChar; var VO_Botao, VO_Dados: PChar): integer; cdecll;</text:p>
      <text:p text:style-name="P477"><text:tab/>var</text:p>
      <text:p text:style-name="P477"><text:tab/> <text:s text:c="3"/>VL_btn: TMButton;</text:p>
      <text:p text:style-name="P477"><text:tab/> <text:s text:c="3"/>VL_I: integer;</text:p>
      <text:p text:style-name="P477"><text:tab/> <text:s text:c="3"/>VL_Tag: PChar;</text:p>
      <text:p text:style-name="P477"><text:tab/> <text:s text:c="3"/>VL_Dados: PChar;</text:p>
      <text:p text:style-name="P477"><text:tab/> <text:s text:c="3"/>VL_MenuVenda: TF_MenuVenda;</text:p>
      <text:p text:style-name="P477"><text:tab/> <text:s text:c="3"/>VL_Imagem:String;</text:p>
      <text:p text:style-name="P477"><text:tab/>begin</text:p>
      <text:p text:style-name="P478"><text:tab/> <text:s text:c="3"/>Result := 0;</text:p>
      <text:p text:style-name="P478"><text:tab/> <text:s text:c="3"/>VL_Tag := '';</text:p>
      <text:p text:style-name="P478"><text:tab/> <text:s text:c="3"/>VL_Dados := '';</text:p>
      <text:p text:style-name="P478"><text:tab/> <text:s text:c="2"/><text:span text:style-name="T171">//Verificar exemplo da estrutura da função no tópico 1.</text:span><text:span text:style-name="T172">5</text:span><text:span text:style-name="T171">.2</text:span><text:span text:style-name="T172">(função complementar)</text:span></text:p>
      <text:p text:style-name="P478"><text:tab/> <text:s text:c="3"/>F_MensagemCarregaTags(F_Mensagem, VP_Mensagem);</text:p>
      <text:p text:style-name="P775"><text:span text:style-name="T185"/></text:p>
      <text:p text:style-name="P478"><text:tab/> <text:s text:c="5"/>VL_I := F_MensagemGetTag(F_Mensagem, '0033', VL_Dados);</text:p>
      <text:p text:style-name="P478"><text:s text:c="8"/><text:tab/> <text:s text:c="5"/>if VL_Dados = 'M' then <text:s text:c="28"/></text:p>
      <text:p text:style-name="P478"><text:s text:c="23"/>VL_MenuVenda.EDados.PasswordChar := '*';</text:p>
      <text:p text:style-name="P478"/>
      <text:p text:style-name="P480"><text:tab/> <text:s text:c="2"/>VL_MenuVenda.ShowModal; <text:span text:style-name="T198">// </text:span><text:span text:style-name="T199">mostra </text:span><text:span text:style-name="T203">modal com as informações</text:span><text:tab/></text:p>
      <text:p text:style-name="P478"><text:tab/> <text:s text:c="2"/>VO_Dados := StrAlloc(Length(VL_MenuVenda.EDados.Text) + 1);</text:p>
      <text:p text:style-name="P480"><text:s text:c="4"/><text:tab/> <text:s text:c="2"/>StrPCopy(VO_Dados, VL_MenuVenda.EDados.Text); <text:span text:style-name="T198">// </text:span><text:span text:style-name="T200">dado </text:span><text:span text:style-name="T201">solicitado</text:span></text:p>
      <text:p text:style-name="P478"><text:s text:c="4"/><text:tab/> <text:s text:c="2"/>VO_Botao := StrAlloc(Length(VL_MenuVenda.V_Botao) + 1);</text:p>
      <text:p text:style-name="P481"><text:s text:c="4"/><text:tab/> <text:s text:c="2"/>StrPCopy(VO_Botao, VL_MenuVenda.V_Botao); <text:span text:style-name="T198">// </text:span><text:span text:style-name="T202">botao selecionado pelo usuario</text:span></text:p>
      <text:p text:style-name="P478"><text:s text:c="3"/><text:tab/> <text:s text:c="2"/>VL_MenuVenda.Free; <text:s text:c="25"/></text:p>
      <text:p text:style-name="P140"><text:span text:style-name="T216"><text:s text:c="10"/>end;</text:span></text:p>
      <text:p text:style-name="P774"/>
      <text:p text:style-name="P152"/>
      <text:p text:style-name="P102"/>
      <text:p text:style-name="P107"/>
      <text:p text:style-name="P84">1.<text:span text:style-name="T431">5</text:span>.<text:span text:style-name="T445">5</text:span> – <text:span text:style-name="T446">Função </text:span><text:span text:style-name="T625">s</text:span><text:span text:style-name="T446">olicita</text:span><text:span text:style-name="T151"> </text:span><text:span text:style-name="T625">d</text:span><text:span text:style-name="T446">ados</text:span><text:span text:style-name="T151"> </text:span><text:span text:style-name="T625">d</text:span><text:span text:style-name="T446">a</text:span><text:span text:style-name="T151"> </text:span><text:span text:style-name="T625">t</text:span><text:span text:style-name="T446">ransação</text:span></text:p>
      <text:p text:style-name="P168"/>
      <text:p text:style-name="P811"><text:span text:style-name="T477">Esta função </text:span><text:span text:style-name="T483">carrega</text:span><text:span text:style-name="T477"> os dados da transação solicitados pela operadora</text:span><text:span text:style-name="T484"> </text:span><text:span text:style-name="T477">e trata o seu retorno </text:span><text:span text:style-name="T485">sem interação com o operador</text:span><text:span text:style-name="T477">, por isso </text:span><text:span text:style-name="T478">ela deve testar e responder todos os dados presentes no tópico </text:span><text:span text:style-name="T479">1.6, </text:span><text:span text:style-name="T486">além da chave da transação</text:span><text:span text:style-name="T491">(tag 00F1)</text:span><text:span text:style-name="T487"> </text:span><text:span text:style-name="T488">reto</text:span><text:span text:style-name="T490">rn</text:span><text:span text:style-name="T488">ada</text:span><text:span text:style-name="T487"> no tópico </text:span><text:span text:style-name="T488">1.6</text:span><text:span text:style-name="T479">.</text:span><text:span text:style-name="T489">3</text:span></text:p>
      <text:p text:style-name="P811"><text:soft-page-break/><text:span text:style-name="T489"/></text:p>
      <text:p text:style-name="P811"><text:span text:style-name="T487">S</text:span><text:span text:style-name="T482">e </text:span><text:span text:style-name="T479">algum dado solicitado não for respondido pode haver a negação da transação pela operadora</text:span><text:span text:style-name="T477">.</text:span></text:p>
      <text:p text:style-name="P153"/>
      <text:p text:style-name="P769"><text:span text:style-name="T478">A</text:span><text:span text:style-name="T477"> função solicita dados </text:span><text:span text:style-name="T480">d</text:span><text:span text:style-name="T477">a</text:span><text:span text:style-name="T492"> </text:span><text:span text:style-name="T480">t</text:span><text:span text:style-name="T477">ransação dev</text:span><text:span text:style-name="T481">e</text:span><text:span text:style-name="T477"> ter a seguinte estrutura: </text:span></text:p>
      <text:p text:style-name="P141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60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532">Entrada/Saída</text:p>
          </table:table-cell>
          <table:table-cell table:style-name="Tabela20.A2" office:value-type="string">
            <text:p text:style-name="P532">Descrição</text:p>
          </table:table-cell>
          <table:table-cell table:style-name="Tabela20.C2" office:value-type="string">
            <text:p text:style-name="P526">Tipo de Dados</text:p>
          </table:table-cell>
        </table:table-row>
        <table:table-row table:style-name="TableLine1898078528544">
          <table:table-cell table:style-name="Tabela20.B3" office:value-type="string">
            <text:p text:style-name="P780">Entrada</text:p>
          </table:table-cell>
          <table:table-cell table:style-name="Tabela20.B3" office:value-type="string">
            <text:p text:style-name="P807"><text:span text:style-name="T34">T</text:span><text:span text:style-name="T17">ags solicitadas (0013 valor, ...)</text:span></text:p>
          </table:table-cell>
          <table:table-cell table:style-name="Tabela20.C3" office:value-type="string">
            <text:p text:style-name="P813">Texto<text:span text:style-name="T627">(Estruturado na forma de Mensageria </text:span><text:span text:style-name="T460">encontrada</text:span><text:span text:style-name="T459"> </text:span><text:span text:style-name="T461">n</text:span><text:span text:style-name="T459">o tópico </text:span><text:span text:style-name="T462">3.1</text:span><text:span text:style-name="T459"> </text:span><text:span text:style-name="T463">deste manual</text:span><text:span text:style-name="T627">)</text:span></text:p>
          </table:table-cell>
        </table:table-row>
        <table:table-row table:style-name="Tabela20.4">
          <table:table-cell table:style-name="Tabela20.A4" office:value-type="string">
            <text:p text:style-name="P451">Entrada/Saída</text:p>
          </table:table-cell>
          <table:table-cell table:style-name="Tabela20.A4" office:value-type="string">
            <text:p text:style-name="P779">Estrutura d<text:span text:style-name="T227">ados de retorno</text:span></text:p>
            <text:p text:style-name="P805"><text:span text:style-name="T17">(</text:span><text:span text:style-name="T148">Estrutura d</text:span><text:span text:style-name="T42">ados </text:span><text:span text:style-name="T66">solicitado da transação </text:span><text:span text:style-name="T72">pela operadora, </text:span><text:span text:style-name="T149">texto</text:span><text:span text:style-name="T72"> </text:span><text:span text:style-name="T34">conforme a estrutura da “mensagem”</text:span><text:span text:style-name="T33"> </text:span><text:span text:style-name="T34">encontrada</text:span><text:span text:style-name="T33"> </text:span><text:span text:style-name="T52">n</text:span><text:span text:style-name="T33">o tópico </text:span><text:span text:style-name="T64">3.1</text:span><text:span text:style-name="T34">)</text:span></text:p>
          </table:table-cell>
          <table:table-cell table:style-name="Tabela20.C4" office:value-type="string">
            <text:p text:style-name="P486">Texto</text:p>
          </table:table-cell>
        </table:table-row>
      </table:table>
      <text:p text:style-name="P141"/>
      <text:p text:style-name="P168"/>
      <text:p text:style-name="P131">O retorno da função d<text:span text:style-name="T16">evolve um inteiro, retorno diferente de 0 indica erro.</text:span></text:p>
      <text:p text:style-name="P168"/>
      <text:p text:style-name="P136">Exemplo em pascal:</text:p>
      <text:p text:style-name="P136"/>
      <text:p text:style-name="P136"><text:span text:style-name="T221">f</text:span><text:span text:style-name="T216">unction solicitadado</text:span><text:span text:style-name="T221">stransacao(VP_Mensagem: PChar; var VO_Dados: PChar): integer; cdecll;</text:span></text:p>
      <text:p text:style-name="P462">var</text:p>
      <text:p text:style-name="P462"><text:s text:c="4"/>VL_I: integer;</text:p>
      <text:p text:style-name="P462"><text:s text:c="4"/>VL_Tag: PChar;</text:p>
      <text:p text:style-name="P462"><text:s text:c="4"/>VL_Dados: PChar;</text:p>
      <text:p text:style-name="P462"><text:s text:c="4"/>VL_PChar: PChar;</text:p>
      <text:p text:style-name="P462"><text:s text:c="4"/>VL_Resposta: Pointer;</text:p>
      <text:p text:style-name="P462">begin</text:p>
      <text:p text:style-name="P462"><text:s text:c="4"/>Result := 0;</text:p>
      <text:p text:style-name="P462"><text:s text:c="4"/>VL_Tag := '';</text:p>
      <text:p text:style-name="P462"><text:s text:c="4"/>VL_Dados := '';</text:p>
      <text:p text:style-name="P462"><text:s text:c="4"/>VL_PChar := '';</text:p>
      <text:p text:style-name="P462"><text:s text:c="4"/>VL_Resposta := nil;</text:p>
      <text:p text:style-name="P475"><text:s text:c="4"/>F_MensagemCreate(VL_Resposta); <text:span text:style-name="T170">// </text:span><text:span text:style-name="T197">criando mensagem estrutura</text:span></text:p>
      <text:p text:style-name="P473"><text:s text:c="4"/>F_MensagemAddComando(VL_Resposta, '00E1', 'R'); <text:span text:style-name="T170">// </text:span><text:span text:style-name="T196">comando de retorno</text:span></text:p>
      <text:p text:style-name="P474"><text:s text:c="4"/>F_MensagemCarregaTags(F_Mensagem, VP_Mensagem); </text:p>
      <text:p text:style-name="P466"><text:s text:c="4"/>for vl_i := 1 to F_MensagemTagCount(F_Mensagem) do <text:s/><text:span text:style-name="T170">// </text:span><text:span text:style-name="T205">lista de </text:span><text:span text:style-name="T187">dados </text:span><text:span text:style-name="T204">solicitados</text:span><text:span text:style-name="T187"> </text:span><text:span text:style-name="T188">pela oper</text:span><text:span text:style-name="T189">a</text:span><text:span text:style-name="T188">dora</text:span> <text:s text:c="14"/></text:p>
      <text:p text:style-name="P470"><text:s text:c="4"/>begin <text:s text:c="49"/></text:p>
      <text:p text:style-name="P469"><text:s text:c="8"/>F_MensagemGetTagIdx(F_Mensagem, VL_I, VL_Tag, VL_Dados); </text:p>
      <text:p text:style-name="P465"><text:s text:c="8"/>if VL_Tag = '001<text:span text:style-name="T497">3</text:span>' then <text:s/><text:span text:style-name="T170">// </text:span><text:span text:style-name="T186">exemplo com o valor</text:span></text:p>
      <text:p text:style-name="P777"><text:s text:c="11"/>F_MensagemAddTag(VL_Resposta, '0013', Pchar(F<text:span text:style-name="T604">orm</text:span>_Principal.EvalorItens.Text)); <text:span text:style-name="T170">//</text:span><text:span text:style-name="T206">valor da venda</text:span></text:p>
      <text:p text:style-name="P462"><text:s text:c="4"/>end;</text:p>
      <text:p text:style-name="P471"><text:s text:c="4"/>F_MensagemTagAsString(VL_Resposta, VL_Pchar); <text:span text:style-name="T170">// </text:span><text:span text:style-name="T194">converte em string</text:span></text:p>
      <text:p text:style-name="P462"><text:s text:c="4"/>F_MensagemFree(VL_Resposta);</text:p>
      <text:p text:style-name="P462"><text:s text:c="4"/>VO_Dados := StrAlloc(Length(VL_PChar) + 1); </text:p>
      <text:p text:style-name="P472"><text:s text:c="4"/>StrPCopy(VO_Dados, VL_Pchar); <text:span text:style-name="T170">// </text:span><text:span text:style-name="T195">retorno dos dados</text:span></text:p>
      <text:p text:style-name="P464">end; <text:s text:c="12"/></text:p>
      <text:p text:style-name="P463"/>
      <text:p text:style-name="P737">Funções complementares do exemplo citado</text:p>
      <text:p text:style-name="P737"/>
      <text:p text:style-name="P137"><text:span text:style-name="T232"><text:tab/>Para </text:span><text:span text:style-name="T249">carregar as funç</text:span><text:span text:style-name="T619">ão</text:span><text:span text:style-name="T249"> de </text:span><text:span text:style-name="T216">F_MensagemTagAsString </text:span><text:span text:style-name="T233">deve usar a</text:span><text:span text:style-name="T475">s</text:span><text:span text:style-name="T233"> </text:span><text:span text:style-name="T475">funções</text:span><text:span text:style-name="T493"> “mensagemtagasstring” da lib tef_lib.dll ou tef_lib.so dependendo só do sistema operacional. </text:span></text:p>
      <text:p text:style-name="P504"/>
      <text:p text:style-name="P504"/>
      <text:p text:style-name="P166"><text:soft-page-break/><text:span text:style-name="T161">A </text:span><text:span text:style-name="T476">função </text:span><text:span text:style-name="T212">F_MensagemTagAsString </text:span><text:span text:style-name="T213">carrega todas </text:span><text:span text:style-name="T214">as </text:span><text:span text:style-name="T213">tags e seus dados como texto</text:span><text:span text:style-name="T152">.</text:span></text:p>
      <text:p text:style-name="P165"/>
      <text:p text:style-name="P167"><text:span text:style-name="T249">A estrutura da função </text:span><text:span text:style-name="T212">F_MensagemTagAsString</text:span><text:span text:style-name="T211"> </text:span><text:span text:style-name="T38">deve conter os seguintes parâmetros:</text:span></text:p>
      <text:p text:style-name="P165"/>
      <text:p text:style-name="P165"/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62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534">Entrada/Saída</text:p>
          </table:table-cell>
          <table:table-cell table:style-name="Tabela23.A2" office:value-type="string">
            <text:p text:style-name="P534">Descrição</text:p>
          </table:table-cell>
          <table:table-cell table:style-name="Tabela23.C2" office:value-type="string">
            <text:p text:style-name="P528">Tipo de Dados</text:p>
          </table:table-cell>
        </table:table-row>
        <table:table-row table:style-name="Tabela23.3">
          <table:table-cell table:style-name="Tabela23.A3" office:value-type="string">
            <text:p text:style-name="P452">Entrada</text:p>
          </table:table-cell>
          <table:table-cell table:style-name="Tabela23.A3" office:value-type="string">
            <text:p text:style-name="P479">Estrutura da Mensagem (Estrutura da Tag)</text:p>
            <text:p text:style-name="P689">(Passar o Texto conforme a estrutura da “mensagem” encontrada o tópico 3.1 deste manual)</text:p>
          </table:table-cell>
          <table:table-cell table:style-name="Tabela23.C3" office:value-type="string">
            <text:p text:style-name="P487">Texto</text:p>
          </table:table-cell>
        </table:table-row>
        <table:table-row table:style-name="Tabela23.3">
          <table:table-cell table:style-name="Tabela23.A3" office:value-type="string">
            <text:p text:style-name="P453">Entrada/Saída</text:p>
          </table:table-cell>
          <table:table-cell table:style-name="Tabela23.A3" office:value-type="string">
            <text:p text:style-name="P455"><text:span text:style-name="T226">Retorno </text:span><text:span text:style-name="T495">das tags</text:span><text:span text:style-name="T494"> </text:span><text:span text:style-name="T496">como text</text:span><text:span text:style-name="T500">o</text:span></text:p>
            <text:p text:style-name="P506">(<text:span text:style-name="T452">Retorno das tags no formato </text:span><text:span text:style-name="T453">de </text:span><text:span text:style-name="T454">texto</text:span>)</text:p>
          </table:table-cell>
          <table:table-cell table:style-name="Tabela23.C3" office:value-type="string">
            <text:p text:style-name="P488">Texto</text:p>
          </table:table-cell>
        </table:table-row>
      </table:table>
      <text:p text:style-name="P165"/>
      <text:p text:style-name="P731"><text:span text:style-name="T17">O retorno da função d</text:span><text:span text:style-name="T22">evolve um inteiro, retorno diferente de 0 indica erro.</text:span></text:p>
      <text:p text:style-name="P734"/>
      <text:p text:style-name="P146">Exemplo em Pascal: </text:p>
      <text:p text:style-name="P138"/>
      <text:p text:style-name="P520"><text:span text:style-name="T237">//</text:span><text:span text:style-name="T240">estrutura</text:span></text:p>
      <text:p text:style-name="P505">function(VP_Mensagem: Pointer; var VO_PChar: PChar): integer; cdecll;</text:p>
      <text:p text:style-name="P86"/>
      <text:p text:style-name="P520"><text:span text:style-name="T237">//</text:span><text:span text:style-name="T239">aplicação</text:span></text:p>
      <text:p text:style-name="P505">F_MensagemTagAsString(VL_Resposta, VL_PChar); </text:p>
      <text:p text:style-name="P168"/>
      <text:p text:style-name="P3"/>
      <text:p text:style-name="P24">1.<text:span text:style-name="T436">6</text:span> – <text:span text:style-name="T436">PROCESSO DE </text:span>VENDA</text:p>
      <text:p text:style-name="P24"/>
      <text:p text:style-name="P147"><text:tab/>Após ser feito o processo acima de conexão e configuração com o Open-Tef, o PDV esta liberado para realizar uma venda pelo open-tef, seguindo as etapas citadas abaixo.</text:p>
      <text:p text:style-name="P88"/>
      <text:p text:style-name="P88"><text:span text:style-name="T160"><text:tab/>Nessa versão os dados que o PDV deve manter para uma aprovação de venda e que poderão ser solicitados pelo OpenTef de maneira automatizada, de acordo com a bandei</text:span><text:span text:style-name="T163">r</text:span><text:span text:style-name="T160">a são:</text:span><text:tab/></text:p>
      <text:p text:style-name="P88"/>
      <text:p text:style-name="P90"><text:span text:style-name="T157"><text:tab/>D</text:span><text:span text:style-name="T156">ata da venda</text:span><text:span text:style-name="T564">(tag </text:span><text:span text:style-name="T568">000C</text:span><text:span text:style-name="T564">)</text:span><text:span text:style-name="T156">,</text:span></text:p>
      <text:p text:style-name="P92"><text:span text:style-name="T156"><text:tab/></text:span><text:span text:style-name="T157">H</text:span><text:span text:style-name="T156">ora da venda</text:span><text:span text:style-name="T564">(tag </text:span><text:span text:style-name="T569">000D</text:span><text:span text:style-name="T564">)</text:span><text:span text:style-name="T156">, </text:span></text:p>
      <text:p text:style-name="P92"><text:span text:style-name="T156"><text:tab/>NSU da venda </text:span><text:span text:style-name="T160">gerado pelo PDV</text:span><text:span text:style-name="T564">(tag </text:span><text:span text:style-name="T571">000B</text:span><text:span text:style-name="T564">)</text:span><text:span text:style-name="T156">, </text:span></text:p>
      <text:p text:style-name="P154"><text:tab/>Observaç<text:span text:style-name="T502">ão </text:span>sobre a venda<text:span text:style-name="T564">(tag </text:span><text:span text:style-name="T570">0040</text:span><text:span text:style-name="T564">)</text:span>,</text:p>
      <text:p text:style-name="P155"><text:tab/>Desconto da venda<text:span text:style-name="T564">(tag </text:span><text:span text:style-name="T572">00E6</text:span><text:span text:style-name="T564">)</text:span>,</text:p>
      <text:p text:style-name="P90"><text:span text:style-name="T156"><text:tab/></text:span><text:span text:style-name="T157">V</text:span><text:span text:style-name="T156">alor da parcela </text:span><text:span text:style-name="T563">(tag 0013)</text:span><text:span text:style-name="T156">, </text:span></text:p>
      <text:p text:style-name="P798"><text:span text:style-name="T156"><text:tab/></text:span><text:span text:style-name="T157">N</text:span><text:span text:style-name="T156">úmero de parcelas</text:span><text:span text:style-name="T564">(tag </text:span><text:span text:style-name="T573">00</text:span><text:span text:style-name="T574">0</text:span><text:span text:style-name="T573">F</text:span><text:span text:style-name="T564">)</text:span><text:span text:style-name="T156">.<text:tab/></text:span></text:p>
      <text:p text:style-name="P92"><text:tab/><text:span text:style-name="T160">XML contendo os dados da venda, tendo como campos obrigatórios</text:span><text:span text:style-name="T564">(tag </text:span><text:span text:style-name="T575">0017</text:span><text:span text:style-name="T564">)</text:span><text:span text:style-name="T160">:</text:span></text:p>
      <text:p text:style-name="P98"><text:tab/><text:tab/><text:tab/>C<text:span text:style-name="T163">ó</text:span>digo Produto, Descrição, Quantidade, Valor.</text:p>
      <text:p text:style-name="P99"><text:tab/>Operador do caixa<text:span text:style-name="T564">(tag </text:span><text:span text:style-name="T566">0012</text:span><text:span text:style-name="T564">)</text:span></text:p>
      <text:p text:style-name="P99"><text:tab/>Identificação do caixa<text:span text:style-name="T564">(tag </text:span><text:span text:style-name="T565">0011</text:span><text:span text:style-name="T564">)</text:span></text:p>
      <text:p text:style-name="P99"><text:tab/>Número do cupom fiscal<text:span text:style-name="T564">(tag </text:span><text:span text:style-name="T567">0010</text:span><text:span text:style-name="T564">)</text:span></text:p>
      <text:p text:style-name="P798"><text:span text:style-name="T156"><text:tab/></text:span><text:span text:style-name="T624">L</text:span><text:span text:style-name="T156">ink da validação da nota/cupom fiscal</text:span><text:span text:style-name="T620">(tag 00E5)</text:span><text:span text:style-name="T156"> </text:span></text:p>
      <text:p text:style-name="P100"><text:tab/>Valor total referente a Produtos elegíveis no programa de vale-alimentação do <text:tab/><text:tab/><text:tab/><text:tab/>PAT<text:span text:style-name="T564">(tag </text:span><text:span text:style-name="T578">0014</text:span><text:span text:style-name="T564">)</text:span></text:p>
      <text:p text:style-name="P100"><text:soft-page-break/><text:tab/>Valor total referente a Produtos elegíveis no programa de vale-refeição do PAT<text:span text:style-name="T564">(tag <text:tab/><text:tab/><text:tab/></text:span><text:span text:style-name="T577">0015</text:span><text:span text:style-name="T564">)</text:span></text:p>
      <text:p text:style-name="P788"><text:tab/>Valor total referente a Produtos elegíveis no programa de vale-cultura<text:span text:style-name="T564">(tag </text:span><text:span text:style-name="T576">0016</text:span><text:span text:style-name="T564">)</text:span>.</text:p>
      <text:p text:style-name="P91"/>
      <text:p text:style-name="P3"/>
      <text:p text:style-name="P3"/>
      <text:p text:style-name="P3"/>
      <text:p text:style-name="P24">1.<text:span text:style-name="T436">6</text:span>.1 – INICIA TRANSAÇÃO <text:span text:style-name="T429">DE VENDA</text:span></text:p>
      <text:p text:style-name="P24"/>
      <text:p text:style-name="P24"/>
      <text:p text:style-name="P25"><text:tab/><text:span text:style-name="T18">Para inicializar uma transação </text:span><text:span text:style-name="T24">deve usar a </text:span><text:span text:style-name="T49">função</text:span><text:span text:style-name="T24"> </text:span><text:span text:style-name="T19">“transacaocreate” </text:span><text:span text:style-name="T24">da lib tef_lib</text:span><text:span text:style-name="T19">.</text:span><text:span text:style-name="T24">dll ou tef_lib.so dependendo só sistema operacional.</text:span></text:p>
      <text:p text:style-name="P94"/>
      <text:p text:style-name="P27"><text:span text:style-name="T20"><text:tab/>A </text:span><text:span text:style-name="T21">função deve conter a seguinte </text:span><text:span text:style-name="T20">estrutura:</text:span><text:span text:style-name="T19"> </text:span></text:p>
      <text:p text:style-name="P95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57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22">Entrada/Saída</text:p>
          </table:table-cell>
          <table:table-cell table:style-name="Tabela8.A2" office:value-type="string">
            <text:p text:style-name="P522">Descrição</text:p>
          </table:table-cell>
          <table:table-cell table:style-name="Tabela8.C2" office:value-type="string">
            <text:p text:style-name="P523">Tipo de Dados</text:p>
          </table:table-cell>
        </table:table-row>
        <table:table-row table:style-name="TableLine1898078528832">
          <table:table-cell table:style-name="Tabela8.A5" office:value-type="string">
            <text:p text:style-name="P315">Saída</text:p>
          </table:table-cell>
          <table:table-cell table:style-name="Tabela8.B5" office:value-type="string">
            <text:p text:style-name="P498">Tag de comando</text:p>
            <text:p text:style-name="P499">(<text:span text:style-name="T501">T</text:span><text:span text:style-name="T467">ag </text:span><text:span text:style-name="T468">de </text:span><text:span text:style-name="T466">comando da transação</text:span>)</text:p>
          </table:table-cell>
          <table:table-cell table:style-name="Tabela8.C5" office:value-type="string">
            <text:p text:style-name="P316">Texto</text:p>
          </table:table-cell>
        </table:table-row>
        <table:table-row table:style-name="TableLine1898079463328">
          <table:table-cell table:style-name="Tabela8.A5" office:value-type="string">
            <text:p text:style-name="P169">Saída</text:p>
          </table:table-cell>
          <table:table-cell table:style-name="Tabela8.B5" office:value-type="string">
            <text:p text:style-name="P323">Identificador do caixa</text:p>
            <text:p text:style-name="P687">(<text:span text:style-name="T607">Número do caixa</text:span>)</text:p>
          </table:table-cell>
          <table:table-cell table:style-name="Tabela8.C5" office:value-type="string">
            <text:p text:style-name="P170">Texto</text:p>
          </table:table-cell>
        </table:table-row>
        <table:table-row table:style-name="TableLine1898079461024">
          <table:table-cell table:style-name="Tabela8.A5" office:value-type="string">
            <text:p text:style-name="P323">Saída/Entrada</text:p>
          </table:table-cell>
          <table:table-cell table:style-name="Tabela8.B5" office:value-type="string">
            <text:p text:style-name="P323">ID único da transação</text:p>
            <text:p text:style-name="P688">(<text:span text:style-name="T162">Informado</text:span> pelo Open-Tef, esse ID é comum para toda referência a essa transação, gerada <text:span text:style-name="T531">no início da transação,</text:span><text:span text:style-name="T530"> tópico 1.6.1</text:span>)</text:p>
          </table:table-cell>
          <table:table-cell table:style-name="Tabela8.C5" office:value-type="string">
            <text:p text:style-name="P170">Texto</text:p>
          </table:table-cell>
        </table:table-row>
        <table:table-row table:style-name="TableLine1898079455552">
          <table:table-cell table:style-name="Tabela8.A6" office:value-type="string">
            <text:p text:style-name="P322">Saída</text:p>
          </table:table-cell>
          <table:table-cell table:style-name="Tabela8.B6" office:value-type="string">
            <text:p text:style-name="P322">Tempo de espera</text:p>
            <text:p text:style-name="P686">(Tempo <text:span text:style-name="T527">em</text:span> que o sistema ira esperar o retorno <text:span text:style-name="T235">do Open-Tef </text:span>em milissegundos)</text:p>
          </table:table-cell>
          <table:table-cell table:style-name="Tabela8.C6" office:value-type="string">
            <text:p text:style-name="P812">Inteiro</text:p>
          </table:table-cell>
        </table:table-row>
      </table:table>
      <text:p text:style-name="P53"><text:span text:style-name="T17">O retorno da função d</text:span><text:span text:style-name="T22">evolve um inteiro, retorno diferente de 0 indica erro.</text:span></text:p>
      <text:p text:style-name="P101"/>
      <text:p text:style-name="P39"><text:span text:style-name="T22">E</text:span><text:span text:style-name="T17">xemplo em Pascal:</text:span></text:p>
      <text:p text:style-name="P97"/>
      <text:p text:style-name="P39"><text:span text:style-name="T236"><text:s text:c="3"/></text:span><text:span text:style-name="T244"><text:s/>//estrutura</text:span></text:p>
      <text:p text:style-name="P512"><text:span text:style-name="T20"><text:tab/>function(VP_</text:span><text:span text:style-name="T17">Comando,</text:span><text:span text:style-name="T20">VP_IdentificadorCaixa: PChar; var VO_TransacaID: PChar; VP_TempoAguarda: <text:tab/>integer): integer;</text:span></text:p>
      <text:p text:style-name="P320"/>
      <text:p text:style-name="P512"><text:span text:style-name="T20"><text:tab/> </text:span><text:span text:style-name="T236">//aplicação, </text:span><text:span text:style-name="T242">exemplo de uma </text:span><text:span text:style-name="T241">transação </text:span><text:span text:style-name="T243">aprovação </text:span><text:span text:style-name="T241">de venda</text:span></text:p>
      <text:p text:style-name="P507"><text:tab/> VL_Erro := F_TransacaoCreate(PChar('000A'), <text:span text:style-name="T509">V</text:span><text:span text:style-name="T510">L</text:span><text:span text:style-name="T509">_Caixa,</text:span> VL_TransacaoID, <text:span text:style-name="T549">60</text:span><text:span text:style-name="T528">000</text:span>);</text:p>
      <text:p text:style-name="P24"/>
      <text:p text:style-name="P24"/>
      <text:p text:style-name="P24"/>
      <text:p text:style-name="P24">1.<text:span text:style-name="T436">6</text:span>.2 – CONFIRMA TRANSAÇÃO</text:p>
      <text:p text:style-name="P24"/>
      <text:p text:style-name="P89"><text:tab/><text:span text:style-name="T159">A</text:span><text:span text:style-name="T162">pós iniciar a transação </text:span><text:span text:style-name="T163">(conforme o tópico 1.</text:span><text:span text:style-name="T439">6</text:span><text:span text:style-name="T163">.1) </text:span><text:span text:style-name="T162">o sistema entra</text:span><text:span text:style-name="T163">rá</text:span><text:span text:style-name="T162"> em um loop esperando o retorno do status da transação </text:span><text:span text:style-name="T165">(ver tabela no tópico </text:span><text:span text:style-name="T439">2</text:span><text:span text:style-name="T165">.3) </text:span><text:span text:style-name="T163">pelo Open-Tef</text:span><text:span text:style-name="T162"> e este processo é</text:span><text:span text:style-name="T159"> </text:span><text:span text:style-name="T162">todo </text:span><text:span text:style-name="T159">automatizad</text:span><text:span text:style-name="T162">o</text:span><text:span text:style-name="T159"> </text:span><text:span text:style-name="T163">dentro do </text:span><text:span text:style-name="T159">Open-</text:span><text:span text:style-name="T163">Tef</text:span><text:span text:style-name="T159">. </text:span></text:p>
      <text:p text:style-name="P89"/>
      <text:p text:style-name="P89"><text:tab/><text:span text:style-name="T165">O Open-Tef fará todos os </text:span><text:span text:style-name="T245">procedimentos</text:span><text:span text:style-name="T165"> necessários para a análise da venda </text:span><text:span text:style-name="T166">e retornará para o operador do PDV os passos a serem seguidos até a confirmação da venda.</text:span></text:p>
      <text:p text:style-name="P89"/>
      <text:p text:style-name="P30"><text:soft-page-break/></text:p>
      <text:p text:style-name="P24"/>
      <text:p text:style-name="P24"/>
      <text:p text:style-name="P773"/>
      <text:p text:style-name="P321"/>
      <text:p text:style-name="P26"/>
      <text:p text:style-name="P26"/>
      <text:p text:style-name="P24">1.<text:span text:style-name="T436">6</text:span>.<text:span text:style-name="T605">3</text:span> – CONSULTA<text:span text:style-name="T596">R</text:span> STATUS DA TRANSAÇÃO</text:p>
      <text:p text:style-name="P24"/>
      <text:p text:style-name="P28"><text:span text:style-name="T18"><text:tab/>Para </text:span><text:span text:style-name="T85">consultar</text:span><text:span text:style-name="T18"> </text:span><text:span text:style-name="T26">o</text:span><text:span text:style-name="T18"> </text:span><text:span text:style-name="T26">status</text:span><text:span text:style-name="T18"> </text:span><text:span text:style-name="T26">da </text:span><text:span text:style-name="T18">transação</text:span><text:span text:style-name="T116">(tópico 2.3)</text:span><text:span text:style-name="T18"> </text:span><text:span text:style-name="T24">deve usar a </text:span><text:span text:style-name="T50">função </text:span><text:span text:style-name="T19">“</text:span><text:span text:style-name="T23">transacaostatus</text:span><text:span text:style-name="T19">” </text:span><text:span text:style-name="T24">da lib tef_lib</text:span><text:span text:style-name="T19">.</text:span><text:span text:style-name="T24">dll ou tef_lib.so dependendo </text:span><text:span text:style-name="T108">do</text:span><text:span text:style-name="T24"> sistema operacional.</text:span></text:p>
      <text:p text:style-name="P24"/>
      <text:p text:style-name="P28"><text:span text:style-name="T23"><text:tab/></text:span><text:span text:style-name="T26">Es</text:span><text:span text:style-name="T23">ta função deve conter a seguinte estrutura: </text:span></text:p>
      <text:p text:style-name="P114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58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30">Entrada/Saída</text:p>
          </table:table-cell>
          <table:table-cell table:style-name="Tabela10.A2" office:value-type="string">
            <text:p text:style-name="P530">Descrição</text:p>
          </table:table-cell>
          <table:table-cell table:style-name="Tabela10.C2" office:value-type="string">
            <text:p text:style-name="P524">Tipo de Dados</text:p>
          </table:table-cell>
        </table:table-row>
        <table:table-row table:style-name="TableLine1898079456416">
          <table:table-cell table:style-name="Tabela10.A4" office:value-type="string">
            <text:p text:style-name="P324">Saída/Entrada</text:p>
          </table:table-cell>
          <table:table-cell table:style-name="Tabela10.B4" office:value-type="string">
            <text:p text:style-name="P330">Retorno do Status da Transação</text:p>
            <text:p text:style-name="P680"><text:span text:style-name="T17">(</text:span><text:span text:style-name="T25">Retornado pelo Open-Tef, esse c</text:span><text:span text:style-name="T50">ó</text:span><text:span text:style-name="T25">digo representa o Status de Cancelado da Transação </text:span><text:span text:style-name="T52">ver tópico </text:span><text:span text:style-name="T65">2</text:span><text:span text:style-name="T52">.3 deste manua</text:span><text:span text:style-name="T65">l</text:span><text:span text:style-name="T17">)</text:span></text:p>
          </table:table-cell>
          <table:table-cell table:style-name="Tabela10.C4" office:value-type="string">
            <text:p text:style-name="P175">Número</text:p>
          </table:table-cell>
        </table:table-row>
        <table:table-row table:style-name="TableLine1898079462752">
          <table:table-cell table:style-name="Tabela10.A4" office:value-type="string">
            <text:p text:style-name="P326">Saída/Entrada</text:p>
          </table:table-cell>
          <table:table-cell table:style-name="Tabela10.B4" office:value-type="string">
            <text:p text:style-name="P331">Retorno d<text:span text:style-name="T465">a chave da transação</text:span></text:p>
            <text:p text:style-name="P491">(<text:span text:style-name="T447">Retornado pelo Open-Tef, </text:span><text:span text:style-name="T448">essa chave</text:span><text:span text:style-name="T450"> é </text:span><text:span text:style-name="T451">a </text:span><text:span text:style-name="T450">identificadora da transação de acordo com o</text:span><text:span text:style-name="T448"> </text:span><text:span text:style-name="T449">tópico 1.3.3</text:span>)</text:p>
          </table:table-cell>
          <table:table-cell table:style-name="Tabela10.C4" office:value-type="string">
            <text:p text:style-name="P172">Texto</text:p>
          </table:table-cell>
        </table:table-row>
        <table:table-row table:style-name="TableLine1898079463616">
          <table:table-cell table:style-name="Tabela10.A5" office:value-type="string">
            <text:p text:style-name="P324">Saída</text:p>
          </table:table-cell>
          <table:table-cell table:style-name="Tabela10.B5" office:value-type="string">
            <text:p text:style-name="P324">ID único da transação</text:p>
            <text:p text:style-name="P680"><text:span text:style-name="T17">(</text:span><text:span text:style-name="T25">Informado</text:span><text:span text:style-name="T17"> pelo Open-Tef, esse ID é comum para toda referência a essa transação, gerada </text:span><text:span text:style-name="T87">no início da transação,</text:span><text:span text:style-name="T86"> tópico 1.6.1</text:span><text:span text:style-name="T17">)</text:span></text:p>
          </table:table-cell>
          <table:table-cell table:style-name="Tabela10.C5" office:value-type="string">
            <text:p text:style-name="P171">Texto</text:p>
          </table:table-cell>
        </table:table-row>
      </table:table>
      <text:p text:style-name="P53"><text:span text:style-name="T23">O retorno da função d</text:span><text:span text:style-name="T22">evolve um inteiro, retorno diferente de 0 indica erro.</text:span></text:p>
      <text:p text:style-name="P105"/>
      <text:p text:style-name="P50"><text:span text:style-name="T23">E</text:span><text:span text:style-name="T17">xemplo em Pascal:</text:span></text:p>
      <text:p text:style-name="P117"/>
      <text:p text:style-name="P517"><text:span text:style-name="T23"><text:s text:c="4"/></text:span><text:span text:style-name="T237">//</text:span><text:span text:style-name="T238">estrutura</text:span></text:p>
      <text:p text:style-name="P333"><text:tab/><text:span text:style-name="T158">F_TransacaoStatus </text:span><text:span text:style-name="T253">= </text:span>function(var VO_Status: integer; var VO_TransacaoChave: PChar; <text:tab/>VP_TransacaoID: PChar): integer; cdecll; </text:p>
      <text:p text:style-name="P332"/>
      <text:p text:style-name="P513"><text:span text:style-name="T23"><text:tab/></text:span><text:span text:style-name="T237">//</text:span><text:span text:style-name="T238">aplicação</text:span></text:p>
      <text:p text:style-name="P337"><text:tab/>VL_Erro := F_TransacaoStatus(VL_TransacaoStatus, VL_TransacaoChave, VL_TransacaoID);</text:p>
      <text:p text:style-name="P34"/>
      <text:p text:style-name="P33">1.<text:span text:style-name="T436">6</text:span>.<text:span text:style-name="T605">4</text:span> – CONSULTA<text:span text:style-name="T596">R</text:span> <text:span text:style-name="T469">DESCRIÇÃO </text:span><text:span text:style-name="T471">DO ERRO</text:span></text:p>
      <text:p text:style-name="P33"/>
      <text:p text:style-name="P37"><text:span text:style-name="T18"><text:tab/>Para </text:span><text:span text:style-name="T79">consultar</text:span><text:span text:style-name="T18"> </text:span><text:span text:style-name="T71">a descrição do erro </text:span><text:span text:style-name="T115">com</text:span><text:span text:style-name="T114"> </text:span><text:span text:style-name="T115">seu</text:span><text:span text:style-name="T114"> código</text:span><text:span text:style-name="T18"> </text:span><text:span text:style-name="T24">deve usar a </text:span><text:span text:style-name="T50">função </text:span><text:span text:style-name="T19">“</text:span><text:span text:style-name="T76">mensagemerro</text:span><text:span text:style-name="T19">” </text:span><text:span text:style-name="T24">da lib tef_lib</text:span><text:span text:style-name="T19">.</text:span><text:span text:style-name="T24">dll ou tef_lib.so dependendo </text:span><text:span text:style-name="T77">do </text:span><text:span text:style-name="T24">sistema operacional.</text:span></text:p>
      <text:p text:style-name="P103"/>
      <text:p text:style-name="P35"><text:span text:style-name="T26">Es</text:span><text:span text:style-name="T23">ta função deve conter a seguinte estrutura:</text:span></text:p>
      <text:p text:style-name="P115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61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533">Entrada/Saída</text:p>
          </table:table-cell>
          <table:table-cell table:style-name="Tabela21.A2" office:value-type="string">
            <text:p text:style-name="P533">Descrição</text:p>
          </table:table-cell>
          <table:table-cell table:style-name="Tabela21.C2" office:value-type="string">
            <text:p text:style-name="P527">Tipo de Dados</text:p>
          </table:table-cell>
        </table:table-row>
        <table:table-row table:style-name="TableLine1898079457856">
          <table:table-cell table:style-name="Tabela21.A3" office:value-type="string">
            <text:p text:style-name="P327">Saída</text:p>
          </table:table-cell>
          <table:table-cell table:style-name="Tabela21.B3" office:value-type="string">
            <text:p text:style-name="P501"><text:span text:style-name="T473">Código</text:span> do erro</text:p>
            <text:p text:style-name="P683"><text:span text:style-name="T17">(</text:span><text:span text:style-name="T25">Retornado pelo Open-Tef, </text:span><text:span text:style-name="T78">código</text:span><text:span text:style-name="T74"> do erro </text:span><text:span text:style-name="T30">conforme </text:span><text:span text:style-name="T81">tópico 2.1</text:span><text:span text:style-name="T17">)</text:span></text:p>
          </table:table-cell>
          <table:table-cell table:style-name="Tabela21.C3" office:value-type="string">
            <text:p text:style-name="P317">Inteiro</text:p>
          </table:table-cell>
        </table:table-row>
        <table:table-row table:style-name="TableLine1898079466784">
          <table:table-cell table:style-name="Tabela21.A4" office:value-type="string">
            <text:p text:style-name="P328">Saída/Entrada</text:p>
          </table:table-cell>
          <table:table-cell table:style-name="Tabela21.B4" office:value-type="string">
            <text:p text:style-name="P502"><text:span text:style-name="T503">Retorno da d</text:span>escrição do erro</text:p>
            <text:p text:style-name="P682"><text:soft-page-break/><text:span text:style-name="T17">(</text:span><text:span text:style-name="T80">Retorno da d</text:span><text:span text:style-name="T73">escrição do </text:span><text:span text:style-name="T82">código de </text:span><text:span text:style-name="T73">erro </text:span><text:span text:style-name="T75">passado</text:span><text:span text:style-name="T17">)</text:span></text:p>
          </table:table-cell>
          <table:table-cell table:style-name="Tabela21.C4" office:value-type="string">
            <text:p text:style-name="P173">Texto</text:p>
          </table:table-cell>
        </table:table-row>
      </table:table>
      <text:p text:style-name="P36"/>
      <text:p text:style-name="P55"><text:span text:style-name="T23">O retorno da função d</text:span><text:span text:style-name="T22">evolve um inteiro, retorno diferente de 0 indica erro.</text:span></text:p>
      <text:p text:style-name="P109"/>
      <text:p text:style-name="P51"><text:span text:style-name="T23">E</text:span><text:span text:style-name="T22">xemplo em Pascal:</text:span></text:p>
      <text:p text:style-name="P110"/>
      <text:p text:style-name="P519"><text:span text:style-name="T23"><text:s text:c="4"/></text:span><text:span text:style-name="T237">//</text:span><text:span text:style-name="T238">estrutura</text:span></text:p>
      <text:p text:style-name="P483"><text:tab/>function (VP_CodigoErro: Integer; var VO_RespostaMensagem: PChar): integer; cdecll;</text:p>
      <text:p text:style-name="P110"/>
      <text:p text:style-name="P515"><text:span text:style-name="T237"><text:tab/>//</text:span><text:span text:style-name="T238">aplicação</text:span></text:p>
      <text:p text:style-name="P339"><text:tab/>F_Erro(VL_Erro, VL_DescricaoErro); </text:p>
      <text:p text:style-name="P339"/>
      <text:p text:style-name="P38">1.<text:span text:style-name="T436">6</text:span>.<text:span text:style-name="T605">5</text:span><text:span text:style-name="T542"> </text:span>– CONSULTA<text:span text:style-name="T596">R</text:span> <text:span text:style-name="T542">DESCRIÇÃO DO ERRO</text:span> DA TRANSAÇÃO</text:p>
      <text:p text:style-name="P38"/>
      <text:p text:style-name="P38"><text:span text:style-name="T18"><text:tab/>Para </text:span><text:span text:style-name="T85">consultar</text:span><text:span text:style-name="T18"> </text:span><text:span text:style-name="T103">a descrição do erro da transação</text:span><text:span text:style-name="T18"> </text:span><text:span text:style-name="T24">deve usar a </text:span><text:span text:style-name="T50">função </text:span><text:span text:style-name="T19">“</text:span><text:span text:style-name="T23">transacaostatus</text:span><text:span text:style-name="T104">descricao</text:span><text:span text:style-name="T19">” </text:span><text:span text:style-name="T24">da lib tef_lib</text:span><text:span text:style-name="T19">.</text:span><text:span text:style-name="T24">dll ou tef_lib.so dependendo </text:span><text:span text:style-name="T107">do</text:span><text:span text:style-name="T24"> sistema operacional.</text:span></text:p>
      <text:p text:style-name="P38"/>
      <text:p text:style-name="P38"><text:span text:style-name="T23"><text:tab/></text:span><text:span text:style-name="T26">Es</text:span><text:span text:style-name="T23">ta função deve conter a seguinte estrutura: </text:span></text:p>
      <text:p text:style-name="P116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63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535">Entrada/Saída</text:p>
          </table:table-cell>
          <table:table-cell table:style-name="Tabela24.A2" office:value-type="string">
            <text:p text:style-name="P535">Descrição</text:p>
          </table:table-cell>
          <table:table-cell table:style-name="Tabela24.C2" office:value-type="string">
            <text:p text:style-name="P529">Tipo de Dados</text:p>
          </table:table-cell>
        </table:table-row>
        <table:table-row table:style-name="TableLine1898079444320">
          <table:table-cell table:style-name="Tabela24.A3" office:value-type="string">
            <text:p text:style-name="P329">Saída/Entrada</text:p>
          </table:table-cell>
          <table:table-cell table:style-name="Tabela24.B3" office:value-type="string">
            <text:p text:style-name="P510">Descrição do erro</text:p>
            <text:p text:style-name="P685"><text:span text:style-name="T17">(</text:span><text:span text:style-name="T105">Descrição do erro </text:span><text:span text:style-name="T106">da transação</text:span><text:span text:style-name="T17">)</text:span></text:p>
          </table:table-cell>
          <table:table-cell table:style-name="Tabela24.C3" office:value-type="string">
            <text:p text:style-name="P319"><text:span text:style-name="T543">T</text:span>exto</text:p>
          </table:table-cell>
        </table:table-row>
        <table:table-row table:style-name="TableLine1898079447776">
          <table:table-cell table:style-name="Tabela24.A4" office:value-type="string">
            <text:p text:style-name="P329">Saída</text:p>
          </table:table-cell>
          <table:table-cell table:style-name="Tabela24.B4" office:value-type="string">
            <text:p text:style-name="P329">ID único da transação</text:p>
            <text:p text:style-name="P685"><text:span text:style-name="T17">(</text:span><text:span text:style-name="T25">Informado</text:span><text:span text:style-name="T17"> pelo Open-Tef, esse ID é comum para toda referência a essa transação, gerada </text:span><text:span text:style-name="T87">no início da transação,</text:span><text:span text:style-name="T86"> tópico 1.6.1</text:span><text:span text:style-name="T17">)</text:span></text:p>
          </table:table-cell>
          <table:table-cell table:style-name="Tabela24.C4" office:value-type="string">
            <text:p text:style-name="P174">Texto</text:p>
          </table:table-cell>
        </table:table-row>
      </table:table>
      <text:p text:style-name="P56"><text:span text:style-name="T23">O retorno da função d</text:span><text:span text:style-name="T22">evolve um inteiro, retorno diferente de 0 indica erro.</text:span></text:p>
      <text:p text:style-name="P111"/>
      <text:p text:style-name="P144"><text:span text:style-name="T546">Se o </text:span><text:span text:style-name="T169">parâmetro</text:span><text:span text:style-name="T17"> de retorno</text:span><text:span text:style-name="T562">(descrição do erro)</text:span><text:span text:style-name="T547"> </text:span><text:span text:style-name="T548">voltar vazio significa que nenhum erro foi encontrado na transação.</text:span></text:p>
      <text:p text:style-name="P111"/>
      <text:p text:style-name="P52"><text:span text:style-name="T23">E</text:span><text:span text:style-name="T17">xemplo em Pascal:</text:span></text:p>
      <text:p text:style-name="P118"/>
      <text:p text:style-name="P521"><text:span text:style-name="T23"><text:s text:c="4"/></text:span><text:span text:style-name="T237">//</text:span><text:span text:style-name="T238">estrutura</text:span></text:p>
      <text:p text:style-name="P336"><text:tab/><text:span text:style-name="T158">F_TransacaoStatus</text:span><text:span text:style-name="T544">Descricao</text:span> = function(var VO_Status: PChar; VP_TransacaoID: PChar): integer; cdecl; <text:s text:c="7"/></text:p>
      <text:p text:style-name="P335"/>
      <text:p text:style-name="P516"><text:span text:style-name="T23"><text:tab/></text:span><text:span text:style-name="T237">//</text:span><text:span text:style-name="T238">aplicação</text:span></text:p>
      <text:p text:style-name="P340"><text:tab/>VL_Erro := F_TransacaoStatusDescricao(VL_DescricaoErroTransacao, VL_TransacaoID);</text:p>
      <text:p text:style-name="P516"/>
      <text:p text:style-name="P109"/>
      <text:p text:style-name="P40">1.<text:span text:style-name="T437">6</text:span>.<text:span text:style-name="T605">6</text:span> – CAPTURA DADOS DO CLIENTE</text:p>
      <text:p text:style-name="P40"/>
      <text:p text:style-name="P41"><text:tab/><text:span text:style-name="T29">A</text:span><text:span text:style-name="T25">pós iniciar a transação </text:span><text:span text:style-name="T30">(conforme o tópico 1.</text:span><text:span text:style-name="T65">6</text:span><text:span text:style-name="T30">.1) </text:span><text:span text:style-name="T25">o sistema entra</text:span><text:span text:style-name="T30">rá</text:span><text:span text:style-name="T25"> em um loop esperando o retorno do status da transação </text:span><text:span text:style-name="T27">(ver tabela no tópico </text:span><text:span text:style-name="T65">2</text:span><text:span text:style-name="T27">.3) </text:span><text:span text:style-name="T30">pelo Open-Tef</text:span><text:span text:style-name="T25"> e este processo é</text:span><text:span text:style-name="T29"> </text:span><text:span text:style-name="T25">todo </text:span><text:span text:style-name="T29">automatizad</text:span><text:span text:style-name="T25">o</text:span><text:span text:style-name="T29"> </text:span><text:span text:style-name="T30">dentro do </text:span><text:span text:style-name="T29">Open-</text:span><text:span text:style-name="T30">Tef</text:span><text:span text:style-name="T29">. </text:span></text:p>
      <text:p text:style-name="P93"/>
      <text:p text:style-name="P41"><text:span text:style-name="T28"><text:tab/></text:span><text:span text:style-name="T27">O Open-Tef </text:span><text:span text:style-name="T102">realizará</text:span><text:span text:style-name="T27"> todos os </text:span><text:span text:style-name="T31">processamentos</text:span><text:span text:style-name="T27"> necessários para a análise da venda </text:span><text:span text:style-name="T31">e retornará para o operador do PDV os passos a serem seguidos, exemplo: Se for necessário capturar dados do cliente tal como senha, QR</text:span><text:span text:style-name="T32">-Code,</text:span><text:span text:style-name="T31"> CPF na venda, o Open-</text:span><text:soft-page-break/><text:span text:style-name="T31">Tef mandará uma mensagem para o operador do PDV solicitando a </text:span><text:span text:style-name="T32">interação para a captura</text:span><text:span text:style-name="T31">.</text:span></text:p>
      <text:p text:style-name="P161"><text:tab/><text:tab/></text:p>
      <text:p text:style-name="P46">1.<text:span text:style-name="T437">6</text:span>.<text:span text:style-name="T605">7</text:span> – <text:span text:style-name="T585">CANCELAMENTO DE VENDA</text:span></text:p>
      <text:p text:style-name="P46"><text:tab/></text:p>
      <text:p text:style-name="P47"><text:tab/><text:span text:style-name="T119">Para solicitar</text:span><text:span text:style-name="T118"> o cancelamento de venda </text:span><text:span text:style-name="T129">deve-se criar uma transação(descrito no tópico 1.</text:span><text:span text:style-name="T132">6</text:span><text:span text:style-name="T129">.1) com </text:span><text:span text:style-name="T145">tag de</text:span><text:span text:style-name="T129"> comando para o </text:span><text:span text:style-name="T130">módulo</text:span><text:span text:style-name="T131">(tag 00F4)</text:span><text:span text:style-name="T29">. </text:span></text:p>
      <text:p text:style-name="P156"/>
      <text:p text:style-name="P49"><text:tab/><text:span text:style-name="T120"> </text:span><text:span text:style-name="T133">Após o cancelamento ser iniciado, </text:span><text:span text:style-name="T120">o Open-Tef </text:span><text:span text:style-name="T121">pedirá a chave da transação </text:span><text:span text:style-name="T126">para a </text:span><text:span text:style-name="T121">função solicita dados da transação</text:span><text:span text:style-name="T124">(</text:span><text:span text:style-name="T122">tópico </text:span><text:span text:style-name="T123">1.</text:span><text:span text:style-name="T134">5</text:span><text:span text:style-name="T123">.5</text:span><text:span text:style-name="T124">)</text:span><text:span text:style-name="T125">. </text:span><text:span text:style-name="T127">Caso a chave </text:span><text:span text:style-name="T137">da transação</text:span><text:span text:style-name="T127"> não </text:span><text:span text:style-name="T136">seja</text:span><text:span text:style-name="T135"> </text:span><text:span text:style-name="T127">encontrad</text:span><text:span text:style-name="T136">a</text:span><text:span text:style-name="T127"> </text:span><text:span text:style-name="T128">será retornado erro.</text:span></text:p>
      <text:p text:style-name="P112"/>
      <text:p text:style-name="P112"/>
      <text:p text:style-name="P48">1.<text:span text:style-name="T599">7</text:span> – <text:span text:style-name="T586">CONSULTAR SALDO</text:span></text:p>
      <text:p text:style-name="P108"/>
      <text:p text:style-name="P113"><text:tab/><text:span text:style-name="T591">Para consultar o saldo </text:span><text:span text:style-name="T587">deve-se criar uma transação(</text:span><text:span text:style-name="T163">conforme</text:span><text:span text:style-name="T587"> tópico 1.</text:span><text:span text:style-name="T590">6</text:span><text:span text:style-name="T587">.1) com </text:span><text:span text:style-name="T608">a tag de </text:span><text:span text:style-name="T587">comando para o </text:span><text:span text:style-name="T588">módulo</text:span><text:span text:style-name="T589">(tag 00F4)</text:span><text:span text:style-name="T159">. </text:span><text:span text:style-name="T592">O restante do processo </text:span><text:span text:style-name="T595">será</text:span><text:span text:style-name="T594"> feit</text:span><text:span text:style-name="T598">a</text:span><text:span text:style-name="T594"> </text:span><text:span text:style-name="T593">de maneira automatizada pelo</text:span><text:span text:style-name="T594"> Open-Tef.</text:span></text:p>
      <text:p text:style-name="P108"/>
      <text:p text:style-name="P108"/>
      <text:p text:style-name="P108"/>
      <text:p text:style-name="P106"/>
      <text:p text:style-name="P151"/>
      <text:p text:style-name="P119"/>
      <text:p text:style-name="P119"><text:tab/></text:p>
      <text:p text:style-name="P42"/>
      <text:p text:style-name="P44"/>
      <text:p text:style-name="P64"><text:span text:style-name="T280">2</text:span> – TABELAS <text:span text:style-name="T438">AUXILIARES</text:span></text:p>
      <text:p text:style-name="P64"/>
      <text:p text:style-name="P64"><text:tab/><text:span text:style-name="T254">Abaixo segue as tabelas auxiliares para o uso do Open-Tef.</text:span></text:p>
      <text:p text:style-name="P690"/>
      <text:p text:style-name="P22"><text:span text:style-name="T280">2</text:span><text:span text:style-name="T255">.1 – </text:span><text:span text:style-name="T256">TABELA DE CÓDIGO DE RETORNO </text:span><text:span text:style-name="T257">(Tabela erro)</text:span></text:p>
      <text:p text:style-name="P695"/>
      <text:p text:style-name="P693"/>
      <table:table table:name="Tabela1" table:style-name="Tabela1">
        <table:table-column table:style-name="Tabela1.A"/>
        <table:table-column table:style-name="Tabela1.B"/>
        <table:table-row table:style-name="TableLine1898079444608">
          <table:table-cell table:style-name="Tabela1.A1" office:value-type="string">
            <text:p text:style-name="P176">0</text:p>
          </table:table-cell>
          <table:table-cell table:style-name="Tabela1.B1" office:value-type="string">
            <text:p text:style-name="P176">SUCESSO</text:p>
          </table:table-cell>
        </table:table-row>
        <table:table-row table:style-name="TableLine1898079442016">
          <table:table-cell table:style-name="Tabela1.A2" office:value-type="string">
            <text:p text:style-name="P176">1</text:p>
          </table:table-cell>
          <table:table-cell table:style-name="Tabela1.B2" office:value-type="string">
            <text:p text:style-name="P176">ERRO</text:p>
          </table:table-cell>
        </table:table-row>
        <table:table-row table:style-name="TableLine1898079448352">
          <table:table-cell table:style-name="Tabela1.A2" office:value-type="string">
            <text:p text:style-name="P176">2</text:p>
          </table:table-cell>
          <table:table-cell table:style-name="Tabela1.B2" office:value-type="string">
            <text:p text:style-name="P176">PORTA PINPAD NÃO INFORMADA</text:p>
          </table:table-cell>
        </table:table-row>
        <table:table-row table:style-name="TableLine1898079450656">
          <table:table-cell table:style-name="Tabela1.A2" office:value-type="string">
            <text:p text:style-name="P176">3</text:p>
          </table:table-cell>
          <table:table-cell table:style-name="Tabela1.B2" office:value-type="string">
            <text:p text:style-name="P176">MODELO PINPAD NÃO INFORMADO</text:p>
          </table:table-cell>
        </table:table-row>
        <table:table-row table:style-name="TableLine1898079454400">
          <table:table-cell table:style-name="Tabela1.A2" office:value-type="string">
            <text:p text:style-name="P176">4</text:p>
          </table:table-cell>
          <table:table-cell table:style-name="Tabela1.B2" office:value-type="string">
            <text:p text:style-name="P176">MODELO PINPAD NÃO SUPORTADO</text:p>
          </table:table-cell>
        </table:table-row>
        <table:table-row table:style-name="TableLine1898079449216">
          <table:table-cell table:style-name="Tabela1.A2" office:value-type="string">
            <text:p text:style-name="P176">5</text:p>
          </table:table-cell>
          <table:table-cell table:style-name="Tabela1.B2" office:value-type="string">
            <text:p text:style-name="P176">FALHA NA CONEXÃO COM PINPAD</text:p>
          </table:table-cell>
        </table:table-row>
        <table:table-row table:style-name="TableLine1898079454688">
          <table:table-cell table:style-name="Tabela1.A2" office:value-type="string">
            <text:p text:style-name="P176">6</text:p>
          </table:table-cell>
          <table:table-cell table:style-name="Tabela1.B2" office:value-type="string">
            <text:p text:style-name="P176">PINPAD RETORNOU FALHA(CONSULTA Nº DA FALHA NO RETORNO AUXILIAR)</text:p>
          </table:table-cell>
        </table:table-row>
        <table:table-row table:style-name="TableLine1898079449792">
          <table:table-cell table:style-name="Tabela1.A2" office:value-type="string">
            <text:p text:style-name="P176">7</text:p>
          </table:table-cell>
          <table:table-cell table:style-name="Tabela1.B2" office:value-type="string">
            <text:p text:style-name="P176">DLL OU S.O DO PINPAD NÃO ENCONTRADA</text:p>
          </table:table-cell>
        </table:table-row>
        <table:table-row table:style-name="TableLine1898079439136">
          <table:table-cell table:style-name="Tabela1.A2" office:value-type="string">
            <text:p text:style-name="P176">8</text:p>
          </table:table-cell>
          <table:table-cell table:style-name="Tabela1.B2" office:value-type="string">
            <text:p text:style-name="P176">DLL OU S.O DO PINPAD NÃO COMPAT<text:span text:style-name="T259">Í</text:span>VEL(VERIFIQUE 32 OU 64 BITS)</text:p>
          </table:table-cell>
        </table:table-row>
        <table:table-row table:style-name="TableLine1898079439424">
          <table:table-cell table:style-name="Tabela1.A2" office:value-type="string">
            <text:p text:style-name="P176">9</text:p>
          </table:table-cell>
          <table:table-cell table:style-name="Tabela1.B2" office:value-type="string">
            <text:p text:style-name="P177">HOST NÃO INFORMADO PARA O TEF</text:p>
          </table:table-cell>
        </table:table-row>
        <table:table-row table:style-name="TableLine1898079445472">
          <table:table-cell table:style-name="Tabela1.A2" office:value-type="string">
            <text:p text:style-name="P178">10</text:p>
          </table:table-cell>
          <table:table-cell table:style-name="Tabela1.B2" office:value-type="string">
            <text:p text:style-name="P178">HOST NÃO COMPAT<text:span text:style-name="T260">Í</text:span>VEL <text:span text:style-name="T261">PARA O TEF</text:span></text:p>
          </table:table-cell>
        </table:table-row>
        <table:table-row table:style-name="TableLine1898079453248">
          <table:table-cell table:style-name="Tabela1.A2" office:value-type="string">
            <text:p text:style-name="P178">11</text:p>
          </table:table-cell>
          <table:table-cell table:style-name="Tabela1.B2" office:value-type="string">
            <text:p text:style-name="P177">PORTA NÃO INFORMADA PARA O TEF</text:p>
          </table:table-cell>
        </table:table-row>
        <table:table-row table:style-name="TableLine1898079439712">
          <table:table-cell table:style-name="Tabela1.A2" office:value-type="string">
            <text:p text:style-name="P177">1<text:span text:style-name="T259">2</text:span></text:p>
          </table:table-cell>
          <table:table-cell table:style-name="Tabela1.B2" office:value-type="string">
            <text:p text:style-name="P178">PORTA NÃO COMPATÍVEL <text:span text:style-name="T261">PARA O TEF</text:span></text:p>
          </table:table-cell>
        </table:table-row>
        <table:table-row table:style-name="TableLine1898079448640">
          <table:table-cell table:style-name="Tabela1.A2" office:value-type="string">
            <text:p text:style-name="P179">1<text:span text:style-name="T259">3</text:span></text:p>
          </table:table-cell>
          <table:table-cell table:style-name="Tabela1.B2" office:value-type="string">
            <text:p text:style-name="P180">VERS<text:span text:style-name="T259">Ã</text:span>O_<text:span text:style-name="T262">COMUNICAÇÃO</text:span> NÃO INFORMADA <text:span text:style-name="T261">PARA O TEF</text:span></text:p>
          </table:table-cell>
        </table:table-row>
        <table:table-row table:style-name="TableLine1898079443168">
          <table:table-cell table:style-name="Tabela1.A2" office:value-type="string">
            <text:p text:style-name="P179">1<text:span text:style-name="T259">4</text:span></text:p>
          </table:table-cell>
          <table:table-cell table:style-name="Tabela1.B2" office:value-type="string">
            <text:p text:style-name="P181">VERSÃO_COMUNICAÇÃO NÃO COMPATÍVEL PARA O TEF</text:p>
          </table:table-cell>
        </table:table-row>
        <text:soft-page-break/>
        <table:table-row table:style-name="TableLine1898079449504">
          <table:table-cell table:style-name="Tabela1.A2" office:value-type="string">
            <text:p text:style-name="P180">1<text:span text:style-name="T259">5</text:span></text:p>
          </table:table-cell>
          <table:table-cell table:style-name="Tabela1.B2" office:value-type="string">
            <text:p text:style-name="P182">CHAV<text:span text:style-name="T263">E</text:span> NÃO INFORMADA PARA O TEF</text:p>
          </table:table-cell>
        </table:table-row>
        <table:table-row table:style-name="TableLine1898079436544">
          <table:table-cell table:style-name="Tabela1.A2" office:value-type="string">
            <text:p text:style-name="P182">1<text:span text:style-name="T259">6</text:span></text:p>
          </table:table-cell>
          <table:table-cell table:style-name="Tabela1.B2" office:value-type="string">
            <text:p text:style-name="P181">CHAVE NÃO COMPATÍVEL PARA O TEF</text:p>
          </table:table-cell>
        </table:table-row>
        <table:table-row table:style-name="TableLine1898079446624">
          <table:table-cell table:style-name="Tabela1.A2" office:value-type="string">
            <text:p text:style-name="P183">17</text:p>
          </table:table-cell>
          <table:table-cell table:style-name="Tabela1.B2" office:value-type="string">
            <text:p text:style-name="P183">VERSÃO <text:span text:style-name="T264">DLL DO </text:span>TEF NÃO COMPATÍVEL (SUGERE ATUALIZAÇÃO)</text:p>
          </table:table-cell>
        </table:table-row>
        <table:table-row table:style-name="TableLine1898079450080">
          <table:table-cell table:style-name="Tabela1.A2" office:value-type="string">
            <text:p text:style-name="P184">18</text:p>
          </table:table-cell>
          <table:table-cell table:style-name="Tabela1.B2" office:value-type="string">
            <text:p text:style-name="P184">PACOTE COM A PRIMEIRA TAG DIFERENTE DE ‘0000’</text:p>
          </table:table-cell>
        </table:table-row>
        <table:table-row table:style-name="TableLine1898079443456">
          <table:table-cell table:style-name="Tabela1.A2" office:value-type="string">
            <text:p text:style-name="P184">19</text:p>
          </table:table-cell>
          <table:table-cell table:style-name="Tabela1.B2" office:value-type="string">
            <text:p text:style-name="P184"><text:span text:style-name="T265">ERRO </text:span>O TAMANHO DO PACOTE NÃO PODE SER ZERO</text:p>
          </table:table-cell>
        </table:table-row>
        <table:table-row table:style-name="TableLine1898079440288">
          <table:table-cell table:style-name="Tabela1.A2" office:value-type="string">
            <text:p text:style-name="P184">20</text:p>
          </table:table-cell>
          <table:table-cell table:style-name="Tabela1.B2" office:value-type="string">
            <text:p text:style-name="P184"><text:span text:style-name="T265">ERRO </text:span>O TAMANHO DO PACOTE DIFERENTE DO TAMANHO DA MENSAGEM</text:p>
          </table:table-cell>
        </table:table-row>
        <table:table-row table:style-name="TableLine1898079453536">
          <table:table-cell table:style-name="Tabela1.A2" office:value-type="string">
            <text:p text:style-name="P185">21</text:p>
          </table:table-cell>
          <table:table-cell table:style-name="Tabela1.B2" office:value-type="string">
            <text:p text:style-name="P185"><text:span text:style-name="T265">ERRO </text:span>OS DADOS DO PACOTE MAIOR QUE OS DADOS DA MENSAGEM</text:p>
          </table:table-cell>
        </table:table-row>
        <table:table-row table:style-name="TableLine1898079451232">
          <table:table-cell table:style-name="Tabela1.A2" office:value-type="string">
            <text:p text:style-name="P186">22</text:p>
          </table:table-cell>
          <table:table-cell table:style-name="Tabela1.B2" office:value-type="string">
            <text:p text:style-name="P186">ERRO NÃO EXISTE PACOTE PARA <text:span text:style-name="T266">A</text:span> <text:span text:style-name="T266">FUNÇÃO </text:span>GET DA TAG</text:p>
          </table:table-cell>
        </table:table-row>
        <table:table-row table:style-name="TableLine1898079443744">
          <table:table-cell table:style-name="Tabela1.A2" office:value-type="string">
            <text:p text:style-name="P187">23</text:p>
          </table:table-cell>
          <table:table-cell table:style-name="Tabela1.B2" office:value-type="string">
            <text:p text:style-name="P187">ERRO NÃO EXISTE PACOTE PARA <text:span text:style-name="T266">A</text:span> <text:span text:style-name="T266">FUNÇÃO</text:span> “TAG<text:span text:style-name="T266">TOSTR</text:span>”</text:p>
          </table:table-cell>
        </table:table-row>
        <table:table-row table:style-name="TableLine1898079441152">
          <table:table-cell table:style-name="Tabela1.A2" office:value-type="string">
            <text:p text:style-name="P188">24</text:p>
          </table:table-cell>
          <table:table-cell table:style-name="Tabela1.B2" office:value-type="string">
            <text:p text:style-name="P189">NÃO FOI POSSÍVEL ENVIAR MENSAGEM </text:p>
          </table:table-cell>
        </table:table-row>
        <table:table-row table:style-name="TableLine1898079445760">
          <table:table-cell table:style-name="Tabela1.A2" office:value-type="string">
            <text:p text:style-name="P190">25</text:p>
          </table:table-cell>
          <table:table-cell table:style-name="Tabela1.B2" office:value-type="string">
            <text:p text:style-name="P189">NÃO FOI POSSÍVEL <text:span text:style-name="T267">CONECTAR AO SERVIDOR PARA ESCUTAR</text:span></text:p>
          </table:table-cell>
        </table:table-row>
        <table:table-row table:style-name="TableLine1898079452960">
          <table:table-cell table:style-name="Tabela1.A2" office:value-type="string">
            <text:p text:style-name="P191">26</text:p>
          </table:table-cell>
          <table:table-cell table:style-name="Tabela1.B2" office:value-type="string">
            <text:p text:style-name="P189">NÃO FOI POSSÍVEL <text:span text:style-name="T267">CONECTAR AO SERVIDOR </text:span><text:span text:style-name="T268">ABERTURA SOCKET</text:span></text:p>
          </table:table-cell>
        </table:table-row>
        <table:table-row table:style-name="TableLine1898079437984">
          <table:table-cell table:style-name="Tabela1.A2" office:value-type="string">
            <text:p text:style-name="P192">27</text:p>
          </table:table-cell>
          <table:table-cell table:style-name="Tabela1.B2" office:value-type="string">
            <text:p text:style-name="P186">ERRO NÃO EXISTE PACOTE PARA <text:span text:style-name="T266">A</text:span> <text:span text:style-name="T266">FUNÇÃO</text:span> <text:span text:style-name="T269">ADD</text:span> DA TAG</text:p>
          </table:table-cell>
        </table:table-row>
        <table:table-row table:style-name="TableLine1898079450368">
          <table:table-cell table:style-name="Tabela1.A2" office:value-type="string">
            <text:p text:style-name="P193">28</text:p>
          </table:table-cell>
          <table:table-cell table:style-name="Tabela1.B2" office:value-type="string">
            <text:p text:style-name="P190">ERRO, <text:span text:style-name="T270">PARÂMETRO NULO OU DIFERENTE DA ESTRUTURA DA TAG</text:span></text:p>
          </table:table-cell>
        </table:table-row>
        <table:table-row table:style-name="TableLine1898079452384">
          <table:table-cell table:style-name="Tabela1.A2" office:value-type="string">
            <text:p text:style-name="P194">29</text:p>
          </table:table-cell>
          <table:table-cell table:style-name="Tabela1.B2" office:value-type="string">
            <text:p text:style-name="P188">ERRO TAG NÃO LOCALIZADA NO PACOTE <text:span text:style-name="T271">DA FUNÇÃO GET DA TAG</text:span></text:p>
          </table:table-cell>
        </table:table-row>
        <table:table-row table:style-name="TableLine1898079436832">
          <table:table-cell table:style-name="Tabela1.A2" office:value-type="string">
            <text:p text:style-name="P195">30</text:p>
          </table:table-cell>
          <table:table-cell table:style-name="Tabela1.B2" office:value-type="string">
            <text:p text:style-name="P195">DADOS DO PACOTE MAL FORMATADO OU INCOMPATÍVEL, IMPOSSÍVEL DE LER</text:p>
          </table:table-cell>
        </table:table-row>
        <table:table-row table:style-name="TableLine1898079451520">
          <table:table-cell table:style-name="Tabela1.A2" office:value-type="string">
            <text:p text:style-name="P196">31</text:p>
          </table:table-cell>
          <table:table-cell table:style-name="Tabela1.B2" office:value-type="string">
            <text:p text:style-name="P196">CHAVE PUBLICA NÃO LOCALIZADA</text:p>
          </table:table-cell>
        </table:table-row>
        <table:table-row table:style-name="TableLine1898079437120">
          <table:table-cell table:style-name="Tabela1.A2" office:value-type="string">
            <text:p text:style-name="P198">32</text:p>
          </table:table-cell>
          <table:table-cell table:style-name="Tabela1.B2" office:value-type="string">
            <text:p text:style-name="P198">PROBLEMA NAS TROCAS DE CHAVES NO CONECTAR</text:p>
          </table:table-cell>
        </table:table-row>
        <table:table-row table:style-name="TableLine1898079452672">
          <table:table-cell table:style-name="Tabela1.A2" office:value-type="string">
            <text:p text:style-name="P199">33</text:p>
          </table:table-cell>
          <table:table-cell table:style-name="Tabela1.B2" office:value-type="string">
            <text:p text:style-name="P199">SOCKET DO SERVIDOR VINCULADO ESTA DESCONECTADO</text:p>
          </table:table-cell>
        </table:table-row>
        <table:table-row table:style-name="TableLine1898079438272">
          <table:table-cell table:style-name="Tabela1.A2" office:value-type="string">
            <text:p text:style-name="P200">34</text:p>
          </table:table-cell>
          <table:table-cell table:style-name="Tabela1.B2" office:value-type="string">
            <text:p text:style-name="P200">LOGIN RECUSADO</text:p>
          </table:table-cell>
        </table:table-row>
        <table:table-row table:style-name="TableLine1898079438560">
          <table:table-cell table:style-name="Tabela1.A2" office:value-type="string">
            <text:p text:style-name="P201">35</text:p>
          </table:table-cell>
          <table:table-cell table:style-name="Tabela1.B2" office:value-type="string">
            <text:p text:style-name="P201">SERVIDOR NÃO ESTA EM STATUS DE LOGADO</text:p>
          </table:table-cell>
        </table:table-row>
        <table:table-row table:style-name="TableLine1898079438848">
          <table:table-cell table:style-name="Tabela1.A2" office:value-type="string">
            <text:p text:style-name="P202">36</text:p>
          </table:table-cell>
          <table:table-cell table:style-name="Tabela1.B2" office:value-type="string">
            <text:p text:style-name="P203">CHAVE NÃO LOCALIZADA PARA OPENTEF</text:p>
          </table:table-cell>
        </table:table-row>
        <table:table-row table:style-name="TableLine1898079447200">
          <table:table-cell table:style-name="Tabela1.A2" office:value-type="string">
            <text:p text:style-name="P202">37</text:p>
          </table:table-cell>
          <table:table-cell table:style-name="Tabela1.B2" office:value-type="string">
            <text:p text:style-name="P202">SENHA DE ACESSO NÃO INFORMADO PARA O TEF</text:p>
          </table:table-cell>
        </table:table-row>
        <table:table-row table:style-name="TableLine1898079440576">
          <table:table-cell table:style-name="Tabela1.A2" office:value-type="string">
            <text:p text:style-name="P204">38</text:p>
          </table:table-cell>
          <table:table-cell table:style-name="Tabela1.B2" office:value-type="string">
            <text:p text:style-name="P205">IP NÃO <text:span text:style-name="T272">NÃO COMPATÍVEL PARA O TERMINAL</text:span></text:p>
          </table:table-cell>
        </table:table-row>
        <table:table-row table:style-name="TableLine1898079446048">
          <table:table-cell table:style-name="Tabela1.A2" office:value-type="string">
            <text:p text:style-name="P205">39</text:p>
          </table:table-cell>
          <table:table-cell table:style-name="Tabela1.B2" office:value-type="string">
            <text:p text:style-name="P205">SENHA NÃO COMPATÍVEL PARA O TERMINAL</text:p>
          </table:table-cell>
        </table:table-row>
        <table:table-row table:style-name="TableLine1898079440864">
          <table:table-cell table:style-name="Tabela1.A2" office:value-type="string">
            <text:p text:style-name="P205">40</text:p>
          </table:table-cell>
          <table:table-cell table:style-name="Tabela1.B2" office:value-type="string">
            <text:p text:style-name="P205">ERRO VALIDAÇÃO DO TERMINAL</text:p>
          </table:table-cell>
        </table:table-row>
        <table:table-row table:style-name="TableLine1898079728624">
          <table:table-cell table:style-name="Tabela1.A2" office:value-type="string">
            <text:p text:style-name="P206">41</text:p>
          </table:table-cell>
          <table:table-cell table:style-name="Tabela1.B2" office:value-type="string">
            <text:p text:style-name="P206">CHAVE DO TERMINAL NÃO LOCALIZADA</text:p>
          </table:table-cell>
        </table:table-row>
        <table:table-row table:style-name="TableLine1898079717968">
          <table:table-cell table:style-name="Tabela1.A2" office:value-type="string">
            <text:p text:style-name="P207">42</text:p>
          </table:table-cell>
          <table:table-cell table:style-name="Tabela1.B2" office:value-type="string">
            <text:p text:style-name="P207"><text:span text:style-name="T273">TIPO DE </text:span>PERMISSÃO NÃO INFORMADA PARA O TEF</text:p>
          </table:table-cell>
        </table:table-row>
        <table:table-row table:style-name="TableLine1898079718544">
          <table:table-cell table:style-name="Tabela1.A2" office:value-type="string">
            <text:p text:style-name="P208">43</text:p>
          </table:table-cell>
          <table:table-cell table:style-name="Tabela1.B2" office:value-type="string">
            <text:p text:style-name="P209">REGISTRO EM DUPLICIDADE NO BANCO DE DADOS</text:p>
          </table:table-cell>
        </table:table-row>
        <table:table-row table:style-name="TableLine1898079722576">
          <table:table-cell table:style-name="Tabela1.A2" office:value-type="string">
            <text:p text:style-name="P210">44</text:p>
          </table:table-cell>
          <table:table-cell table:style-name="Tabela1.B2" office:value-type="string">
            <text:p text:style-name="P210">ERRO NA INCLUSÃO DO REGISTRO</text:p>
          </table:table-cell>
        </table:table-row>
        <table:table-row table:style-name="TableLine1898079725168">
          <table:table-cell table:style-name="Tabela1.A2" office:value-type="string">
            <text:p text:style-name="P211">45</text:p>
          </table:table-cell>
          <table:table-cell table:style-name="Tabela1.B2" office:value-type="string">
            <text:p text:style-name="P211">PERMISSÃO NÃO AUTORIZADO PARA ESTE PROCEDIMENTO</text:p>
          </table:table-cell>
        </table:table-row>
        <table:table-row table:style-name="TableLine1898079714800">
          <table:table-cell table:style-name="Tabela1.A2" office:value-type="string">
            <text:p text:style-name="P212">46</text:p>
          </table:table-cell>
          <table:table-cell table:style-name="Tabela1.B2" office:value-type="string">
            <text:p text:style-name="P212">ERRO NA ALTERAÇÃO DO REGISTRO</text:p>
          </table:table-cell>
        </table:table-row>
        <table:table-row table:style-name="TableLine1898079716528">
          <table:table-cell table:style-name="Tabela1.A2" office:value-type="string">
            <text:p text:style-name="P212">47</text:p>
          </table:table-cell>
          <table:table-cell table:style-name="Tabela1.B2" office:value-type="string">
            <text:p text:style-name="P212">DADOS INFORMADO NÃO PODE SER ZERO</text:p>
          </table:table-cell>
        </table:table-row>
        <table:table-row table:style-name="TableLine1898079722288">
          <table:table-cell table:style-name="Tabela1.A2" office:value-type="string">
            <text:p text:style-name="P213">48</text:p>
          </table:table-cell>
          <table:table-cell table:style-name="Tabela1.B2" office:value-type="string">
            <text:p text:style-name="P213">TABELA SEM REGISTRO NO BANCO DE DADOS</text:p>
          </table:table-cell>
        </table:table-row>
        <table:table-row table:style-name="TableLine1898079712496">
          <table:table-cell table:style-name="Tabela1.A2" office:value-type="string">
            <text:p text:style-name="P214">49</text:p>
          </table:table-cell>
          <table:table-cell table:style-name="Tabela1.B2" office:value-type="string">
            <text:p text:style-name="P214">DADOS <text:span text:style-name="T274">CHAVES PARA O CADASTRO</text:span> NÃO PODEM SOFRER ALTERAÇÃO</text:p>
          </table:table-cell>
        </table:table-row>
        <table:table-row table:style-name="TableLine1898079722864">
          <table:table-cell table:style-name="Tabela1.A2" office:value-type="string">
            <text:p text:style-name="P215">50</text:p>
          </table:table-cell>
          <table:table-cell table:style-name="Tabela1.B2" office:value-type="string">
            <text:p text:style-name="P215">BIBLIOTECA DO PINPAD NÃO FOI POSSIVEL CARREGAR</text:p>
          </table:table-cell>
        </table:table-row>
        <table:table-row table:style-name="TableLine1898079714512">
          <table:table-cell table:style-name="Tabela1.A2" office:value-type="string">
            <text:p text:style-name="P216">51</text:p>
          </table:table-cell>
          <table:table-cell table:style-name="Tabela1.B2" office:value-type="string">
            <text:p text:style-name="P216">TIPO DE LEITURA DE CARTÃO NÃO SUPORTADO</text:p>
          </table:table-cell>
        </table:table-row>
        <table:table-row table:style-name="TableLine1898079717104">
          <table:table-cell table:style-name="Tabela1.A2" office:value-type="string">
            <text:p text:style-name="P217">52</text:p>
          </table:table-cell>
          <table:table-cell table:style-name="Tabela1.B2" office:value-type="string">
            <text:p text:style-name="P217">CAMPO OBRIGATÓRIO NÃO PODE SER NULO</text:p>
          </table:table-cell>
        </table:table-row>
        <table:table-row table:style-name="TableLine1898079724016">
          <table:table-cell table:style-name="Tabela1.A2" office:value-type="string">
            <text:p text:style-name="P218">53</text:p>
          </table:table-cell>
          <table:table-cell table:style-name="Tabela1.B2" office:value-type="string">
            <text:p text:style-name="P218">NÃO FOI POSSÍVEL ENVIAR A MENSAGEM DE RETORNO PARA O ID INFORMADO </text:p>
          </table:table-cell>
        </table:table-row>
        <table:table-row table:style-name="TableLine1898079729200">
          <table:table-cell table:style-name="Tabela1.A2" office:value-type="string">
            <text:p text:style-name="P219">54</text:p>
          </table:table-cell>
          <table:table-cell table:style-name="Tabela1.B2" office:value-type="string">
            <text:p text:style-name="P219">NÃO FOI POSSÍVEL <text:span text:style-name="T275">INICIALIZAR O</text:span> MODULO</text:p>
          </table:table-cell>
        </table:table-row>
        <table:table-row table:style-name="TableLine1898079723152">
          <table:table-cell table:style-name="Tabela1.A2" office:value-type="string">
            <text:p text:style-name="P220">55</text:p>
          </table:table-cell>
          <table:table-cell table:style-name="Tabela1.B2" office:value-type="string">
            <text:p text:style-name="P220">ERRO NA PESQUISA DA TABELA</text:p>
          </table:table-cell>
        </table:table-row>
        <table:table-row table:style-name="TableLine1898079728336">
          <table:table-cell table:style-name="Tabela1.A2" office:value-type="string">
            <text:p text:style-name="P221">56</text:p>
          </table:table-cell>
          <table:table-cell table:style-name="Tabela1.B2" office:value-type="string">
            <text:p text:style-name="P221">NÃO FOI ENCONTRADO NENHUMA CONFIGURAÇÃO DE MENU DE CAIXA</text:p>
          </table:table-cell>
        </table:table-row>
        <text:soft-page-break/>
        <table:table-row table:style-name="TableLine1898079719984">
          <table:table-cell table:style-name="Tabela1.A2" office:value-type="string">
            <text:p text:style-name="P222">57</text:p>
          </table:table-cell>
          <table:table-cell table:style-name="Tabela1.B2" office:value-type="string">
            <text:p text:style-name="P222">ERRO NO FLUXO DAS TRANSAÇÕES <text:span text:style-name="T276">DA TAG 0018</text:span></text:p>
          </table:table-cell>
        </table:table-row>
        <table:table-row table:style-name="TableLine1898079717392">
          <table:table-cell table:style-name="Tabela1.A2" office:value-type="string">
            <text:p text:style-name="P223">58</text:p>
          </table:table-cell>
          <table:table-cell table:style-name="Tabela1.B2" office:value-type="string">
            <text:p text:style-name="P223">ERRO AO CRIAR A TRANSAÇÃO</text:p>
          </table:table-cell>
        </table:table-row>
        <table:table-row table:style-name="TableLine1898079717680">
          <table:table-cell table:style-name="Tabela1.A2" office:value-type="string">
            <text:p text:style-name="P224">59</text:p>
          </table:table-cell>
          <table:table-cell table:style-name="Tabela1.B2" office:value-type="string">
            <text:p text:style-name="P224">ERRO AO PEGAR O STATUS DA TRANSAÇÃO</text:p>
          </table:table-cell>
        </table:table-row>
        <table:table-row table:style-name="TableLine1898079724304">
          <table:table-cell table:style-name="Tabela1.A2" office:value-type="string">
            <text:p text:style-name="P225">60</text:p>
          </table:table-cell>
          <table:table-cell table:style-name="Tabela1.B2" office:value-type="string">
            <text:p text:style-name="P225">ERRO AO EXCLUIR UMA TRANSAÇÃO NO TEF_LIB</text:p>
          </table:table-cell>
        </table:table-row>
        <table:table-row table:style-name="TableLine1898079721136">
          <table:table-cell table:style-name="Tabela1.A2" office:value-type="string">
            <text:p text:style-name="P226">61</text:p>
          </table:table-cell>
          <table:table-cell table:style-name="Tabela1.B2" office:value-type="string">
            <text:p text:style-name="P226">ERRO AO RECEBER A FUNÇÃO TRANSAÇÃO CREATE DO OPENTEF</text:p>
          </table:table-cell>
        </table:table-row>
        <table:table-row table:style-name="TableLine1898079719696">
          <table:table-cell table:style-name="Tabela1.A2" office:value-type="string">
            <text:p text:style-name="P227">62</text:p>
          </table:table-cell>
          <table:table-cell table:style-name="Tabela1.B2" office:value-type="string">
            <text:p text:style-name="P227">ERRO NO PEDIDO DE CRIAÇÃO DE TRANSAÇÃO</text:p>
          </table:table-cell>
        </table:table-row>
        <table:table-row table:style-name="TableLine1898079729488">
          <table:table-cell table:style-name="Tabela1.A2" office:value-type="string">
            <text:p text:style-name="P228">63</text:p>
          </table:table-cell>
          <table:table-cell table:style-name="Tabela1.B2" office:value-type="string">
            <text:p text:style-name="P228">BIN JÁ ESTAVA CADASTRADO PARA OUTRO MODULO</text:p>
          </table:table-cell>
        </table:table-row>
        <table:table-row table:style-name="TableLine1898079728912">
          <table:table-cell table:style-name="Tabela1.A2" office:value-type="string">
            <text:p text:style-name="P229">64</text:p>
          </table:table-cell>
          <table:table-cell table:style-name="Tabela1.B2" office:value-type="string">
            <text:p text:style-name="P229">REGISTRO DE MODULO NÃO CARREGADO OU NÃO LOCALIZADO</text:p>
          </table:table-cell>
        </table:table-row>
        <table:table-row table:style-name="TableLine1898079713936">
          <table:table-cell table:style-name="Tabela1.A2" office:value-type="string">
            <text:p text:style-name="P230">65</text:p>
          </table:table-cell>
          <table:table-cell table:style-name="Tabela1.B2" office:value-type="string">
            <text:p text:style-name="P230">NÃO FOI POSSÍVEL ATUALIZAR A TABELA DE BINS</text:p>
          </table:table-cell>
        </table:table-row>
        <table:table-row table:style-name="TableLine1898079725744">
          <table:table-cell table:style-name="Tabela1.A2" office:value-type="string">
            <text:p text:style-name="P231">66</text:p>
          </table:table-cell>
          <table:table-cell table:style-name="Tabela1.B2" office:value-type="string">
            <text:p text:style-name="P231">CONEXÃO DO TEMPORIZADOR NAO ENCONTRADA</text:p>
          </table:table-cell>
        </table:table-row>
        <table:table-row table:style-name="TableLine1898079724592">
          <table:table-cell table:style-name="Tabela1.A2" office:value-type="string">
            <text:p text:style-name="P232">67</text:p>
          </table:table-cell>
          <table:table-cell table:style-name="Tabela1.B2" office:value-type="string">
            <text:p text:style-name="P232">A TRANSMISSÃO NÃO RESPONDIDA EM TEMPO HABIL</text:p>
          </table:table-cell>
        </table:table-row>
        <table:table-row table:style-name="TableLine1898079718256">
          <table:table-cell table:style-name="Tabela1.A2" office:value-type="string">
            <text:p text:style-name="P233">68</text:p>
          </table:table-cell>
          <table:table-cell table:style-name="Tabela1.B2" office:value-type="string">
            <text:p text:style-name="P233">DADOS DA TRANSMISSÃO NÃO TEM COMANDO 00D1</text:p>
          </table:table-cell>
        </table:table-row>
        <table:table-row table:style-name="TableLine1898079718832">
          <table:table-cell table:style-name="Tabela1.A2" office:value-type="string">
            <text:p text:style-name="P234">69</text:p>
          </table:table-cell>
          <table:table-cell table:style-name="Tabela1.B2" office:value-type="string">
            <text:p text:style-name="P234">A COMUNICAÇÃO FOI ABORTADA</text:p>
          </table:table-cell>
        </table:table-row>
        <table:table-row table:style-name="TableLine1898079719120">
          <table:table-cell table:style-name="Tabela1.A2" office:value-type="string">
            <text:p text:style-name="P235">70</text:p>
          </table:table-cell>
          <table:table-cell table:style-name="Tabela1.B2" office:value-type="string">
            <text:p text:style-name="P235">Modulo config não carregado para incluir solicitação</text:p>
          </table:table-cell>
        </table:table-row>
        <table:table-row table:style-name="TableLine1898079711344">
          <table:table-cell table:style-name="Tabela1.A2" office:value-type="string">
            <text:p text:style-name="P236">71</text:p>
          </table:table-cell>
          <table:table-cell table:style-name="Tabela1.B2" office:value-type="string">
            <text:p text:style-name="P236">NÃO FOI POSSÍVEL ATUALIZAR A TABELA DE MENUS</text:p>
          </table:table-cell>
        </table:table-row>
        <table:table-row table:style-name="TableLine1898079728048">
          <table:table-cell table:style-name="Tabela1.A2" office:value-type="string">
            <text:p text:style-name="P237">72</text:p>
          </table:table-cell>
          <table:table-cell table:style-name="Tabela1.B2" office:value-type="string">
            <text:p text:style-name="P228"><text:span text:style-name="T277">MENU</text:span> JÁ ESTAVA CADASTRADO PARA OUTRO MODULO</text:p>
          </table:table-cell>
        </table:table-row>
        <table:table-row table:style-name="TableLine1898079719408">
          <table:table-cell table:style-name="Tabela1.A2" office:value-type="string">
            <text:p text:style-name="P237">73</text:p>
          </table:table-cell>
          <table:table-cell table:style-name="Tabela1.B2" office:value-type="string">
            <text:p text:style-name="P237">MENU NÃO ESTA NA LISTA DE MENUS OFICIAIS H<text:span text:style-name="T278">A</text:span>BILITADOS USE TAG INICIO “FF”</text:p>
          </table:table-cell>
        </table:table-row>
        <table:table-row table:style-name="TableLine1898079712208">
          <table:table-cell table:style-name="Tabela1.A2" office:value-type="string">
            <text:p text:style-name="P238">74</text:p>
          </table:table-cell>
          <table:table-cell table:style-name="Tabela1.B2" office:value-type="string">
            <text:p text:style-name="P238">BIN inválido</text:p>
          </table:table-cell>
        </table:table-row>
        <table:table-row table:style-name="TableLine1898079727184">
          <table:table-cell table:style-name="Tabela1.A2" office:value-type="string">
            <text:p text:style-name="P239">75</text:p>
          </table:table-cell>
          <table:table-cell table:style-name="Tabela1.B2" office:value-type="string">
            <text:p text:style-name="P239">Tag do botão do menu inválido</text:p>
          </table:table-cell>
        </table:table-row>
        <table:table-row table:style-name="TableLine1898079720272">
          <table:table-cell table:style-name="Tabela1.A2" office:value-type="string">
            <text:p text:style-name="P239">76</text:p>
          </table:table-cell>
          <table:table-cell table:style-name="Tabela1.B2" office:value-type="string">
            <text:p text:style-name="P239">Texto do botão do menu inválido</text:p>
          </table:table-cell>
        </table:table-row>
        <table:table-row table:style-name="TableLine1898079720560">
          <table:table-cell table:style-name="Tabela1.A2" office:value-type="string">
            <text:p text:style-name="P240">77</text:p>
          </table:table-cell>
          <table:table-cell table:style-name="Tabela1.B2" office:value-type="string">
            <text:p text:style-name="P240"><text:span text:style-name="T279">pinpad_lib </text:span><text:s/>NÃO CARREGADO</text:p>
          </table:table-cell>
        </table:table-row>
        <table:table-row table:style-name="TableLine1898079725456">
          <table:table-cell table:style-name="Tabela1.A2" office:value-type="string">
            <text:p text:style-name="P241">78</text:p>
          </table:table-cell>
          <table:table-cell table:style-name="Tabela1.B2" office:value-type="string">
            <text:p text:style-name="P241">COMANDO NÃO IMPLEMENTADO PELO PINPD</text:p>
          </table:table-cell>
        </table:table-row>
        <table:table-row table:style-name="TableLine1898079720848">
          <table:table-cell table:style-name="Tabela1.A2" office:value-type="string">
            <text:p text:style-name="P242">79</text:p>
          </table:table-cell>
          <table:table-cell table:style-name="Tabela1.B2" office:value-type="string">
            <text:p text:style-name="P242">Não foi possível achar uma operadora para processar o cartão</text:p>
          </table:table-cell>
        </table:table-row>
        <table:table-row table:style-name="TableLine1898079721424">
          <table:table-cell table:style-name="Tabela1.A2" office:value-type="string">
            <text:p text:style-name="P242">80</text:p>
          </table:table-cell>
          <table:table-cell table:style-name="Tabela1.B2" office:value-type="string">
            <text:p text:style-name="P242">Essa solicitação de aprovação não está em conformidade</text:p>
          </table:table-cell>
        </table:table-row>
        <table:table-row table:style-name="TableLine1898079723440">
          <table:table-cell table:style-name="Tabela1.A2" office:value-type="string">
            <text:p text:style-name="P243">81</text:p>
          </table:table-cell>
          <table:table-cell table:style-name="Tabela1.B2" office:value-type="string">
            <text:p text:style-name="P243">ESSA CONEXÃO NÃO PERMITE APROVAÇÃO.</text:p>
          </table:table-cell>
        </table:table-row>
        <table:table-row table:style-name="TableLine1898079726032">
          <table:table-cell table:style-name="Tabela1.A2" office:value-type="string">
            <text:p text:style-name="P244">82</text:p>
          </table:table-cell>
          <table:table-cell table:style-name="Tabela1.B2" office:value-type="string">
            <text:p text:style-name="P244">ERRO NA EXCLUSÃO DO REGISTRO</text:p>
          </table:table-cell>
        </table:table-row>
        <table:table-row table:style-name="TableLine1898079715088">
          <table:table-cell table:style-name="Tabela1.A2" office:value-type="string">
            <text:p text:style-name="P245">83</text:p>
          </table:table-cell>
          <table:table-cell table:style-name="Tabela1.B2" office:value-type="string">
            <text:p text:style-name="P245">A CONEXÃO FOI DESCONECTA INESPERADAMENTE</text:p>
          </table:table-cell>
        </table:table-row>
        <table:table-row table:style-name="TableLine1898079716816">
          <table:table-cell table:style-name="Tabela1.A2" office:value-type="string">
            <text:p text:style-name="P246">84</text:p>
          </table:table-cell>
          <table:table-cell table:style-name="Tabela1.B2" office:value-type="string">
            <text:p text:style-name="P246">A OPERADORA/ADQUIRENTE EXIGE CRIPTOGRAFIA, MAIS NÃO ENVIOU AS CHAVES </text:p>
          </table:table-cell>
        </table:table-row>
        <table:table-row table:style-name="TableLine1898079721712">
          <table:table-cell table:style-name="Tabela1.A2" office:value-type="string">
            <text:p text:style-name="P247">85</text:p>
          </table:table-cell>
          <table:table-cell table:style-name="Tabela1.B2" office:value-type="string">
            <text:p text:style-name="P247">Erro de tempo em capturar a senha no pinpad</text:p>
          </table:table-cell>
        </table:table-row>
        <table:table-row table:style-name="TableLine1898079715376">
          <table:table-cell table:style-name="Tabela1.A2" office:value-type="string">
            <text:p text:style-name="P293">86</text:p>
          </table:table-cell>
          <table:table-cell table:style-name="Tabela1.B2" office:value-type="string">
            <text:p text:style-name="P293">Erro ao cancelar uma transação</text:p>
          </table:table-cell>
        </table:table-row>
        <table:table-row table:style-name="TableLine1898079727472">
          <table:table-cell table:style-name="Tabela1.A2" office:value-type="string">
            <text:p text:style-name="P294">87</text:p>
          </table:table-cell>
          <table:table-cell table:style-name="Tabela1.B2" office:value-type="string">
            <text:p text:style-name="P294">Erro na exclusão, TAG oficial exclusiva Open-Tef</text:p>
          </table:table-cell>
        </table:table-row>
        <table:table-row table:style-name="TableLine1898079726320">
          <table:table-cell table:style-name="Tabela1.A2" office:value-type="string">
            <text:p text:style-name="P304">88</text:p>
          </table:table-cell>
          <table:table-cell table:style-name="Tabela1.B2" office:value-type="string">
            <text:p text:style-name="P304"><text:span text:style-name="T441">TAG</text:span> não é um número hexadecimal válido</text:p>
          </table:table-cell>
        </table:table-row>
        <table:table-row table:style-name="TableLine1898079723728">
          <table:table-cell table:style-name="Tabela1.A2" office:value-type="string">
            <text:p text:style-name="P313">89</text:p>
          </table:table-cell>
          <table:table-cell table:style-name="Tabela1.B2" office:value-type="string">
            <text:p text:style-name="P197">C<text:span text:style-name="T464">have da transação</text:span> <text:span text:style-name="T464">não localizada</text:span></text:p>
          </table:table-cell>
        </table:table-row>
        <table:table-row table:style-name="TableLine1898079722000">
          <table:table-cell table:style-name="Tabela1.A2" office:value-type="string">
            <text:p text:style-name="P314">90</text:p>
          </table:table-cell>
          <table:table-cell table:style-name="Tabela1.B2" office:value-type="string">
            <text:p text:style-name="P314">Autorização da venda <text:span text:style-name="T464">não localizad</text:span>a</text:p>
          </table:table-cell>
        </table:table-row>
        <table:table-row table:style-name="TableLine1898079724880">
          <table:table-cell table:style-name="Tabela1.A2" office:value-type="string">
            <text:p text:style-name="P318">91</text:p>
          </table:table-cell>
          <table:table-cell table:style-name="Tabela1.B2" office:value-type="string">
            <text:p text:style-name="P314">Código da loja não localizado</text:p>
          </table:table-cell>
        </table:table-row>
      </table:table>
      <text:p text:style-name="P22"/>
      <text:p text:style-name="P23"/>
      <text:p text:style-name="P21"><text:span text:style-name="T415">2</text:span><text:span text:style-name="T255">.2 – </text:span><text:span text:style-name="T281">T</text:span><text:span text:style-name="T256">ABELA DE </text:span><text:span text:style-name="T258">TAGS</text:span></text:p>
      <text:p text:style-name="P69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898079711632">
          <table:table-cell table:style-name="Tabela5.A1" office:value-type="string">
            <text:p text:style-name="P674">TAG </text:p>
          </table:table-cell>
          <table:table-cell table:style-name="Tabela5.A1" office:value-type="string">
            <text:p text:style-name="P675">TAG <text:span text:style-name="T282">DE </text:span>DEFINIÇÃO</text:p>
          </table:table-cell>
          <table:table-cell table:style-name="Tabela5.A1" office:value-type="string">
            <text:p text:style-name="P675">TIPO <text:span text:style-name="T283">DE TAG</text:span></text:p>
          </table:table-cell>
          <table:table-cell table:style-name="Tabela5.D1" office:value-type="string">
            <text:p text:style-name="P676">TIPO DE DADOS</text:p>
          </table:table-cell>
        </table:table-row>
        <table:table-row table:style-name="Tabela5.2">
          <table:table-cell table:style-name="Tabela5.A2" office:value-type="string">
            <text:p text:style-name="P752"><text:span text:style-name="T284">0</text:span>000</text:p>
          </table:table-cell>
          <table:table-cell table:style-name="Tabela5.B2" office:value-type="string">
            <text:p text:style-name="P752">PACOTE</text:p>
          </table:table-cell>
          <table:table-cell table:style-name="Tabela5.C2" office:value-type="string">
            <text:p text:style-name="P753"><text:s/><text:span text:style-name="T285">INÍCIO DO PACOTE</text:span></text:p>
          </table:table-cell>
          <table:table-cell table:style-name="Tabela5.D2" office:value-type="string">
            <text:p text:style-name="P753"/>
          </table:table-cell>
        </table:table-row>
        <table:table-row table:style-name="Tabela5.2">
          <table:table-cell table:style-name="Tabela5.A2" office:value-type="string">
            <text:p text:style-name="P537">0001</text:p>
          </table:table-cell>
          <table:table-cell table:style-name="Tabela5.B3" office:value-type="string">
            <text:p text:style-name="P537">LOGIN</text:p>
          </table:table-cell>
          <table:table-cell table:style-name="Tabela5.C3" office:value-type="string">
            <text:p text:style-name="P536">COMANDO</text:p>
          </table:table-cell>
          <table:table-cell table:style-name="Tabela5.D3" office:value-type="string">
            <text:p text:style-name="P538">Comando sem Dados</text:p>
          </table:table-cell>
        </table:table-row>
        <table:table-row table:style-name="TableLine1898079730640">
          <table:table-cell table:style-name="Tabela5.A59" office:value-type="string">
            <text:p text:style-name="P248">0002</text:p>
          </table:table-cell>
          <table:table-cell table:style-name="Tabela5.B4" office:value-type="string">
            <text:p text:style-name="P248">CHAVE D<text:span text:style-name="T268">E IDENTIFICAÇÃO</text:span></text:p>
          </table:table-cell>
          <table:table-cell table:style-name="Tabela5.C4" office:value-type="string">
            <text:p text:style-name="P249">DADOS</text:p>
          </table:table-cell>
          <table:table-cell table:style-name="Tabela5.D4" office:value-type="string">
            <text:p text:style-name="P251">Texto</text:p>
          </table:table-cell>
        </table:table-row>
        <text:soft-page-break/>
        <table:table-row table:style-name="TableLine1898079741584">
          <table:table-cell table:style-name="Tabela5.A59" office:value-type="string">
            <text:p text:style-name="P252">0003</text:p>
          </table:table-cell>
          <table:table-cell table:style-name="Tabela5.B5" office:value-type="string">
            <text:p text:style-name="P252">H<text:span text:style-name="T286">OST</text:span></text:p>
          </table:table-cell>
          <table:table-cell table:style-name="Tabela5.C5" office:value-type="string">
            <text:p text:style-name="P249">DADOS</text:p>
          </table:table-cell>
          <table:table-cell table:style-name="Tabela5.D5" office:value-type="string">
            <text:p text:style-name="P251">Texto</text:p>
          </table:table-cell>
        </table:table-row>
        <table:table-row table:style-name="TableLine1898079742448">
          <table:table-cell table:style-name="Tabela5.A59" office:value-type="string">
            <text:p text:style-name="P252">0004</text:p>
          </table:table-cell>
          <table:table-cell table:style-name="Tabela5.B6" office:value-type="string">
            <text:p text:style-name="P252">P<text:span text:style-name="T286">ORTA</text:span></text:p>
          </table:table-cell>
          <table:table-cell table:style-name="Tabela5.C6" office:value-type="string">
            <text:p text:style-name="P249">DADOS</text:p>
          </table:table-cell>
          <table:table-cell table:style-name="Tabela5.D6" office:value-type="string">
            <text:p text:style-name="P251">Num<text:span text:style-name="T286">é</text:span>rico</text:p>
          </table:table-cell>
        </table:table-row>
        <table:table-row table:style-name="TableLine1898079740720">
          <table:table-cell table:style-name="Tabela5.A59" office:value-type="string">
            <text:p text:style-name="P252">0005</text:p>
          </table:table-cell>
          <table:table-cell table:style-name="Tabela5.B7" office:value-type="string">
            <text:p text:style-name="P252">V<text:span text:style-name="T286">ERSÃO DA</text:span> DLL “Tef_lib”</text:p>
          </table:table-cell>
          <table:table-cell table:style-name="Tabela5.C7" office:value-type="string">
            <text:p text:style-name="P249">DADOS</text:p>
          </table:table-cell>
          <table:table-cell table:style-name="Tabela5.D7" office:value-type="string">
            <text:p text:style-name="P251">Texto</text:p>
          </table:table-cell>
        </table:table-row>
        <table:table-row table:style-name="TableLine1898079730064">
          <table:table-cell table:style-name="Tabela5.A59" office:value-type="string">
            <text:p text:style-name="P254">0006</text:p>
          </table:table-cell>
          <table:table-cell table:style-name="Tabela5.B8" office:value-type="string">
            <text:p text:style-name="P255">VERSÃO DA MENSA<text:span text:style-name="T287">GEM</text:span></text:p>
          </table:table-cell>
          <table:table-cell table:style-name="Tabela5.C8" office:value-type="string">
            <text:p text:style-name="P249">DADOS</text:p>
          </table:table-cell>
          <table:table-cell table:style-name="Tabela5.D8" office:value-type="string">
            <text:p text:style-name="P253">Texto</text:p>
          </table:table-cell>
        </table:table-row>
        <table:table-row table:style-name="TableLine1898079730352">
          <table:table-cell table:style-name="Tabela5.A59" office:value-type="string">
            <text:p text:style-name="P250">0007</text:p>
          </table:table-cell>
          <table:table-cell table:style-name="Tabela5.B9" office:value-type="string">
            <text:p text:style-name="P257">SOLICITA CHAVE <text:span text:style-name="T288">DE COMUNICAÇÃO</text:span></text:p>
          </table:table-cell>
          <table:table-cell table:style-name="Tabela5.C9" office:value-type="string">
            <text:p text:style-name="P249">DADOS</text:p>
          </table:table-cell>
          <table:table-cell table:style-name="Tabela5.D9" office:value-type="string">
            <text:p text:style-name="P258">Texto</text:p>
          </table:table-cell>
        </table:table-row>
        <table:table-row table:style-name="TableLine1898079736400">
          <table:table-cell table:style-name="Tabela5.A59" office:value-type="string">
            <text:p text:style-name="P250">0008</text:p>
          </table:table-cell>
          <table:table-cell table:style-name="Tabela5.B10" office:value-type="string">
            <text:p text:style-name="P257">CHAVE PUBLICA <text:span text:style-name="T289">MODULO</text:span> (hex)</text:p>
          </table:table-cell>
          <table:table-cell table:style-name="Tabela5.C10" office:value-type="string">
            <text:p text:style-name="P249">DADOS</text:p>
          </table:table-cell>
          <table:table-cell table:style-name="Tabela5.D10" office:value-type="string">
            <text:p text:style-name="P256">Texto</text:p>
          </table:table-cell>
        </table:table-row>
        <table:table-row table:style-name="TableLine1898079741008">
          <table:table-cell table:style-name="Tabela5.A59" office:value-type="string">
            <text:p text:style-name="P250">0009</text:p>
          </table:table-cell>
          <table:table-cell table:style-name="Tabela5.B11" office:value-type="string">
            <text:p text:style-name="P257">CHAVE SIM<text:span text:style-name="T282">É</text:span>TRICA CRIPTOGRAFADA</text:p>
          </table:table-cell>
          <table:table-cell table:style-name="Tabela5.C11" office:value-type="string">
            <text:p text:style-name="P249">DADOS</text:p>
          </table:table-cell>
          <table:table-cell table:style-name="Tabela5.D11" office:value-type="string">
            <text:p text:style-name="P256">Texto</text:p>
          </table:table-cell>
        </table:table-row>
        <table:table-row table:style-name="Tabela5.2">
          <table:table-cell table:style-name="Tabela5.A2" office:value-type="string">
            <text:p text:style-name="P537">00<text:span text:style-name="T290">0A</text:span></text:p>
          </table:table-cell>
          <table:table-cell table:style-name="Tabela5.A2" office:value-type="string">
            <text:p text:style-name="P537"><text:span text:style-name="T291">SOLICITA</text:span><text:span text:style-name="T292"> </text:span><text:span text:style-name="T293">APROVA</text:span><text:span text:style-name="T291">ÇÃO</text:span> <text:span text:style-name="T294">D</text:span><text:span text:style-name="T291">A</text:span><text:span text:style-name="T294"> </text:span><text:span text:style-name="T291">TRANSAÇÃO</text:span></text:p>
          </table:table-cell>
          <table:table-cell table:style-name="Tabela5.A2" office:value-type="string">
            <text:p text:style-name="P536">COMANDO</text:p>
          </table:table-cell>
          <table:table-cell table:style-name="Tabela5.D12" office:value-type="string">
            <text:p text:style-name="P539">ID da transacao gerada pelo PDV opcional, para controle interno</text:p>
          </table:table-cell>
        </table:table-row>
        <table:table-row table:style-name="TableLine1898079732080">
          <table:table-cell table:style-name="Tabela5.A59" office:value-type="string">
            <text:p text:style-name="P248">00<text:span text:style-name="T290">0B</text:span></text:p>
          </table:table-cell>
          <table:table-cell table:style-name="Tabela5.B13" office:value-type="string">
            <text:p text:style-name="P341">NUMERO NSU</text:p>
          </table:table-cell>
          <table:table-cell table:style-name="Tabela5.C13" office:value-type="string">
            <text:p text:style-name="P249">DADOS</text:p>
          </table:table-cell>
          <table:table-cell table:style-name="Tabela5.D13" office:value-type="string">
            <text:p text:style-name="P677">Texto<text:span text:style-name="T295">(obrigatório)</text:span></text:p>
          </table:table-cell>
        </table:table-row>
        <table:table-row table:style-name="Tabela5.2">
          <table:table-cell table:style-name="Tabela5.A59" office:value-type="string">
            <text:p text:style-name="P252">00<text:span text:style-name="T290">0C</text:span></text:p>
          </table:table-cell>
          <table:table-cell table:style-name="Tabela5.A2" office:value-type="string">
            <text:p text:style-name="P341">DATA DA VENDA</text:p>
          </table:table-cell>
          <table:table-cell table:style-name="Tabela5.C14" office:value-type="string">
            <text:p text:style-name="P249">DADOS</text:p>
          </table:table-cell>
          <table:table-cell table:style-name="Tabela5.D14" office:value-type="string">
            <text:p text:style-name="P678">Data<text:span text:style-name="T295">(obrigatório)</text:span></text:p>
          </table:table-cell>
        </table:table-row>
        <table:table-row table:style-name="TableLine1898079737552">
          <table:table-cell table:style-name="Tabela5.A59" office:value-type="string">
            <text:p text:style-name="P252">00<text:span text:style-name="T290">0D</text:span></text:p>
          </table:table-cell>
          <table:table-cell table:style-name="Tabela5.B15" office:value-type="string">
            <text:p text:style-name="P341">HORA DA VENDA</text:p>
          </table:table-cell>
          <table:table-cell table:style-name="Tabela5.C15" office:value-type="string">
            <text:p text:style-name="P249">DADOS</text:p>
          </table:table-cell>
          <table:table-cell table:style-name="Tabela5.D15" office:value-type="string">
            <text:p text:style-name="P678">Hora<text:span text:style-name="T295">(obrigatório)</text:span></text:p>
          </table:table-cell>
        </table:table-row>
        <table:table-row table:style-name="TableLine1898081138960">
          <table:table-cell table:style-name="Tabela5.A59" office:value-type="string">
            <text:p text:style-name="P252">00<text:span text:style-name="T290">0E</text:span></text:p>
          </table:table-cell>
          <table:table-cell table:style-name="Tabela5.B16" office:value-type="string">
            <text:p text:style-name="P341">VALOR DA PARCELA</text:p>
          </table:table-cell>
          <table:table-cell table:style-name="Tabela5.C16" office:value-type="string">
            <text:p text:style-name="P249">DADOS</text:p>
          </table:table-cell>
          <table:table-cell table:style-name="Tabela5.D16" office:value-type="string">
            <text:p text:style-name="P678">Num<text:span text:style-name="T296">é</text:span>rico<text:span text:style-name="T295">(obrigatório)</text:span></text:p>
          </table:table-cell>
        </table:table-row>
        <table:table-row table:style-name="TableLine1898081137232">
          <table:table-cell table:style-name="Tabela5.A59" office:value-type="string">
            <text:p text:style-name="P254">00<text:span text:style-name="T290">0F</text:span></text:p>
          </table:table-cell>
          <table:table-cell table:style-name="Tabela5.B17" office:value-type="string">
            <text:p text:style-name="P341">NUMERO PARCELA</text:p>
          </table:table-cell>
          <table:table-cell table:style-name="Tabela5.C17" office:value-type="string">
            <text:p text:style-name="P249">DADOS</text:p>
          </table:table-cell>
          <table:table-cell table:style-name="Tabela5.D17" office:value-type="string">
            <text:p text:style-name="P678">Numérico<text:span text:style-name="T295">(obrigatório)</text:span></text:p>
          </table:table-cell>
        </table:table-row>
        <table:table-row table:style-name="TableLine1898081139248">
          <table:table-cell table:style-name="Tabela5.A59" office:value-type="string">
            <text:p text:style-name="P257">00<text:span text:style-name="T290">10</text:span></text:p>
          </table:table-cell>
          <table:table-cell table:style-name="Tabela5.B18" office:value-type="string">
            <text:p text:style-name="P260">CUPOM FISCAL</text:p>
          </table:table-cell>
          <table:table-cell table:style-name="Tabela5.C18" office:value-type="string">
            <text:p text:style-name="P249">DADOS</text:p>
          </table:table-cell>
          <table:table-cell table:style-name="Tabela5.D18" office:value-type="string">
            <text:p text:style-name="P259">Texto</text:p>
          </table:table-cell>
        </table:table-row>
        <table:table-row table:style-name="TableLine1898081134352">
          <table:table-cell table:style-name="Tabela5.A59" office:value-type="string">
            <text:p text:style-name="P257">00<text:span text:style-name="T285">1</text:span><text:span text:style-name="T290">1</text:span></text:p>
          </table:table-cell>
          <table:table-cell table:style-name="Tabela5.B19" office:value-type="string">
            <text:p text:style-name="P260">NUMERO CAIXA</text:p>
          </table:table-cell>
          <table:table-cell table:style-name="Tabela5.C19" office:value-type="string">
            <text:p text:style-name="P249">DADOS</text:p>
          </table:table-cell>
          <table:table-cell table:style-name="Tabela5.D19" office:value-type="string">
            <text:p text:style-name="P259">Numérico</text:p>
          </table:table-cell>
        </table:table-row>
        <table:table-row table:style-name="TableLine1898081133488">
          <table:table-cell table:style-name="Tabela5.A59" office:value-type="string">
            <text:p text:style-name="P257">00<text:span text:style-name="T285">1</text:span><text:span text:style-name="T290">2</text:span></text:p>
          </table:table-cell>
          <table:table-cell table:style-name="Tabela5.B20" office:value-type="string">
            <text:p text:style-name="P260">OPERADOR CAIXA</text:p>
          </table:table-cell>
          <table:table-cell table:style-name="Tabela5.C20" office:value-type="string">
            <text:p text:style-name="P249">DADOS</text:p>
          </table:table-cell>
          <table:table-cell table:style-name="Tabela5.D20" office:value-type="string">
            <text:p text:style-name="P259">Texto</text:p>
          </table:table-cell>
        </table:table-row>
        <table:table-row table:style-name="TableLine1898081139824">
          <table:table-cell table:style-name="Tabela5.A59" office:value-type="string">
            <text:p text:style-name="P260">001<text:span text:style-name="T290">3</text:span></text:p>
          </table:table-cell>
          <table:table-cell table:style-name="Tabela5.B21" office:value-type="string">
            <text:p text:style-name="P263">VALOR TOTAL DOS ITENS</text:p>
          </table:table-cell>
          <table:table-cell table:style-name="Tabela5.C21" office:value-type="string">
            <text:p text:style-name="P249">DADOS</text:p>
          </table:table-cell>
          <table:table-cell table:style-name="Tabela5.D21" office:value-type="string">
            <text:p text:style-name="P261">Numérico</text:p>
          </table:table-cell>
        </table:table-row>
        <table:table-row table:style-name="TableLine1898081136368">
          <table:table-cell table:style-name="Tabela5.A59" office:value-type="string">
            <text:p text:style-name="P263">00<text:span text:style-name="T290">14</text:span></text:p>
          </table:table-cell>
          <table:table-cell table:style-name="Tabela5.B22" office:value-type="string">
            <text:p text:style-name="P263">VALOR TOTAL ALIMENTAÇÃO</text:p>
          </table:table-cell>
          <table:table-cell table:style-name="Tabela5.C22" office:value-type="string">
            <text:p text:style-name="P249">DADOS</text:p>
          </table:table-cell>
          <table:table-cell table:style-name="Tabela5.D22" office:value-type="string">
            <text:p text:style-name="P261">Numérico</text:p>
          </table:table-cell>
        </table:table-row>
        <table:table-row table:style-name="TableLine1898081140400">
          <table:table-cell table:style-name="Tabela5.A59" office:value-type="string">
            <text:p text:style-name="P263">00<text:span text:style-name="T290">15</text:span></text:p>
          </table:table-cell>
          <table:table-cell table:style-name="Tabela5.B23" office:value-type="string">
            <text:p text:style-name="P262">VALOR TOTAL REFEIÇÃO</text:p>
          </table:table-cell>
          <table:table-cell table:style-name="Tabela5.C23" office:value-type="string">
            <text:p text:style-name="P249">DADOS</text:p>
          </table:table-cell>
          <table:table-cell table:style-name="Tabela5.D23" office:value-type="string">
            <text:p text:style-name="P261">Numérico</text:p>
          </table:table-cell>
        </table:table-row>
        <table:table-row table:style-name="TableLine1898081135792">
          <table:table-cell table:style-name="Tabela5.A59" office:value-type="string">
            <text:p text:style-name="P263">00<text:span text:style-name="T290">16</text:span></text:p>
          </table:table-cell>
          <table:table-cell table:style-name="Tabela5.B24" office:value-type="string">
            <text:p text:style-name="P263">VALOR TOTAL VALE-CULTURA</text:p>
          </table:table-cell>
          <table:table-cell table:style-name="Tabela5.C24" office:value-type="string">
            <text:p text:style-name="P249">DADOS</text:p>
          </table:table-cell>
          <table:table-cell table:style-name="Tabela5.D24" office:value-type="string">
            <text:p text:style-name="P261">Numérico</text:p>
          </table:table-cell>
        </table:table-row>
        <table:table-row table:style-name="TableLine1898081142128">
          <table:table-cell table:style-name="Tabela5.A59" office:value-type="string">
            <text:p text:style-name="P263">00<text:span text:style-name="T290">17</text:span></text:p>
          </table:table-cell>
          <table:table-cell table:style-name="Tabela5.B25" office:value-type="string">
            <text:p text:style-name="P265">XML DO CUPOM FISCAL</text:p>
          </table:table-cell>
          <table:table-cell table:style-name="Tabela5.C25" office:value-type="string">
            <text:p text:style-name="P249">DADOS</text:p>
          </table:table-cell>
          <table:table-cell table:style-name="Tabela5.D25" office:value-type="string">
            <text:p text:style-name="P264">Texto</text:p>
          </table:table-cell>
        </table:table-row>
        <table:table-row table:style-name="TableLine1898081131184">
          <table:table-cell table:style-name="Tabela5.A26" office:value-type="string">
            <text:p text:style-name="P537">00<text:span text:style-name="T290">18</text:span></text:p>
          </table:table-cell>
          <table:table-cell table:style-name="Tabela5.B26" office:value-type="string">
            <text:p text:style-name="P540">MENU</text:p>
          </table:table-cell>
          <table:table-cell table:style-name="Tabela5.C26" office:value-type="string">
            <text:p text:style-name="P536">COMANDO</text:p>
          </table:table-cell>
          <table:table-cell table:style-name="Tabela5.D26" office:value-type="string">
            <text:p text:style-name="P541">LADO OPENTEF S=PDV SOLICITANDO MENU</text:p>
            <text:p text:style-name="P541">S&lt;&gt;PDV INFORMANDO MENU SELECIONADO</text:p>
            <text:p text:style-name="P541">LADO PDV</text:p>
          </table:table-cell>
        </table:table-row>
        <table:table-row table:style-name="TableLine1898081132912">
          <table:table-cell table:style-name="Tabela5.A59" office:value-type="string">
            <text:p text:style-name="P342">0019</text:p>
          </table:table-cell>
          <table:table-cell table:style-name="Tabela5.B27" office:value-type="string">
            <text:p text:style-name="P267"><text:span text:style-name="T297">MENU - </text:span>CART<text:span text:style-name="T297">Ã</text:span>O <text:span text:style-name="T297">DIGITADO</text:span> </text:p>
          </table:table-cell>
          <table:table-cell table:style-name="Tabela5.C27" office:value-type="string">
            <text:p text:style-name="P268"><text:span text:style-name="T298">MENU_</text:span><text:span text:style-name="T291">PDV</text:span></text:p>
          </table:table-cell>
          <table:table-cell table:style-name="Tabela5.D27" office:value-type="string">
            <text:p text:style-name="P270">Texto -</text:p>
            <text:p text:style-name="P270"><text:span text:style-name="T299">Mensagem padrão </text:span><text:span text:style-name="T300">(</text:span><text:span text:style-name="T301">C</text:span><text:span text:style-name="T300">artão </text:span><text:span text:style-name="T301">digitado</text:span><text:span text:style-name="T300">)</text:span></text:p>
          </table:table-cell>
        </table:table-row>
        <table:table-row table:style-name="TableLine1898081130032">
          <table:table-cell table:style-name="Tabela5.A59" office:value-type="string">
            <text:p text:style-name="P343">001A</text:p>
          </table:table-cell>
          <table:table-cell table:style-name="Tabela5.B28" office:value-type="string">
            <text:p text:style-name="P273">MENU - CARTÃO ALIMENTAÇÃO DIGITADO</text:p>
          </table:table-cell>
          <table:table-cell table:style-name="Tabela5.C28" office:value-type="string">
            <text:p text:style-name="P272"><text:span text:style-name="T298">MENU_</text:span><text:span text:style-name="T291">PDV</text:span><text:span text:style-name="T299"> </text:span></text:p>
          </table:table-cell>
          <table:table-cell table:style-name="Tabela5.D28" office:value-type="string">
            <text:p text:style-name="P270">Texto - </text:p>
            <text:p text:style-name="P270"><text:span text:style-name="T299">Mensagem padrão </text:span><text:span text:style-name="T297">(Cartão-Alimentação </text:span><text:span text:style-name="T301">digitado</text:span><text:span text:style-name="T297">)</text:span></text:p>
          </table:table-cell>
        </table:table-row>
        <table:table-row table:style-name="TableLine1898081126864">
          <table:table-cell table:style-name="Tabela5.A59" office:value-type="string">
            <text:p text:style-name="P343">001B</text:p>
          </table:table-cell>
          <table:table-cell table:style-name="Tabela5.B29" office:value-type="string">
            <text:p text:style-name="P273">MENU - CARTÃO REFEIÇÃO DIGITADO</text:p>
          </table:table-cell>
          <table:table-cell table:style-name="Tabela5.C29" office:value-type="string">
            <text:p text:style-name="P274">MENU_<text:span text:style-name="T291">PDV</text:span></text:p>
            <text:p text:style-name="P268"/>
          </table:table-cell>
          <table:table-cell table:style-name="Tabela5.D29" office:value-type="string">
            <text:p text:style-name="P270">Texto - </text:p>
            <text:p text:style-name="P270"><text:span text:style-name="T299">Mensagem Padrão </text:span><text:span text:style-name="T297">(Cartão Refeição </text:span><text:span text:style-name="T301">digitado</text:span><text:span text:style-name="T297">)</text:span></text:p>
          </table:table-cell>
        </table:table-row>
        <table:table-row table:style-name="TableLine1898081124848">
          <table:table-cell table:style-name="Tabela5.A59" office:value-type="string">
            <text:p text:style-name="P343">001C</text:p>
          </table:table-cell>
          <table:table-cell table:style-name="Tabela5.B30" office:value-type="string">
            <text:p text:style-name="P273">MENU - CARTÃO VALE CULTURA DIGITADO</text:p>
          </table:table-cell>
          <table:table-cell table:style-name="Tabela5.C30" office:value-type="string">
            <text:p text:style-name="P274">MENU_<text:span text:style-name="T291">PDV</text:span></text:p>
          </table:table-cell>
          <table:table-cell table:style-name="Tabela5.D30" office:value-type="string">
            <text:p text:style-name="P270">Texto - </text:p>
            <text:p text:style-name="P272"><text:span text:style-name="T299">Mensagem padrão </text:span>(Cartão Vale-cultura <text:span text:style-name="T301">digitado</text:span>)</text:p>
          </table:table-cell>
        </table:table-row>
        <table:table-row table:style-name="TableLine1898081120528">
          <table:table-cell table:style-name="Tabela5.A59" office:value-type="string">
            <text:p text:style-name="P342">00<text:span text:style-name="T297">1D</text:span></text:p>
          </table:table-cell>
          <table:table-cell table:style-name="Tabela5.B31" office:value-type="string">
            <text:p text:style-name="P267"><text:span text:style-name="T297">MENU - </text:span>LEITURA DO CART<text:span text:style-name="T297">Ã</text:span>O <text:span text:style-name="T297">NO PIN PAD</text:span> </text:p>
          </table:table-cell>
          <table:table-cell table:style-name="Tabela5.C31" office:value-type="string">
            <text:p text:style-name="P274">MENU_<text:span text:style-name="T291">PDV</text:span></text:p>
            <text:p text:style-name="P268"/>
          </table:table-cell>
          <table:table-cell table:style-name="Tabela5.D31" office:value-type="string">
            <text:p text:style-name="P270">Texto - </text:p>
            <text:p text:style-name="P266"><text:span text:style-name="T299">Mensagem padrão </text:span>(<text:span text:style-name="T301">C</text:span>artão)</text:p>
          </table:table-cell>
        </table:table-row>
        <table:table-row table:style-name="TableLine1898081120816">
          <table:table-cell table:style-name="Tabela5.A59" office:value-type="string">
            <text:p text:style-name="P343">001E</text:p>
          </table:table-cell>
          <table:table-cell table:style-name="Tabela5.B32" office:value-type="string">
            <text:p text:style-name="P273">MENU - CARTÃO ALIMENTAÇÃO NO PIN PAD</text:p>
          </table:table-cell>
          <table:table-cell table:style-name="Tabela5.C32" office:value-type="string">
            <text:p text:style-name="P274">MENU_<text:span text:style-name="T291">PDV</text:span></text:p>
            <text:p text:style-name="P268"/>
          </table:table-cell>
          <table:table-cell table:style-name="Tabela5.D32" office:value-type="string">
            <text:p text:style-name="P275">Texto -</text:p>
            <text:p text:style-name="P272"><text:span text:style-name="T299">Mensagem padrão </text:span>(Cartão Alimentação)</text:p>
          </table:table-cell>
        </table:table-row>
        <table:table-row table:style-name="TableLine1898081125136">
          <table:table-cell table:style-name="Tabela5.A59" office:value-type="string">
            <text:p text:style-name="P343">001F</text:p>
          </table:table-cell>
          <table:table-cell table:style-name="Tabela5.B33" office:value-type="string">
            <text:p text:style-name="P273">MENU - CARTÃO REFEIÇÃO NO PIN PAD</text:p>
          </table:table-cell>
          <table:table-cell table:style-name="Tabela5.C33" office:value-type="string">
            <text:p text:style-name="P274">MENU_<text:span text:style-name="T291">PDV</text:span></text:p>
            <text:p text:style-name="P268"/>
          </table:table-cell>
          <table:table-cell table:style-name="Tabela5.D33" office:value-type="string">
            <text:p text:style-name="P275">Texto - </text:p>
            <text:p text:style-name="P272"><text:span text:style-name="T299">Mensagem padrão </text:span>(Cartão Refeição)</text:p>
          </table:table-cell>
        </table:table-row>
        <text:soft-page-break/>
        <table:table-row table:style-name="TableLine1898081122544">
          <table:table-cell table:style-name="Tabela5.A59" office:value-type="string">
            <text:p text:style-name="P343">0020</text:p>
          </table:table-cell>
          <table:table-cell table:style-name="Tabela5.B34" office:value-type="string">
            <text:p text:style-name="P273">MENU - CARTÃO VALE CULTURA NO PIN PAD</text:p>
          </table:table-cell>
          <table:table-cell table:style-name="Tabela5.C34" office:value-type="string">
            <text:p text:style-name="P274">MENU_<text:span text:style-name="T291">PDV</text:span></text:p>
            <text:p text:style-name="P268"><text:s/></text:p>
          </table:table-cell>
          <table:table-cell table:style-name="Tabela5.D34" office:value-type="string">
            <text:p text:style-name="P275">Texto -</text:p>
            <text:p text:style-name="P272"><text:span text:style-name="T299">Mensagem padrão </text:span>(Cartão Vale Cultura)</text:p>
          </table:table-cell>
        </table:table-row>
        <table:table-row table:style-name="TableLine1898081118224">
          <table:table-cell table:style-name="Tabela5.A59" office:value-type="string">
            <text:p text:style-name="P542">0021</text:p>
          </table:table-cell>
          <table:table-cell table:style-name="Tabela5.B35" office:value-type="string">
            <text:p text:style-name="P543">PEDIDO DE CONEXÃO</text:p>
          </table:table-cell>
          <table:table-cell table:style-name="Tabela5.C35" office:value-type="string">
            <text:p text:style-name="P536">COMANDO</text:p>
          </table:table-cell>
          <table:table-cell table:style-name="Tabela5.D35" office:value-type="string">
            <text:p text:style-name="P544">Comando sem Dados</text:p>
          </table:table-cell>
        </table:table-row>
        <table:table-row table:style-name="TableLine1898081120240">
          <table:table-cell table:style-name="Tabela5.A59" office:value-type="string">
            <text:p text:style-name="P345">0022</text:p>
          </table:table-cell>
          <table:table-cell table:style-name="Tabela5.B36" office:value-type="string">
            <text:p text:style-name="P345">ÍNDICE CHAVE <text:span text:style-name="T288">DE COMUNICAÇÃO</text:span></text:p>
          </table:table-cell>
          <table:table-cell table:style-name="Tabela5.C36" office:value-type="string">
            <text:p text:style-name="P346">DADOS</text:p>
          </table:table-cell>
          <table:table-cell table:style-name="Tabela5.D36" office:value-type="string">
            <text:p text:style-name="P344">Numérico</text:p>
          </table:table-cell>
        </table:table-row>
        <table:table-row table:style-name="TableLine1898081119664">
          <table:table-cell table:style-name="Tabela5.A59" office:value-type="string">
            <text:p text:style-name="P348">0023</text:p>
          </table:table-cell>
          <table:table-cell table:style-name="Tabela5.B37" office:value-type="string">
            <text:p text:style-name="P348">OK CRIPTOGRAFADO COM CHAVE SIM<text:span text:style-name="T302">É</text:span>TRICA</text:p>
          </table:table-cell>
          <table:table-cell table:style-name="Tabela5.C37" office:value-type="string">
            <text:p text:style-name="P346">DADOS</text:p>
          </table:table-cell>
          <table:table-cell table:style-name="Tabela5.D37" office:value-type="string">
            <text:p text:style-name="P347">Texo - </text:p>
            <text:p text:style-name="P346">Mensagem padrão</text:p>
            <text:p text:style-name="P347"><text:s/>( “OK” <text:s/>Cifrado)</text:p>
          </table:table-cell>
        </table:table-row>
        <table:table-row table:style-name="TableLine1898081121968">
          <table:table-cell table:style-name="Tabela5.A59" office:value-type="string">
            <text:p text:style-name="P546">0024</text:p>
          </table:table-cell>
          <table:table-cell table:style-name="Tabela5.B38" office:value-type="string">
            <text:p text:style-name="P546">PEDIDO DE CONEXÃO ACEIT<text:span text:style-name="T303">A</text:span></text:p>
          </table:table-cell>
          <table:table-cell table:style-name="Tabela5.C38" office:value-type="string">
            <text:p text:style-name="P545">COMANDO</text:p>
          </table:table-cell>
          <table:table-cell table:style-name="Tabela5.D38" office:value-type="string">
            <text:p text:style-name="P544">Comando sem Dados</text:p>
          </table:table-cell>
        </table:table-row>
        <table:table-row table:style-name="TableLine1898081119088">
          <table:table-cell table:style-name="Tabela5.A59" office:value-type="string">
            <text:p text:style-name="P546">0025</text:p>
          </table:table-cell>
          <table:table-cell table:style-name="Tabela5.B39" office:value-type="string">
            <text:p text:style-name="P546"><text:span text:style-name="T304">ENVIO</text:span> DE CHAVE SIM<text:span text:style-name="T302">É</text:span>TRICA <text:span text:style-name="T303">CONEXÃO ACEITA</text:span></text:p>
          </table:table-cell>
          <table:table-cell table:style-name="Tabela5.C39" office:value-type="string">
            <text:p text:style-name="P545">COMANDO</text:p>
          </table:table-cell>
          <table:table-cell table:style-name="Tabela5.D39" office:value-type="string">
            <text:p text:style-name="P544">Comando sem Dados</text:p>
          </table:table-cell>
        </table:table-row>
        <table:table-row table:style-name="TableLine1898081113040">
          <table:table-cell table:style-name="Tabela5.A59" office:value-type="string">
            <text:p text:style-name="P548">0026</text:p>
          </table:table-cell>
          <table:table-cell table:style-name="Tabela5.B40" office:value-type="string">
            <text:p text:style-name="P548">RESPOSTA COM ERRO, PROBLEMA NA EXECUÇÃO DO COMANDO</text:p>
          </table:table-cell>
          <table:table-cell table:style-name="Tabela5.C40" office:value-type="string">
            <text:p text:style-name="P547">COMANDO</text:p>
          </table:table-cell>
          <table:table-cell table:style-name="Tabela5.D40" office:value-type="string">
            <text:p text:style-name="P549">VER TABELA DE CÓDIGO DE RETORNO</text:p>
          </table:table-cell>
        </table:table-row>
        <table:table-row table:style-name="TableLine1898081123408">
          <table:table-cell table:style-name="Tabela5.A59" office:value-type="string">
            <text:p text:style-name="P250">00<text:span text:style-name="T289">27</text:span></text:p>
          </table:table-cell>
          <table:table-cell table:style-name="Tabela5.B41" office:value-type="string">
            <text:p text:style-name="P257">CHAVE PUBLICA <text:span text:style-name="T289">EXPOENTE</text:span></text:p>
          </table:table-cell>
          <table:table-cell table:style-name="Tabela5.C41" office:value-type="string">
            <text:p text:style-name="P249">DADOS</text:p>
          </table:table-cell>
          <table:table-cell table:style-name="Tabela5.D41" office:value-type="string">
            <text:p text:style-name="P275">Texto</text:p>
          </table:table-cell>
        </table:table-row>
        <table:table-row table:style-name="TableLine1898081125712">
          <table:table-cell table:style-name="Tabela5.A59" office:value-type="string">
            <text:p text:style-name="P551">0028</text:p>
          </table:table-cell>
          <table:table-cell table:style-name="Tabela5.B42" office:value-type="string">
            <text:p text:style-name="P551">PEDIDO DE LOGIN ACEITO</text:p>
          </table:table-cell>
          <table:table-cell table:style-name="Tabela5.C42" office:value-type="string">
            <text:p text:style-name="P550">COMANDO</text:p>
          </table:table-cell>
          <table:table-cell table:style-name="Tabela5.D42" office:value-type="string">
            <text:p text:style-name="P544">Comando sem Dados</text:p>
          </table:table-cell>
        </table:table-row>
        <table:table-row table:style-name="TableLine1898081115056">
          <table:table-cell table:style-name="Tabela5.A59" office:value-type="string">
            <text:p text:style-name="P551">002<text:span text:style-name="T305">9</text:span></text:p>
          </table:table-cell>
          <table:table-cell table:style-name="Tabela5.B43" office:value-type="string">
            <text:p text:style-name="P551">PEDIDO DE LOGIN <text:span text:style-name="T305">RECUSADO</text:span></text:p>
          </table:table-cell>
          <table:table-cell table:style-name="Tabela5.C43" office:value-type="string">
            <text:p text:style-name="P550">COMANDO</text:p>
          </table:table-cell>
          <table:table-cell table:style-name="Tabela5.D43" office:value-type="string">
            <text:p text:style-name="P544">Comando sem Dados</text:p>
          </table:table-cell>
        </table:table-row>
        <table:table-row table:style-name="TableLine1898081232496">
          <table:table-cell table:style-name="Tabela5.A59" office:value-type="string">
            <text:p text:style-name="P553">00<text:span text:style-name="T306">2A</text:span></text:p>
          </table:table-cell>
          <table:table-cell table:style-name="Tabela5.B44" office:value-type="string">
            <text:p text:style-name="P553">SOLICITA<text:span text:style-name="T307">ÇÃO</text:span> DE DADOS <text:span text:style-name="T308">NO</text:span> PDV</text:p>
          </table:table-cell>
          <table:table-cell table:style-name="Tabela5.C44" office:value-type="string">
            <text:p text:style-name="P552">COMANDO</text:p>
          </table:table-cell>
          <table:table-cell table:style-name="Tabela5.D44" office:value-type="string">
            <text:p text:style-name="P554">TEXTO - </text:p>
            <text:p text:style-name="P552"><text:s/><text:span text:style-name="T306">Mensagem a exibir</text:span></text:p>
            <text:p text:style-name="P554">(“”)</text:p>
          </table:table-cell>
        </table:table-row>
        <table:table-row table:style-name="TableLine1898081223568">
          <table:table-cell table:style-name="Tabela5.A59" office:value-type="string">
            <text:p text:style-name="P754">002B</text:p>
          </table:table-cell>
          <table:table-cell table:style-name="Tabela5.B45" office:value-type="string">
            <text:p text:style-name="P756">MODULO EXCLUIR</text:p>
          </table:table-cell>
          <table:table-cell table:style-name="Tabela5.C45" office:value-type="string">
            <text:p text:style-name="P755">COMANDO</text:p>
          </table:table-cell>
          <table:table-cell table:style-name="Tabela5.D45" office:value-type="string">
            <text:p text:style-name="P757">Comando sem Dados</text:p>
          </table:table-cell>
        </table:table-row>
        <table:table-row table:style-name="TableLine1898081222128">
          <table:table-cell table:style-name="Tabela5.A59" office:value-type="string">
            <text:p text:style-name="P555">002C</text:p>
          </table:table-cell>
          <table:table-cell table:style-name="Tabela5.B46" office:value-type="string">
            <text:p text:style-name="P555">MENSAGEM A SER MOSTRADA NO PDV</text:p>
          </table:table-cell>
          <table:table-cell table:style-name="Tabela5.C46" office:value-type="string">
            <text:p text:style-name="P554">COMANDO</text:p>
          </table:table-cell>
          <table:table-cell table:style-name="Tabela5.D46" office:value-type="string">
            <text:p text:style-name="P554">TEXTO</text:p>
          </table:table-cell>
        </table:table-row>
        <table:table-row table:style-name="TableLine1898081224144">
          <table:table-cell table:style-name="Tabela5.A59" office:value-type="string">
            <text:p text:style-name="P555">002D</text:p>
          </table:table-cell>
          <table:table-cell table:style-name="Tabela5.B47" office:value-type="string">
            <text:p text:style-name="P555">TEXTO A SER IMPRESSO</text:p>
          </table:table-cell>
          <table:table-cell table:style-name="Tabela5.C47" office:value-type="string">
            <text:p text:style-name="P556">COMANDO</text:p>
          </table:table-cell>
          <table:table-cell table:style-name="Tabela5.D47" office:value-type="string">
            <text:p text:style-name="P556">IMPRESSÃO</text:p>
          </table:table-cell>
        </table:table-row>
        <table:table-row table:style-name="Tabela5.2">
          <table:table-cell table:style-name="Tabela5.A2" office:value-type="string">
            <text:p text:style-name="P350">002<text:span text:style-name="T309">E</text:span></text:p>
          </table:table-cell>
          <table:table-cell table:style-name="Tabela5.A2" office:value-type="string">
            <text:p text:style-name="P351">IMAGEM A SER MOSTRADA NO PDV “QR CODE”</text:p>
          </table:table-cell>
          <table:table-cell table:style-name="Tabela5.A2" office:value-type="string">
            <text:p text:style-name="P349">DADOS</text:p>
          </table:table-cell>
          <table:table-cell table:style-name="Tabela5.D12" office:value-type="string">
            <text:p text:style-name="P352">DADOS</text:p>
          </table:table-cell>
        </table:table-row>
        <table:table-row table:style-name="TableLine1898081218672">
          <table:table-cell table:style-name="Tabela5.A59" office:value-type="string">
            <text:p text:style-name="P354">002<text:span text:style-name="T309">F</text:span></text:p>
          </table:table-cell>
          <table:table-cell table:style-name="Tabela5.B49" office:value-type="string">
            <text:p text:style-name="P354">BOTÃO “OK”</text:p>
          </table:table-cell>
          <table:table-cell table:style-name="Tabela5.C49" office:value-type="string">
            <text:p text:style-name="P353">DADOS</text:p>
          </table:table-cell>
          <table:table-cell table:style-name="Tabela5.D49" office:value-type="string">
            <text:p text:style-name="P353">TEXTO <text:s/>- </text:p>
            <text:p text:style-name="P353"><text:span text:style-name="T310">TEXTO DO </text:span>BOTÃO</text:p>
          </table:table-cell>
        </table:table-row>
        <table:table-row table:style-name="TableLine1898081231920">
          <table:table-cell table:style-name="Tabela5.A59" office:value-type="string">
            <text:p text:style-name="P354">00<text:span text:style-name="T309">30</text:span></text:p>
          </table:table-cell>
          <table:table-cell table:style-name="Tabela5.B50" office:value-type="string">
            <text:p text:style-name="P354">BOTÃO “CANCELA”</text:p>
          </table:table-cell>
          <table:table-cell table:style-name="Tabela5.C50" office:value-type="string">
            <text:p text:style-name="P353">DADOS</text:p>
          </table:table-cell>
          <table:table-cell table:style-name="Tabela5.D50" office:value-type="string">
            <text:p text:style-name="P353">TEXTO <text:s/>- </text:p>
            <text:p text:style-name="P353"><text:span text:style-name="T310">TEXTO DO </text:span>BOTÃO</text:p>
          </table:table-cell>
        </table:table-row>
        <table:table-row table:style-name="TableLine1898081224720">
          <table:table-cell table:style-name="Tabela5.A59" office:value-type="string">
            <text:p text:style-name="P354">00<text:span text:style-name="T309">31</text:span></text:p>
          </table:table-cell>
          <table:table-cell table:style-name="Tabela5.B51" office:value-type="string">
            <text:p text:style-name="P354">BOTÃO “NÃO”</text:p>
          </table:table-cell>
          <table:table-cell table:style-name="Tabela5.C51" office:value-type="string">
            <text:p text:style-name="P353">DADOS </text:p>
          </table:table-cell>
          <table:table-cell table:style-name="Tabela5.D51" office:value-type="string">
            <text:p text:style-name="P353">TEXTO <text:s/>- </text:p>
            <text:p text:style-name="P353"><text:span text:style-name="T310">TEXTO DO </text:span>BOTÃO</text:p>
          </table:table-cell>
        </table:table-row>
        <table:table-row table:style-name="TableLine1898081232784">
          <table:table-cell table:style-name="Tabela5.A59" office:value-type="string">
            <text:p text:style-name="P354">003<text:span text:style-name="T309">2</text:span></text:p>
          </table:table-cell>
          <table:table-cell table:style-name="Tabela5.B52" office:value-type="string">
            <text:p text:style-name="P354">BOTÃO “SIM”</text:p>
          </table:table-cell>
          <table:table-cell table:style-name="Tabela5.C52" office:value-type="string">
            <text:p text:style-name="P353">DADOS </text:p>
          </table:table-cell>
          <table:table-cell table:style-name="Tabela5.D52" office:value-type="string">
            <text:p text:style-name="P353">TEXTO <text:s/>- </text:p>
            <text:p text:style-name="P353"><text:span text:style-name="T310">TEXTO DO </text:span>BOTÃO</text:p>
          </table:table-cell>
        </table:table-row>
        <table:table-row table:style-name="TableLine1898081234800">
          <table:table-cell table:style-name="Tabela5.A59" office:value-type="string">
            <text:p text:style-name="P354">003<text:span text:style-name="T309">3</text:span></text:p>
          </table:table-cell>
          <table:table-cell table:style-name="Tabela5.B59" office:value-type="string">
            <text:p text:style-name="P354">DADOS CAPTURADO DO PDV</text:p>
          </table:table-cell>
          <table:table-cell table:style-name="Tabela5.C59" office:value-type="string">
            <text:p text:style-name="P353">DADOS</text:p>
          </table:table-cell>
          <table:table-cell table:style-name="Tabela5.D59" office:value-type="string">
            <text:p text:style-name="P353">TEXTO</text:p>
          </table:table-cell>
        </table:table-row>
        <table:table-row table:style-name="TableLine1898081221264">
          <table:table-cell table:style-name="Tabela5.A59" office:value-type="string">
            <text:p text:style-name="P356">0034</text:p>
          </table:table-cell>
          <table:table-cell table:style-name="Tabela5.B59" office:value-type="string">
            <text:p text:style-name="P356"><text:span text:style-name="T311">ID ÚNICA DA </text:span>TRANSAÇÃO</text:p>
          </table:table-cell>
          <table:table-cell table:style-name="Tabela5.C59" office:value-type="string">
            <text:p text:style-name="P355">DADOS</text:p>
          </table:table-cell>
          <table:table-cell table:style-name="Tabela5.D59" office:value-type="string">
            <text:p text:style-name="P355">TEXTO</text:p>
          </table:table-cell>
        </table:table-row>
        <table:table-row table:style-name="TableLine1898081228464">
          <table:table-cell table:style-name="Tabela5.A59" office:value-type="string">
            <text:p text:style-name="P358">0035</text:p>
          </table:table-cell>
          <table:table-cell table:style-name="Tabela5.B59" office:value-type="string">
            <text:p text:style-name="P358">SENHA DO TERMINAL</text:p>
          </table:table-cell>
          <table:table-cell table:style-name="Tabela5.C59" office:value-type="string">
            <text:p text:style-name="P357">DADOS</text:p>
          </table:table-cell>
          <table:table-cell table:style-name="Tabela5.D59" office:value-type="string">
            <text:p text:style-name="P357">TEXTO</text:p>
          </table:table-cell>
        </table:table-row>
        <table:table-row table:style-name="TableLine1898081233360">
          <table:table-cell table:style-name="Tabela5.A59" office:value-type="string">
            <text:p text:style-name="P758">0036</text:p>
          </table:table-cell>
          <table:table-cell table:style-name="Tabela5.B59" office:value-type="string">
            <text:p text:style-name="P760">BIN OU IIN</text:p>
          </table:table-cell>
          <table:table-cell table:style-name="Tabela5.C59" office:value-type="string">
            <text:p text:style-name="P759">TEXTO</text:p>
          </table:table-cell>
          <table:table-cell table:style-name="Tabela5.D59" office:value-type="string">
            <text:p text:style-name="P759">IIN OU BIN</text:p>
          </table:table-cell>
        </table:table-row>
        <table:table-row table:style-name="TableLine1898081235088">
          <table:table-cell table:style-name="Tabela5.A59" office:value-type="string">
            <text:p text:style-name="P360">0037</text:p>
          </table:table-cell>
          <table:table-cell table:style-name="Tabela5.B59" office:value-type="string">
            <text:p text:style-name="P360">TIPO DE <text:span text:style-name="T312">PERMISS</text:span><text:span text:style-name="T313">ÃO</text:span> DO TERMINAL</text:p>
          </table:table-cell>
          <table:table-cell table:style-name="Tabela5.C59" office:value-type="string">
            <text:p text:style-name="P359">DADOS</text:p>
          </table:table-cell>
          <table:table-cell table:style-name="Tabela5.D59" office:value-type="string">
            <text:p text:style-name="P361">NUMÉRICO</text:p>
          </table:table-cell>
        </table:table-row>
        <table:table-row table:style-name="TableLine1898081228752">
          <table:table-cell table:style-name="Tabela5.A59" office:value-type="string">
            <text:p text:style-name="P557">0038</text:p>
          </table:table-cell>
          <table:table-cell table:style-name="Tabela5.B59" office:value-type="string">
            <text:p text:style-name="P559">ABORTA</text:p>
          </table:table-cell>
          <table:table-cell table:style-name="Tabela5.C59" office:value-type="string">
            <text:p text:style-name="P558">COMANDO</text:p>
          </table:table-cell>
          <table:table-cell table:style-name="Tabela5.D59" office:value-type="string">
            <text:p text:style-name="P560">ABORTA O COMANDO OU TRANSACAO EM ANDAMENTO </text:p>
          </table:table-cell>
        </table:table-row>
        <table:table-row table:style-name="TableLine1898081229040">
          <table:table-cell table:style-name="Tabela5.A59" office:value-type="string">
            <text:p text:style-name="P546">00<text:span text:style-name="T314">39</text:span></text:p>
          </table:table-cell>
          <table:table-cell table:style-name="Tabela5.B59" office:value-type="string">
            <text:p text:style-name="P561">LOJA INCLUIR</text:p>
          </table:table-cell>
          <table:table-cell table:style-name="Tabela5.C59" office:value-type="string">
            <text:p text:style-name="P545">COMANDO</text:p>
          </table:table-cell>
          <table:table-cell table:style-name="Tabela5.D59" office:value-type="string">
            <text:p text:style-name="P544">Comando sem Dados</text:p>
          </table:table-cell>
        </table:table-row>
        <table:table-row table:style-name="Tabela5.2">
          <table:table-cell table:style-name="Tabela5.A2" office:value-type="string">
            <text:p text:style-name="P363">003A</text:p>
          </table:table-cell>
          <table:table-cell table:style-name="Tabela5.A2" office:value-type="string">
            <text:p text:style-name="P363">TABELA <text:span text:style-name="T313">MODULO_CONF</text:span></text:p>
          </table:table-cell>
          <table:table-cell table:style-name="Tabela5.A2" office:value-type="string">
            <text:p text:style-name="P362">DADOS</text:p>
          </table:table-cell>
          <table:table-cell table:style-name="Tabela5.D12" office:value-type="string">
            <text:p text:style-name="P364">TEXTO</text:p>
          </table:table-cell>
        </table:table-row>
        <table:table-row table:style-name="Tabela5.2">
          <table:table-cell table:style-name="Tabela5.A2" office:value-type="string">
            <text:p text:style-name="P366">003B</text:p>
          </table:table-cell>
          <table:table-cell table:style-name="Tabela5.A2" office:value-type="string">
            <text:p text:style-name="P365">CHAVE DO PDV</text:p>
          </table:table-cell>
          <table:table-cell table:style-name="Tabela5.A2" office:value-type="string">
            <text:p text:style-name="P364">DADOS</text:p>
          </table:table-cell>
          <table:table-cell table:style-name="Tabela5.D12" office:value-type="string">
            <text:p text:style-name="P346">CAMPO CHAVE NA TABELA PDV</text:p>
          </table:table-cell>
        </table:table-row>
        <table:table-row table:style-name="Tabela5.2">
          <table:table-cell table:style-name="Tabela5.A2" office:value-type="string">
            <text:p text:style-name="P367">003C</text:p>
          </table:table-cell>
          <table:table-cell table:style-name="Tabela5.A2" office:value-type="string">
            <text:p text:style-name="P368"><text:span text:style-name="T315">LOJA_</text:span><text:span text:style-name="T316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67">003D</text:p>
          </table:table-cell>
          <table:table-cell table:style-name="Tabela5.A2" office:value-type="string">
            <text:p text:style-name="P365">CHAVE DO CONCENTRADOR</text:p>
          </table:table-cell>
          <table:table-cell table:style-name="Tabela5.A2" office:value-type="string">
            <text:p text:style-name="P370">DADOS</text:p>
          </table:table-cell>
          <table:table-cell table:style-name="Tabela5.D12" office:value-type="string">
            <text:p text:style-name="P370">CAMPO CHAVE NA TABELA CONCENTRADOR</text:p>
          </table:table-cell>
        </table:table-row>
        <text:soft-page-break/>
        <table:table-row table:style-name="Tabela5.2">
          <table:table-cell table:style-name="Tabela5.A2" office:value-type="string">
            <text:p text:style-name="P371">003E</text:p>
          </table:table-cell>
          <table:table-cell table:style-name="Tabela5.A2" office:value-type="string">
            <text:p text:style-name="P372">TABELA LOJA</text:p>
          </table:table-cell>
          <table:table-cell table:style-name="Tabela5.A2" office:value-type="string">
            <text:p text:style-name="P373">DADOS</text:p>
          </table:table-cell>
          <table:table-cell table:style-name="Tabela5.D12" office:value-type="string">
            <text:p text:style-name="P373">TEXTO</text:p>
          </table:table-cell>
        </table:table-row>
        <table:table-row table:style-name="Tabela5.2">
          <table:table-cell table:style-name="Tabela5.A2" office:value-type="string">
            <text:p text:style-name="P563">003F</text:p>
          </table:table-cell>
          <table:table-cell table:style-name="Tabela5.A2" office:value-type="string">
            <text:p text:style-name="P563">LOJA ALTERAR</text:p>
          </table:table-cell>
          <table:table-cell table:style-name="Tabela5.A2" office:value-type="string">
            <text:p text:style-name="P562">COMANDO</text:p>
          </table:table-cell>
          <table:table-cell table:style-name="Tabela5.D12" office:value-type="string">
            <text:p text:style-name="P562">Comando sem Dados</text:p>
          </table:table-cell>
        </table:table-row>
        <table:table-row table:style-name="Tabela5.2">
          <table:table-cell table:style-name="Tabela5.A2" office:value-type="string">
            <text:p text:style-name="P761">0040</text:p>
          </table:table-cell>
          <table:table-cell table:style-name="Tabela5.A2" office:value-type="string">
            <text:p text:style-name="P764">OBSERVAÇÃO SOBRE A VENDA</text:p>
          </table:table-cell>
          <table:table-cell table:style-name="Tabela5.A2" office:value-type="string">
            <text:p text:style-name="P766">DADOS</text:p>
          </table:table-cell>
          <table:table-cell table:style-name="Tabela5.D12" office:value-type="string">
            <text:p text:style-name="P765">TEXTO</text:p>
          </table:table-cell>
        </table:table-row>
        <table:table-row table:style-name="Tabela5.2">
          <table:table-cell table:style-name="Tabela5.A2" office:value-type="string">
            <text:p text:style-name="P375">0041</text:p>
          </table:table-cell>
          <table:table-cell table:style-name="Tabela5.A2" office:value-type="string">
            <text:p text:style-name="P376">CHAVE DO MODULO_CONF</text:p>
          </table:table-cell>
          <table:table-cell table:style-name="Tabela5.A2" office:value-type="string">
            <text:p text:style-name="P374">DADOS</text:p>
          </table:table-cell>
          <table:table-cell table:style-name="Tabela5.D12" office:value-type="string">
            <text:p text:style-name="P374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565">0042</text:p>
          </table:table-cell>
          <table:table-cell table:style-name="Tabela5.A2" office:value-type="string">
            <text:p text:style-name="P566">TRANSACAO</text:p>
          </table:table-cell>
          <table:table-cell table:style-name="Tabela5.A2" office:value-type="string">
            <text:p text:style-name="P564">COMANDO</text:p>
          </table:table-cell>
          <table:table-cell table:style-name="Tabela5.D12" office:value-type="string">
            <text:p text:style-name="P564">Co<text:span text:style-name="T318">ntem </text:span>o<text:span text:style-name="T318">s</text:span> <text:span text:style-name="T318">d</text:span>ados <text:span text:style-name="T318">da transação</text:span></text:p>
          </table:table-cell>
        </table:table-row>
        <table:table-row table:style-name="Tabela5.2">
          <table:table-cell table:style-name="Tabela5.A2" office:value-type="string">
            <text:p text:style-name="P377">0043</text:p>
          </table:table-cell>
          <table:table-cell table:style-name="Tabela5.A2" office:value-type="string">
            <text:p text:style-name="P368"><text:span text:style-name="T319">PDV_</text:span><text:span text:style-name="T320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68">0044</text:p>
          </table:table-cell>
          <table:table-cell table:style-name="Tabela5.A2" office:value-type="string">
            <text:p text:style-name="P568">PDV <text:span text:style-name="T321">INCLUI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9">0045</text:p>
          </table:table-cell>
          <table:table-cell table:style-name="Tabela5.A2" office:value-type="string">
            <text:p text:style-name="P569"><text:span text:style-name="T322">VALIDA</text:span> CHAVE DO PDV</text:p>
          </table:table-cell>
          <table:table-cell table:style-name="Tabela5.A2" office:value-type="string">
            <text:p text:style-name="P570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379">0046</text:p>
          </table:table-cell>
          <table:table-cell table:style-name="Tabela5.A2" office:value-type="string">
            <text:p text:style-name="P380">CÓDIGO VINDO PINPAD</text:p>
          </table:table-cell>
          <table:table-cell table:style-name="Tabela5.A2" office:value-type="string">
            <text:p text:style-name="P378">COMANDO</text:p>
          </table:table-cell>
          <table:table-cell table:style-name="Tabela5.D12" office:value-type="string">
            <text:p text:style-name="P378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572">0047</text:p>
          </table:table-cell>
          <table:table-cell table:style-name="Tabela5.A2" office:value-type="string">
            <text:p text:style-name="P572">MOSTRA MENSAGEM PINPAD</text:p>
          </table:table-cell>
          <table:table-cell table:style-name="Tabela5.A2" office:value-type="string">
            <text:p text:style-name="P571">COMANDO</text:p>
          </table:table-cell>
          <table:table-cell table:style-name="Tabela5.D12" office:value-type="string">
            <text:p text:style-name="P571">Mensagem </text:p>
          </table:table-cell>
        </table:table-row>
        <table:table-row table:style-name="Tabela5.2">
          <table:table-cell table:style-name="Tabela5.A2" office:value-type="string">
            <text:p text:style-name="P574">0048</text:p>
          </table:table-cell>
          <table:table-cell table:style-name="Tabela5.A2" office:value-type="string">
            <text:p text:style-name="P574">PINPAD SOLICITA <text:span text:style-name="T323">TARJA </text:span>CARTÃO</text:p>
          </table:table-cell>
          <table:table-cell table:style-name="Tabela5.A2" office:value-type="string">
            <text:p text:style-name="P575">COMANDO</text:p>
          </table:table-cell>
          <table:table-cell table:style-name="Tabela5.D12" office:value-type="string">
            <text:p text:style-name="P573">0= MAG</text:p>
            <text:p text:style-name="P573">1=<text:span text:style-name="T324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578">0049</text:p>
          </table:table-cell>
          <table:table-cell table:style-name="Tabela5.A2" office:value-type="string">
            <text:p text:style-name="P578"><text:span text:style-name="T325">EXCEÇÃO</text:span> <text:span text:style-name="T325">NO PINPAD</text:span></text:p>
          </table:table-cell>
          <table:table-cell table:style-name="Tabela5.A2" office:value-type="string">
            <text:p text:style-name="P577">COMANDO</text:p>
          </table:table-cell>
          <table:table-cell table:style-name="Tabela5.D12" office:value-type="string">
            <text:p text:style-name="P577">CODIGO ERRO PINPAD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321">4A</text:span></text:p>
          </table:table-cell>
          <table:table-cell table:style-name="Tabela5.A2" office:value-type="string">
            <text:p text:style-name="P382">MENSAGEM DE ERRO DO PINPAD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381">TEXTO</text:p>
          </table:table-cell>
        </table:table-row>
        <table:table-row table:style-name="Tabela5.2">
          <table:table-cell table:style-name="Tabela5.A2" office:value-type="string">
            <text:p text:style-name="P580">004B</text:p>
          </table:table-cell>
          <table:table-cell table:style-name="Tabela5.A2" office:value-type="string">
            <text:p text:style-name="P580">PDV ALTERAR</text:p>
          </table:table-cell>
          <table:table-cell table:style-name="Tabela5.A2" office:value-type="string">
            <text:p text:style-name="P579">COMANDO</text:p>
          </table:table-cell>
          <table:table-cell table:style-name="Tabela5.D12" office:value-type="string">
            <text:p text:style-name="P579">Comando Sem Dados</text:p>
          </table:table-cell>
        </table:table-row>
        <table:table-row table:style-name="Tabela5.2">
          <table:table-cell table:style-name="Tabela5.A2" office:value-type="string">
            <text:p text:style-name="P383">004C</text:p>
          </table:table-cell>
          <table:table-cell table:style-name="Tabela5.A2" office:value-type="string">
            <text:p text:style-name="P385">ID DE UM COMANDO</text:p>
          </table:table-cell>
          <table:table-cell table:style-name="Tabela5.A2" office:value-type="string">
            <text:p text:style-name="P384">DADOS</text:p>
          </table:table-cell>
          <table:table-cell table:style-name="Tabela5.D12" office:value-type="string">
            <text:p text:style-name="P384">NUMERICO</text:p>
          </table:table-cell>
        </table:table-row>
        <table:table-row table:style-name="Tabela5.2">
          <table:table-cell table:style-name="Tabela5.A2" office:value-type="string">
            <text:p text:style-name="P383">004D</text:p>
          </table:table-cell>
          <table:table-cell table:style-name="Tabela5.A2" office:value-type="string">
            <text:p text:style-name="P387">RETORNO DO COMANDO EXECUTADO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86">NUMERICO</text:p>
            <text:p text:style-name="P386">0= SUCESSO</text:p>
            <text:p text:style-name="P386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383">004E</text:p>
          </table:table-cell>
          <table:table-cell table:style-name="Tabela5.A2" office:value-type="string">
            <text:p text:style-name="P387">TARJA MAGNÉTICA TK1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86">TEXTO</text:p>
          </table:table-cell>
        </table:table-row>
        <table:table-row table:style-name="Tabela5.2">
          <table:table-cell table:style-name="Tabela5.A2" office:value-type="string">
            <text:p text:style-name="P383">004F</text:p>
          </table:table-cell>
          <table:table-cell table:style-name="Tabela5.A2" office:value-type="string">
            <text:p text:style-name="P387">TARJA MAGNÉTICA TK2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86">TEXTO</text:p>
          </table:table-cell>
        </table:table-row>
        <table:table-row table:style-name="Tabela5.2">
          <table:table-cell table:style-name="Tabela5.A2" office:value-type="string">
            <text:p text:style-name="P383">0<text:span text:style-name="T326">050</text:span></text:p>
          </table:table-cell>
          <table:table-cell table:style-name="Tabela5.A2" office:value-type="string">
            <text:p text:style-name="P387">TARJA MAGNÉTICA TK3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86">TEXTO</text:p>
          </table:table-cell>
        </table:table-row>
        <table:table-row table:style-name="Tabela5.2">
          <table:table-cell table:style-name="Tabela5.A2" office:value-type="string">
            <text:p text:style-name="P389">0051</text:p>
          </table:table-cell>
          <table:table-cell table:style-name="Tabela5.A2" office:value-type="string">
            <text:p text:style-name="P389">TEMPO DE ESPERA DO COMANDO</text:p>
          </table:table-cell>
          <table:table-cell table:style-name="Tabela5.A2" office:value-type="string">
            <text:p text:style-name="P388">DADOS</text:p>
          </table:table-cell>
          <table:table-cell table:style-name="Tabela5.D12" office:value-type="string">
            <text:p text:style-name="P388">NUMERICO EM MILISEGUNDOS</text:p>
          </table:table-cell>
        </table:table-row>
        <table:table-row table:style-name="Tabela5.2">
          <table:table-cell table:style-name="Tabela5.A2" office:value-type="string">
            <text:p text:style-name="P582">0052</text:p>
          </table:table-cell>
          <table:table-cell table:style-name="Tabela5.A2" office:value-type="string">
            <text:p text:style-name="P576">TAG INCLUIR</text:p>
          </table:table-cell>
          <table:table-cell table:style-name="Tabela5.A2" office:value-type="string">
            <text:p text:style-name="P581">COMANDO</text:p>
          </table:table-cell>
          <table:table-cell table:style-name="Tabela5.D12" office:value-type="string">
            <text:p text:style-name="P575">INCLUIR REGISTRO NA TABELA TAG</text:p>
          </table:table-cell>
        </table:table-row>
        <table:table-row table:style-name="Tabela5.2">
          <table:table-cell table:style-name="Tabela5.A2" office:value-type="string">
            <text:p text:style-name="P584">0053</text:p>
          </table:table-cell>
          <table:table-cell table:style-name="Tabela5.A2" office:value-type="string">
            <text:p text:style-name="P584">PINPAD INCLUIR</text:p>
          </table:table-cell>
          <table:table-cell table:style-name="Tabela5.A2" office:value-type="string">
            <text:p text:style-name="P583">COMANDO</text:p>
          </table:table-cell>
          <table:table-cell table:style-name="Tabela5.D12" office:value-type="string">
            <text:p text:style-name="P583">Comando sem Dados</text:p>
          </table:table-cell>
        </table:table-row>
        <table:table-row table:style-name="Tabela5.2">
          <table:table-cell table:style-name="Tabela5.A2" office:value-type="string">
            <text:p text:style-name="P390">0054</text:p>
          </table:table-cell>
          <table:table-cell table:style-name="Tabela5.A2" office:value-type="string">
            <text:p text:style-name="P368"><text:span text:style-name="T327">PINPAD_</text:span><text:span text:style-name="T328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86">0055</text:p>
          </table:table-cell>
          <table:table-cell table:style-name="Tabela5.A2" office:value-type="string">
            <text:p text:style-name="P586">PINPAD ALTERAR</text:p>
          </table:table-cell>
          <table:table-cell table:style-name="Tabela5.A2" office:value-type="string">
            <text:p text:style-name="P585">COMANDO</text:p>
          </table:table-cell>
          <table:table-cell table:style-name="Tabela5.D12" office:value-type="string">
            <text:p text:style-name="P585">Comando sem Dados</text:p>
          </table:table-cell>
        </table:table-row>
        <table:table-row table:style-name="Tabela5.2">
          <table:table-cell table:style-name="Tabela5.A2" office:value-type="string">
            <text:p text:style-name="P391">0056</text:p>
          </table:table-cell>
          <table:table-cell table:style-name="Tabela5.A2" office:value-type="string">
            <text:p text:style-name="P368"><text:span text:style-name="T329">CONFIGURADOR_</text:span><text:span text:style-name="T330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88">0057</text:p>
          </table:table-cell>
          <table:table-cell table:style-name="Tabela5.A2" office:value-type="string">
            <text:p text:style-name="P588">CONFIGURADOR INCLUIR</text:p>
          </table:table-cell>
          <table:table-cell table:style-name="Tabela5.A2" office:value-type="string">
            <text:p text:style-name="P587">COMANDO</text:p>
          </table:table-cell>
          <table:table-cell table:style-name="Tabela5.D12" office:value-type="string">
            <text:p text:style-name="P587">Comando sem Dados</text:p>
          </table:table-cell>
        </table:table-row>
        <table:table-row table:style-name="Tabela5.2">
          <table:table-cell table:style-name="Tabela5.A2" office:value-type="string">
            <text:p text:style-name="P590">0058</text:p>
          </table:table-cell>
          <table:table-cell table:style-name="Tabela5.A2" office:value-type="string">
            <text:p text:style-name="P590">CONFIGURADOR ALTERAR</text:p>
          </table:table-cell>
          <table:table-cell table:style-name="Tabela5.A2" office:value-type="string">
            <text:p text:style-name="P589">COMANDO</text:p>
          </table:table-cell>
          <table:table-cell table:style-name="Tabela5.D12" office:value-type="string">
            <text:p text:style-name="P589">Comando sem Dados</text:p>
          </table:table-cell>
        </table:table-row>
        <table:table-row table:style-name="Tabela5.2">
          <table:table-cell table:style-name="Tabela5.A2" office:value-type="string">
            <text:p text:style-name="P569">00<text:span text:style-name="T331">59</text:span></text:p>
          </table:table-cell>
          <table:table-cell table:style-name="Tabela5.A2" office:value-type="string">
            <text:p text:style-name="P569"><text:span text:style-name="T322">VALIDA</text:span> CHAVE DO <text:span text:style-name="T331">CONFIGURADOR</text:span></text:p>
          </table:table-cell>
          <table:table-cell table:style-name="Tabela5.A2" office:value-type="string">
            <text:p text:style-name="P570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92">005A</text:p>
          </table:table-cell>
          <table:table-cell table:style-name="Tabela5.A2" office:value-type="string">
            <text:p text:style-name="P592">PINDPAD SOLICITA SENHA</text:p>
          </table:table-cell>
          <table:table-cell table:style-name="Tabela5.A2" office:value-type="string">
            <text:p text:style-name="P591">COMANDO</text:p>
          </table:table-cell>
          <table:table-cell table:style-name="Tabela5.D12" office:value-type="string">
            <text:p text:style-name="P593">TEXTO</text:p>
          </table:table-cell>
        </table:table-row>
        <table:table-row table:style-name="Tabela5.2">
          <table:table-cell table:style-name="Tabela5.A2" office:value-type="string">
            <text:p text:style-name="P393">005B</text:p>
          </table:table-cell>
          <table:table-cell table:style-name="Tabela5.A2" office:value-type="string">
            <text:p text:style-name="P393">INDICE MK NO PINPAD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392">NUMERICO</text:p>
          </table:table-cell>
        </table:table-row>
        <table:table-row table:style-name="Tabela5.2">
          <table:table-cell table:style-name="Tabela5.A2" office:value-type="string">
            <text:p text:style-name="P393">005C</text:p>
          </table:table-cell>
          <table:table-cell table:style-name="Tabela5.A2" office:value-type="string">
            <text:p text:style-name="P393">MENSAGEM PINPAD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392">TEXTO MAX 32</text:p>
          </table:table-cell>
        </table:table-row>
        <table:table-row table:style-name="Tabela5.2">
          <table:table-cell table:style-name="Tabela5.A2" office:value-type="string">
            <text:p text:style-name="P393">005D</text:p>
          </table:table-cell>
          <table:table-cell table:style-name="Tabela5.A2" office:value-type="string">
            <text:p text:style-name="P393">NUMERO MINIMO DA SENHA NO PINPAD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392">NUMERICO</text:p>
          </table:table-cell>
        </table:table-row>
        <table:table-row table:style-name="Tabela5.2">
          <table:table-cell table:style-name="Tabela5.A2" office:value-type="string">
            <text:p text:style-name="P393">005E</text:p>
          </table:table-cell>
          <table:table-cell table:style-name="Tabela5.A2" office:value-type="string">
            <text:p text:style-name="P393">NUMERO MAXIMO DA SENHA NO PINPAD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392">NUME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393">005F</text:p>
          </table:table-cell>
          <table:table-cell table:style-name="Tabela5.A2" office:value-type="string">
            <text:p text:style-name="P393"><text:span text:style-name="T332">W</text:span>K CRIPTOGRAFADA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393">0060</text:p>
          </table:table-cell>
          <table:table-cell table:style-name="Tabela5.A2" office:value-type="string">
            <text:p text:style-name="P393">SENHA CRIPTOGRAFADA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393">0061</text:p>
          </table:table-cell>
          <table:table-cell table:style-name="Tabela5.A2" office:value-type="string">
            <text:p text:style-name="P393">SENHA </text:p>
          </table:table-cell>
          <table:table-cell table:style-name="Tabela5.A2" office:value-type="string">
            <text:p text:style-name="P392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395">0062</text:p>
          </table:table-cell>
          <table:table-cell table:style-name="Tabela5.A2" office:value-type="string">
            <text:p text:style-name="P395">PAN MASCARADO</text:p>
          </table:table-cell>
          <table:table-cell table:style-name="Tabela5.A2" office:value-type="string">
            <text:p text:style-name="P394">DADOS</text:p>
          </table:table-cell>
          <table:table-cell table:style-name="Tabela5.D12" office:value-type="string">
            <text:p text:style-name="P394">TEXTO</text:p>
          </table:table-cell>
        </table:table-row>
        <table:table-row table:style-name="Tabela5.2">
          <table:table-cell table:style-name="Tabela5.A2" office:value-type="string">
            <text:p text:style-name="P397">0063</text:p>
          </table:table-cell>
          <table:table-cell table:style-name="Tabela5.A2" office:value-type="string">
            <text:p text:style-name="P397">ACEITA TODAS FUNCOES DE MODULO</text:p>
          </table:table-cell>
          <table:table-cell table:style-name="Tabela5.A2" office:value-type="string">
            <text:p text:style-name="P396">DADOS</text:p>
          </table:table-cell>
          <table:table-cell table:style-name="Tabela5.D12" office:value-type="string">
            <text:p text:style-name="P396">BOOLEANO</text:p>
          </table:table-cell>
        </table:table-row>
        <table:table-row table:style-name="Tabela5.2">
          <table:table-cell table:style-name="Tabela5.A2" office:value-type="string">
            <text:p text:style-name="P596">0064</text:p>
          </table:table-cell>
          <table:table-cell table:style-name="Tabela5.A2" office:value-type="string">
            <text:p text:style-name="P596">MULT<text:span text:style-name="T333">I</text:span>LOJA INCLUIR</text:p>
          </table:table-cell>
          <table:table-cell table:style-name="Tabela5.A2" office:value-type="string">
            <text:p text:style-name="P595">COMANDO</text:p>
          </table:table-cell>
          <table:table-cell table:style-name="Tabela5.D12" office:value-type="string">
            <text:p text:style-name="P595">Comando sem Dados</text:p>
          </table:table-cell>
        </table:table-row>
        <table:table-row table:style-name="Tabela5.2">
          <table:table-cell table:style-name="Tabela5.A2" office:value-type="string">
            <text:p text:style-name="P398">0065</text:p>
          </table:table-cell>
          <table:table-cell table:style-name="Tabela5.A2" office:value-type="string">
            <text:p text:style-name="P368"><text:span text:style-name="T334">MULT</text:span><text:span text:style-name="T333">I</text:span><text:span text:style-name="T334">LOJA_</text:span><text:span text:style-name="T317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98">0066</text:p>
          </table:table-cell>
          <table:table-cell table:style-name="Tabela5.A2" office:value-type="string">
            <text:p text:style-name="P598">MULT<text:span text:style-name="T333">I</text:span>LOJA EXCLUIR</text:p>
          </table:table-cell>
          <table:table-cell table:style-name="Tabela5.A2" office:value-type="string">
            <text:p text:style-name="P597">COMANDO</text:p>
          </table:table-cell>
          <table:table-cell table:style-name="Tabela5.D12" office:value-type="string">
            <text:p text:style-name="P597">Comando sem Dados</text:p>
          </table:table-cell>
        </table:table-row>
        <table:table-row table:style-name="Tabela5.2">
          <table:table-cell table:style-name="Tabela5.A2" office:value-type="string">
            <text:p text:style-name="P600">0067</text:p>
          </table:table-cell>
          <table:table-cell table:style-name="Tabela5.A2" office:value-type="string">
            <text:p text:style-name="P594">MULTILOJA ALTERAR</text:p>
          </table:table-cell>
          <table:table-cell table:style-name="Tabela5.A2" office:value-type="string">
            <text:p text:style-name="P599">COMANDO</text:p>
          </table:table-cell>
          <table:table-cell table:style-name="Tabela5.D12" office:value-type="string">
            <text:p text:style-name="P599">Comando sem Dados</text:p>
          </table:table-cell>
        </table:table-row>
        <table:table-row table:style-name="Tabela5.2">
          <table:table-cell table:style-name="Tabela5.A2" office:value-type="string">
            <text:p text:style-name="P400">0068</text:p>
          </table:table-cell>
          <table:table-cell table:style-name="Tabela5.A2" office:value-type="string">
            <text:p text:style-name="P400">MODULO PADRÃO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399">TEXTO</text:p>
          </table:table-cell>
        </table:table-row>
        <table:table-row table:style-name="Tabela5.2">
          <table:table-cell table:style-name="Tabela5.A2" office:value-type="string">
            <text:p text:style-name="P602">0069</text:p>
          </table:table-cell>
          <table:table-cell table:style-name="Tabela5.A2" office:value-type="string">
            <text:p text:style-name="P602">LOJA EXCLUIR</text:p>
          </table:table-cell>
          <table:table-cell table:style-name="Tabela5.A2" office:value-type="string">
            <text:p text:style-name="P601">COMANDO</text:p>
          </table:table-cell>
          <table:table-cell table:style-name="Tabela5.D12" office:value-type="string">
            <text:p text:style-name="P601">Comando sem Dados</text:p>
          </table:table-cell>
        </table:table-row>
        <table:table-row table:style-name="Tabela5.2">
          <table:table-cell table:style-name="Tabela5.A2" office:value-type="string">
            <text:p text:style-name="P604">006A</text:p>
          </table:table-cell>
          <table:table-cell table:style-name="Tabela5.A2" office:value-type="string">
            <text:p text:style-name="P604">PINPAD EXCLUIR</text:p>
          </table:table-cell>
          <table:table-cell table:style-name="Tabela5.A2" office:value-type="string">
            <text:p text:style-name="P603">COMANDO</text:p>
          </table:table-cell>
          <table:table-cell table:style-name="Tabela5.D12" office:value-type="string">
            <text:p text:style-name="P603">Comando sem Dados</text:p>
          </table:table-cell>
        </table:table-row>
        <table:table-row table:style-name="Tabela5.2">
          <table:table-cell table:style-name="Tabela5.A2" office:value-type="string">
            <text:p text:style-name="P606">006B</text:p>
          </table:table-cell>
          <table:table-cell table:style-name="Tabela5.A2" office:value-type="string">
            <text:p text:style-name="P606">PDV EXCLUIR</text:p>
          </table:table-cell>
          <table:table-cell table:style-name="Tabela5.A2" office:value-type="string">
            <text:p text:style-name="P605">COMANDO</text:p>
          </table:table-cell>
          <table:table-cell table:style-name="Tabela5.D12" office:value-type="string">
            <text:p text:style-name="P605">Comando sem Dados</text:p>
          </table:table-cell>
        </table:table-row>
        <table:table-row table:style-name="Tabela5.2">
          <table:table-cell table:style-name="Tabela5.A2" office:value-type="string">
            <text:p text:style-name="P401">006C</text:p>
          </table:table-cell>
          <table:table-cell table:style-name="Tabela5.A2" office:value-type="string">
            <text:p text:style-name="P401">MODULO_<text:span text:style-name="T335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02">006D</text:p>
          </table:table-cell>
          <table:table-cell table:style-name="Tabela5.A2" office:value-type="string">
            <text:p text:style-name="P404">MODULO_<text:span text:style-name="T333">CONF_FUNCAO_</text:span>ID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05">006E</text:p>
          </table:table-cell>
          <table:table-cell table:style-name="Tabela5.A2" office:value-type="string">
            <text:p text:style-name="P368"><text:span text:style-name="T336">TAG_</text:span><text:span text:style-name="T337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06">006F</text:p>
          </table:table-cell>
          <table:table-cell table:style-name="Tabela5.A2" office:value-type="string">
            <text:p text:style-name="P368"><text:span text:style-name="T338">ADQUIRENTE_</text:span><text:span text:style-name="T339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08">0070</text:p>
          </table:table-cell>
          <table:table-cell table:style-name="Tabela5.A2" office:value-type="string">
            <text:p text:style-name="P608">PESQUISA <text:span text:style-name="T340">VARIAS </text:span>TABELAS</text:p>
          </table:table-cell>
          <table:table-cell table:style-name="Tabela5.A2" office:value-type="string">
            <text:p text:style-name="P607">COMANDO</text:p>
          </table:table-cell>
          <table:table-cell table:style-name="Tabela5.D12" office:value-type="string">
            <text:p text:style-name="P607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610">0071</text:p>
          </table:table-cell>
          <table:table-cell table:style-name="Tabela5.A2" office:value-type="string">
            <text:p text:style-name="P610">VALIDA CHAVE MODULO_CONF</text:p>
          </table:table-cell>
          <table:table-cell table:style-name="Tabela5.A2" office:value-type="string">
            <text:p text:style-name="P609">COMANDO</text:p>
          </table:table-cell>
          <table:table-cell table:style-name="Tabela5.D12" office:value-type="string">
            <text:p text:style-name="P609">Comando sem Dados</text:p>
          </table:table-cell>
        </table:table-row>
        <table:table-row table:style-name="Tabela5.2">
          <table:table-cell table:style-name="Tabela5.A2" office:value-type="string">
            <text:p text:style-name="P612">0072</text:p>
          </table:table-cell>
          <table:table-cell table:style-name="Tabela5.A2" office:value-type="string">
            <text:p text:style-name="P612">MODULO_CONF ALTERAR</text:p>
          </table:table-cell>
          <table:table-cell table:style-name="Tabela5.A2" office:value-type="string">
            <text:p text:style-name="P611">COMANDO</text:p>
          </table:table-cell>
          <table:table-cell table:style-name="Tabela5.D12" office:value-type="string">
            <text:p text:style-name="P611">Comando sem Dados</text:p>
          </table:table-cell>
        </table:table-row>
        <table:table-row table:style-name="Tabela5.2">
          <table:table-cell table:style-name="Tabela5.A2" office:value-type="string">
            <text:p text:style-name="P614">0073</text:p>
          </table:table-cell>
          <table:table-cell table:style-name="Tabela5.A2" office:value-type="string">
            <text:p text:style-name="P614">MODULO_CONF INCLUIR</text:p>
          </table:table-cell>
          <table:table-cell table:style-name="Tabela5.A2" office:value-type="string">
            <text:p text:style-name="P613">COMANDO</text:p>
          </table:table-cell>
          <table:table-cell table:style-name="Tabela5.D12" office:value-type="string">
            <text:p text:style-name="P613">Comando sem Dados</text:p>
          </table:table-cell>
        </table:table-row>
        <table:table-row table:style-name="Tabela5.2">
          <table:table-cell table:style-name="Tabela5.A2" office:value-type="string">
            <text:p text:style-name="P616">0074</text:p>
          </table:table-cell>
          <table:table-cell table:style-name="Tabela5.A2" office:value-type="string">
            <text:p text:style-name="P616">MODULO INCLUIR</text:p>
          </table:table-cell>
          <table:table-cell table:style-name="Tabela5.A2" office:value-type="string">
            <text:p text:style-name="P615">COMANDO</text:p>
          </table:table-cell>
          <table:table-cell table:style-name="Tabela5.D12" office:value-type="string">
            <text:p text:style-name="P615">Comando sem Dados</text:p>
          </table:table-cell>
        </table:table-row>
        <table:table-row table:style-name="Tabela5.2">
          <table:table-cell table:style-name="Tabela5.A2" office:value-type="string">
            <text:p text:style-name="P618">0075</text:p>
          </table:table-cell>
          <table:table-cell table:style-name="Tabela5.A2" office:value-type="string">
            <text:p text:style-name="P618">MODULO ALTERAR</text:p>
          </table:table-cell>
          <table:table-cell table:style-name="Tabela5.A2" office:value-type="string">
            <text:p text:style-name="P617">COMANDO</text:p>
          </table:table-cell>
          <table:table-cell table:style-name="Tabela5.D12" office:value-type="string">
            <text:p text:style-name="P617">Comando sem Dados</text:p>
          </table:table-cell>
        </table:table-row>
        <table:table-row table:style-name="Tabela5.2">
          <table:table-cell table:style-name="Tabela5.A2" office:value-type="string">
            <text:p text:style-name="P407">0076</text:p>
          </table:table-cell>
          <table:table-cell table:style-name="Tabela5.A2" office:value-type="string">
            <text:p text:style-name="P368"><text:span text:style-name="T341">BIN_</text:span><text:span text:style-name="T328">ID</text:span>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20">0077</text:p>
          </table:table-cell>
          <table:table-cell table:style-name="Tabela5.A2" office:value-type="string">
            <text:p text:style-name="P620">BIN INCLUIR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19">Comando sem Dados</text:p>
          </table:table-cell>
        </table:table-row>
        <table:table-row table:style-name="Tabela5.2">
          <table:table-cell table:style-name="Tabela5.A2" office:value-type="string">
            <text:p text:style-name="P622">0078</text:p>
          </table:table-cell>
          <table:table-cell table:style-name="Tabela5.A2" office:value-type="string">
            <text:p text:style-name="P622">BIN EXCLUIR</text:p>
          </table:table-cell>
          <table:table-cell table:style-name="Tabela5.A2" office:value-type="string">
            <text:p text:style-name="P621">COMANDO</text:p>
          </table:table-cell>
          <table:table-cell table:style-name="Tabela5.D12" office:value-type="string">
            <text:p text:style-name="P621">Comando sem Dados</text:p>
          </table:table-cell>
        </table:table-row>
        <table:table-row table:style-name="Tabela5.2">
          <table:table-cell table:style-name="Tabela5.A2" office:value-type="string">
            <text:p text:style-name="P623">0079</text:p>
          </table:table-cell>
          <table:table-cell table:style-name="Tabela5.A2" office:value-type="string">
            <text:p text:style-name="P623"><text:span text:style-name="T342">MODULO_</text:span><text:span text:style-name="T333">CONF_FUNCAO INCLUIR</text:span></text:p>
          </table:table-cell>
          <table:table-cell table:style-name="Tabela5.A2" office:value-type="string">
            <text:p text:style-name="P593">COMANDO</text:p>
          </table:table-cell>
          <table:table-cell table:style-name="Tabela5.D12" office:value-type="string">
            <text:p text:style-name="P621">Comando sem Dados</text:p>
          </table:table-cell>
        </table:table-row>
        <table:table-row table:style-name="Tabela5.2">
          <table:table-cell table:style-name="Tabela5.A2" office:value-type="string">
            <text:p text:style-name="P625">007A</text:p>
          </table:table-cell>
          <table:table-cell table:style-name="Tabela5.A2" office:value-type="string">
            <text:p text:style-name="P625"><text:span text:style-name="T333">CRIA UMA </text:span>TRANS<text:span text:style-name="T343">A</text:span><text:span text:style-name="T333">ÇÃO</text:span></text:p>
          </table:table-cell>
          <table:table-cell table:style-name="Tabela5.A2" office:value-type="string">
            <text:p text:style-name="P624">COMANDO</text:p>
          </table:table-cell>
          <table:table-cell table:style-name="Tabela5.D12" office:value-type="string">
            <text:p text:style-name="P626">S=SOLICITANDO</text:p>
            <text:p text:style-name="P626">R=RETORNO</text:p>
          </table:table-cell>
        </table:table-row>
        <table:table-row table:style-name="Tabela5.2">
          <table:table-cell table:style-name="Tabela5.A2" office:value-type="string">
            <text:p text:style-name="P409">007B</text:p>
          </table:table-cell>
          <table:table-cell table:style-name="Tabela5.A2" office:value-type="string">
            <text:p text:style-name="P409">MODULO_CONF_ID</text:p>
          </table:table-cell>
          <table:table-cell table:style-name="Tabela5.A2" office:value-type="string">
            <text:p text:style-name="P408">DADOS</text:p>
          </table:table-cell>
          <table:table-cell table:style-name="Tabela5.D12" office:value-type="string">
            <text:p text:style-name="P408">NUMERICO</text:p>
          </table:table-cell>
        </table:table-row>
        <table:table-row table:style-name="Tabela5.2">
          <table:table-cell table:style-name="Tabela5.A2" office:value-type="string">
            <text:p text:style-name="P409">007C</text:p>
          </table:table-cell>
          <table:table-cell table:style-name="Tabela5.A2" office:value-type="string">
            <text:p text:style-name="P409">DATA DA TRANSACAO NO SERVIDOR OPEN TEF</text:p>
          </table:table-cell>
          <table:table-cell table:style-name="Tabela5.A2" office:value-type="string">
            <text:p text:style-name="P408">DADOS</text:p>
          </table:table-cell>
          <table:table-cell table:style-name="Tabela5.D12" office:value-type="string">
            <text:p text:style-name="P410">NUMERICO</text:p>
          </table:table-cell>
        </table:table-row>
        <table:table-row table:style-name="Tabela5.2">
          <table:table-cell table:style-name="Tabela5.A2" office:value-type="string">
            <text:p text:style-name="P411">007D</text:p>
          </table:table-cell>
          <table:table-cell table:style-name="Tabela5.A2" office:value-type="string">
            <text:p text:style-name="P411">MENSAGEM <text:span text:style-name="T333">ESTRUTURADA</text:span></text:p>
          </table:table-cell>
          <table:table-cell table:style-name="Tabela5.A2" office:value-type="string">
            <text:p text:style-name="P410">DADOS</text:p>
          </table:table-cell>
          <table:table-cell table:style-name="Tabela5.D12" office:value-type="string">
            <text:p text:style-name="P412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628">007E</text:p>
          </table:table-cell>
          <table:table-cell table:style-name="Tabela5.A2" office:value-type="string">
            <text:p text:style-name="P628">MODULO_FUN<text:span text:style-name="T333">C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8">007F</text:p>
          </table:table-cell>
          <table:table-cell table:style-name="Tabela5.A2" office:value-type="string">
            <text:p text:style-name="P628">MODULO_<text:span text:style-name="T344">FUN</text:span><text:span text:style-name="T333">CAO</text:span> <text:span text:style-name="T333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414">0080</text:p>
          </table:table-cell>
          <table:table-cell table:style-name="Tabela5.A2" office:value-type="string">
            <text:p text:style-name="P414">TABELA MULT<text:span text:style-name="T333">I</text:span>LOJA</text:p>
          </table:table-cell>
          <table:table-cell table:style-name="Tabela5.A2" office:value-type="string">
            <text:p text:style-name="P415">DADOS</text:p>
          </table:table-cell>
          <table:table-cell table:style-name="Tabela5.D12" office:value-type="string">
            <text:p text:style-name="P415">TEXTO</text:p>
          </table:table-cell>
        </table:table-row>
        <table:table-row table:style-name="Tabela5.2">
          <table:table-cell table:style-name="Tabela5.A2" office:value-type="string">
            <text:p text:style-name="P416">0081</text:p>
          </table:table-cell>
          <table:table-cell table:style-name="Tabela5.A2" office:value-type="string">
            <text:p text:style-name="P416">TABELA TAG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18">0082</text:p>
          </table:table-cell>
          <table:table-cell table:style-name="Tabela5.A2" office:value-type="string">
            <text:p text:style-name="P418">TABELA ADQUIRENTE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418">0083</text:p>
          </table:table-cell>
          <table:table-cell table:style-name="Tabela5.A2" office:value-type="string">
            <text:p text:style-name="P418">TABELA BIN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420">00<text:span text:style-name="T345">84</text:span></text:p>
          </table:table-cell>
          <table:table-cell table:style-name="Tabela5.A2" office:value-type="string">
            <text:p text:style-name="P413">MULTILOJA_MODULO_CONF_FUNCAO HABILITADO</text:p>
          </table:table-cell>
          <table:table-cell table:style-name="Tabela5.A2" office:value-type="string">
            <text:p text:style-name="P419">DADOS</text:p>
          </table:table-cell>
          <table:table-cell table:style-name="Tabela5.D12" office:value-type="string">
            <text:p text:style-name="P421">BOOLEANO</text:p>
          </table:table-cell>
        </table:table-row>
        <table:table-row table:style-name="Tabela5.2">
          <table:table-cell table:style-name="Tabela5.A2" office:value-type="string">
            <text:p text:style-name="P629">0085</text:p>
          </table:table-cell>
          <table:table-cell table:style-name="Tabela5.A2" office:value-type="string">
            <text:p text:style-name="P631">MODULO_CONF_FUNCAO ALTERAR</text:p>
          </table:table-cell>
          <table:table-cell table:style-name="Tabela5.A2" office:value-type="string">
            <text:p text:style-name="P632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423">0086</text:p>
          </table:table-cell>
          <table:table-cell table:style-name="Tabela5.A2" office:value-type="string">
            <text:p text:style-name="P413">MODULO_CONF_FUNCAO HABILITADO</text:p>
          </table:table-cell>
          <table:table-cell table:style-name="Tabela5.A2" office:value-type="string">
            <text:p text:style-name="P422">DADOS</text:p>
          </table:table-cell>
          <table:table-cell table:style-name="Tabela5.D12" office:value-type="string">
            <text:p text:style-name="P421">BOOLEANO</text:p>
          </table:table-cell>
        </table:table-row>
        <table:table-row table:style-name="Tabela5.2">
          <table:table-cell table:style-name="Tabela5.A2" office:value-type="string">
            <text:p text:style-name="P634">008<text:span text:style-name="T346">7</text:span></text:p>
          </table:table-cell>
          <table:table-cell table:style-name="Tabela5.A2" office:value-type="string">
            <text:p text:style-name="P631">LOJA_MODULO_CONF_FUNCAO EXCLUIR</text:p>
          </table:table-cell>
          <table:table-cell table:style-name="Tabela5.A2" office:value-type="string">
            <text:p text:style-name="P630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635">0088</text:p>
          </table:table-cell>
          <table:table-cell table:style-name="Tabela5.A2" office:value-type="string">
            <text:p text:style-name="P631"><text:span text:style-name="T347">MULTI</text:span>LOJA_MODULO_CONF_FUNCAO EXCLUIR</text:p>
          </table:table-cell>
          <table:table-cell table:style-name="Tabela5.A2" office:value-type="string">
            <text:p text:style-name="P630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425">008<text:span text:style-name="T348">9</text:span></text:p>
          </table:table-cell>
          <table:table-cell table:style-name="Tabela5.A2" office:value-type="string">
            <text:p text:style-name="P413"><text:span text:style-name="T347">LOJA_M</text:span>ODULO_CONF_FUNCAO HABILITADO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6">BOOLEANO</text:p>
          </table:table-cell>
        </table:table-row>
        <table:table-row table:style-name="Tabela5.2">
          <table:table-cell table:style-name="Tabela5.A2" office:value-type="string">
            <text:p text:style-name="P635">008<text:span text:style-name="T349">A</text:span></text:p>
          </table:table-cell>
          <table:table-cell table:style-name="Tabela5.A2" office:value-type="string">
            <text:p text:style-name="P636">MODULO_CONF_FUNCAO EXCLUIR</text:p>
          </table:table-cell>
          <table:table-cell table:style-name="Tabela5.A2" office:value-type="string">
            <text:p text:style-name="P630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425">008<text:span text:style-name="T350">B</text:span></text:p>
          </table:table-cell>
          <table:table-cell table:style-name="Tabela5.A2" office:value-type="string">
            <text:p text:style-name="P425"><text:span text:style-name="T350">MODULO_</text:span><text:span text:style-name="T351">FUNC</text:span>_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633">008C</text:p>
          </table:table-cell>
          <table:table-cell table:style-name="Tabela5.A2" office:value-type="string">
            <text:p text:style-name="P636">INCLUI OU ATUALIZA TAG</text:p>
          </table:table-cell>
          <table:table-cell table:style-name="Tabela5.A2" office:value-type="string">
            <text:p text:style-name="P632">COMANDO</text:p>
          </table:table-cell>
          <table:table-cell table:style-name="Tabela5.D12" office:value-type="string">
            <text:p text:style-name="P632">Comando sem Dados</text:p>
          </table:table-cell>
        </table:table-row>
        <table:table-row table:style-name="Tabela5.2">
          <table:table-cell table:style-name="Tabela5.A2" office:value-type="string">
            <text:p text:style-name="P425">008<text:span text:style-name="T352">D</text:span></text:p>
          </table:table-cell>
          <table:table-cell table:style-name="Tabela5.A2" office:value-type="string">
            <text:p text:style-name="P427">TABELA PINPA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8">TEXTO</text:p>
          </table:table-cell>
        </table:table-row>
        <table:table-row table:style-name="Tabela5.2">
          <table:table-cell table:style-name="Tabela5.A2" office:value-type="string">
            <text:p text:style-name="P425">008<text:span text:style-name="T353">E</text:span></text:p>
          </table:table-cell>
          <table:table-cell table:style-name="Tabela5.A2" office:value-type="string">
            <text:p text:style-name="P425"><text:span text:style-name="T352">TABELA PD</text:span><text:span text:style-name="T353">V</text:span>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8">TEXTO</text:p>
          </table:table-cell>
        </table:table-row>
        <table:table-row table:style-name="Tabela5.2">
          <table:table-cell table:style-name="Tabela5.A2" office:value-type="string">
            <text:p text:style-name="P425">008<text:span text:style-name="T354">F</text:span></text:p>
          </table:table-cell>
          <table:table-cell table:style-name="Tabela5.A2" office:value-type="string">
            <text:p text:style-name="P425"><text:span text:style-name="T352">TABELA </text:span><text:span text:style-name="T354">CONFIGURADOR</text:span>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8">TEXTO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355">90</text:span></text:p>
          </table:table-cell>
          <table:table-cell table:style-name="Tabela5.A2" office:value-type="string">
            <text:p text:style-name="P425"><text:span text:style-name="T352">TABELA </text:span><text:span text:style-name="T355">MODULO</text:span>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8">TEXTO</text:p>
          </table:table-cell>
        </table:table-row>
        <table:table-row table:style-name="Tabela5.2">
          <table:table-cell table:style-name="Tabela5.A2" office:value-type="string">
            <text:p text:style-name="P429">0091</text:p>
          </table:table-cell>
          <table:table-cell table:style-name="Tabela5.A2" office:value-type="string">
            <text:p text:style-name="P492">DOCUMENTO</text:p>
          </table:table-cell>
          <table:table-cell table:style-name="Tabela5.A2" office:value-type="string">
            <text:p text:style-name="P493">DADOS</text:p>
          </table:table-cell>
          <table:table-cell table:style-name="Tabela5.D12" office:value-type="string">
            <text:p text:style-name="P494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418">00<text:span text:style-name="T356">92</text:span></text:p>
          </table:table-cell>
          <table:table-cell table:style-name="Tabela5.A2" office:value-type="string">
            <text:p text:style-name="P418">TABELA <text:span text:style-name="T356">MODULO_FUNC</text:span><text:span text:style-name="T347">AO</text:span>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402">00<text:span text:style-name="T357">93</text:span></text:p>
          </table:table-cell>
          <table:table-cell table:style-name="Tabela5.A2" office:value-type="string">
            <text:p text:style-name="P404"><text:span text:style-name="T358">TABELA</text:span> <text:span text:style-name="T357">MODULO_</text:span><text:span text:style-name="T347">CONF_FUNCAO</text:span>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26">TEXTO</text:p>
          </table:table-cell>
        </table:table-row>
        <table:table-row table:style-name="Tabela5.2">
          <table:table-cell table:style-name="Tabela5.A2" office:value-type="string">
            <text:p text:style-name="P418">00<text:span text:style-name="T356">9</text:span><text:span text:style-name="T359">4</text:span></text:p>
          </table:table-cell>
          <table:table-cell table:style-name="Tabela5.A2" office:value-type="string">
            <text:p text:style-name="P418">TABELA <text:span text:style-name="T359">MULTLOJA_</text:span><text:span text:style-name="T356">MODULO_</text:span><text:span text:style-name="T360">CONF</text:span>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355">9</text:span><text:span text:style-name="T361">5</text:span></text:p>
          </table:table-cell>
          <table:table-cell table:style-name="Tabela5.A2" office:value-type="string">
            <text:p text:style-name="P425"><text:span text:style-name="T352">TABELA </text:span><text:span text:style-name="T361">PESQUISA_</text:span><text:span text:style-name="T355">MODULO</text:span>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8">TEXTO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62">96</text:span></text:p>
          </table:table-cell>
          <table:table-cell table:style-name="Tabela5.A2" office:value-type="string">
            <text:p text:style-name="P568"><text:span text:style-name="T362">MULT</text:span><text:span text:style-name="T363">I</text:span><text:span text:style-name="T362">LOJA_MODULO_</text:span><text:span text:style-name="T363">CONF</text:span> <text:span text:style-name="T321">INCLUI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364">97</text:span></text:p>
          </table:table-cell>
          <table:table-cell table:style-name="Tabela5.A2" office:value-type="string">
            <text:p text:style-name="P425"><text:span text:style-name="T364">MULTLOJA_MODULO</text:span>_<text:span text:style-name="T363">CONF_</text:span>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402">00<text:span text:style-name="T357">9</text:span><text:span text:style-name="T365">8</text:span></text:p>
          </table:table-cell>
          <table:table-cell table:style-name="Tabela5.A2" office:value-type="string">
            <text:p text:style-name="P404"><text:span text:style-name="T358">TABELA</text:span> <text:span text:style-name="T357">LOJA</text:span>_<text:span text:style-name="T357">MODULO_</text:span><text:span text:style-name="T363">CONF_FUNCAO</text:span>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30">TEXTO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62">9</text:span><text:span text:style-name="T366">9</text:span></text:p>
          </table:table-cell>
          <table:table-cell table:style-name="Tabela5.A2" office:value-type="string">
            <text:p text:style-name="P568"><text:span text:style-name="T362">MULT</text:span><text:span text:style-name="T363">I</text:span><text:span text:style-name="T362">LOJA_MODULO_</text:span><text:span text:style-name="T363">CONF</text:span> <text:span text:style-name="T366">EXCLUI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62">9</text:span><text:span text:style-name="T367">A</text:span></text:p>
          </table:table-cell>
          <table:table-cell table:style-name="Tabela5.A2" office:value-type="string">
            <text:p text:style-name="P568"><text:span text:style-name="T362">MULT</text:span><text:span text:style-name="T363">I</text:span><text:span text:style-name="T362">LOJA_MODULO_</text:span><text:span text:style-name="T363">CONF</text:span> <text:span text:style-name="T367">ALTERA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637">00<text:span text:style-name="T357">9</text:span><text:span text:style-name="T368">B</text:span></text:p>
          </table:table-cell>
          <table:table-cell table:style-name="Tabela5.A2" office:value-type="string">
            <text:p text:style-name="P638">LOJA_MODULO_CONF_FUNCAO INCLUIR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18">00<text:span text:style-name="T356">9</text:span><text:span text:style-name="T369">C</text:span></text:p>
          </table:table-cell>
          <table:table-cell table:style-name="Tabela5.A2" office:value-type="string">
            <text:p text:style-name="P418">TABELA <text:span text:style-name="T359">MULT</text:span><text:span text:style-name="T363">I</text:span><text:span text:style-name="T359">LOJA_</text:span><text:span text:style-name="T369">FUNCAO</text:span>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370">9D</text:span></text:p>
          </table:table-cell>
          <table:table-cell table:style-name="Tabela5.A2" office:value-type="string">
            <text:p text:style-name="P628"><text:span text:style-name="T370">MULT</text:span><text:span text:style-name="T363">I</text:span><text:span text:style-name="T370">LOJA</text:span>_FUNC<text:span text:style-name="T370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364">9</text:span><text:span text:style-name="T371">E</text:span></text:p>
          </table:table-cell>
          <table:table-cell table:style-name="Tabela5.A2" office:value-type="string">
            <text:p text:style-name="P425"><text:span text:style-name="T364">MULT</text:span><text:span text:style-name="T363">I</text:span><text:span text:style-name="T364">LOJA_</text:span><text:span text:style-name="T371">FUNCAO</text:span>_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637">00<text:span text:style-name="T357">9</text:span><text:span text:style-name="T372">F</text:span></text:p>
          </table:table-cell>
          <table:table-cell table:style-name="Tabela5.A2" office:value-type="string">
            <text:p text:style-name="P639"><text:span text:style-name="T357">MULT</text:span><text:span text:style-name="T363">I</text:span><text:span text:style-name="T357">LOJA</text:span>_<text:span text:style-name="T368">FUNCAO </text:span><text:span text:style-name="T363">ALTERA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8">0<text:span text:style-name="T373">0A</text:span><text:span text:style-name="T374">0</text:span></text:p>
          </table:table-cell>
          <table:table-cell table:style-name="Tabela5.A2" office:value-type="string">
            <text:p text:style-name="P628"><text:span text:style-name="T370">MULTLOJA</text:span>_FUNC<text:span text:style-name="T370">AO</text:span> <text:span text:style-name="T375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402">0<text:span text:style-name="T373">0A</text:span><text:span text:style-name="T376">1</text:span></text:p>
          </table:table-cell>
          <table:table-cell table:style-name="Tabela5.A2" office:value-type="string">
            <text:p text:style-name="P432">MULTILOJA_FUNCAO HABILITADO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31">BOOLEANO</text:p>
          </table:table-cell>
        </table:table-row>
        <table:table-row table:style-name="Tabela5.2">
          <table:table-cell table:style-name="Tabela5.A2" office:value-type="string">
            <text:p text:style-name="P434">0<text:span text:style-name="T373">0A</text:span>2</text:p>
          </table:table-cell>
          <table:table-cell table:style-name="Tabela5.A2" office:value-type="string">
            <text:p text:style-name="P434">TERMINAL TIPO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PDV, CONFIGURADOR...</text:p>
          </table:table-cell>
        </table:table-row>
        <table:table-row table:style-name="Tabela5.2">
          <table:table-cell table:style-name="Tabela5.A2" office:value-type="string">
            <text:p text:style-name="P434">0<text:span text:style-name="T373">0A</text:span><text:span text:style-name="T377">3</text:span></text:p>
          </table:table-cell>
          <table:table-cell table:style-name="Tabela5.A2" office:value-type="string">
            <text:p text:style-name="P434">TERMINAL ID</text:p>
          </table:table-cell>
          <table:table-cell table:style-name="Tabela5.A2" office:value-type="string">
            <text:p text:style-name="P433"/>
          </table:table-cell>
          <table:table-cell table:style-name="Tabela5.D12" office:value-type="string">
            <text:p text:style-name="P369"/>
          </table:table-cell>
        </table:table-row>
        <table:table-row table:style-name="Tabela5.2">
          <table:table-cell table:style-name="Tabela5.A2" office:value-type="string">
            <text:p text:style-name="P436">00A4</text:p>
          </table:table-cell>
          <table:table-cell table:style-name="Tabela5.A2" office:value-type="string">
            <text:p text:style-name="P436">TRANSACAO STATUS</text:p>
          </table:table-cell>
          <table:table-cell table:style-name="Tabela5.A2" office:value-type="string">
            <text:p text:style-name="P435">DADOS</text:p>
          </table:table-cell>
          <table:table-cell table:style-name="Tabela5.D12" office:value-type="string">
            <text:p text:style-name="P435">NUMERICO</text:p>
          </table:table-cell>
        </table:table-row>
        <table:table-row table:style-name="Tabela5.2">
          <table:table-cell table:style-name="Tabela5.A2" office:value-type="string">
            <text:p text:style-name="P438">00A5</text:p>
          </table:table-cell>
          <table:table-cell table:style-name="Tabela5.A2" office:value-type="string">
            <text:p text:style-name="P438">ERROS <text:span text:style-name="T378">NA TRANSACAO</text:span> </text:p>
          </table:table-cell>
          <table:table-cell table:style-name="Tabela5.A2" office:value-type="string">
            <text:p text:style-name="P437">NUMERICO</text:p>
          </table:table-cell>
          <table:table-cell table:style-name="Tabela5.D12" office:value-type="string">
            <text:p text:style-name="P437">VER TABELA DE ERRO</text:p>
          </table:table-cell>
        </table:table-row>
        <table:table-row table:style-name="Tabela5.2">
          <table:table-cell table:style-name="Tabela5.A2" office:value-type="string">
            <text:p text:style-name="P440">00A6</text:p>
          </table:table-cell>
          <table:table-cell table:style-name="Tabela5.A2" office:value-type="string">
            <text:p text:style-name="P440">ID UNICO GERADO PELO PDV NA TRANSACAO</text:p>
          </table:table-cell>
          <table:table-cell table:style-name="Tabela5.A2" office:value-type="string">
            <text:p text:style-name="P439">DADOS</text:p>
          </table:table-cell>
          <table:table-cell table:style-name="Tabela5.D12" office:value-type="string">
            <text:p text:style-name="P437"/>
          </table:table-cell>
        </table:table-row>
        <table:table-row table:style-name="Tabela5.2">
          <table:table-cell table:style-name="Tabela5.A2" office:value-type="string">
            <text:p text:style-name="P442">00A7</text:p>
          </table:table-cell>
          <table:table-cell table:style-name="Tabela5.A2" office:value-type="string">
            <text:p text:style-name="P442">TABELA LOJA_MODULO_<text:span text:style-name="T379">CONF</text:span></text:p>
          </table:table-cell>
          <table:table-cell table:style-name="Tabela5.A2" office:value-type="string">
            <text:p text:style-name="P441">DADOS</text:p>
          </table:table-cell>
          <table:table-cell table:style-name="Tabela5.D12" office:value-type="string">
            <text:p text:style-name="P441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02">00<text:span text:style-name="T380">A8</text:span></text:p>
          </table:table-cell>
          <table:table-cell table:style-name="Tabela5.A2" office:value-type="string">
            <text:p text:style-name="P404"><text:span text:style-name="T357">LOJA</text:span>_<text:span text:style-name="T368">FUNCAO </text:span><text:span text:style-name="T375">HABILITADO</text:span>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31">BOOLEANO</text:p>
          </table:table-cell>
        </table:table-row>
        <table:table-row table:style-name="Tabela5.2">
          <table:table-cell table:style-name="Tabela5.A2" office:value-type="string">
            <text:p text:style-name="P418">00<text:span text:style-name="T381">A9</text:span></text:p>
          </table:table-cell>
          <table:table-cell table:style-name="Tabela5.A2" office:value-type="string">
            <text:p text:style-name="P418">TABELA <text:span text:style-name="T359">LOJA_</text:span><text:span text:style-name="T369">FUNCAO</text:span>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382">AA</text:span></text:p>
          </table:table-cell>
          <table:table-cell table:style-name="Tabela5.A2" office:value-type="string">
            <text:p text:style-name="P628"><text:span text:style-name="T370">LOJA</text:span>_FUNC<text:span text:style-name="T370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383">AB</text:span></text:p>
          </table:table-cell>
          <table:table-cell table:style-name="Tabela5.A2" office:value-type="string">
            <text:p text:style-name="P425"><text:span text:style-name="T364">LOJA_</text:span><text:span text:style-name="T371">FUNCAO</text:span>_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637">00<text:span text:style-name="T384">AC</text:span></text:p>
          </table:table-cell>
          <table:table-cell table:style-name="Tabela5.A2" office:value-type="string">
            <text:p text:style-name="P639"><text:span text:style-name="T357">LOJA</text:span>_<text:span text:style-name="T368">FUNCAO </text:span><text:span text:style-name="T375">ALTERA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8">0<text:span text:style-name="T373">0A</text:span><text:span text:style-name="T385">D</text:span></text:p>
          </table:table-cell>
          <table:table-cell table:style-name="Tabela5.A2" office:value-type="string">
            <text:p text:style-name="P628"><text:span text:style-name="T370">LOJA</text:span>_FUNC<text:span text:style-name="T370">AO</text:span> <text:span text:style-name="T386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87">AE</text:span></text:p>
          </table:table-cell>
          <table:table-cell table:style-name="Tabela5.A2" office:value-type="string">
            <text:p text:style-name="P568"><text:span text:style-name="T362">LOJA_MODULO_</text:span><text:span text:style-name="T386">CONF</text:span> <text:span text:style-name="T321">INCLUI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387">AF</text:span></text:p>
          </table:table-cell>
          <table:table-cell table:style-name="Tabela5.A2" office:value-type="string">
            <text:p text:style-name="P425"><text:span text:style-name="T364">LOJA_MODULO</text:span>_<text:span text:style-name="T386">CONF_</text:span>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637">00<text:span text:style-name="T388">B0</text:span></text:p>
          </table:table-cell>
          <table:table-cell table:style-name="Tabela5.A2" office:value-type="string">
            <text:p text:style-name="P640">MULTILOJA_MODULO_CONF_FUNCAO ALTERAR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88">B1</text:span></text:p>
          </table:table-cell>
          <table:table-cell table:style-name="Tabela5.A2" office:value-type="string">
            <text:p text:style-name="P568"><text:span text:style-name="T362">LOJA_MODULO_</text:span><text:span text:style-name="T386">CONF</text:span> <text:span text:style-name="T367">ALTERA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89">B2</text:span></text:p>
          </table:table-cell>
          <table:table-cell table:style-name="Tabela5.A2" office:value-type="string">
            <text:p text:style-name="P568"><text:span text:style-name="T362">LOJA_MODULO_</text:span><text:span text:style-name="T386">CONF</text:span> <text:span text:style-name="T366">EXCLUI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02">00<text:span text:style-name="T390">B3</text:span></text:p>
          </table:table-cell>
          <table:table-cell table:style-name="Tabela5.A2" office:value-type="string">
            <text:p text:style-name="P444">PINPAD_FUNCAO HABILITADO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43">BOOLEANO</text:p>
          </table:table-cell>
        </table:table-row>
        <table:table-row table:style-name="Tabela5.2">
          <table:table-cell table:style-name="Tabela5.A2" office:value-type="string">
            <text:p text:style-name="P418">00<text:span text:style-name="T391">B4</text:span></text:p>
          </table:table-cell>
          <table:table-cell table:style-name="Tabela5.A2" office:value-type="string">
            <text:p text:style-name="P418">TABELA <text:span text:style-name="T391">PINPAD</text:span><text:span text:style-name="T359">_</text:span><text:span text:style-name="T369">FUNCAO</text:span>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392">B5</text:span></text:p>
          </table:table-cell>
          <table:table-cell table:style-name="Tabela5.A2" office:value-type="string">
            <text:p text:style-name="P628"><text:span text:style-name="T392">PINPAD</text:span>_FUNC<text:span text:style-name="T370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35">00<text:span text:style-name="T392">B6</text:span></text:p>
          </table:table-cell>
          <table:table-cell table:style-name="Tabela5.A2" office:value-type="string">
            <text:p text:style-name="P640">PINPAD_FUNCAO ALTERA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402">00<text:span text:style-name="T393">B7</text:span></text:p>
          </table:table-cell>
          <table:table-cell table:style-name="Tabela5.A2" office:value-type="string">
            <text:p text:style-name="P404"><text:span text:style-name="T393">PINPAD</text:span>_<text:span text:style-name="T372">FUNCAO_</text:span>ID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28">0<text:span text:style-name="T373">0</text:span><text:span text:style-name="T393">B8</text:span></text:p>
          </table:table-cell>
          <table:table-cell table:style-name="Tabela5.A2" office:value-type="string">
            <text:p text:style-name="P628"><text:span text:style-name="T393">PINPAD</text:span>_FUNC<text:span text:style-name="T370">AO</text:span> <text:span text:style-name="T386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37">0<text:span text:style-name="T373">0</text:span><text:span text:style-name="T394">B9</text:span></text:p>
          </table:table-cell>
          <table:table-cell table:style-name="Tabela5.A2" office:value-type="string">
            <text:p text:style-name="P640">MODULO_FUNCAO ALTERA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41">00<text:span text:style-name="T395">BA</text:span></text:p>
          </table:table-cell>
          <table:table-cell table:style-name="Tabela5.A2" office:value-type="string">
            <text:p text:style-name="P640">MODULO_CONF EX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96">BB</text:span></text:p>
          </table:table-cell>
          <table:table-cell table:style-name="Tabela5.A2" office:value-type="string">
            <text:p text:style-name="P640">CONFIGURADOR EXCLUIR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397">BC</text:span></text:p>
          </table:table-cell>
          <table:table-cell table:style-name="Tabela5.A2" office:value-type="string">
            <text:p text:style-name="P425"><text:span text:style-name="T386">LOJA</text:span><text:span text:style-name="T364">_MODULO</text:span>_<text:span text:style-name="T386">CONF_FUNCAO_</text:span>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402">00<text:span text:style-name="T388">B</text:span><text:span text:style-name="T398">D</text:span></text:p>
          </table:table-cell>
          <table:table-cell table:style-name="Tabela5.A2" office:value-type="string">
            <text:p text:style-name="P425"><text:span text:style-name="T386">MULTILOJA</text:span><text:span text:style-name="T364">_MODULO</text:span>_<text:span text:style-name="T386">CONF_FUNCAO_</text:span>ID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369">NUM<text:span text:style-name="T317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88">B</text:span><text:span text:style-name="T398">E</text:span></text:p>
          </table:table-cell>
          <table:table-cell table:style-name="Tabela5.A2" office:value-type="string">
            <text:p text:style-name="P568"><text:span text:style-name="T398">PINPAD</text:span><text:span text:style-name="T362">_MODULO</text:span> <text:span text:style-name="T367">ALTERA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389">B</text:span><text:span text:style-name="T399">F</text:span></text:p>
          </table:table-cell>
          <table:table-cell table:style-name="Tabela5.A2" office:value-type="string">
            <text:p text:style-name="P640">LOJA_MODULO_CONF_FUNCAO ALTERAR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02">00<text:span text:style-name="T400">C0</text:span></text:p>
          </table:table-cell>
          <table:table-cell table:style-name="Tabela5.A2" office:value-type="string">
            <text:p text:style-name="P404"><text:span text:style-name="T390">PD</text:span><text:span text:style-name="T400">V</text:span>_<text:span text:style-name="T368">FUNCAO </text:span><text:span text:style-name="T386">HABILITADO</text:span>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43">BOOLEANO</text:p>
          </table:table-cell>
        </table:table-row>
        <table:table-row table:style-name="Tabela5.2">
          <table:table-cell table:style-name="Tabela5.A2" office:value-type="string">
            <text:p text:style-name="P418">00<text:span text:style-name="T401">C1</text:span></text:p>
          </table:table-cell>
          <table:table-cell table:style-name="Tabela5.A2" office:value-type="string">
            <text:p text:style-name="P418">TABELA <text:span text:style-name="T391">PD</text:span><text:span text:style-name="T401">V</text:span><text:span text:style-name="T359">_</text:span><text:span text:style-name="T369">FUNCAO</text:span></text:p>
          </table:table-cell>
          <table:table-cell table:style-name="Tabela5.A2" office:value-type="string">
            <text:p text:style-name="P417">DADOS</text:p>
          </table:table-cell>
          <table:table-cell table:style-name="Tabela5.D12" office:value-type="string">
            <text:p text:style-name="P417">TEXTO</text:p>
          </table:table-cell>
        </table:table-row>
        <table:table-row table:style-name="Tabela5.2">
          <table:table-cell table:style-name="Tabela5.A2" office:value-type="string">
            <text:p text:style-name="P628">00<text:span text:style-name="T402">C2</text:span></text:p>
          </table:table-cell>
          <table:table-cell table:style-name="Tabela5.A2" office:value-type="string">
            <text:p text:style-name="P628"><text:span text:style-name="T392">PD</text:span><text:span text:style-name="T402">V</text:span>_FUNC<text:span text:style-name="T370">AO</text:span> INCLUIR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403">C3</text:span></text:p>
          </table:table-cell>
          <table:table-cell table:style-name="Tabela5.A2" office:value-type="string">
            <text:p text:style-name="P425"><text:span text:style-name="T392">PD</text:span><text:span text:style-name="T403">V</text:span><text:span text:style-name="T364">_</text:span><text:span text:style-name="T371">FUNCAO</text:span>_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637">00<text:span text:style-name="T404">C4</text:span></text:p>
          </table:table-cell>
          <table:table-cell table:style-name="Tabela5.A2" office:value-type="string">
            <text:p text:style-name="P628"><text:span text:style-name="T393">PD</text:span><text:span text:style-name="T405">V</text:span>_FUNC<text:span text:style-name="T370">AO</text:span> <text:span text:style-name="T374">ALTERA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628">0<text:span text:style-name="T373">0</text:span><text:span text:style-name="T405">C5</text:span></text:p>
          </table:table-cell>
          <table:table-cell table:style-name="Tabela5.A2" office:value-type="string">
            <text:p text:style-name="P628"><text:span text:style-name="T393">PD</text:span><text:span text:style-name="T405">V</text:span>_FUNC<text:span text:style-name="T370">AO</text:span> <text:span text:style-name="T386">EXCLUIR</text:span></text:p>
          </table:table-cell>
          <table:table-cell table:style-name="Tabela5.A2" office:value-type="string">
            <text:p text:style-name="P627">COMANDO</text:p>
          </table:table-cell>
          <table:table-cell table:style-name="Tabela5.D12" office:value-type="string">
            <text:p text:style-name="P627">Comando sem Dados</text:p>
          </table:table-cell>
        </table:table-row>
        <table:table-row table:style-name="Tabela5.2">
          <table:table-cell table:style-name="Tabela5.A2" office:value-type="string">
            <text:p text:style-name="P402">0<text:span text:style-name="T373">0</text:span><text:span text:style-name="T406">C6</text:span></text:p>
          </table:table-cell>
          <table:table-cell table:style-name="Tabela5.A2" office:value-type="string">
            <text:p text:style-name="P404"><text:span text:style-name="T357">MODULO_</text:span><text:span text:style-name="T386">FUNCAO HABILITADO</text:span>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43">BOOLEANO</text:p>
          </table:table-cell>
        </table:table-row>
        <table:table-row table:style-name="Tabela5.2">
          <table:table-cell table:style-name="Tabela5.A2" office:value-type="string">
            <text:p text:style-name="P442">00<text:span text:style-name="T407">C7</text:span></text:p>
          </table:table-cell>
          <table:table-cell table:style-name="Tabela5.A2" office:value-type="string">
            <text:p text:style-name="P442">TABELA <text:span text:style-name="T395">PD</text:span><text:span text:style-name="T407">V</text:span>_MODULO</text:p>
          </table:table-cell>
          <table:table-cell table:style-name="Tabela5.A2" office:value-type="string">
            <text:p text:style-name="P441">DADOS</text:p>
          </table:table-cell>
          <table:table-cell table:style-name="Tabela5.D12" office:value-type="string">
            <text:p text:style-name="P441">TEXTO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408">C8</text:span></text:p>
          </table:table-cell>
          <table:table-cell table:style-name="Tabela5.A2" office:value-type="string">
            <text:p text:style-name="P568"><text:span text:style-name="T396">PD</text:span><text:span text:style-name="T408">V</text:span><text:span text:style-name="T362">_MODULO</text:span> <text:span text:style-name="T321">INCLUI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25">00<text:span text:style-name="T409">C9</text:span></text:p>
          </table:table-cell>
          <table:table-cell table:style-name="Tabela5.A2" office:value-type="string">
            <text:p text:style-name="P425"><text:span text:style-name="T397">PD</text:span><text:span text:style-name="T409">V</text:span><text:span text:style-name="T364">_MODULO</text:span>_ID</text:p>
          </table:table-cell>
          <table:table-cell table:style-name="Tabela5.A2" office:value-type="string">
            <text:p text:style-name="P424">DADOS</text:p>
          </table:table-cell>
          <table:table-cell table:style-name="Tabela5.D12" office:value-type="string">
            <text:p text:style-name="P424">NUMÉRICO</text:p>
          </table:table-cell>
        </table:table-row>
        <table:table-row table:style-name="Tabela5.2">
          <table:table-cell table:style-name="Tabela5.A2" office:value-type="string">
            <text:p text:style-name="P637">00<text:span text:style-name="T410">CA</text:span></text:p>
          </table:table-cell>
          <table:table-cell table:style-name="Tabela5.A2" office:value-type="string">
            <text:p text:style-name="P640">MULTILOJA_MODULO_CONF_FUNCAO INCLUIR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410">CB</text:span></text:p>
          </table:table-cell>
          <table:table-cell table:style-name="Tabela5.A2" office:value-type="string">
            <text:p text:style-name="P568"><text:span text:style-name="T398">PD</text:span><text:span text:style-name="T410">V</text:span><text:span text:style-name="T362">_MODULO</text:span> <text:span text:style-name="T367">ALTERA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411">CC</text:span></text:p>
          </table:table-cell>
          <table:table-cell table:style-name="Tabela5.A2" office:value-type="string">
            <text:p text:style-name="P568"><text:span text:style-name="T399">PD</text:span><text:span text:style-name="T411">V</text:span><text:span text:style-name="T362">_MODULO</text:span> <text:span text:style-name="T366">EXCLUIR</text:span>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568">00<text:span text:style-name="T411">C</text:span><text:span text:style-name="T412">D</text:span></text:p>
          </table:table-cell>
          <table:table-cell table:style-name="Tabela5.A2" office:value-type="string">
            <text:p text:style-name="P642">SOLICITA TABELA DE BINS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763">00CE</text:p>
          </table:table-cell>
          <table:table-cell table:style-name="Tabela5.A2" office:value-type="string">
            <text:p text:style-name="P763">BIN OU IIN</text:p>
          </table:table-cell>
          <table:table-cell table:style-name="Tabela5.A2" office:value-type="string">
            <text:p text:style-name="P762">DADOS</text:p>
          </table:table-cell>
          <table:table-cell table:style-name="Tabela5.D12" office:value-type="string">
            <text:p text:style-name="P762">EM FORMATO DE TEXTO UM <text:soft-page-break/>BIN POR LINHA</text:p>
          </table:table-cell>
        </table:table-row>
        <table:table-row table:style-name="Tabela5.2">
          <table:table-cell table:style-name="Tabela5.A2" office:value-type="string">
            <text:p text:style-name="P644">00CF</text:p>
          </table:table-cell>
          <table:table-cell table:style-name="Tabela5.A2" office:value-type="string">
            <text:p text:style-name="P644">SOLICITA TABELA DE MENUS VENDA</text:p>
          </table:table-cell>
          <table:table-cell table:style-name="Tabela5.A2" office:value-type="string">
            <text:p text:style-name="P567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446">00D0</text:p>
          </table:table-cell>
          <table:table-cell table:style-name="Tabela5.A2" office:value-type="string">
            <text:p text:style-name="P446">TABELA MULTILOJA_MODULO_CONF_FUNCAO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644">00D1</text:p>
          </table:table-cell>
          <table:table-cell table:style-name="Tabela5.A2" office:value-type="string">
            <text:p text:style-name="P644">COMUNICAÇÃO DE SOCKET</text:p>
          </table:table-cell>
          <table:table-cell table:style-name="Tabela5.A2" office:value-type="string">
            <text:p text:style-name="P643">COMANDO</text:p>
          </table:table-cell>
          <table:table-cell table:style-name="Tabela5.D12" office:value-type="string">
            <text:p text:style-name="P643">TEXTO</text:p>
          </table:table-cell>
        </table:table-row>
        <table:table-row table:style-name="Tabela5.2">
          <table:table-cell table:style-name="Tabela5.A2" office:value-type="string">
            <text:p text:style-name="P446">00D2</text:p>
          </table:table-cell>
          <table:table-cell table:style-name="Tabela5.A2" office:value-type="string">
            <text:p text:style-name="P446">DADOS TRANSMITIDO NO SOCKET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446">00D3</text:p>
          </table:table-cell>
          <table:table-cell table:style-name="Tabela5.A2" office:value-type="string">
            <text:p text:style-name="P446">MENU – CANCELAMENTO DE TRANSAÇÃO</text:p>
          </table:table-cell>
          <table:table-cell table:style-name="Tabela5.A2" office:value-type="string">
            <text:p text:style-name="P445">MENU-OPERACIONAL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644">00D4</text:p>
          </table:table-cell>
          <table:table-cell table:style-name="Tabela5.A2" office:value-type="string">
            <text:p text:style-name="P644">SOLICITA TABELA DE MENUS OPERACIONAL</text:p>
          </table:table-cell>
          <table:table-cell table:style-name="Tabela5.A2" office:value-type="string">
            <text:p text:style-name="P643">COMANDO</text:p>
          </table:table-cell>
          <table:table-cell table:style-name="Tabela5.D12" office:value-type="string">
            <text:p text:style-name="P643">TEXTO</text:p>
          </table:table-cell>
        </table:table-row>
        <table:table-row table:style-name="Tabela5.2">
          <table:table-cell table:style-name="Tabela5.A2" office:value-type="string">
            <text:p text:style-name="P446">00D5</text:p>
          </table:table-cell>
          <table:table-cell table:style-name="Tabela5.A2" office:value-type="string">
            <text:p text:style-name="P446">BOTÃO SELECIONADO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AG DO BOTÃO</text:p>
          </table:table-cell>
        </table:table-row>
        <table:table-row table:style-name="Tabela5.2">
          <table:table-cell table:style-name="Tabela5.A2" office:value-type="string">
            <text:p text:style-name="P446">00D6</text:p>
          </table:table-cell>
          <table:table-cell table:style-name="Tabela5.A2" office:value-type="string">
            <text:p text:style-name="P446">ID DE CONEXÃO DO SOCKET DO CLIENTE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446">00D7</text:p>
          </table:table-cell>
          <table:table-cell table:style-name="Tabela5.A2" office:value-type="string">
            <text:p text:style-name="P446">ID DA TRANSMISSÃO DO SOCKET DO CLIENTE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446">00D8</text:p>
          </table:table-cell>
          <table:table-cell table:style-name="Tabela5.A2" office:value-type="string">
            <text:p text:style-name="P446">ID DA TAREFA NO OPEN TEF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446">00D9</text:p>
          </table:table-cell>
          <table:table-cell table:style-name="Tabela5.A2" office:value-type="string">
            <text:p text:style-name="P446">PAN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446">00DA</text:p>
          </table:table-cell>
          <table:table-cell table:style-name="Tabela5.A2" office:value-type="string">
            <text:p text:style-name="P446">TEXTO A SER MOSTRADO NO PDV</text:p>
          </table:table-cell>
          <table:table-cell table:style-name="Tabela5.A2" office:value-type="string">
            <text:p text:style-name="P445">DADOS</text:p>
          </table:table-cell>
          <table:table-cell table:style-name="Tabela5.D12" office:value-type="string">
            <text:p text:style-name="P445">TEXTO</text:p>
          </table:table-cell>
        </table:table-row>
        <table:table-row table:style-name="Tabela5.2">
          <table:table-cell table:style-name="Tabela5.A2" office:value-type="string">
            <text:p text:style-name="P644">00DB</text:p>
          </table:table-cell>
          <table:table-cell table:style-name="Tabela5.A2" office:value-type="string">
            <text:p text:style-name="P644">TAG ALTERAR</text:p>
          </table:table-cell>
          <table:table-cell table:style-name="Tabela5.A2" office:value-type="string">
            <text:p text:style-name="P643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646">00DC</text:p>
          </table:table-cell>
          <table:table-cell table:style-name="Tabela5.A2" office:value-type="string">
            <text:p text:style-name="P646">TAG EXCLUIR</text:p>
          </table:table-cell>
          <table:table-cell table:style-name="Tabela5.A2" office:value-type="string">
            <text:p text:style-name="P643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646">00DD</text:p>
          </table:table-cell>
          <table:table-cell table:style-name="Tabela5.A2" office:value-type="string">
            <text:p text:style-name="P646">BOTOES</text:p>
          </table:table-cell>
          <table:table-cell table:style-name="Tabela5.A2" office:value-type="string">
            <text:p text:style-name="P645">COMANDO</text:p>
          </table:table-cell>
          <table:table-cell table:style-name="Tabela5.D12" office:value-type="string">
            <text:p text:style-name="P645">CONTEM LISTA DE BOTOES</text:p>
          </table:table-cell>
        </table:table-row>
        <table:table-row table:style-name="Tabela5.2">
          <table:table-cell table:style-name="Tabela5.A2" office:value-type="string">
            <text:p text:style-name="P646">00DE</text:p>
          </table:table-cell>
          <table:table-cell table:style-name="Tabela5.A2" office:value-type="string">
            <text:p text:style-name="P646">ADQUIRENTE INCLUIR</text:p>
          </table:table-cell>
          <table:table-cell table:style-name="Tabela5.A2" office:value-type="string">
            <text:p text:style-name="P643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646">00DF</text:p>
          </table:table-cell>
          <table:table-cell table:style-name="Tabela5.A2" office:value-type="string">
            <text:p text:style-name="P646">ADQUIRENTE ALTERAR</text:p>
          </table:table-cell>
          <table:table-cell table:style-name="Tabela5.A2" office:value-type="string">
            <text:p text:style-name="P645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646">00E0</text:p>
          </table:table-cell>
          <table:table-cell table:style-name="Tabela5.A2" office:value-type="string">
            <text:p text:style-name="P646">ADQUIRENTE EXCLUIR</text:p>
          </table:table-cell>
          <table:table-cell table:style-name="Tabela5.A2" office:value-type="string">
            <text:p text:style-name="P645">COMANDO</text:p>
          </table:table-cell>
          <table:table-cell table:style-name="Tabela5.D12" office:value-type="string">
            <text:p text:style-name="P567">Comando sem Dados</text:p>
          </table:table-cell>
        </table:table-row>
        <table:table-row table:style-name="Tabela5.2">
          <table:table-cell table:style-name="Tabela5.A2" office:value-type="string">
            <text:p text:style-name="P646">00E1</text:p>
          </table:table-cell>
          <table:table-cell table:style-name="Tabela5.A2" office:value-type="string">
            <text:p text:style-name="P646">SOLICITAÇÃO DE DADOS DA TRANSAÇÃO</text:p>
          </table:table-cell>
          <table:table-cell table:style-name="Tabela5.A2" office:value-type="string">
            <text:p text:style-name="P645">COMANDO</text:p>
          </table:table-cell>
          <table:table-cell table:style-name="Tabela5.D12" office:value-type="string">
            <text:p text:style-name="P712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646">00E<text:span text:style-name="T413">2</text:span></text:p>
          </table:table-cell>
          <table:table-cell table:style-name="Tabela5.A2" office:value-type="string">
            <text:p text:style-name="P646">ECO NA CONEXÃO DO SOCKET</text:p>
          </table:table-cell>
          <table:table-cell table:style-name="Tabela5.A2" office:value-type="string">
            <text:p text:style-name="P645">COMANDO</text:p>
          </table:table-cell>
          <table:table-cell table:style-name="Tabela5.D12" office:value-type="string">
            <text:p text:style-name="P648">TEXTO</text:p>
          </table:table-cell>
        </table:table-row>
        <table:table-row table:style-name="Tabela5.2">
          <table:table-cell table:style-name="Tabela5.A2" office:value-type="string">
            <text:p text:style-name="P650">00E3</text:p>
          </table:table-cell>
          <table:table-cell table:style-name="Tabela5.A2" office:value-type="string">
            <text:p text:style-name="P646">TRANSAÇÃO CRIPTOGRAFADA</text:p>
          </table:table-cell>
          <table:table-cell table:style-name="Tabela5.A2" office:value-type="string">
            <text:p text:style-name="P648">COMANDO</text:p>
          </table:table-cell>
          <table:table-cell table:style-name="Tabela5.D12" office:value-type="string">
            <text:p text:style-name="P713">ESTRUTURA DE UMA MENSAGEM</text:p>
          </table:table-cell>
        </table:table-row>
        <table:table-row table:style-name="Tabela5.2">
          <table:table-cell table:style-name="Tabela5.A2" office:value-type="string">
            <text:p text:style-name="P650">00E4</text:p>
          </table:table-cell>
          <table:table-cell table:style-name="Tabela5.A2" office:value-type="string">
            <text:p text:style-name="P646">CHAVE PUBLICA TAMANHO</text:p>
          </table:table-cell>
          <table:table-cell table:style-name="Tabela5.A2" office:value-type="string">
            <text:p text:style-name="P648">COMANDO</text:p>
          </table:table-cell>
          <table:table-cell table:style-name="Tabela5.D12" office:value-type="string">
            <text:p text:style-name="P648">TEXTO</text:p>
          </table:table-cell>
        </table:table-row>
        <table:table-row table:style-name="Tabela5.2">
          <table:table-cell table:style-name="Tabela5.A2" office:value-type="string">
            <text:p text:style-name="P651">00E4</text:p>
          </table:table-cell>
          <table:table-cell table:style-name="Tabela5.A2" office:value-type="string">
            <text:p text:style-name="P647">CHAVE PUBLICA TAMANHO</text:p>
          </table:table-cell>
          <table:table-cell table:style-name="Tabela5.A2" office:value-type="string">
            <text:p text:style-name="P649">COMANDO</text:p>
          </table:table-cell>
          <table:table-cell table:style-name="Tabela5.D12" office:value-type="string">
            <text:p text:style-name="P649">TEXTO</text:p>
          </table:table-cell>
        </table:table-row>
        <table:table-row table:style-name="Tabela5.2">
          <table:table-cell table:style-name="Tabela5.A2" office:value-type="string">
            <text:p text:style-name="P657">00E5</text:p>
          </table:table-cell>
          <table:table-cell table:style-name="Tabela5.A2" office:value-type="string">
            <text:p text:style-name="P658">LINK VALIDAÇÃO NOTA FISCAL</text:p>
          </table:table-cell>
          <table:table-cell table:style-name="Tabela5.A2" office:value-type="string">
            <text:p text:style-name="P295">DADOS</text:p>
          </table:table-cell>
          <table:table-cell table:style-name="Tabela5.D12" office:value-type="string">
            <text:p text:style-name="P295">TEXTO</text:p>
          </table:table-cell>
        </table:table-row>
        <table:table-row table:style-name="Tabela5.2">
          <table:table-cell table:style-name="Tabela5.A2" office:value-type="string">
            <text:p text:style-name="P658">00E6</text:p>
          </table:table-cell>
          <table:table-cell table:style-name="Tabela5.A2" office:value-type="string">
            <text:p text:style-name="P658">VALOR DO DESCONTO</text:p>
          </table:table-cell>
          <table:table-cell table:style-name="Tabela5.A2" office:value-type="string">
            <text:p text:style-name="P296">DADOS</text:p>
          </table:table-cell>
          <table:table-cell table:style-name="Tabela5.D12" office:value-type="string">
            <text:p text:style-name="P297">NUMÉRICO</text:p>
          </table:table-cell>
        </table:table-row>
        <table:table-row table:style-name="Tabela5.2">
          <table:table-cell table:style-name="Tabela5.A2" office:value-type="string">
            <text:p text:style-name="P659">00E7</text:p>
          </table:table-cell>
          <table:table-cell table:style-name="Tabela5.A2" office:value-type="string">
            <text:p text:style-name="P659">CARTÃO DIGITADO</text:p>
          </table:table-cell>
          <table:table-cell table:style-name="Tabela5.A2" office:value-type="string">
            <text:p text:style-name="P298">DADOS</text:p>
          </table:table-cell>
          <table:table-cell table:style-name="Tabela5.D12" office:value-type="string">
            <text:p text:style-name="P298">TEXTO</text:p>
          </table:table-cell>
        </table:table-row>
        <table:table-row table:style-name="Tabela5.2">
          <table:table-cell table:style-name="Tabela5.A2" office:value-type="string">
            <text:p text:style-name="P660">00E8</text:p>
          </table:table-cell>
          <table:table-cell table:style-name="Tabela5.A2" office:value-type="string">
            <text:p text:style-name="P660">SENHA DIGITADA</text:p>
          </table:table-cell>
          <table:table-cell table:style-name="Tabela5.A2" office:value-type="string">
            <text:p text:style-name="P299">DAD<text:span text:style-name="T440">OS</text:span></text:p>
          </table:table-cell>
          <table:table-cell table:style-name="Tabela5.D12" office:value-type="string">
            <text:p text:style-name="P300">TEXTO</text:p>
          </table:table-cell>
        </table:table-row>
        <table:table-row table:style-name="Tabela5.2">
          <table:table-cell table:style-name="Tabela5.A2" office:value-type="string">
            <text:p text:style-name="P661">00E9</text:p>
          </table:table-cell>
          <table:table-cell table:style-name="Tabela5.A2" office:value-type="string">
            <text:p text:style-name="P661">CPF</text:p>
          </table:table-cell>
          <table:table-cell table:style-name="Tabela5.A2" office:value-type="string">
            <text:p text:style-name="P301">DADOS</text:p>
          </table:table-cell>
          <table:table-cell table:style-name="Tabela5.D12" office:value-type="string">
            <text:p text:style-name="P301">TEXTO</text:p>
          </table:table-cell>
        </table:table-row>
        <table:table-row table:style-name="Tabela5.2">
          <table:table-cell table:style-name="Tabela5.A2" office:value-type="string">
            <text:p text:style-name="P662">00F0</text:p>
          </table:table-cell>
          <table:table-cell table:style-name="Tabela5.A2" office:value-type="string">
            <text:p text:style-name="P647">MENU - CONSULTAR SALDO</text:p>
          </table:table-cell>
          <table:table-cell table:style-name="Tabela5.A2" office:value-type="string">
            <text:p text:style-name="P269"><text:span text:style-name="T298">MENU_</text:span><text:span text:style-name="T291">PDV</text:span></text:p>
          </table:table-cell>
          <table:table-cell table:style-name="Tabela5.D12" office:value-type="string">
            <text:p text:style-name="P271">Texto -</text:p>
            <text:p text:style-name="P271"><text:span text:style-name="T299">Mensagem padrão </text:span><text:span text:style-name="T300">(</text:span><text:span text:style-name="T301">C</text:span><text:span text:style-name="T300">artão </text:span><text:span text:style-name="T301">digitado</text:span><text:span text:style-name="T300">)</text:span></text:p>
          </table:table-cell>
        </table:table-row>
        <table:table-row table:style-name="Tabela5.2">
          <table:table-cell table:style-name="Tabela5.A2" office:value-type="string">
            <text:p text:style-name="P663">00F1</text:p>
          </table:table-cell>
          <table:table-cell table:style-name="Tabela5.A2" office:value-type="string">
            <text:p text:style-name="P663">CHAVE DA TRANSAÇÃO</text:p>
          </table:table-cell>
          <table:table-cell table:style-name="Tabela5.A2" office:value-type="string">
            <text:p text:style-name="P302">DADOS</text:p>
          </table:table-cell>
          <table:table-cell table:style-name="Tabela5.D12" office:value-type="string">
            <text:p text:style-name="P714">ESTRUTURA DE UMA MENSAGEM</text:p>
          </table:table-cell>
        </table:table-row>
        <table:table-row table:style-name="Tabela5.2">
          <table:table-cell table:style-name="Tabela5.A2" office:value-type="string">
            <text:p text:style-name="P664">00F2</text:p>
          </table:table-cell>
          <table:table-cell table:style-name="Tabela5.A2" office:value-type="string">
            <text:p text:style-name="P664">MODULO</text:p>
          </table:table-cell>
          <table:table-cell table:style-name="Tabela5.A2" office:value-type="string">
            <text:p text:style-name="P303">DADOS</text:p>
          </table:table-cell>
          <table:table-cell table:style-name="Tabela5.D12" office:value-type="string">
            <text:p text:style-name="P722">TEXTO</text:p>
          </table:table-cell>
        </table:table-row>
        <table:table-row table:style-name="Tabela5.2">
          <table:table-cell table:style-name="Tabela5.A2" office:value-type="string">
            <text:p text:style-name="P665">00F3</text:p>
          </table:table-cell>
          <table:table-cell table:style-name="Tabela5.A2" office:value-type="string">
            <text:p text:style-name="P665">SOLICITA SALDO</text:p>
          </table:table-cell>
          <table:table-cell table:style-name="Tabela5.A2" office:value-type="string">
            <text:p text:style-name="P305">COMANDO</text:p>
          </table:table-cell>
          <table:table-cell table:style-name="Tabela5.D12" office:value-type="string">
            <text:p text:style-name="P715">TEXTO</text:p>
          </table:table-cell>
        </table:table-row>
        <table:table-row table:style-name="Tabela5.2">
          <table:table-cell table:style-name="Tabela5.A2" office:value-type="string">
            <text:p text:style-name="P666">00F4</text:p>
          </table:table-cell>
          <table:table-cell table:style-name="Tabela5.A2" office:value-type="string">
            <text:p text:style-name="P667">COMANDO PARA SER EXECUTADO NO MODULO </text:p>
          </table:table-cell>
          <table:table-cell table:style-name="Tabela5.A2" office:value-type="string">
            <text:p text:style-name="P306">COMANDO</text:p>
          </table:table-cell>
          <table:table-cell table:style-name="Tabela5.D12" office:value-type="string">
            <text:p text:style-name="P716">TEXTO</text:p>
          </table:table-cell>
        </table:table-row>
        <table:table-row table:style-name="Tabela5.2">
          <table:table-cell table:style-name="Tabela5.A2" office:value-type="string">
            <text:p text:style-name="P668">00F5</text:p>
          </table:table-cell>
          <table:table-cell table:style-name="Tabela5.A2" office:value-type="string">
            <text:p text:style-name="P668">MENU OPERACIONAL MOSTRAR</text:p>
          </table:table-cell>
          <table:table-cell table:style-name="Tabela5.A2" office:value-type="string">
            <text:p text:style-name="P307">MENU_OPERACIONAL</text:p>
          </table:table-cell>
          <table:table-cell table:style-name="Tabela5.D12" office:value-type="string">
            <text:p text:style-name="P717">TEXTO</text:p>
          </table:table-cell>
        </table:table-row>
        <table:table-row table:style-name="Tabela5.2">
          <table:table-cell table:style-name="Tabela5.A2" office:value-type="string">
            <text:p text:style-name="P669">00F6</text:p>
          </table:table-cell>
          <table:table-cell table:style-name="Tabela5.A2" office:value-type="string">
            <text:p text:style-name="P668">SOLICITA CANCELAMENTO DE VENDA</text:p>
          </table:table-cell>
          <table:table-cell table:style-name="Tabela5.A2" office:value-type="string">
            <text:p text:style-name="P308">COMANDO</text:p>
          </table:table-cell>
          <table:table-cell table:style-name="Tabela5.D12" office:value-type="string">
            <text:p text:style-name="P718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670">00F7</text:p>
          </table:table-cell>
          <table:table-cell table:style-name="Tabela5.A2" office:value-type="string">
            <text:p text:style-name="P668">AUTORIZAÇÃO DA VENDA</text:p>
          </table:table-cell>
          <table:table-cell table:style-name="Tabela5.A2" office:value-type="string">
            <text:p text:style-name="P309">DADOS</text:p>
          </table:table-cell>
          <table:table-cell table:style-name="Tabela5.D12" office:value-type="string">
            <text:p text:style-name="P719">TEXTO</text:p>
          </table:table-cell>
        </table:table-row>
        <table:table-row table:style-name="Tabela5.2">
          <table:table-cell table:style-name="Tabela5.A2" office:value-type="string">
            <text:p text:style-name="P671">00F8</text:p>
          </table:table-cell>
          <table:table-cell table:style-name="Tabela5.A2" office:value-type="string">
            <text:p text:style-name="P668">MENSAGEM VINDA DE FORA DO OPEN TEF</text:p>
          </table:table-cell>
          <table:table-cell table:style-name="Tabela5.A2" office:value-type="string">
            <text:p text:style-name="P310">DADOS</text:p>
          </table:table-cell>
          <table:table-cell table:style-name="Tabela5.D12" office:value-type="string">
            <text:p text:style-name="P720">TEXT<text:span text:style-name="T442">O</text:span></text:p>
          </table:table-cell>
        </table:table-row>
        <table:table-row table:style-name="Tabela5.2">
          <table:table-cell table:style-name="Tabela5.A2" office:value-type="string">
            <text:p text:style-name="P672">00F<text:span text:style-name="T474">9</text:span></text:p>
          </table:table-cell>
          <table:table-cell table:style-name="Tabela5.A2" office:value-type="string">
            <text:p text:style-name="P668">CÓDIGO DA LOJA</text:p>
          </table:table-cell>
          <table:table-cell table:style-name="Tabela5.A2" office:value-type="string">
            <text:p text:style-name="P311">DADOS</text:p>
          </table:table-cell>
          <table:table-cell table:style-name="Tabela5.D12" office:value-type="string">
            <text:p text:style-name="P721">TEXT<text:span text:style-name="T442">O</text:span></text:p>
          </table:table-cell>
        </table:table-row>
      </table:table>
      <text:p text:style-name="P74"/>
      <text:p text:style-name="P74"/>
      <text:p text:style-name="P76"/>
      <text:p text:style-name="P74"/>
      <text:p text:style-name="P74"/>
      <text:p text:style-name="P74"/>
      <text:p text:style-name="P74"/>
      <text:p text:style-name="P74"/>
      <text:p text:style-name="P703"><text:span text:style-name="T10">2</text:span><text:span text:style-name="T5">.3</text:span><text:span text:style-name="T1"> – </text:span><text:span text:style-name="T5">TABELA DE STATUS DE TRANSAÇÃO</text:span></text:p>
      <text:p text:style-name="P68"><text:s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99">CÓDIGO</text:p>
          </table:table-cell>
          <table:table-cell table:style-name="Tabela6.B1" office:value-type="string">
            <text:p text:style-name="P699">STATUS DA TRANSAÇÃO</text:p>
          </table:table-cell>
        </table:table-row>
        <table:table-row table:style-name="TableLine1898081306752">
          <table:table-cell table:style-name="Tabela6.A11" office:value-type="string">
            <text:p text:style-name="P696">0</text:p>
          </table:table-cell>
          <table:table-cell table:style-name="Tabela6.B11" office:value-type="string">
            <text:p text:style-name="P696">EFETIVADA</text:p>
          </table:table-cell>
        </table:table-row>
        <table:table-row table:style-name="TableLine1898081307904">
          <table:table-cell table:style-name="Tabela6.A11" office:value-type="string">
            <text:p text:style-name="P697">1</text:p>
          </table:table-cell>
          <table:table-cell table:style-name="Tabela6.B11" office:value-type="string">
            <text:p text:style-name="P696">NEGADA</text:p>
          </table:table-cell>
        </table:table-row>
        <table:table-row table:style-name="TableLine1898081308192">
          <table:table-cell table:style-name="Tabela6.A11" office:value-type="string">
            <text:p text:style-name="P696">2</text:p>
          </table:table-cell>
          <table:table-cell table:style-name="Tabela6.B11" office:value-type="string">
            <text:p text:style-name="P696">CANCELADA</text:p>
          </table:table-cell>
        </table:table-row>
        <table:table-row table:style-name="TableLine1898081308480">
          <table:table-cell table:style-name="Tabela6.A11" office:value-type="string">
            <text:p text:style-name="P696">3</text:p>
          </table:table-cell>
          <table:table-cell table:style-name="Tabela6.B11" office:value-type="string">
            <text:p text:style-name="P696">PROCESSANDO</text:p>
          </table:table-cell>
        </table:table-row>
        <table:table-row table:style-name="TableLine1898081317984">
          <table:table-cell table:style-name="Tabela6.A11" office:value-type="string">
            <text:p text:style-name="P696">4</text:p>
          </table:table-cell>
          <table:table-cell table:style-name="Tabela6.B11" office:value-type="string">
            <text:p text:style-name="P696">AGUARDANDO COMANDO</text:p>
          </table:table-cell>
        </table:table-row>
        <table:table-row table:style-name="TableLine1898081317408">
          <table:table-cell table:style-name="Tabela6.A11" office:value-type="string">
            <text:p text:style-name="P696">5</text:p>
          </table:table-cell>
          <table:table-cell table:style-name="Tabela6.B11" office:value-type="string">
            <text:p text:style-name="P696">NÃO LOCALIZADA</text:p>
          </table:table-cell>
        </table:table-row>
        <table:table-row table:style-name="TableLine1898081314528">
          <table:table-cell table:style-name="Tabela6.A11" office:value-type="string">
            <text:p text:style-name="P696">6</text:p>
          </table:table-cell>
          <table:table-cell table:style-name="Tabela6.B11" office:value-type="string">
            <text:p text:style-name="P696">INICIALI<text:span text:style-name="T414">ZADA</text:span></text:p>
          </table:table-cell>
        </table:table-row>
        <table:table-row table:style-name="TableLine1898081317696">
          <table:table-cell table:style-name="Tabela6.A11" office:value-type="string">
            <text:p text:style-name="P698">7</text:p>
          </table:table-cell>
          <table:table-cell table:style-name="Tabela6.B11" office:value-type="string">
            <text:p text:style-name="P698">ERRO</text:p>
          </table:table-cell>
        </table:table-row>
        <table:table-row table:style-name="TableLine1898081313376">
          <table:table-cell table:style-name="Tabela6.A11" office:value-type="string">
            <text:p text:style-name="P698">8</text:p>
          </table:table-cell>
          <table:table-cell table:style-name="Tabela6.B11" office:value-type="string">
            <text:p text:style-name="P698">ABORTADA</text:p>
          </table:table-cell>
        </table:table-row>
        <table:table-row table:style-name="TableLine1898081320864">
          <table:table-cell table:style-name="Tabela6.A11" office:value-type="string">
            <text:p text:style-name="P698">9</text:p>
          </table:table-cell>
          <table:table-cell table:style-name="Tabela6.B11" office:value-type="string">
            <text:p text:style-name="P698">AGUARDANDO DADOS DO PDV</text:p>
          </table:table-cell>
        </table:table-row>
      </table:table>
      <text:p text:style-name="P75"/>
      <text:p text:style-name="P74"/>
      <text:p text:style-name="P74"/>
      <text:p text:style-name="P65"><text:span text:style-name="T421">3</text:span> – MENSAGEIRIA </text:p>
      <text:p text:style-name="P700"/>
      <text:p text:style-name="P4"><text:span text:style-name="T421">3</text:span><text:span text:style-name="T416">.1 – ESTRUTURA D</text:span><text:span text:style-name="T417">O PACOTE</text:span></text:p>
      <text:p text:style-name="P4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66">Nome</text:p>
          </table:table-cell>
          <table:table-cell table:style-name="Tabela2.A1" office:value-type="string">
            <text:p text:style-name="P66">Tipo</text:p>
          </table:table-cell>
          <table:table-cell table:style-name="Tabela2.C1" office:value-type="string">
            <text:p text:style-name="P67">Tamanho</text:p>
          </table:table-cell>
        </table:table-row>
        <table:table-row table:style-name="TableLine1898081319424">
          <table:table-cell table:style-name="Tabela2.B5" office:value-type="string">
            <text:p text:style-name="P818">Tag<text:span text:style-name="T613">(0000)</text:span></text:p>
          </table:table-cell>
          <table:table-cell table:style-name="Tabela2.B5" office:value-type="string">
            <text:p text:style-name="P701">Hex</text:p>
          </table:table-cell>
          <table:table-cell table:style-name="Tabela2.C5" office:value-type="string">
            <text:p text:style-name="P702">4</text:p>
          </table:table-cell>
        </table:table-row>
        <table:table-row table:style-name="TableLine1898081318560">
          <table:table-cell table:style-name="Tabela2.B5" office:value-type="string">
            <text:p text:style-name="P818">Qtd de D<text:span text:style-name="T418">í</text:span>gitos do tamanho <text:span text:style-name="T613">(0..F)máximo 15 dígitos</text:span></text:p>
          </table:table-cell>
          <table:table-cell table:style-name="Tabela2.B5" office:value-type="string">
            <text:p text:style-name="P701">Hex</text:p>
          </table:table-cell>
          <table:table-cell table:style-name="Tabela2.C5" office:value-type="string">
            <text:p text:style-name="P723">1</text:p>
          </table:table-cell>
        </table:table-row>
        <table:table-row table:style-name="TableLine1898081318272">
          <table:table-cell table:style-name="Tabela2.B5" office:value-type="string">
            <text:p text:style-name="P818">Tamanho <text:span text:style-name="T613">até 999999999999999</text:span></text:p>
          </table:table-cell>
          <table:table-cell table:style-name="Tabela2.B5" office:value-type="string">
            <text:p text:style-name="P701">Num<text:span text:style-name="T418">é</text:span>rico</text:p>
          </table:table-cell>
          <table:table-cell table:style-name="Tabela2.C5" office:value-type="string">
            <text:p text:style-name="P706">Vari<text:span text:style-name="T418">á</text:span>vel</text:p>
          </table:table-cell>
        </table:table-row>
        <table:table-row table:style-name="TableLine1898081321728">
          <table:table-cell table:style-name="Tabela2.B5" office:value-type="string">
            <text:p text:style-name="P819">Dados<text:span text:style-name="T613">(Tags concatenadas)</text:span></text:p>
          </table:table-cell>
          <table:table-cell table:style-name="Tabela2.B5" office:value-type="string">
            <text:p text:style-name="P705">String</text:p>
          </table:table-cell>
          <table:table-cell table:style-name="Tabela2.C5" office:value-type="string">
            <text:p text:style-name="P706">Vari<text:span text:style-name="T418">á</text:span>vel </text:p>
          </table:table-cell>
        </table:table-row>
      </table:table>
      <text:p text:style-name="P4"/>
      <text:p text:style-name="P704"><text:span text:style-name="T421">3</text:span>.2 – TIPOS DE DADOS</text:p>
      <text:p text:style-name="P70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0">Tipo</text:p>
          </table:table-cell>
          <table:table-cell table:style-name="Tabela3.B1" office:value-type="string">
            <text:p text:style-name="P70">Definição</text:p>
          </table:table-cell>
        </table:table-row>
        <table:table-row table:style-name="TableLine1898081317120">
          <table:table-cell table:style-name="Tabela3.A3" office:value-type="string">
            <text:p text:style-name="P705">Texto </text:p>
          </table:table-cell>
          <table:table-cell table:style-name="Tabela3.B3" office:value-type="string">
            <text:p text:style-name="P705">Ascii</text:p>
          </table:table-cell>
        </table:table-row>
        <table:table-row table:style-name="TableLine1898081319712">
          <table:table-cell table:style-name="Tabela3.A3" office:value-type="string">
            <text:p text:style-name="P729">Inteiro</text:p>
          </table:table-cell>
          <table:table-cell table:style-name="Tabela3.B3" office:value-type="string">
            <text:p text:style-name="P707"><text:span text:style-name="T428">Número s</text:span><text:span text:style-name="T427">em</text:span> separador decimal</text:p>
          </table:table-cell>
        </table:table-row>
        <text:soft-page-break/>
        <table:table-row table:style-name="TableLine1898081313664">
          <table:table-cell table:style-name="Tabela3.A8" office:value-type="string">
            <text:p text:style-name="P705">Num<text:span text:style-name="T418">é</text:span>rico</text:p>
          </table:table-cell>
          <table:table-cell table:style-name="Tabela3.B8" office:value-type="string">
            <text:p text:style-name="P705">Ponto como separador decimal</text:p>
          </table:table-cell>
        </table:table-row>
        <table:table-row table:style-name="TableLine1898081320000">
          <table:table-cell table:style-name="Tabela3.A8" office:value-type="string">
            <text:p text:style-name="P705">Data </text:p>
          </table:table-cell>
          <table:table-cell table:style-name="Tabela3.B8" office:value-type="string">
            <text:p text:style-name="P705">DD/MM/AAAA</text:p>
          </table:table-cell>
        </table:table-row>
        <table:table-row table:style-name="TableLine1898081316256">
          <table:table-cell table:style-name="Tabela3.A8" office:value-type="string">
            <text:p text:style-name="P724">Hora</text:p>
          </table:table-cell>
          <table:table-cell table:style-name="Tabela3.B8" office:value-type="string">
            <text:p text:style-name="P724">HH:MM:SS</text:p>
          </table:table-cell>
        </table:table-row>
        <table:table-row table:style-name="TableLine1898081312800">
          <table:table-cell table:style-name="Tabela3.A8" office:value-type="string">
            <text:p text:style-name="P705">Dados </text:p>
          </table:table-cell>
          <table:table-cell table:style-name="Tabela3.B8" office:value-type="string">
            <text:p text:style-name="P705">Hexadecimal </text:p>
          </table:table-cell>
        </table:table-row>
        <table:table-row table:style-name="TableLine1898081313088">
          <table:table-cell table:style-name="Tabela3.A8" office:value-type="string">
            <text:p text:style-name="P725">Impressão/</text:p>
            <text:p text:style-name="P746">Mensagem</text:p>
          </table:table-cell>
          <table:table-cell table:style-name="Tabela3.B8" office:value-type="string">
            <text:p text:style-name="P71">&lt;br&gt; = pula linha</text:p>
            <text:p text:style-name="P726"/>
            <text:p text:style-name="P72">! <text:span text:style-name="T419">= exceção para texto</text:span></text:p>
            <text:p text:style-name="P725"><text:span text:style-name="T420">U</text:span>so o comando ”<text:span text:style-name="T6">&lt;br&gt;</text:span><text:span text:style-name="T419">” para pular linha na impressão e o comando “</text:span><text:span text:style-name="T6">!</text:span><text:span text:style-name="T419">” para exceção em um texto veja o exemplo a baixo:</text:span></text:p>
            <text:p text:style-name="P725"/>
            <text:p text:style-name="P727"><text:span text:style-name="T1">Exemplo 01</text:span>: </text:p>
            <text:p text:style-name="P727"><text:s text:c="18"/>Quero duas palavras “Texto” e “Texto2” uma em cada linha.</text:p>
            <text:p text:style-name="P73"/>
            <text:p text:style-name="P727"><text:span text:style-name="T1">Comando</text:span>: ” <text:span text:style-name="T306">Texto&lt;br&gt;Texto2 “</text:span></text:p>
            <text:p text:style-name="P727"/>
            <text:p text:style-name="P727">Impresso sai assim:</text:p>
            <text:p text:style-name="P725"/>
            <text:p text:style-name="P725">Texto</text:p>
            <text:p text:style-name="P725">Texto2</text:p>
            <text:p text:style-name="P725"/>
            <text:p text:style-name="P725"/>
            <text:p text:style-name="P727"><text:span text:style-name="T1">Exemplo 02</text:span>: </text:p>
            <text:p text:style-name="P727"><text:s text:c="18"/>Quero duas palavras “Texto&lt;<text:span text:style-name="T420">br&gt;</text:span>” e “Texto2” uma em cada linha.</text:p>
            <text:p text:style-name="P73"/>
            <text:p text:style-name="P727"><text:span text:style-name="T1">Comando</text:span>: ” <text:span text:style-name="T306">Texto!&lt;br&gt;&lt;</text:span><text:span text:style-name="T420">br&gt;</text:span><text:span text:style-name="T306">Texto2 “</text:span></text:p>
            <text:p text:style-name="P727"/>
            <text:p text:style-name="P727">Impresso sai assim:</text:p>
            <text:p text:style-name="P725"/>
            <text:p text:style-name="P725">Texto&lt;br&gt;</text:p>
            <text:p text:style-name="P725"><text:span text:style-name="T420">T</text:span>exto2</text:p>
            <text:p text:style-name="P725"/>
            <text:p text:style-name="P725"/>
            <text:p text:style-name="P725"/>
            <text:p text:style-name="P725"/>
            <text:p text:style-name="P727"><text:span text:style-name="T1">Exemplo 0</text:span><text:span text:style-name="T7">3</text:span>: </text:p>
            <text:p text:style-name="P727"><text:s text:c="18"/>Quero duas palavras “Texto!&lt;<text:span text:style-name="T420">br&gt;</text:span>” e “Texto2” uma em cada linha.</text:p>
            <text:p text:style-name="P727"><text:span text:style-name="T1">Comando</text:span>: ” <text:span text:style-name="T306">Texto!!&lt;br&gt;&lt;</text:span><text:span text:style-name="T420">br&gt;</text:span><text:span text:style-name="T306">Texto2 “</text:span></text:p>
            <text:p text:style-name="P727"/>
            <text:p text:style-name="P727">Impresso sai assim:</text:p>
            <text:p text:style-name="P725"/>
            <text:p text:style-name="P725"><text:span text:style-name="T420">T</text:span>exto!&lt;br&gt;</text:p>
            <text:p text:style-name="P725"><text:span text:style-name="T420">T</text:span>exto2</text:p>
          </table:table-cell>
        </table:table-row>
        <table:table-row table:style-name="TableLine1898081313952">
          <table:table-cell table:style-name="Tabela3.A9" office:value-type="string">
            <text:p text:style-name="P728">Booleano</text:p>
          </table:table-cell>
          <table:table-cell table:style-name="Tabela3.B9" office:value-type="string">
            <text:p text:style-name="P728">F<text:span text:style-name="T420">=Falso</text:span> <text:span text:style-name="T420">ou </text:span>T<text:span text:style-name="T420">=Verdadeiro</text:span></text:p>
          </table:table-cell>
        </table:table-row>
      </table:table>
      <text:p text:style-name="P4"/>
      <text:p text:style-name="P709"><text:span text:style-name="T426">3</text:span>.2.1 – TAGS PADRONIZADAS </text:p>
      <text:p text:style-name="P709"/>
      <text:p text:style-name="P69">Tags oficiais usadas no OpenTef <text:span text:style-name="T422">contem o </text:span>intervalo <text:span text:style-name="T422">de </text:span>0000 a F<text:span text:style-name="T423">EFF</text:span></text:p>
      <text:p text:style-name="P69"/>
      <text:p text:style-name="P69">Tags proprietárias para ser usadas em projetos particulares <text:span text:style-name="T422">terão o </text:span>intervalo FF00 a FFFF</text:p>
      <text:p text:style-name="P9"><text:soft-page-break/></text:p>
      <text:p text:style-name="P691"><text:span text:style-name="T426">3</text:span>.3 – PACOTES</text:p>
      <text:p text:style-name="P691"/>
      <text:p text:style-name="P711">As solicitações são divididas por pacotes individuais.</text:p>
      <text:p text:style-name="P711"/>
      <text:p text:style-name="P711">A primeira <text:span text:style-name="T424">T</text:span>ag é sempre indicativa para o tamanho do pacote<text:span text:style-name="T425">(Máximo 15 dígitos(xF) 999 terabytes) </text:span><text:span text:style-name="T12">TIPO PACOTE</text:span></text:p>
      <text:p text:style-name="P711">A segunda <text:span text:style-name="T424">T</text:span>ag é destinada a alguma requisição ou função <text:span text:style-name="T1">TIPO COMANDO</text:span></text:p>
      <text:p text:style-name="P711">As <text:span text:style-name="T424">T</text:span>ags subsequentes são parâmetros da segunda <text:span text:style-name="T424">T</text:span>ag TIPO DADOS</text:p>
      <text:p text:style-name="P744"/>
      <text:p text:style-name="P7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8-16T18:00:06.053000000</dc:date>
    <meta:editing-duration>P10DT11H31M53S</meta:editing-duration>
    <meta:editing-cycles>1401</meta:editing-cycles>
    <meta:generator>LibreOffice/7.3.2.2$Windows_X86_64 LibreOffice_project/49f2b1bff42cfccbd8f788c8dc32c1c309559be0</meta:generator>
    <meta:document-statistic meta:table-count="22" meta:image-count="0" meta:object-count="0" meta:page-count="28" meta:paragraph-count="1884" meta:word-count="6183" meta:character-count="41167" meta:non-whitespace-character-count="35774"/>
  </office:meta>
</office:document-meta>
</file>